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" svg:font-family="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fo:font-weight="bold" officeooo:rsid="0a7edee9" officeooo:paragraph-rsid="2127d4f0" style:font-name-asian="Liberation Serif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fo:font-weight="bold" officeooo:rsid="0a7edee9" officeooo:paragraph-rsid="257f1310" style:font-name-asian="Liberation Serif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fo:font-weight="bold" officeooo:rsid="0a7edee9" officeooo:paragraph-rsid="2401f5bc" style:font-name-asian="Liberation Serif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fo:font-weight="bold" officeooo:rsid="0a7edee9" officeooo:paragraph-rsid="24044820" style:font-name-asian="Liberation Serif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fo:font-weight="bold" officeooo:rsid="0a7edee9" officeooo:paragraph-rsid="24051a6e" style:font-name-asian="Liberation Serif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fo:font-weight="bold" officeooo:rsid="0a7edee9" officeooo:paragraph-rsid="20a0a0c9" style:font-name-asian="Liberation Serif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fo:font-weight="bold" officeooo:rsid="0a7edee9" officeooo:paragraph-rsid="2406f1bf" style:font-name-asian="Liberation Serif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fo:font-weight="bold" officeooo:rsid="0a7edee9" officeooo:paragraph-rsid="25820f37" style:font-name-asian="Liberation Serif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fo:font-weight="bold" officeooo:rsid="0a7edee9" officeooo:paragraph-rsid="20a24197" style:font-name-asian="Liberation Serif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fo:font-weight="bold" officeooo:rsid="0a7edee9" officeooo:paragraph-rsid="21fa4b01" style:font-name-asian="Liberation Serif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fo:font-weight="bold" officeooo:rsid="0a7edee9" officeooo:paragraph-rsid="213c8461" style:font-name-asian="Liberation Serif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fo:font-weight="bold" officeooo:rsid="0a7edee9" officeooo:paragraph-rsid="2759e567" style:font-name-asian="Liberation Serif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fo:font-weight="bold" officeooo:rsid="0a7edee9" officeooo:paragraph-rsid="2765c8bd" style:font-name-asian="Liberation Serif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fo:font-weight="bold" officeooo:rsid="0a7edee9" officeooo:paragraph-rsid="2779cf28" style:font-name-asian="Liberation Serif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fo:font-weight="bold" officeooo:rsid="0a7edee9" officeooo:paragraph-rsid="2129aa84" style:font-name-asian="Liberation Serif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fo:font-weight="bold" officeooo:rsid="2401f5bc" officeooo:paragraph-rsid="2401f5bc" style:font-name-asian="Liberation Serif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fo:font-weight="bold" officeooo:rsid="09d95731" officeooo:paragraph-rsid="257b7aae" style:font-name-asian="Liberation Serif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fo:font-weight="bold" officeooo:rsid="09d95731" officeooo:paragraph-rsid="240b2e43" style:font-name-asian="Liberation Serif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fo:font-weight="bold" officeooo:rsid="08476271" officeooo:paragraph-rsid="2339ad15" style:font-name-asian="Liberation Serif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fo:font-weight="bold" officeooo:paragraph-rsid="293b050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fo:font-weight="bold" officeooo:paragraph-rsid="2902f02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1f96ad3d" style:font-name-asian="Liberation Serif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1f9af1bf" style:font-name-asian="Liberation Serif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129aa84" style:font-name-asian="Liberation Serif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14b25b8" style:font-name-asian="Liberation Serif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3eba9d" style:font-name-asian="Liberation Serif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0b7b04c" style:font-name-asian="Liberation Serif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154e0e" style:font-name-asian="Liberation Serif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e5184b" style:font-name-asian="Liberation Serif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14c8c9" style:font-name-asian="Liberation Serif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24cdc5" style:font-name-asian="Liberation Serif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80ff0f4" style:font-name-asian="Liberation Serif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473e6c" style:font-name-asian="Liberation Serif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8f67d4" style:font-name-asian="Liberation Serif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5cdb18" style:font-name-asian="Liberation Serif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7adf62" style:font-name-asian="Liberation Serif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b2f4dd" style:font-name-asian="Liberation Serif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45f52b5" style:font-name-asian="Liberation Serif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1bf08b" style:font-name-asian="Liberation Serif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42fe75" style:font-name-asian="Liberation Serif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25f40e" style:font-name-asian="Liberation Serif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4191497" style:font-name-asian="Liberation Serif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44e8018" style:font-name-asian="Liberation Serif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f24b0f" style:font-name-asian="Liberation Serif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450dfb9" style:font-name-asian="Liberation Serif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07338f" style:font-name-asian="Liberation Serif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0d22b0" style:font-name-asian="Liberation Serif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bff041" style:font-name-asian="Liberation Serif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702008d" style:font-name-asian="Liberation Serif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8d63a3" style:font-name-asian="Liberation Serif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67325c5" style:font-name-asian="Liberation Serif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1126fb" style:font-name-asian="Liberation Serif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c2eceb" style:font-name-asian="Liberation Serif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b747b6" style:font-name-asian="Liberation Serif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d9ac80" style:font-name-asian="Liberation Serif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127d4f0" style:font-name-asian="Liberation Serif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90717c3" style:font-name-asian="Liberation Serif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79cf28" style:font-name-asian="Liberation Serif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90839a7" style:font-name-asian="Liberation Serif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e4acb4" style:font-name-asian="Liberation Serif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a7d89f" style:font-name-asian="Liberation Serif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90e771" style:font-name-asian="Liberation Serif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c6c8de" style:font-name-asian="Liberation Serif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a0cb4a" style:font-name-asian="Liberation Serif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90c0f7f" style:font-name-asian="Liberation Serif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c1cafe" style:font-name-asian="Liberation Serif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a5e806" style:font-name-asian="Liberation Serif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69e0ba0" style:font-name-asian="Liberation Serif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3f6ceb1" style:font-name-asian="Liberation Serif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56d4a2c" style:font-name-asian="Liberation Serif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129aa84" style:font-name-asian="Liberation Serif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05eb734" style:font-name-asian="Liberation Serif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180e705" style:font-name-asian="Liberation Serif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680fe7a" style:font-name-asian="Liberation Serif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6a17ccf" style:font-name-asian="Liberation Serif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51679cc" style:font-name-asian="Liberation Serif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51bf9b1" style:font-name-asian="Liberation Serif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4712e0" style:font-name-asian="Liberation Serif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6911e9f" style:font-name-asian="Liberation Serif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6add554" style:font-name-asian="Liberation Serif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9982074" style:font-name-asian="Liberation Serif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7b4d64b" style:font-name-asian="Liberation Serif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7b8b0b1" style:font-name-asian="Liberation Serif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8394abf" style:font-name-asian="Liberation Serif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90c270a" style:font-name-asian="Liberation Serif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7cc384a" style:font-name-asian="Liberation Serif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80206d3" style:font-name-asian="Liberation Serif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828639d" style:font-name-asian="Liberation Serif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827b03b" style:font-name-asian="Liberation Serif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858ca87" style:font-name-asian="Liberation Serif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" fo:font-size="17pt" style:text-underline-style="none" fo:font-weight="bold" officeooo:rsid="28eb7424" officeooo:paragraph-rsid="28f001b1" style:font-name-asian="Liberation Serif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" fo:font-size="17pt" style:text-underline-style="none" fo:font-weight="bold" officeooo:rsid="28eb7424" officeooo:paragraph-rsid="293c5f17" style:font-name-asian="Liberation Serif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" fo:font-size="17pt" style:text-underline-style="none" fo:font-weight="bold" officeooo:rsid="28eb7424" officeooo:paragraph-rsid="295abb59" style:font-name-asian="Liberation Serif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" fo:font-size="17pt" style:text-underline-style="none" fo:font-weight="bold" officeooo:rsid="25f96d9a" officeooo:paragraph-rsid="25f96d9a" style:font-name-asian="Liberation Serif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" fo:font-size="17pt" style:text-underline-style="none" fo:font-weight="bold" officeooo:rsid="25f96d9a" officeooo:paragraph-rsid="26b1571e" style:font-name-asian="Liberation Serif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" fo:font-size="17pt" style:text-underline-style="none" fo:font-weight="bold" officeooo:rsid="25f96d9a" officeooo:paragraph-rsid="2756ffd7" style:font-name-asian="Liberation Serif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text-properties fo:color="#333333" style:font-name="Liberation Serif" fo:font-size="17pt" style:text-underline-style="none" fo:font-weight="bold" officeooo:rsid="25f96d9a" officeooo:paragraph-rsid="27b19a69" style:font-name-asian="Liberation Serif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text-properties fo:color="#333333" style:font-name="Liberation Serif" fo:font-size="17pt" style:text-underline-style="none" fo:font-weight="bold" officeooo:rsid="25f96d9a" officeooo:paragraph-rsid="27d0575f" style:font-name-asian="Liberation Serif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5f96d9a" officeooo:paragraph-rsid="27b2161b" style:font-name-asian="Liberation Serif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5f96d9a" officeooo:paragraph-rsid="281b3176" style:font-name-asian="Liberation Serif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5f96d9a" officeooo:paragraph-rsid="282dd400" style:font-name-asian="Liberation Serif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5f96d9a" officeooo:paragraph-rsid="28f90aa4" style:font-name-asian="Liberation Serif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5f96d9a" officeooo:paragraph-rsid="2841aeeb" style:font-name-asian="Liberation Serif" style:font-size-asian="17pt" style:language-asian="zh" style:country-asian="TW" style:font-weight-asian="bold" style:font-size-complex="17pt" style:font-weight-complex="bold"/>
    </style:style>
    <style:style style:name="P106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5f96d9a" officeooo:paragraph-rsid="2955ba34" style:font-name-asian="Liberation Serif" style:font-size-asian="17pt" style:language-asian="zh" style:country-asian="TW" style:font-weight-asian="bold" style:font-size-complex="17pt" style:font-weight-complex="bold"/>
    </style:style>
    <style:style style:name="P107" style:family="paragraph" style:parent-style-name="Standard" style:list-style-name="L1">
      <style:text-properties fo:color="#333333" style:font-name="Liberation Serif" fo:font-size="17pt" style:text-underline-style="none" fo:font-weight="bold" officeooo:rsid="230baada" officeooo:paragraph-rsid="2955ba34" style:font-name-asian="Liberation Serif" style:font-size-asian="17pt" style:language-asian="zh" style:country-asian="TW" style:font-weight-asian="bold" style:font-size-complex="17pt" style:font-weight-complex="bold"/>
    </style:style>
    <style:style style:name="P108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30baada" officeooo:paragraph-rsid="2955ba34" style:font-name-asian="Liberation Serif" style:font-size-asian="17pt" style:language-asian="zh" style:country-asian="TW" style:font-weight-asian="bold" style:font-size-complex="17pt" style:font-weight-complex="bold"/>
    </style:style>
    <style:style style:name="P109" style:family="paragraph" style:parent-style-name="Standard" style:list-style-name="L1">
      <style:text-properties fo:color="#333333" style:font-name="Liberation Serif" fo:font-size="17pt" style:text-underline-style="none" fo:font-weight="bold" officeooo:rsid="22a72cde" officeooo:paragraph-rsid="25e08cf5" style:font-name-asian="Liberation Serif" style:font-size-asian="17pt" style:language-asian="zh" style:country-asian="TW" style:font-weight-asian="bold" style:font-size-complex="17pt" style:font-weight-complex="bold"/>
    </style:style>
    <style:style style:name="P110" style:family="paragraph" style:parent-style-name="Standard" style:list-style-name="L1">
      <style:text-properties fo:color="#333333" style:font-name="Liberation Serif" fo:font-size="17pt" style:text-underline-style="none" fo:font-weight="bold" officeooo:rsid="22a72cde" officeooo:paragraph-rsid="25c3283a" style:font-name-asian="Liberation Serif" style:font-size-asian="17pt" style:language-asian="zh" style:country-asian="TW" style:font-weight-asian="bold" style:font-size-complex="17pt" style:font-weight-complex="bold"/>
    </style:style>
    <style:style style:name="P111" style:family="paragraph" style:parent-style-name="Standard" style:list-style-name="L1">
      <style:text-properties fo:color="#333333" style:font-name="Liberation Serif" fo:font-size="17pt" style:text-underline-style="none" fo:font-weight="bold" officeooo:rsid="22a72cde" officeooo:paragraph-rsid="25cb9813" style:font-name-asian="Liberation Serif" style:font-size-asian="17pt" style:language-asian="zh" style:country-asian="TW" style:font-weight-asian="bold" style:font-size-complex="17pt" style:font-weight-complex="bold"/>
    </style:style>
    <style:style style:name="P112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1ff1465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3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43deed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4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90fa0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5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aca9b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6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7dad3c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7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5a5c2d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8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11f633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9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156d51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0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1237b8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1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0e04c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2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54537d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3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565552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4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8fbf47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5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8ff8d9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6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8a4764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7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b3663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8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00130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9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01a61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0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eea2a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1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8f142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2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6e190c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3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dbe13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4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7e20cc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5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8e3044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6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04d2a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7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60a16c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8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638f16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9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72240a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0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85a42e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1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7b6306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2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0652b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3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881fe8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4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06ea3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5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3b050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6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816f7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7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3c0ce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8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3c2674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9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4960ef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0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727042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1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129aa8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2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96235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3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132dea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4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41bfb8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5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85d1f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6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c09f9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7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2e426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8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47b04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9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1b4ca3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0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30d5e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1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46b737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2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f7cda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3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37d31b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4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67e6c8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5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61d819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6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3b903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7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71d87d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8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671993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9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41090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0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7633ec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1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764db8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2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76313b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3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fb91a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4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563fa9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5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59e8f4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6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8ff8d9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7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89186c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8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7452c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9" style:family="paragraph" style:parent-style-name="Standard" style:list-style-name="L1">
      <style:text-properties fo:color="#333333" style:font-name="Liberation Serif" fo:font-size="17pt" style:text-underline-style="none" fo:font-weight="bold" officeooo:rsid="22f76c1c" officeooo:paragraph-rsid="203f80d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0" style:family="paragraph" style:parent-style-name="Standard" style:list-style-name="L1">
      <style:text-properties fo:color="#333333" style:font-name="Liberation Serif" fo:font-size="17pt" style:text-underline-style="none" fo:font-weight="bold" officeooo:rsid="1fb038e1" officeooo:paragraph-rsid="2016119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1" style:family="paragraph" style:parent-style-name="Standard" style:list-style-name="L1">
      <style:text-properties fo:color="#333333" style:font-name="Liberation Serif" fo:font-size="17pt" style:text-underline-style="none" fo:font-weight="bold" officeooo:rsid="1fb038e1" officeooo:paragraph-rsid="2237e0e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2" style:family="paragraph" style:parent-style-name="Standard" style:list-style-name="L1">
      <style:text-properties fo:color="#333333" style:font-name="Liberation Serif" fo:font-size="17pt" style:text-underline-style="none" fo:font-weight="bold" officeooo:rsid="1fb038e1" officeooo:paragraph-rsid="228f67d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3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30208d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4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4519d9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5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84ce84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6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736030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7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5da0b4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8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9575cb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9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811961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0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89bd78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1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99afc0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2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1fd8a95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3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129aa8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4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6313b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5" style:family="paragraph" style:parent-style-name="Standard" style:list-style-name="L1">
      <style:text-properties fo:color="#333333" style:font-name="Liberation Serif" fo:font-size="17pt" style:text-underline-style="none" fo:font-weight="bold" officeooo:rsid="1c52c4e0" officeooo:paragraph-rsid="215cba7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6" style:family="paragraph" style:parent-style-name="Standard" style:list-style-name="L1">
      <style:text-properties fo:color="#333333" style:font-name="Liberation Serif" fo:font-size="17pt" style:text-underline-style="none" fo:font-weight="bold" officeooo:rsid="1c52c4e0" officeooo:paragraph-rsid="1f94a7f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7" style:family="paragraph" style:parent-style-name="Standard" style:list-style-name="L1">
      <style:text-properties fo:color="#333333" style:font-name="Liberation Serif" fo:font-size="17pt" style:text-underline-style="none" fo:font-weight="bold" officeooo:rsid="2367f27a" officeooo:paragraph-rsid="2900130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8" style:family="paragraph" style:parent-style-name="Standard" style:list-style-name="L1">
      <style:text-properties fo:color="#333333" style:font-name="Liberation Serif" fo:font-size="17pt" style:text-underline-style="none" fo:font-weight="bold" officeooo:rsid="2367f27a" officeooo:paragraph-rsid="22094b5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9" style:family="paragraph" style:parent-style-name="Standard" style:list-style-name="L1">
      <style:text-properties fo:color="#333333" style:font-name="Liberation Serif" fo:font-size="17pt" style:text-underline-style="none" fo:font-weight="bold" officeooo:rsid="27cda64d" officeooo:paragraph-rsid="27cda64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00" style:family="paragraph" style:parent-style-name="Standard" style:list-style-name="L1">
      <style:text-properties fo:color="#333333" style:font-name="Liberation Serif" fo:font-size="17pt" style:text-underline-style="none" fo:font-weight="bold" officeooo:rsid="249989dd" officeooo:paragraph-rsid="276313b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01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13c8461" style:font-name-asian="標楷體1" style:font-size-asian="17pt" style:language-asian="zh" style:country-asian="TW" style:font-weight-asian="bold" style:font-size-complex="17pt" style:font-weight-complex="bold"/>
    </style:style>
    <style:style style:name="P202" style:family="paragraph" style:parent-style-name="Standard" style:list-style-name="L1">
      <style:text-properties fo:color="#333333" style:font-name="Liberation Serif" fo:font-size="17pt" style:text-underline-style="none" fo:font-weight="bold" officeooo:rsid="24214ae9" officeooo:paragraph-rsid="1fc85001" style:font-name-asian="標楷體1" style:font-size-asian="17pt" style:language-asian="zh" style:country-asian="TW" style:font-weight-asian="bold" style:font-size-complex="17pt" style:font-weight-complex="bold"/>
    </style:style>
    <style:style style:name="P203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0b97c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4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0ba2ad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5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0c4ddf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6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5b2f71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7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8213ac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8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10522f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9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15a52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0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113ebb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1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1719a4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2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1b6c6f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3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8d909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4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42d0f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5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217359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6" style:family="paragraph" style:parent-style-name="Standard" style:list-style-name="L1">
      <style:text-properties fo:color="#333333" style:font-name="Liberation Serif" fo:font-size="17pt" style:text-underline-style="none" fo:font-weight="bold" officeooo:rsid="22f76c1c" officeooo:paragraph-rsid="2129aa8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7" style:family="paragraph" style:parent-style-name="Standard" style:list-style-name="L1">
      <style:text-properties fo:color="#333333" style:font-name="Liberation Serif" fo:font-size="17pt" style:text-underline-style="none" fo:font-weight="bold" officeooo:rsid="22f76c1c" officeooo:paragraph-rsid="2239dce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8" style:family="paragraph" style:parent-style-name="Standard" style:list-style-name="L1">
      <style:text-properties fo:color="#333333" style:font-name="Liberation Serif" fo:font-size="17pt" style:text-underline-style="none" fo:font-weight="bold" officeooo:rsid="22f76c1c" officeooo:paragraph-rsid="2237e0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9" style:family="paragraph" style:parent-style-name="Standard" style:list-style-name="L1">
      <style:text-properties fo:color="#333333" style:font-name="Liberation Serif" fo:font-size="17pt" style:text-underline-style="none" fo:font-weight="bold" officeooo:rsid="2367f27a" officeooo:paragraph-rsid="26462f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0" style:family="paragraph" style:parent-style-name="Standard" style:list-style-name="L1">
      <style:text-properties fo:color="#333333" style:font-name="Liberation Serif" fo:font-size="17pt" style:text-underline-style="none" fo:font-weight="bold" officeooo:rsid="2367f27a" officeooo:paragraph-rsid="2943b8c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1" style:family="paragraph" style:parent-style-name="Standard" style:list-style-name="L1">
      <style:text-properties fo:color="#333333" style:font-name="Liberation Serif" fo:font-size="17pt" style:text-underline-style="none" fo:font-weight="bold" officeooo:rsid="2367f27a" officeooo:paragraph-rsid="264032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2" style:family="paragraph" style:parent-style-name="Standard" style:list-style-name="L1">
      <style:text-properties fo:color="#333333" style:font-name="Liberation Serif" fo:font-size="17pt" style:text-underline-style="none" fo:font-weight="bold" officeooo:rsid="2367f27a" officeooo:paragraph-rsid="1fbc1ea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3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8ff8d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4" style:family="paragraph" style:parent-style-name="Standard" style:list-style-name="L1">
      <style:text-properties fo:color="#333333" style:font-name="Liberation Serif" fo:font-size="17pt" style:text-underline-style="none" fo:font-weight="bold" officeooo:rsid="22455410" officeooo:paragraph-rsid="295486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5" style:family="paragraph" style:parent-style-name="Standard" style:list-style-name="L1">
      <style:text-properties fo:color="#333333" style:font-name="Liberation Serif" fo:font-size="17pt" style:text-underline-style="none" fo:font-weight="bold" officeooo:rsid="2833479e" officeooo:paragraph-rsid="275a8d2e" style:font-name-asian="標楷體1" style:font-size-asian="17pt" style:language-asian="zh" style:country-asian="TW" style:font-weight-asian="bold" style:font-name-complex="Arial1" style:font-size-complex="17pt" style:font-weight-complex="bold"/>
    </style:style>
    <style:style style:name="P22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f8317e" officeooo:paragraph-rsid="211814a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2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f8317e" officeooo:paragraph-rsid="225cdb1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2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f8317e" officeooo:paragraph-rsid="267c975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2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f8317e" officeooo:paragraph-rsid="214ec5b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f8317e" officeooo:paragraph-rsid="215886e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f8317e" officeooo:paragraph-rsid="21686c5b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6d63ec" officeooo:paragraph-rsid="2957f5e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6d63ec" officeooo:paragraph-rsid="24f17cb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6d63ec" officeooo:paragraph-rsid="27d49c0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5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solid" style:text-underline-width="auto" style:text-underline-color="font-color" fo:font-weight="bold" officeooo:rsid="2f7a955a" officeooo:paragraph-rsid="281b317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339ad1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70ffa4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373cdcb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955276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142cd3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8fa603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3d1fc9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1f7c4c7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76313b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7b4d64b" officeooo:paragraph-rsid="290839a7" style:font-name-asian="Liberation Serif" style:font-size-asian="17pt" style:language-asian="zh" style:country-asian="TW" style:font-weight-asian="bold" style:font-size-complex="17pt" style:font-weight-complex="bold"/>
    </style:style>
    <style:style style:name="P24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8eb7424" officeooo:paragraph-rsid="29409b18" style:font-name-asian="Liberation Serif" style:font-size-asian="17pt" style:language-asian="zh" style:country-asian="TW" style:font-weight-asian="bold" style:font-size-complex="17pt" style:font-weight-complex="bold"/>
    </style:style>
    <style:style style:name="P24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957f5ee" style:font-name-asian="Liberation Serif" style:font-size-asian="17pt" style:language-asian="zh" style:country-asian="TW" style:font-weight-asian="bold" style:font-size-complex="17pt" style:font-weight-complex="bold"/>
    </style:style>
    <style:style style:name="P24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8476271" officeooo:paragraph-rsid="22173593" style:font-name-asian="Liberation Serif" style:font-size-asian="17pt" style:language-asian="zh" style:country-asian="TW" style:font-weight-asian="bold" style:font-size-complex="17pt" style:font-weight-complex="bold"/>
    </style:style>
    <style:style style:name="P24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1b0b1f39" officeooo:paragraph-rsid="2957f5e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957f5e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9575c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30208d6" officeooo:paragraph-rsid="29575c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2455410" officeooo:paragraph-rsid="295486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2455410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13fbfca5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75a8d2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6e670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69b20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69d31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5db9e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5dc18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84a776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d0cc977" officeooo:paragraph-rsid="233a4c7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d0cc977" officeooo:paragraph-rsid="233b325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129aa84" style:font-name-asian="標楷體1" style:font-size-asian="17pt" style:language-asian="zh" style:country-asian="TW" style:font-weight-asian="bold" style:font-size-complex="17pt" style:font-weight-complex="bold"/>
    </style:style>
    <style:style style:name="P26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18800940" officeooo:paragraph-rsid="2955ba34" style:font-name-asian="標楷體1" style:font-size-asian="17pt" style:language-asian="zh" style:country-asian="TW" style:font-weight-asian="bold" style:font-size-complex="17pt" style:font-weight-complex="bold"/>
    </style:style>
    <style:style style:name="P268" style:family="paragraph" style:parent-style-name="Standard" style:list-style-name="L1">
      <style:text-properties fo:color="#333333" style:font-name="Liberation Serif" officeooo:paragraph-rsid="20195442" style:font-name-asian="Liberation Serif"/>
    </style:style>
    <style:style style:name="P269" style:family="paragraph" style:parent-style-name="Standard" style:list-style-name="L1">
      <style:text-properties fo:color="#333333" style:font-name="Liberation Serif" officeooo:paragraph-rsid="255b6108" style:font-name-asian="Liberation Serif"/>
    </style:style>
    <style:style style:name="P270" style:family="paragraph" style:parent-style-name="Standard" style:list-style-name="L1">
      <style:text-properties fo:color="#333333" style:font-name="Liberation Serif" officeooo:paragraph-rsid="270025d9" style:font-name-asian="Liberation Serif"/>
    </style:style>
    <style:style style:name="P271" style:family="paragraph" style:parent-style-name="Standard" style:list-style-name="L1">
      <style:text-properties fo:color="#333333" style:font-name="Liberation Serif" officeooo:paragraph-rsid="2966e3dc" style:font-name-asian="Liberation Serif"/>
    </style:style>
    <style:style style:name="P272" style:family="paragraph" style:parent-style-name="Standard" style:list-style-name="L1">
      <style:text-properties fo:color="#333333" style:font-name="Liberation Serif" officeooo:paragraph-rsid="24109ac1" style:font-name-asian="Liberation Serif"/>
    </style:style>
    <style:style style:name="P273" style:family="paragraph" style:parent-style-name="Standard" style:list-style-name="L1">
      <style:text-properties fo:color="#333333" style:font-name="Liberation Serif" officeooo:paragraph-rsid="2744c61b" style:font-name-asian="Liberation Serif"/>
    </style:style>
    <style:style style:name="P274" style:family="paragraph" style:parent-style-name="Standard" style:list-style-name="L1">
      <style:text-properties fo:color="#333333" style:font-name="Liberation Serif" officeooo:paragraph-rsid="290cb1fd" style:font-name-asian="Liberation Serif"/>
    </style:style>
    <style:style style:name="P275" style:family="paragraph" style:parent-style-name="Standard" style:list-style-name="L1">
      <style:text-properties fo:color="#333333" style:font-name="Liberation Serif" officeooo:paragraph-rsid="2129aa84" style:font-name-asian="Liberation Serif"/>
    </style:style>
    <style:style style:name="P276" style:family="paragraph" style:parent-style-name="Standard" style:list-style-name="L1">
      <style:text-properties fo:color="#333333" style:font-name="Liberation Serif" officeooo:paragraph-rsid="276313b8" style:font-name-asian="Liberation Serif"/>
    </style:style>
    <style:style style:name="P277" style:family="paragraph" style:parent-style-name="Standard" style:list-style-name="L1">
      <style:text-properties fo:color="#333333" style:font-name="Liberation Serif" officeooo:paragraph-rsid="27633ec9" style:font-name-asian="Liberation Serif"/>
    </style:style>
    <style:style style:name="P278" style:family="paragraph" style:parent-style-name="Standard" style:list-style-name="L1">
      <style:text-properties fo:color="#333333" style:font-name="Liberation Serif" officeooo:rsid="21e3a346" officeooo:paragraph-rsid="22f26758" style:font-name-asian="Liberation Serif"/>
    </style:style>
    <style:style style:name="P279" style:family="paragraph" style:parent-style-name="Standard" style:list-style-name="L1">
      <style:text-properties fo:color="#333333" style:font-name="Liberation Serif" officeooo:rsid="21e3a346" officeooo:paragraph-rsid="243e5d3d" style:font-name-asian="Liberation Serif"/>
    </style:style>
    <style:style style:name="P280" style:family="paragraph" style:parent-style-name="Standard" style:list-style-name="L1">
      <style:text-properties fo:color="#333333" style:font-name="Liberation Serif" officeooo:rsid="21e3a346" officeooo:paragraph-rsid="2437c4e3" style:font-name-asian="Liberation Serif"/>
    </style:style>
    <style:style style:name="P281" style:family="paragraph" style:parent-style-name="Standard" style:list-style-name="L1">
      <style:text-properties fo:color="#333333" style:font-name="Liberation Serif" officeooo:rsid="21e3a346" officeooo:paragraph-rsid="21fb0493" style:font-name-asian="Liberation Serif"/>
    </style:style>
    <style:style style:name="P282" style:family="paragraph" style:parent-style-name="Standard" style:list-style-name="L1">
      <style:text-properties fo:color="#333333" style:font-name="Liberation Serif" officeooo:rsid="21e3a346" officeooo:paragraph-rsid="220abf2d" style:font-name-asian="Liberation Serif"/>
    </style:style>
    <style:style style:name="P283" style:family="paragraph" style:parent-style-name="Standard" style:list-style-name="L1">
      <style:text-properties fo:color="#333333" style:font-name="Liberation Serif" officeooo:rsid="21e3a346" officeooo:paragraph-rsid="25ae28af" style:font-name-asian="Liberation Serif"/>
    </style:style>
    <style:style style:name="P284" style:family="paragraph" style:parent-style-name="Standard" style:list-style-name="L1">
      <style:text-properties fo:color="#333333" style:font-name="Liberation Serif" officeooo:rsid="21e3a346" officeooo:paragraph-rsid="273c9d07" style:font-name-asian="Liberation Serif"/>
    </style:style>
    <style:style style:name="P285" style:family="paragraph" style:parent-style-name="Standard" style:list-style-name="L1">
      <style:text-properties fo:color="#333333" style:font-name="Liberation Serif" officeooo:rsid="21e3a346" officeooo:paragraph-rsid="2247c92d" style:font-name-asian="Liberation Serif"/>
    </style:style>
    <style:style style:name="P286" style:family="paragraph" style:parent-style-name="Standard" style:list-style-name="L1">
      <style:text-properties fo:color="#333333" style:font-name="Liberation Serif" officeooo:rsid="21e3a346" officeooo:paragraph-rsid="2983d244" style:font-name-asian="Liberation Serif"/>
    </style:style>
    <style:style style:name="P287" style:family="paragraph" style:parent-style-name="Standard" style:list-style-name="L1">
      <style:text-properties fo:color="#333333" style:font-name="Liberation Serif" officeooo:rsid="21e3a346" officeooo:paragraph-rsid="224ebb2c" style:font-name-asian="Liberation Serif"/>
    </style:style>
    <style:style style:name="P288" style:family="paragraph" style:parent-style-name="Standard" style:list-style-name="L1">
      <style:text-properties fo:color="#333333" style:font-name="Liberation Serif" officeooo:rsid="21e3a346" officeooo:paragraph-rsid="22505c10" style:font-name-asian="Liberation Serif"/>
    </style:style>
    <style:style style:name="P289" style:family="paragraph" style:parent-style-name="Standard" style:list-style-name="L1">
      <style:text-properties fo:color="#333333" style:font-name="Liberation Serif" officeooo:rsid="22a72cde" officeooo:paragraph-rsid="25accdd5" style:font-name-asian="Liberation Serif"/>
    </style:style>
    <style:style style:name="P290" style:family="paragraph" style:parent-style-name="Standard" style:list-style-name="L1">
      <style:text-properties fo:color="#333333" style:font-name="Liberation Serif" officeooo:rsid="22a72cde" officeooo:paragraph-rsid="22b83c18" style:font-name-asian="Liberation Serif"/>
    </style:style>
    <style:style style:name="P291" style:family="paragraph" style:parent-style-name="Standard" style:list-style-name="L1">
      <style:text-properties fo:color="#333333" style:font-name="Liberation Serif" officeooo:rsid="22a72cde" officeooo:paragraph-rsid="24144d50" style:font-name-asian="Liberation Serif"/>
    </style:style>
    <style:style style:name="P292" style:family="paragraph" style:parent-style-name="Standard" style:list-style-name="L1">
      <style:text-properties fo:color="#333333" style:font-name="Liberation Serif" officeooo:rsid="22a72cde" officeooo:paragraph-rsid="239def63" style:font-name-asian="Liberation Serif"/>
    </style:style>
    <style:style style:name="P293" style:family="paragraph" style:parent-style-name="Standard" style:list-style-name="L1">
      <style:text-properties fo:color="#333333" style:font-name="Liberation Serif" officeooo:rsid="22a72cde" officeooo:paragraph-rsid="23a4f36c" style:font-name-asian="Liberation Serif"/>
    </style:style>
    <style:style style:name="P294" style:family="paragraph" style:parent-style-name="Standard" style:list-style-name="L1">
      <style:text-properties fo:color="#333333" style:font-name="Liberation Serif" officeooo:rsid="22a72cde" officeooo:paragraph-rsid="23ebf965" style:font-name-asian="Liberation Serif"/>
    </style:style>
    <style:style style:name="P295" style:family="paragraph" style:parent-style-name="Standard" style:list-style-name="L1">
      <style:text-properties fo:color="#333333" style:font-name="Liberation Serif" officeooo:rsid="22a72cde" officeooo:paragraph-rsid="25e20164" style:font-name-asian="Liberation Serif"/>
    </style:style>
    <style:style style:name="P296" style:family="paragraph" style:parent-style-name="Standard" style:list-style-name="L1">
      <style:text-properties fo:color="#333333" style:font-name="Liberation Serif" officeooo:rsid="22a72cde" officeooo:paragraph-rsid="2436699e" style:font-name-asian="Liberation Serif"/>
    </style:style>
    <style:style style:name="P297" style:family="paragraph" style:parent-style-name="Standard" style:list-style-name="L1">
      <style:text-properties fo:color="#333333" style:font-name="Liberation Serif" officeooo:rsid="22a72cde" officeooo:paragraph-rsid="244f07b9" style:font-name-asian="Liberation Serif"/>
    </style:style>
    <style:style style:name="P298" style:family="paragraph" style:parent-style-name="Standard" style:list-style-name="L1">
      <style:text-properties fo:color="#333333" style:font-name="Liberation Serif" officeooo:rsid="22a72cde" officeooo:paragraph-rsid="245ba304" style:font-name-asian="Liberation Serif"/>
    </style:style>
    <style:style style:name="P299" style:family="paragraph" style:parent-style-name="Standard" style:list-style-name="L1">
      <style:text-properties fo:color="#333333" style:font-name="Liberation Serif" officeooo:rsid="22a72cde" officeooo:paragraph-rsid="271774f2" style:font-name-asian="Liberation Serif"/>
    </style:style>
    <style:style style:name="P300" style:family="paragraph" style:parent-style-name="Standard" style:list-style-name="L1">
      <style:text-properties fo:color="#333333" style:font-name="Liberation Serif" officeooo:rsid="22a72cde" officeooo:paragraph-rsid="25e8b261" style:font-name-asian="Liberation Serif"/>
    </style:style>
    <style:style style:name="P301" style:family="paragraph" style:parent-style-name="Standard" style:list-style-name="L1">
      <style:text-properties fo:color="#333333" style:font-name="Liberation Serif" officeooo:rsid="22a72cde" officeooo:paragraph-rsid="2481c1ce" style:font-name-asian="Liberation Serif"/>
    </style:style>
    <style:style style:name="P302" style:family="paragraph" style:parent-style-name="Standard" style:list-style-name="L1">
      <style:text-properties fo:color="#333333" style:font-name="Liberation Serif" officeooo:rsid="22a72cde" officeooo:paragraph-rsid="254ea4f5" style:font-name-asian="Liberation Serif"/>
    </style:style>
    <style:style style:name="P303" style:family="paragraph" style:parent-style-name="Standard" style:list-style-name="L1">
      <style:text-properties fo:color="#333333" style:font-name="Liberation Serif" officeooo:rsid="22a72cde" officeooo:paragraph-rsid="25290bee" style:font-name-asian="Liberation Serif"/>
    </style:style>
    <style:style style:name="P304" style:family="paragraph" style:parent-style-name="Standard" style:list-style-name="L1">
      <style:text-properties fo:color="#333333" style:font-name="Liberation Serif" officeooo:rsid="22a72cde" officeooo:paragraph-rsid="255dc508" style:font-name-asian="Liberation Serif"/>
    </style:style>
    <style:style style:name="P305" style:family="paragraph" style:parent-style-name="Standard" style:list-style-name="L1">
      <style:text-properties fo:color="#333333" style:font-name="Liberation Serif" officeooo:rsid="22a72cde" officeooo:paragraph-rsid="25655520" style:font-name-asian="Liberation Serif"/>
    </style:style>
    <style:style style:name="P306" style:family="paragraph" style:parent-style-name="Standard" style:list-style-name="L1">
      <style:text-properties fo:color="#333333" style:font-name="Liberation Serif" officeooo:rsid="22a72cde" officeooo:paragraph-rsid="2588cc29" style:font-name-asian="Liberation Serif"/>
    </style:style>
    <style:style style:name="P307" style:family="paragraph" style:parent-style-name="Standard" style:list-style-name="L1">
      <style:text-properties fo:color="#333333" style:font-name="Liberation Serif" officeooo:rsid="22a72cde" officeooo:paragraph-rsid="258fbf3e" style:font-name-asian="Liberation Serif"/>
    </style:style>
    <style:style style:name="P308" style:family="paragraph" style:parent-style-name="Standard" style:list-style-name="L1">
      <style:text-properties fo:color="#333333" style:font-name="Liberation Serif" officeooo:rsid="22a72cde" officeooo:paragraph-rsid="27093821" style:font-name-asian="Liberation Serif"/>
    </style:style>
    <style:style style:name="P309" style:family="paragraph" style:parent-style-name="Standard" style:list-style-name="L1">
      <style:text-properties fo:color="#333333" style:font-name="Liberation Serif" officeooo:rsid="22a72cde" officeooo:paragraph-rsid="26472de5" style:font-name-asian="Liberation Serif"/>
    </style:style>
    <style:style style:name="P310" style:family="paragraph" style:parent-style-name="Standard" style:list-style-name="L1">
      <style:text-properties fo:color="#333333" style:font-name="Liberation Serif" officeooo:rsid="22a72cde" officeooo:paragraph-rsid="2680c785" style:font-name-asian="Liberation Serif"/>
    </style:style>
    <style:style style:name="P311" style:family="paragraph" style:parent-style-name="Standard" style:list-style-name="L1">
      <style:text-properties fo:color="#333333" style:font-name="Liberation Serif" officeooo:rsid="22a72cde" officeooo:paragraph-rsid="2375af90" style:font-name-asian="Liberation Serif"/>
    </style:style>
    <style:style style:name="P312" style:family="paragraph" style:parent-style-name="Standard" style:list-style-name="L1">
      <style:text-properties fo:color="#333333" style:font-name="Liberation Serif" officeooo:rsid="22a72cde" officeooo:paragraph-rsid="25da0b43" style:font-name-asian="Liberation Serif"/>
    </style:style>
    <style:style style:name="P313" style:family="paragraph" style:parent-style-name="Standard" style:list-style-name="L1">
      <style:text-properties fo:color="#333333" style:font-name="Liberation Serif" officeooo:rsid="22a72cde" officeooo:paragraph-rsid="25cd90f7" style:font-name-asian="Liberation Serif"/>
    </style:style>
    <style:style style:name="P314" style:family="paragraph" style:parent-style-name="Standard" style:list-style-name="L1">
      <style:text-properties fo:color="#333333" style:font-name="Liberation Serif" officeooo:rsid="22a72cde" officeooo:paragraph-rsid="26839c63" style:font-name-asian="Liberation Serif"/>
    </style:style>
    <style:style style:name="P315" style:family="paragraph" style:parent-style-name="Standard" style:list-style-name="L1">
      <style:text-properties fo:color="#333333" style:font-name="Liberation Serif" officeooo:rsid="22a72cde" officeooo:paragraph-rsid="26892604" style:font-name-asian="Liberation Serif"/>
    </style:style>
    <style:style style:name="P316" style:family="paragraph" style:parent-style-name="Standard" style:list-style-name="L1">
      <style:text-properties fo:color="#333333" style:font-name="Liberation Serif" officeooo:rsid="22a72cde" officeooo:paragraph-rsid="2721ca6b" style:font-name-asian="Liberation Serif"/>
    </style:style>
    <style:style style:name="P317" style:family="paragraph" style:parent-style-name="Standard" style:list-style-name="L1">
      <style:text-properties fo:color="#333333" style:font-name="Liberation Serif" officeooo:rsid="22a72cde" officeooo:paragraph-rsid="26d4deed" style:font-name-asian="Liberation Serif"/>
    </style:style>
    <style:style style:name="P318" style:family="paragraph" style:parent-style-name="Standard" style:list-style-name="L1">
      <style:text-properties fo:color="#333333" style:font-name="Liberation Serif" officeooo:rsid="22a72cde" officeooo:paragraph-rsid="270d58ff" style:font-name-asian="Liberation Serif"/>
    </style:style>
    <style:style style:name="P319" style:family="paragraph" style:parent-style-name="Standard" style:list-style-name="L1">
      <style:text-properties fo:color="#333333" style:font-name="Liberation Serif" officeooo:rsid="22a72cde" officeooo:paragraph-rsid="27331ddb" style:font-name-asian="Liberation Serif"/>
    </style:style>
    <style:style style:name="P320" style:family="paragraph" style:parent-style-name="Standard" style:list-style-name="L1">
      <style:text-properties fo:color="#333333" style:font-name="Liberation Serif" officeooo:rsid="22a72cde" officeooo:paragraph-rsid="2734ea02" style:font-name-asian="Liberation Serif"/>
    </style:style>
    <style:style style:name="P321" style:family="paragraph" style:parent-style-name="Standard" style:list-style-name="L1">
      <style:text-properties fo:color="#333333" style:font-name="Liberation Serif" officeooo:rsid="22a72cde" officeooo:paragraph-rsid="25c65201" style:font-name-asian="Liberation Serif"/>
    </style:style>
    <style:style style:name="P322" style:family="paragraph" style:parent-style-name="Standard" style:list-style-name="L1">
      <style:text-properties fo:color="#333333" style:font-name="Liberation Serif" officeooo:rsid="22a72cde" officeooo:paragraph-rsid="2732840f" style:font-name-asian="Liberation Serif"/>
    </style:style>
    <style:style style:name="P323" style:family="paragraph" style:parent-style-name="Standard" style:list-style-name="L1">
      <style:text-properties fo:color="#333333" style:font-name="Liberation Serif" style:text-underline-style="none" officeooo:paragraph-rsid="2072860f" style:font-name-asian="Liberation Serif"/>
    </style:style>
    <style:style style:name="P324" style:family="paragraph" style:parent-style-name="Standard" style:list-style-name="L1">
      <style:text-properties fo:color="#333333" style:font-name="Liberation Serif" style:text-underline-style="none" officeooo:paragraph-rsid="290d1875" style:font-name-asian="Liberation Serif"/>
    </style:style>
    <style:style style:name="P325" style:family="paragraph" style:parent-style-name="Standard" style:list-style-name="L1">
      <style:text-properties fo:color="#333333" style:font-name="Liberation Serif" style:text-underline-style="none" officeooo:paragraph-rsid="21cb3c57" style:font-name-asian="Liberation Serif"/>
    </style:style>
    <style:style style:name="P326" style:family="paragraph" style:parent-style-name="Standard" style:list-style-name="L1">
      <style:text-properties fo:color="#333333" style:font-name="Liberation Serif" style:text-underline-style="none" officeooo:paragraph-rsid="226ba602" style:font-name-asian="Liberation Serif"/>
    </style:style>
    <style:style style:name="P327" style:family="paragraph" style:parent-style-name="Standard" style:list-style-name="L1">
      <style:text-properties fo:color="#333333" style:font-name="Liberation Serif" style:text-underline-style="none" officeooo:paragraph-rsid="1febb25e" style:font-name-asian="Liberation Serif"/>
    </style:style>
    <style:style style:name="P328" style:family="paragraph" style:parent-style-name="Standard" style:list-style-name="L1">
      <style:text-properties fo:color="#333333" style:font-name="Liberation Serif" style:text-underline-style="none" officeooo:paragraph-rsid="2129aa84" style:font-name-asian="Liberation Serif"/>
    </style:style>
    <style:style style:name="P329" style:family="paragraph" style:parent-style-name="Standard" style:list-style-name="L1">
      <style:text-properties fo:color="#333333" style:font-name="Liberation Serif" style:text-underline-style="none" officeooo:paragraph-rsid="200c639d" style:font-name-asian="Liberation Serif"/>
    </style:style>
    <style:style style:name="P330" style:family="paragraph" style:parent-style-name="Standard" style:list-style-name="L1">
      <style:text-properties fo:color="#333333" style:font-name="Liberation Serif" style:text-underline-style="none" officeooo:paragraph-rsid="22fd7a32" style:font-name-asian="Liberation Serif"/>
    </style:style>
    <style:style style:name="P331" style:family="paragraph" style:parent-style-name="Standard" style:list-style-name="L1">
      <style:text-properties fo:color="#333333" style:font-name="Liberation Serif" style:text-underline-style="none" officeooo:paragraph-rsid="2301f2a2" style:font-name-asian="Liberation Serif"/>
    </style:style>
    <style:style style:name="P332" style:family="paragraph" style:parent-style-name="Standard" style:list-style-name="L1">
      <style:text-properties fo:color="#333333" style:font-name="Liberation Serif" style:text-underline-style="none" officeooo:paragraph-rsid="2300303b" style:font-name-asian="Liberation Serif"/>
    </style:style>
    <style:style style:name="P333" style:family="paragraph" style:parent-style-name="Standard" style:list-style-name="L1">
      <style:text-properties fo:color="#333333" style:font-name="Liberation Serif" style:text-underline-style="none" officeooo:paragraph-rsid="274cae1e" style:font-name-asian="Liberation Serif"/>
    </style:style>
    <style:style style:name="P334" style:family="paragraph" style:parent-style-name="Standard" style:list-style-name="L1">
      <style:text-properties fo:color="#333333" style:font-name="Liberation Serif" style:text-underline-style="none" officeooo:paragraph-rsid="27162330" style:font-name-asian="Liberation Serif"/>
    </style:style>
    <style:style style:name="P335" style:family="paragraph" style:parent-style-name="Standard" style:list-style-name="L1">
      <style:text-properties fo:color="#333333" style:font-name="Liberation Serif" style:text-underline-style="none" officeooo:paragraph-rsid="26403252" style:font-name-asian="Liberation Serif"/>
    </style:style>
    <style:style style:name="P336" style:family="paragraph" style:parent-style-name="Standard" style:list-style-name="L1">
      <style:text-properties fo:color="#333333" style:font-name="Liberation Serif" style:text-underline-style="none" officeooo:paragraph-rsid="28fa603f" style:font-name-asian="Liberation Serif"/>
    </style:style>
    <style:style style:name="P337" style:family="paragraph" style:parent-style-name="Standard" style:list-style-name="L1">
      <style:text-properties fo:color="#333333" style:font-name="Liberation Serif" style:text-underline-style="none" officeooo:paragraph-rsid="264164cf" style:font-name-asian="Liberation Serif"/>
    </style:style>
    <style:style style:name="P338" style:family="paragraph" style:parent-style-name="Standard" style:list-style-name="L1">
      <style:text-properties fo:color="#333333" style:font-name="Liberation Serif" style:text-underline-style="none" officeooo:paragraph-rsid="26454a83" style:font-name-asian="Liberation Serif"/>
    </style:style>
    <style:style style:name="P339" style:family="paragraph" style:parent-style-name="Standard" style:list-style-name="L1">
      <style:text-properties fo:color="#333333" style:font-name="Liberation Serif" style:text-underline-style="none" officeooo:paragraph-rsid="28fbf47e" style:font-name-asian="Liberation Serif"/>
    </style:style>
    <style:style style:name="P340" style:family="paragraph" style:parent-style-name="Standard" style:list-style-name="L1">
      <style:text-properties fo:color="#333333" style:font-name="Liberation Serif" style:text-underline-style="none" officeooo:paragraph-rsid="2115ba0a" style:font-name-asian="Liberation Serif"/>
    </style:style>
    <style:style style:name="P341" style:family="paragraph" style:parent-style-name="Standard" style:list-style-name="L1">
      <style:text-properties fo:color="#333333" style:font-name="Liberation Serif" style:text-underline-style="none" officeooo:paragraph-rsid="276313b8" style:font-name-asian="Liberation Serif"/>
    </style:style>
    <style:style style:name="P342" style:family="paragraph" style:parent-style-name="Standard" style:list-style-name="L1">
      <style:text-properties fo:color="#333333" style:font-name="Liberation Serif" style:text-underline-style="none" officeooo:paragraph-rsid="27633ec9" style:font-name-asian="Liberation Serif"/>
    </style:style>
    <style:style style:name="P343" style:family="paragraph" style:parent-style-name="Standard" style:list-style-name="L1">
      <style:text-properties fo:color="#333333" style:font-name="Liberation Serif" style:text-underline-style="none" officeooo:paragraph-rsid="2764db88" style:font-name-asian="Liberation Serif"/>
    </style:style>
    <style:style style:name="P344" style:family="paragraph" style:parent-style-name="Standard" style:list-style-name="L1">
      <style:text-properties fo:color="#333333" style:font-name="Liberation Serif" style:text-underline-style="none" officeooo:rsid="21e3a346" officeooo:paragraph-rsid="22fd7a32" style:font-name-asian="Liberation Serif"/>
    </style:style>
    <style:style style:name="P345" style:family="paragraph" style:parent-style-name="Standard" style:list-style-name="L1">
      <style:text-properties fo:color="#333333" style:font-name="Liberation Serif" style:text-underline-style="none" officeooo:paragraph-rsid="28ff8d9c" style:font-name-asian="標楷體1"/>
    </style:style>
    <style:style style:name="P346" style:family="paragraph" style:parent-style-name="Standard" style:list-style-name="L1">
      <style:text-properties fo:color="#333333" style:font-name="Liberation Serif" style:text-underline-style="none" fo:font-weight="bold" officeooo:paragraph-rsid="2129aa84" style:font-name-asian="Liberation Serif" style:font-weight-asian="bold" style:font-weight-complex="bold"/>
    </style:style>
    <style:style style:name="P347" style:family="paragraph" style:parent-style-name="Standard" style:list-style-name="L1">
      <style:text-properties fo:color="#333333" style:font-name="Liberation Serif" fo:font-weight="bold" officeooo:paragraph-rsid="273177a8" style:font-name-asian="Liberation Serif" style:font-weight-asian="bold" style:font-weight-complex="bold"/>
    </style:style>
    <style:style style:name="P348" style:family="paragraph" style:parent-style-name="Standard" style:list-style-name="L1">
      <style:text-properties fo:color="#333333" style:font-name="Liberation Serif" fo:font-weight="bold" officeooo:paragraph-rsid="1f8faac6" style:font-name-asian="Liberation Serif" style:font-weight-asian="bold" style:font-weight-complex="bold"/>
    </style:style>
    <style:style style:name="P349" style:family="paragraph" style:parent-style-name="Standard" style:list-style-name="L1">
      <style:text-properties fo:color="#333333" style:font-name="Liberation Serif" style:text-underline-style="solid" style:text-underline-width="auto" style:text-underline-color="font-color" officeooo:paragraph-rsid="295c3c93" style:font-name-asian="Liberation Serif"/>
    </style:style>
    <style:style style:name="P350" style:family="paragraph" style:parent-style-name="Standard" style:list-style-name="L1">
      <style:text-properties fo:color="#333333" style:font-name="Liberation Serif" style:text-underline-style="solid" style:text-underline-width="auto" style:text-underline-color="font-color" officeooo:paragraph-rsid="2764db88" style:font-name-asian="Liberation Serif"/>
    </style:style>
    <style:style style:name="P351" style:family="paragraph" style:parent-style-name="Standard" style:list-style-name="L1">
      <style:text-properties fo:color="#333333" style:font-name="Liberation Serif" style:text-underline-style="solid" style:text-underline-width="auto" style:text-underline-color="font-color" officeooo:paragraph-rsid="276313b8" style:font-name-asian="Liberation Serif"/>
    </style:style>
    <style:style style:name="P352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0a7edee9" officeooo:paragraph-rsid="2127d4f0" style:font-name-asian="標楷體1" style:font-size-asian="17pt" style:language-asian="zh" style:country-asian="TW" style:font-weight-asian="bold" style:font-size-complex="17pt" style:font-weight-complex="bold"/>
    </style:style>
    <style:style style:name="P353" style:family="paragraph" style:parent-style-name="Standard" style:list-style-name="L1">
      <style:text-properties fo:color="#333333" style:font-name="標楷體1" fo:font-size="17pt" fo:font-weight="bold" officeooo:rsid="09d95731" officeooo:paragraph-rsid="2127d4f0" style:font-name-asian="標楷體1" style:font-size-asian="17pt" style:language-asian="zh" style:country-asian="TW" style:font-weight-asian="bold" style:font-size-complex="17pt" style:font-weight-complex="bold"/>
    </style:style>
    <style:style style:name="P354" style:family="paragraph" style:parent-style-name="Standard" style:list-style-name="L1">
      <style:text-properties fo:color="#333333" style:font-name="標楷體1" fo:font-size="17pt" fo:font-weight="bold" officeooo:rsid="09d95731" officeooo:paragraph-rsid="2108264f" style:font-name-asian="標楷體1" style:font-size-asian="17pt" style:language-asian="zh" style:country-asian="TW" style:font-weight-asian="bold" style:font-size-complex="17pt" style:font-weight-complex="bold"/>
    </style:style>
    <style:style style:name="P3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bfac1e" officeooo:paragraph-rsid="28b63e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bfac1e" officeooo:paragraph-rsid="28c5f7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5ceb1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55a82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6d2a0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5ec42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63e0c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63e81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63e94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71eaa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815b5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81b5b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8c30a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95b14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solid" style:text-underline-width="auto" style:text-underline-color="font-color" fo:font-weight="bold" officeooo:rsid="24ffe503" officeooo:paragraph-rsid="281b5b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font-name-asian="標楷體1"/>
    </style:style>
    <style:style style:name="T3" style:family="text">
      <style:text-properties style:text-underline-style="solid" style:text-underline-width="auto" style:text-underline-color="font-color" officeooo:rsid="193a756a" style:font-name-asian="標楷體1"/>
    </style:style>
    <style:style style:name="T4" style:family="text">
      <style:text-properties style:text-underline-style="solid" style:text-underline-width="auto" style:text-underline-color="font-color" style:font-name-asian="標楷體1" style:font-name-complex="標楷體"/>
    </style:style>
    <style:style style:name="T5" style:family="text">
      <style:text-properties style:text-underline-style="solid" style:text-underline-width="auto" style:text-underline-color="font-color" officeooo:rsid="12306769" style:font-name-asian="標楷體1" style:font-name-complex="標楷體"/>
    </style:style>
    <style:style style:name="T6" style:family="text">
      <style:text-properties style:text-underline-style="solid" style:text-underline-width="auto" style:text-underline-color="font-color" officeooo:rsid="17cb7444" style:font-name-asian="標楷體1" style:font-name-complex="標楷體"/>
    </style:style>
    <style:style style:name="T7" style:family="text">
      <style:text-properties style:text-underline-style="solid" style:text-underline-width="auto" style:text-underline-color="font-color" officeooo:rsid="13fbfca5" style:font-name-asian="標楷體1" style:font-name-complex="標楷體"/>
    </style:style>
    <style:style style:name="T8" style:family="text">
      <style:text-properties style:text-underline-style="solid" style:text-underline-width="auto" style:text-underline-color="font-color" officeooo:rsid="0a7edee9" style:font-name-asian="標楷體1" style:font-name-complex="標楷體"/>
    </style:style>
    <style:style style:name="T9" style:family="text">
      <style:text-properties style:text-underline-style="solid" style:text-underline-width="auto" style:text-underline-color="font-color" officeooo:rsid="24ffe503" style:font-name-asian="標楷體1" style:font-name-complex="標楷體"/>
    </style:style>
    <style:style style:name="T10" style:family="text">
      <style:text-properties style:text-underline-style="solid" style:text-underline-width="auto" style:text-underline-color="font-color" officeooo:rsid="2b6f314a" style:font-name-asian="標楷體1" style:font-name-complex="標楷體"/>
    </style:style>
    <style:style style:name="T11" style:family="text">
      <style:text-properties style:text-underline-style="solid" style:text-underline-width="auto" style:text-underline-color="font-color" officeooo:rsid="24dd36f8" style:font-name-asian="標楷體1" style:font-name-complex="標楷體"/>
    </style:style>
    <style:style style:name="T12" style:family="text">
      <style:text-properties style:text-underline-style="solid" style:text-underline-width="auto" style:text-underline-color="font-color" officeooo:rsid="2d160841" style:font-name-asian="標楷體1" style:font-name-complex="標楷體"/>
    </style:style>
    <style:style style:name="T13" style:family="text">
      <style:text-properties style:text-underline-style="solid" style:text-underline-width="auto" style:text-underline-color="font-color" officeooo:rsid="2d0cc977" style:font-name-asian="標楷體1" style:font-name-complex="標楷體"/>
    </style:style>
    <style:style style:name="T14" style:family="text">
      <style:text-properties style:text-underline-style="solid" style:text-underline-width="auto" style:text-underline-color="font-color" officeooo:rsid="2e2d83da" style:font-name-asian="標楷體1" style:font-name-complex="標楷體"/>
    </style:style>
    <style:style style:name="T15" style:family="text">
      <style:text-properties style:text-underline-style="solid" style:text-underline-width="auto" style:text-underline-color="font-color" officeooo:rsid="2a7436df" style:font-name-asian="標楷體1" style:font-name-complex="標楷體"/>
    </style:style>
    <style:style style:name="T16" style:family="text">
      <style:text-properties style:text-underline-style="solid" style:text-underline-width="auto" style:text-underline-color="font-color" officeooo:rsid="2edf004c" style:font-name-asian="標楷體1" style:font-name-complex="標楷體"/>
    </style:style>
    <style:style style:name="T17" style:family="text">
      <style:text-properties style:text-underline-style="solid" style:text-underline-width="auto" style:text-underline-color="font-color" officeooo:rsid="2f44881c" style:font-name-asian="標楷體1" style:font-name-complex="標楷體"/>
    </style:style>
    <style:style style:name="T18" style:family="text">
      <style:text-properties style:text-underline-style="solid" style:text-underline-width="auto" style:text-underline-color="font-color" officeooo:rsid="25db12bd" style:font-name-asian="標楷體1" style:font-name-complex="標楷體"/>
    </style:style>
    <style:style style:name="T19" style:family="text">
      <style:text-properties style:text-underline-style="solid" style:text-underline-width="auto" style:text-underline-color="font-color" officeooo:rsid="2f7a955a" style:font-name-asian="標楷體1" style:font-name-complex="標楷體"/>
    </style:style>
    <style:style style:name="T20" style:family="text">
      <style:text-properties style:text-underline-style="solid" style:text-underline-width="auto" style:text-underline-color="font-color" officeooo:rsid="1d9a4dd1" style:font-name-asian="標楷體1" style:font-name-complex="標楷體"/>
    </style:style>
    <style:style style:name="T21" style:family="text">
      <style:text-properties style:text-underline-style="solid" style:text-underline-width="auto" style:text-underline-color="font-color" officeooo:rsid="325a12c2" style:font-name-asian="標楷體1" style:font-name-complex="標楷體"/>
    </style:style>
    <style:style style:name="T22" style:family="text">
      <style:text-properties style:text-underline-style="solid" style:text-underline-width="auto" style:text-underline-color="font-color" officeooo:rsid="1d765d1e" style:font-name-asian="標楷體1" style:font-name-complex="標楷體"/>
    </style:style>
    <style:style style:name="T23" style:family="text">
      <style:text-properties style:text-underline-style="solid" style:text-underline-width="auto" style:text-underline-color="font-color" officeooo:rsid="33a80654" style:font-name-asian="標楷體1" style:font-name-complex="標楷體"/>
    </style:style>
    <style:style style:name="T24" style:family="text">
      <style:text-properties style:text-underline-style="solid" style:text-underline-width="auto" style:text-underline-color="font-color" officeooo:rsid="1f6c0774" style:font-name-asian="標楷體1"/>
    </style:style>
    <style:style style:name="T25" style:family="text">
      <style:text-properties style:text-underline-style="solid" style:text-underline-width="auto" style:text-underline-color="font-color" officeooo:rsid="0a7edee9" style:font-name-asian="標楷體1"/>
    </style:style>
    <style:style style:name="T26" style:family="text">
      <style:text-properties style:text-underline-style="solid" style:text-underline-width="auto" style:text-underline-color="font-color" officeooo:rsid="24ffe503" style:font-name-asian="標楷體1"/>
    </style:style>
    <style:style style:name="T27" style:family="text">
      <style:text-properties style:text-underline-style="solid" style:text-underline-width="auto" style:text-underline-color="font-color" officeooo:rsid="2d0cc977" style:font-name-asian="標楷體1"/>
    </style:style>
    <style:style style:name="T28" style:family="text">
      <style:text-properties style:text-underline-style="solid" style:text-underline-width="auto" style:text-underline-color="font-color" officeooo:rsid="0e9f5f17" style:font-name-asian="標楷體1"/>
    </style:style>
    <style:style style:name="T29" style:family="text">
      <style:text-properties style:text-underline-style="solid" style:text-underline-width="auto" style:text-underline-color="font-color" officeooo:rsid="254b39c8" style:font-name-asian="標楷體1"/>
    </style:style>
    <style:style style:name="T30" style:family="text">
      <style:text-properties style:text-underline-style="solid" style:text-underline-width="auto" style:text-underline-color="font-color" officeooo:rsid="2e6d9e00" style:font-name-asian="標楷體1"/>
    </style:style>
    <style:style style:name="T31" style:family="text">
      <style:text-properties style:text-underline-style="solid" style:text-underline-width="auto" style:text-underline-color="font-color" officeooo:rsid="1df7a400" style:font-name-asian="標楷體1"/>
    </style:style>
    <style:style style:name="T32" style:family="text">
      <style:text-properties style:text-underline-style="solid" style:text-underline-width="auto" style:text-underline-color="font-color" officeooo:rsid="17cb7444" style:font-name-asian="標楷體1"/>
    </style:style>
    <style:style style:name="T33" style:family="text">
      <style:text-properties style:text-underline-style="solid" style:text-underline-width="auto" style:text-underline-color="font-color" officeooo:rsid="2833479e" style:font-name-asian="標楷體1" style:font-name-complex="Arial1"/>
    </style:style>
    <style:style style:name="T34" style:family="text">
      <style:text-properties style:text-underline-style="solid" style:text-underline-width="auto" style:text-underline-color="font-color" officeooo:rsid="1da8a696" style:font-name-asian="標楷體1"/>
    </style:style>
    <style:style style:name="T35" style:family="text">
      <style:text-properties style:text-underline-style="solid" style:text-underline-width="auto" style:text-underline-color="font-color" officeooo:rsid="0e9f5f17"/>
    </style:style>
    <style:style style:name="T36" style:family="text">
      <style:text-properties style:text-underline-style="solid" style:text-underline-width="auto" style:text-underline-color="font-color" officeooo:rsid="1687b0d4"/>
    </style:style>
    <style:style style:name="T37" style:family="text">
      <style:text-properties style:text-underline-style="solid" style:text-underline-width="auto" style:text-underline-color="font-color" officeooo:rsid="2f9be6fe"/>
    </style:style>
    <style:style style:name="T38" style:family="text">
      <style:text-properties style:text-underline-style="solid" style:text-underline-width="auto" style:text-underline-color="font-color" officeooo:rsid="30bfac1e"/>
    </style:style>
    <style:style style:name="T39" style:family="text">
      <style:text-properties style:text-underline-style="solid" style:text-underline-width="auto" style:text-underline-color="font-color" officeooo:rsid="3a880cd2"/>
    </style:style>
    <style:style style:name="T40" style:family="text">
      <style:text-properties style:text-underline-style="solid" style:text-underline-width="auto" style:text-underline-color="font-color" officeooo:rsid="25ed2cea"/>
    </style:style>
    <style:style style:name="T41" style:family="text">
      <style:text-properties style:text-underline-style="solid" style:text-underline-width="auto" style:text-underline-color="font-color" officeooo:rsid="3b2f5919" style:font-style-complex="normal"/>
    </style:style>
    <style:style style:name="T42" style:family="text">
      <style:text-properties style:text-underline-style="solid" style:text-underline-width="auto" style:text-underline-color="font-color" officeooo:rsid="3cb6cc3e"/>
    </style:style>
    <style:style style:name="T43" style:family="text">
      <style:text-properties style:text-underline-style="solid" style:text-underline-width="auto" style:text-underline-color="font-color" officeooo:rsid="3b2e013a"/>
    </style:style>
    <style:style style:name="T44" style:family="text">
      <style:text-properties style:text-underline-style="solid" style:text-underline-width="auto" style:text-underline-color="font-color" officeooo:rsid="33a47e2e"/>
    </style:style>
    <style:style style:name="T45" style:family="text">
      <style:text-properties style:text-underline-style="solid" style:text-underline-width="auto" style:text-underline-color="font-color" officeooo:rsid="34c2c6a9"/>
    </style:style>
    <style:style style:name="T46" style:family="text">
      <style:text-properties style:text-underline-style="none"/>
    </style:style>
    <style:style style:name="T47" style:family="text">
      <style:text-properties style:text-underline-style="none" style:font-name-asian="標楷體1"/>
    </style:style>
    <style:style style:name="T48" style:family="text">
      <style:text-properties style:text-underline-style="none" officeooo:rsid="08476271" style:font-name-asian="標楷體1"/>
    </style:style>
    <style:style style:name="T49" style:family="text">
      <style:text-properties style:text-underline-style="none" officeooo:rsid="13fbfca5" style:font-name-asian="標楷體1"/>
    </style:style>
    <style:style style:name="T50" style:family="text">
      <style:text-properties style:text-underline-style="none" officeooo:rsid="24743952" style:font-name-asian="標楷體1"/>
    </style:style>
    <style:style style:name="T51" style:family="text">
      <style:text-properties style:text-underline-style="none" officeooo:rsid="2da833a7" style:font-name-asian="標楷體1"/>
    </style:style>
    <style:style style:name="T52" style:family="text">
      <style:text-properties style:text-underline-style="none" officeooo:rsid="1d765d1e" style:font-name-asian="標楷體1"/>
    </style:style>
    <style:style style:name="T53" style:family="text">
      <style:text-properties style:text-underline-style="none" officeooo:rsid="19022954" style:font-name-asian="標楷體1"/>
    </style:style>
    <style:style style:name="T54" style:family="text">
      <style:text-properties style:text-underline-style="none" officeooo:rsid="0e9f5f17" style:font-name-asian="標楷體1"/>
    </style:style>
    <style:style style:name="T55" style:family="text">
      <style:text-properties style:text-underline-style="none" officeooo:rsid="2b6f314a" style:font-name-asian="標楷體1" style:font-name-complex="標楷體"/>
    </style:style>
    <style:style style:name="T56" style:family="text">
      <style:text-properties style:text-underline-style="none" officeooo:rsid="2833479e" style:font-name-asian="標楷體1" style:font-name-complex="Arial1"/>
    </style:style>
    <style:style style:name="T57" style:family="text">
      <style:text-properties style:text-underline-style="none" officeooo:rsid="20d79c6e"/>
    </style:style>
    <style:style style:name="T58" style:family="text">
      <style:text-properties style:text-underline-style="none" officeooo:rsid="176552e9"/>
    </style:style>
    <style:style style:name="T59" style:family="text">
      <style:text-properties style:text-underline-style="none" officeooo:rsid="17cee4dc"/>
    </style:style>
    <style:style style:name="T60" style:family="text">
      <style:text-properties style:text-underline-style="none" officeooo:rsid="0e9f5f17"/>
    </style:style>
    <style:style style:name="T61" style:family="text">
      <style:text-properties style:text-underline-style="none" officeooo:rsid="2833479e" style:font-name-complex="Arial1"/>
    </style:style>
    <style:style style:name="T62" style:family="text">
      <style:text-properties style:font-name="標楷體1"/>
    </style:style>
    <style:style style:name="T63" style:family="text">
      <style:text-properties style:font-name="標楷體1" style:text-underline-style="solid" style:text-underline-width="auto" style:text-underline-color="font-color"/>
    </style:style>
    <style:style style:name="T64" style:family="text">
      <style:text-properties style:font-name="標楷體1" style:text-underline-style="solid" style:text-underline-width="auto" style:text-underline-color="font-color" style:font-name-asian="標楷體1"/>
    </style:style>
    <style:style style:name="T65" style:family="text">
      <style:text-properties style:font-name="標楷體1" style:text-underline-style="solid" style:text-underline-width="auto" style:text-underline-color="font-color" officeooo:rsid="22455410" style:font-name-asian="標楷體1"/>
    </style:style>
    <style:style style:name="T66" style:family="text">
      <style:text-properties style:font-name="標楷體1" style:text-underline-style="solid" style:text-underline-width="auto" style:text-underline-color="font-color" officeooo:rsid="1be6c409" style:font-name-asian="標楷體1"/>
    </style:style>
    <style:style style:name="T67" style:family="text">
      <style:text-properties style:font-name="標楷體1" style:text-underline-style="solid" style:text-underline-width="auto" style:text-underline-color="font-color" officeooo:rsid="0a7edee9" style:font-name-asian="標楷體1"/>
    </style:style>
    <style:style style:name="T68" style:family="text">
      <style:text-properties style:font-name="標楷體1" style:text-underline-style="solid" style:text-underline-width="auto" style:text-underline-color="font-color" officeooo:rsid="17cb7444" style:font-name-asian="標楷體1" style:font-name-complex="標楷體"/>
    </style:style>
    <style:style style:name="T69" style:family="text">
      <style:text-properties style:font-name="標楷體1" style:text-underline-style="solid" style:text-underline-width="auto" style:text-underline-color="font-color" officeooo:rsid="18800940" style:font-name-asian="標楷體1" style:font-name-complex="標楷體"/>
    </style:style>
    <style:style style:name="T70" style:family="text">
      <style:text-properties style:font-name="標楷體1" style:text-underline-style="solid" style:text-underline-width="auto" style:text-underline-color="font-color" officeooo:rsid="0b02dd6e" style:font-name-asian="標楷體1" style:font-name-complex="標楷體"/>
    </style:style>
    <style:style style:name="T71" style:family="text">
      <style:text-properties style:font-name="標楷體1" style:text-underline-style="solid" style:text-underline-width="auto" style:text-underline-color="font-color" officeooo:rsid="24ffe503" style:font-name-asian="標楷體1" style:font-name-complex="標楷體"/>
    </style:style>
    <style:style style:name="T72" style:family="text">
      <style:text-properties style:font-name="標楷體1" style:text-underline-style="solid" style:text-underline-width="auto" style:text-underline-color="font-color" officeooo:rsid="22961a9d" style:font-name-asian="標楷體1" style:font-name-complex="標楷體"/>
    </style:style>
    <style:style style:name="T73" style:family="text">
      <style:text-properties style:font-name="標楷體1" style:text-underline-style="solid" style:text-underline-width="auto" style:text-underline-color="font-color" officeooo:rsid="0a7edee9" style:font-name-asian="標楷體1" style:font-name-complex="標楷體"/>
    </style:style>
    <style:style style:name="T74" style:family="text">
      <style:text-properties style:font-name="標楷體1" style:text-underline-style="solid" style:text-underline-width="auto" style:text-underline-color="font-color" officeooo:rsid="221126fb" style:font-name-asian="標楷體1" style:font-name-complex="標楷體"/>
    </style:style>
    <style:style style:name="T75" style:family="text">
      <style:text-properties style:font-name="標楷體1" style:text-underline-style="solid" style:text-underline-width="auto" style:text-underline-color="font-color" officeooo:rsid="2659534a" style:font-name-asian="標楷體1" style:font-name-complex="標楷體"/>
    </style:style>
    <style:style style:name="T76" style:family="text">
      <style:text-properties style:font-name="標楷體1" style:text-underline-style="solid" style:text-underline-width="auto" style:text-underline-color="font-color" officeooo:rsid="24e48b3a" style:font-name-asian="標楷體1" style:font-name-complex="標楷體"/>
    </style:style>
    <style:style style:name="T77" style:family="text">
      <style:text-properties style:font-name="標楷體1" style:text-underline-style="solid" style:text-underline-width="auto" style:text-underline-color="font-color" officeooo:rsid="1231e459" style:font-name-asian="標楷體1" style:font-name-complex="標楷體"/>
    </style:style>
    <style:style style:name="T78" style:family="text">
      <style:text-properties style:font-name="標楷體1" style:text-underline-style="solid" style:text-underline-width="auto" style:text-underline-color="font-color" officeooo:rsid="2e2d83da" style:font-name-asian="標楷體1" style:font-name-complex="標楷體"/>
    </style:style>
    <style:style style:name="T79" style:family="text">
      <style:text-properties style:font-name="標楷體1" style:text-underline-style="solid" style:text-underline-width="auto" style:text-underline-color="font-color" officeooo:rsid="23689867" style:font-name-asian="標楷體1"/>
    </style:style>
    <style:style style:name="T80" style:family="text">
      <style:text-properties style:font-name="標楷體1" style:text-underline-style="solid" style:text-underline-width="auto" style:text-underline-color="font-color" officeooo:rsid="1c9fb9ca" style:font-name-asian="標楷體1"/>
    </style:style>
    <style:style style:name="T81" style:family="text">
      <style:text-properties style:font-name="標楷體1" style:text-underline-style="solid" style:text-underline-width="auto" style:text-underline-color="font-color" officeooo:rsid="08476271" style:font-name-asian="標楷體1"/>
    </style:style>
    <style:style style:name="T82" style:family="text">
      <style:text-properties style:font-name="標楷體1" style:text-underline-style="solid" style:text-underline-width="auto" style:text-underline-color="font-color" officeooo:rsid="17cb7444" style:font-name-asian="標楷體1"/>
    </style:style>
    <style:style style:name="T83" style:family="text">
      <style:text-properties style:font-name="標楷體1" style:text-underline-style="solid" style:text-underline-width="auto" style:text-underline-color="font-color" officeooo:rsid="18800940" style:font-name-asian="標楷體1"/>
    </style:style>
    <style:style style:name="T84" style:family="text">
      <style:text-properties style:font-name="標楷體1" style:text-underline-style="solid" style:text-underline-width="auto" style:text-underline-color="font-color" officeooo:rsid="141cb316" style:font-name-asian="標楷體1"/>
    </style:style>
    <style:style style:name="T85" style:family="text">
      <style:text-properties style:font-name="標楷體1" style:text-underline-style="solid" style:text-underline-width="auto" style:text-underline-color="font-color" officeooo:rsid="1fe8726f" style:font-name-asian="標楷體1"/>
    </style:style>
    <style:style style:name="T86" style:family="text">
      <style:text-properties style:font-name="標楷體1" style:text-underline-style="solid" style:text-underline-width="auto" style:text-underline-color="font-color" officeooo:rsid="10333e1b" style:font-name-asian="標楷體1"/>
    </style:style>
    <style:style style:name="T87" style:family="text">
      <style:text-properties style:font-name="標楷體1" style:text-underline-style="solid" style:text-underline-width="auto" style:text-underline-color="font-color" officeooo:rsid="245747f2" style:font-name-asian="標楷體1"/>
    </style:style>
    <style:style style:name="T88" style:family="text">
      <style:text-properties style:font-name="標楷體1" style:text-underline-style="solid" style:text-underline-width="auto" style:text-underline-color="font-color" officeooo:rsid="24743952" style:font-name-asian="標楷體1"/>
    </style:style>
    <style:style style:name="T89" style:family="text">
      <style:text-properties style:font-name="標楷體1" style:text-underline-style="solid" style:text-underline-width="auto" style:text-underline-color="font-color" officeooo:rsid="20939127" style:font-name-asian="標楷體1"/>
    </style:style>
    <style:style style:name="T90" style:family="text">
      <style:text-properties style:font-name="標楷體1" style:text-underline-style="solid" style:text-underline-width="auto" style:text-underline-color="font-color" officeooo:rsid="1387c998" style:font-name-asian="標楷體1"/>
    </style:style>
    <style:style style:name="T91" style:family="text">
      <style:text-properties style:font-name="標楷體1" style:text-underline-style="solid" style:text-underline-width="auto" style:text-underline-color="font-color" officeooo:rsid="1c066305" style:font-name-asian="標楷體1"/>
    </style:style>
    <style:style style:name="T92" style:family="text">
      <style:text-properties style:font-name="標楷體1" style:text-underline-style="solid" style:text-underline-width="auto" style:text-underline-color="font-color" officeooo:rsid="30bfac1e" style:font-name-asian="標楷體1"/>
    </style:style>
    <style:style style:name="T93" style:family="text">
      <style:text-properties style:font-name="標楷體1" style:text-underline-style="solid" style:text-underline-width="auto" style:text-underline-color="font-color" officeooo:rsid="0e9f5f17" style:font-name-asian="標楷體1"/>
    </style:style>
    <style:style style:name="T94" style:family="text">
      <style:text-properties style:font-name="標楷體1" style:text-underline-style="solid" style:text-underline-width="auto" style:text-underline-color="font-color" officeooo:rsid="1687b0d4" style:font-name-asian="標楷體1"/>
    </style:style>
    <style:style style:name="T95" style:family="text">
      <style:text-properties style:font-name="標楷體1" style:text-underline-style="solid" style:text-underline-width="auto" style:text-underline-color="font-color" officeooo:rsid="0679415e" style:font-name-asian="標楷體1"/>
    </style:style>
    <style:style style:name="T96" style:family="text">
      <style:text-properties style:font-name="標楷體1" style:text-underline-style="solid" style:text-underline-width="auto" style:text-underline-color="font-color" officeooo:rsid="13fe9a1b" style:font-name-asian="標楷體1"/>
    </style:style>
    <style:style style:name="T97" style:family="text">
      <style:text-properties style:font-name="標楷體1" style:text-underline-style="solid" style:text-underline-width="auto" style:text-underline-color="font-color" officeooo:rsid="12147b5a" style:font-name-asian="標楷體1"/>
    </style:style>
    <style:style style:name="T98" style:family="text">
      <style:text-properties style:font-name="標楷體1" style:text-underline-style="solid" style:text-underline-width="auto" style:text-underline-color="font-color" officeooo:rsid="24c14fcd" style:font-name-asian="標楷體1"/>
    </style:style>
    <style:style style:name="T99" style:family="text">
      <style:text-properties style:font-name="標楷體1" style:text-underline-style="solid" style:text-underline-width="auto" style:text-underline-color="font-color" officeooo:rsid="0a6d63ec" style:font-name-asian="標楷體1"/>
    </style:style>
    <style:style style:name="T100" style:family="text">
      <style:text-properties style:font-name="標楷體1" style:text-underline-style="solid" style:text-underline-width="auto" style:text-underline-color="font-color" officeooo:rsid="25ea53de" style:font-name-asian="標楷體1"/>
    </style:style>
    <style:style style:name="T101" style:family="text">
      <style:text-properties style:font-name="標楷體1" style:text-underline-style="solid" style:text-underline-width="auto" style:text-underline-color="font-color" officeooo:rsid="1ec0176a" style:font-name-asian="標楷體1"/>
    </style:style>
    <style:style style:name="T102" style:family="text">
      <style:text-properties style:font-name="標楷體1" style:text-underline-style="solid" style:text-underline-width="auto" style:text-underline-color="font-color" officeooo:rsid="25f43136" style:font-name-asian="標楷體1"/>
    </style:style>
    <style:style style:name="T103" style:family="text">
      <style:text-properties style:font-name="標楷體1" style:text-underline-style="solid" style:text-underline-width="auto" style:text-underline-color="font-color" officeooo:rsid="279b624d" style:font-name-asian="標楷體1"/>
    </style:style>
    <style:style style:name="T104" style:family="text">
      <style:text-properties style:font-name="標楷體1" style:text-underline-style="solid" style:text-underline-width="auto" style:text-underline-color="font-color" officeooo:rsid="1d600f92" style:font-name-asian="標楷體1"/>
    </style:style>
    <style:style style:name="T105" style:family="text">
      <style:text-properties style:font-name="標楷體1" style:text-underline-style="solid" style:text-underline-width="auto" style:text-underline-color="font-color" officeooo:rsid="1f0cf247" style:font-name-asian="標楷體1"/>
    </style:style>
    <style:style style:name="T106" style:family="text">
      <style:text-properties style:font-name="標楷體1" style:text-underline-style="solid" style:text-underline-width="auto" style:text-underline-color="font-color" officeooo:rsid="1da8a696" style:font-name-asian="標楷體1"/>
    </style:style>
    <style:style style:name="T107" style:family="text">
      <style:text-properties style:font-name="標楷體1" style:text-underline-style="solid" style:text-underline-width="auto" style:text-underline-color="font-color" officeooo:rsid="0a5718ff" style:font-name-asian="標楷體1"/>
    </style:style>
    <style:style style:name="T108" style:family="text">
      <style:text-properties style:font-name="標楷體1" style:text-underline-style="solid" style:text-underline-width="auto" style:text-underline-color="font-color" officeooo:rsid="0a7edee9"/>
    </style:style>
    <style:style style:name="T109" style:family="text">
      <style:text-properties style:font-name="標楷體1" style:text-underline-style="solid" style:text-underline-width="auto" style:text-underline-color="font-color" officeooo:rsid="1f9386ea"/>
    </style:style>
    <style:style style:name="T110" style:family="text">
      <style:text-properties style:font-name="標楷體1" style:text-underline-style="solid" style:text-underline-width="auto" style:text-underline-color="font-color" officeooo:rsid="23689867"/>
    </style:style>
    <style:style style:name="T111" style:family="text">
      <style:text-properties style:font-name="標楷體1" style:text-underline-style="solid" style:text-underline-width="auto" style:text-underline-color="font-color" officeooo:rsid="1f6c0774"/>
    </style:style>
    <style:style style:name="T112" style:family="text">
      <style:text-properties style:font-name="標楷體1" style:text-underline-style="solid" style:text-underline-width="auto" style:text-underline-color="font-color" officeooo:rsid="20c4ddfb"/>
    </style:style>
    <style:style style:name="T113" style:family="text">
      <style:text-properties style:font-name="標楷體1" style:text-underline-style="solid" style:text-underline-width="auto" style:text-underline-color="font-color" officeooo:rsid="2af8317e"/>
    </style:style>
    <style:style style:name="T114" style:family="text">
      <style:text-properties style:font-name="標楷體1" style:text-underline-style="solid" style:text-underline-width="auto" style:text-underline-color="font-color" officeooo:rsid="215a5241"/>
    </style:style>
    <style:style style:name="T115" style:family="text">
      <style:text-properties style:font-name="標楷體1" style:text-underline-style="solid" style:text-underline-width="auto" style:text-underline-color="font-color" officeooo:rsid="2659534a"/>
    </style:style>
    <style:style style:name="T116" style:family="text">
      <style:text-properties style:font-name="標楷體1" style:text-underline-style="solid" style:text-underline-width="auto" style:text-underline-color="font-color" officeooo:rsid="249929dd"/>
    </style:style>
    <style:style style:name="T117" style:family="text">
      <style:text-properties style:font-name="標楷體1" style:text-underline-style="solid" style:text-underline-width="auto" style:text-underline-color="font-color" officeooo:rsid="3b049f57"/>
    </style:style>
    <style:style style:name="T118" style:family="text">
      <style:text-properties style:font-name="標楷體1" style:text-underline-style="solid" style:text-underline-width="auto" style:text-underline-color="font-color" officeooo:rsid="3b283ca3" style:font-style-complex="normal"/>
    </style:style>
    <style:style style:name="T119" style:family="text">
      <style:text-properties style:font-name="標楷體1" style:text-underline-style="solid" style:text-underline-width="auto" style:text-underline-color="font-color" officeooo:rsid="133bbf48"/>
    </style:style>
    <style:style style:name="T120" style:family="text">
      <style:text-properties style:font-name="標楷體1" style:text-underline-style="solid" style:text-underline-width="auto" style:text-underline-color="font-color" officeooo:rsid="284f1861"/>
    </style:style>
    <style:style style:name="T121" style:family="text">
      <style:text-properties style:font-name="標楷體1" style:font-name-asian="標楷體1"/>
    </style:style>
    <style:style style:name="T122" style:family="text">
      <style:text-properties style:font-name="標楷體1" officeooo:rsid="1be6c409" style:font-name-asian="標楷體1"/>
    </style:style>
    <style:style style:name="T123" style:family="text">
      <style:text-properties style:font-name="標楷體1" officeooo:rsid="0a7edee9" style:font-name-asian="標楷體1"/>
    </style:style>
    <style:style style:name="T124" style:family="text">
      <style:text-properties style:font-name="標楷體1" officeooo:rsid="1c90e499" style:font-name-asian="標楷體1"/>
    </style:style>
    <style:style style:name="T125" style:family="text">
      <style:text-properties style:font-name="標楷體1" officeooo:rsid="1f92c3c9" style:font-name-asian="標楷體1"/>
    </style:style>
    <style:style style:name="T126" style:family="text">
      <style:text-properties style:font-name="標楷體1" officeooo:rsid="1f9386ea" style:font-name-asian="標楷體1"/>
    </style:style>
    <style:style style:name="T127" style:family="text">
      <style:text-properties style:font-name="標楷體1" officeooo:rsid="0a7edee9" style:font-name-asian="標楷體1" style:font-name-complex="標楷體"/>
    </style:style>
    <style:style style:name="T128" style:family="text">
      <style:text-properties style:font-name="標楷體1" officeooo:rsid="18800940" style:font-name-asian="標楷體1" style:font-name-complex="標楷體"/>
    </style:style>
    <style:style style:name="T129" style:family="text">
      <style:text-properties style:font-name="標楷體1" officeooo:rsid="1e119065" style:font-name-asian="標楷體1" style:font-name-complex="標楷體"/>
    </style:style>
    <style:style style:name="T130" style:family="text">
      <style:text-properties style:font-name="標楷體1" officeooo:rsid="17cb7444" style:font-name-asian="標楷體1" style:font-name-complex="標楷體"/>
    </style:style>
    <style:style style:name="T131" style:family="text">
      <style:text-properties style:font-name="標楷體1" officeooo:rsid="12306769" style:font-name-asian="標楷體1" style:font-name-complex="標楷體"/>
    </style:style>
    <style:style style:name="T132" style:family="text">
      <style:text-properties style:font-name="標楷體1" officeooo:rsid="2659534a" style:font-name-asian="標楷體1" style:font-name-complex="標楷體"/>
    </style:style>
    <style:style style:name="T133" style:family="text">
      <style:text-properties style:font-name="標楷體1" officeooo:rsid="221126fb" style:font-name-asian="標楷體1" style:font-name-complex="標楷體"/>
    </style:style>
    <style:style style:name="T134" style:family="text">
      <style:text-properties style:font-name="標楷體1" officeooo:rsid="24e48b3a" style:font-name-asian="標楷體1" style:font-name-complex="標楷體"/>
    </style:style>
    <style:style style:name="T135" style:family="text">
      <style:text-properties style:font-name="標楷體1" officeooo:rsid="24ffe503" style:font-name-asian="標楷體1" style:font-name-complex="標楷體"/>
    </style:style>
    <style:style style:name="T136" style:family="text">
      <style:text-properties style:font-name="標楷體1" officeooo:rsid="2d160841" style:font-name-asian="標楷體1" style:font-name-complex="標楷體"/>
    </style:style>
    <style:style style:name="T137" style:family="text">
      <style:text-properties style:font-name="標楷體1" officeooo:rsid="23f6ceb1" style:font-name-asian="標楷體1" style:font-name-complex="標楷體"/>
    </style:style>
    <style:style style:name="T138" style:family="text">
      <style:text-properties style:font-name="標楷體1" officeooo:rsid="2174cae9" style:font-name-asian="標楷體1" style:font-name-complex="標楷體"/>
    </style:style>
    <style:style style:name="T139" style:family="text">
      <style:text-properties style:font-name="標楷體1" officeooo:rsid="1231e459" style:font-name-asian="標楷體1" style:font-name-complex="標楷體"/>
    </style:style>
    <style:style style:name="T140" style:family="text">
      <style:text-properties style:font-name="標楷體1" officeooo:rsid="24743952" style:font-name-asian="標楷體1" style:font-name-complex="標楷體"/>
    </style:style>
    <style:style style:name="T141" style:family="text">
      <style:text-properties style:font-name="標楷體1" officeooo:rsid="0a6128ae" style:font-name-asian="標楷體1" style:font-name-complex="標楷體"/>
    </style:style>
    <style:style style:name="T142" style:family="text">
      <style:text-properties style:font-name="標楷體1" officeooo:rsid="0c2a20a1" style:font-name-asian="標楷體1" style:font-name-complex="標楷體"/>
    </style:style>
    <style:style style:name="T143" style:family="text">
      <style:text-properties style:font-name="標楷體1" officeooo:rsid="25db12bd" style:font-name-asian="標楷體1" style:font-name-complex="標楷體"/>
    </style:style>
    <style:style style:name="T144" style:family="text">
      <style:text-properties style:font-name="標楷體1" officeooo:rsid="14910467" style:font-name-asian="標楷體1" style:font-name-complex="標楷體"/>
    </style:style>
    <style:style style:name="T145" style:family="text">
      <style:text-properties style:font-name="標楷體1" officeooo:rsid="104b301c" style:font-name-asian="標楷體1" style:font-name-complex="標楷體"/>
    </style:style>
    <style:style style:name="T146" style:family="text">
      <style:text-properties style:font-name="標楷體1" officeooo:rsid="1049d784" style:font-name-asian="標楷體1" style:font-name-complex="標楷體"/>
    </style:style>
    <style:style style:name="T147" style:family="text">
      <style:text-properties style:font-name="標楷體1" officeooo:rsid="2f44881c" style:font-name-asian="標楷體1" style:font-name-complex="標楷體"/>
    </style:style>
    <style:style style:name="T148" style:family="text">
      <style:text-properties style:font-name="標楷體1" officeooo:rsid="1c9fb9ca" style:font-name-asian="標楷體1" style:font-name-complex="標楷體"/>
    </style:style>
    <style:style style:name="T149" style:family="text">
      <style:text-properties style:font-name="標楷體1" officeooo:rsid="1f6c0774" style:font-name-asian="標楷體1"/>
    </style:style>
    <style:style style:name="T150" style:family="text">
      <style:text-properties style:font-name="標楷體1" officeooo:rsid="18800940" style:font-name-asian="標楷體1"/>
    </style:style>
    <style:style style:name="T151" style:family="text">
      <style:text-properties style:font-name="標楷體1" officeooo:rsid="23613ae9" style:font-name-asian="標楷體1"/>
    </style:style>
    <style:style style:name="T152" style:family="text">
      <style:text-properties style:font-name="標楷體1" officeooo:rsid="1c9fb9ca" style:font-name-asian="標楷體1"/>
    </style:style>
    <style:style style:name="T153" style:family="text">
      <style:text-properties style:font-name="標楷體1" officeooo:rsid="08038b5c" style:font-name-asian="標楷體1"/>
    </style:style>
    <style:style style:name="T154" style:family="text">
      <style:text-properties style:font-name="標楷體1" officeooo:rsid="20a191a8" style:font-name-asian="標楷體1"/>
    </style:style>
    <style:style style:name="T155" style:family="text">
      <style:text-properties style:font-name="標楷體1" officeooo:rsid="20cbbba0" style:font-name-asian="標楷體1"/>
    </style:style>
    <style:style style:name="T156" style:family="text">
      <style:text-properties style:font-name="標楷體1" officeooo:rsid="24214ae9" style:font-name-asian="標楷體1"/>
    </style:style>
    <style:style style:name="T157" style:family="text">
      <style:text-properties style:font-name="標楷體1" officeooo:rsid="245747f2" style:font-name-asian="標楷體1"/>
    </style:style>
    <style:style style:name="T158" style:family="text">
      <style:text-properties style:font-name="標楷體1" officeooo:rsid="24743952" style:font-name-asian="標楷體1"/>
    </style:style>
    <style:style style:name="T159" style:family="text">
      <style:text-properties style:font-name="標楷體1" officeooo:rsid="20270b52" style:font-name-asian="標楷體1"/>
    </style:style>
    <style:style style:name="T160" style:family="text">
      <style:text-properties style:font-name="標楷體1" officeooo:rsid="29490711" style:font-name-asian="標楷體1"/>
    </style:style>
    <style:style style:name="T161" style:family="text">
      <style:text-properties style:font-name="標楷體1" officeooo:rsid="2659534a" style:font-name-asian="標楷體1"/>
    </style:style>
    <style:style style:name="T162" style:family="text">
      <style:text-properties style:font-name="標楷體1" officeooo:rsid="20f76e33" style:font-name-asian="標楷體1"/>
    </style:style>
    <style:style style:name="T163" style:family="text">
      <style:text-properties style:font-name="標楷體1" officeooo:rsid="1c066305" style:font-name-asian="標楷體1"/>
    </style:style>
    <style:style style:name="T164" style:family="text">
      <style:text-properties style:font-name="標楷體1" officeooo:rsid="2142cd30" style:font-name-asian="標楷體1"/>
    </style:style>
    <style:style style:name="T165" style:family="text">
      <style:text-properties style:font-name="標楷體1" officeooo:rsid="2156d516" style:font-name-asian="標楷體1"/>
    </style:style>
    <style:style style:name="T166" style:family="text">
      <style:text-properties style:font-name="標楷體1" officeooo:rsid="2174cae9" style:font-name-asian="標楷體1"/>
    </style:style>
    <style:style style:name="T167" style:family="text">
      <style:text-properties style:font-name="標楷體1" officeooo:rsid="21aaf47d" style:font-name-asian="標楷體1"/>
    </style:style>
    <style:style style:name="T168" style:family="text">
      <style:text-properties style:font-name="標楷體1" officeooo:rsid="30bfac1e" style:font-name-asian="標楷體1"/>
    </style:style>
    <style:style style:name="T169" style:family="text">
      <style:text-properties style:font-name="標楷體1" officeooo:rsid="21afe9ad" style:font-name-asian="標楷體1"/>
    </style:style>
    <style:style style:name="T170" style:family="text">
      <style:text-properties style:font-name="標楷體1" officeooo:rsid="23f6ceb1" style:font-name-asian="標楷體1"/>
    </style:style>
    <style:style style:name="T171" style:family="text">
      <style:text-properties style:font-name="標楷體1" officeooo:rsid="24121c99" style:font-name-asian="標楷體1"/>
    </style:style>
    <style:style style:name="T172" style:family="text">
      <style:text-properties style:font-name="標楷體1" officeooo:rsid="241bfb8f" style:font-name-asian="標楷體1"/>
    </style:style>
    <style:style style:name="T173" style:family="text">
      <style:text-properties style:font-name="標楷體1" officeooo:rsid="24992653" style:font-name-asian="標楷體1"/>
    </style:style>
    <style:style style:name="T174" style:family="text">
      <style:text-properties style:font-name="標楷體1" officeooo:rsid="24b05b78" style:font-name-asian="標楷體1"/>
    </style:style>
    <style:style style:name="T175" style:family="text">
      <style:text-properties style:font-name="標楷體1" officeooo:rsid="0a5718ff" style:font-name-asian="標楷體1"/>
    </style:style>
    <style:style style:name="T176" style:family="text">
      <style:text-properties style:font-name="標楷體1" officeooo:rsid="24bee14a" style:font-name-asian="標楷體1"/>
    </style:style>
    <style:style style:name="T177" style:family="text">
      <style:text-properties style:font-name="標楷體1" officeooo:rsid="225cb814" style:font-name-asian="標楷體1"/>
    </style:style>
    <style:style style:name="T178" style:family="text">
      <style:text-properties style:font-name="標楷體1" officeooo:rsid="226d137c" style:font-name-asian="標楷體1"/>
    </style:style>
    <style:style style:name="T179" style:family="text">
      <style:text-properties style:font-name="標楷體1" officeooo:rsid="0a6d63ec" style:font-name-asian="標楷體1"/>
    </style:style>
    <style:style style:name="T180" style:family="text">
      <style:text-properties style:font-name="標楷體1" officeooo:rsid="17447af1" style:font-name-asian="標楷體1"/>
    </style:style>
    <style:style style:name="T181" style:family="text">
      <style:text-properties style:font-name="標楷體1" officeooo:rsid="254cd717" style:font-name-asian="標楷體1"/>
    </style:style>
    <style:style style:name="T182" style:family="text">
      <style:text-properties style:font-name="標楷體1" officeooo:rsid="1ec0176a" style:font-name-asian="標楷體1"/>
    </style:style>
    <style:style style:name="T183" style:family="text">
      <style:text-properties style:font-name="標楷體1" officeooo:rsid="25f43136" style:font-name-asian="標楷體1"/>
    </style:style>
    <style:style style:name="T184" style:family="text">
      <style:text-properties style:font-name="標楷體1" officeooo:rsid="1e0491ca" style:font-name-asian="標楷體1"/>
    </style:style>
    <style:style style:name="T185" style:family="text">
      <style:text-properties style:font-name="標楷體1" officeooo:rsid="1d9bb035" style:font-name-asian="標楷體1"/>
    </style:style>
    <style:style style:name="T186" style:family="text">
      <style:text-properties style:font-name="標楷體1" officeooo:rsid="2ffc807d" style:font-name-asian="標楷體1"/>
    </style:style>
    <style:style style:name="T187" style:family="text">
      <style:text-properties style:font-name="標楷體1" officeooo:rsid="2ffd02f2" style:font-name-asian="標楷體1"/>
    </style:style>
    <style:style style:name="T188" style:family="text">
      <style:text-properties style:font-name="標楷體1" officeooo:rsid="187f8a47" style:font-name-asian="標楷體1"/>
    </style:style>
    <style:style style:name="T189" style:family="text">
      <style:text-properties style:font-name="標楷體1" style:font-name-asian="標楷體1" style:font-name-complex="Liberation Serif1"/>
    </style:style>
    <style:style style:name="T190" style:family="text">
      <style:text-properties style:font-name="標楷體1" officeooo:rsid="2b6f314a" style:font-name-asian="標楷體1"/>
    </style:style>
    <style:style style:name="T191" style:family="text">
      <style:text-properties style:font-name="標楷體1" officeooo:rsid="22455410" style:font-name-asian="標楷體1"/>
    </style:style>
    <style:style style:name="T192" style:family="text">
      <style:text-properties style:font-name="標楷體1" officeooo:rsid="19989eca" style:font-name-asian="標楷體1"/>
    </style:style>
    <style:style style:name="T193" style:family="text">
      <style:text-properties style:font-name="標楷體1" officeooo:rsid="25fdc6ed" style:font-name-asian="標楷體1"/>
    </style:style>
    <style:style style:name="T194" style:family="text">
      <style:text-properties style:font-name="標楷體1" officeooo:rsid="267a9915" style:font-name-asian="標楷體1"/>
    </style:style>
    <style:style style:name="T195" style:family="text">
      <style:text-properties style:font-name="標楷體1"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6" style:family="text">
      <style:text-properties style:font-name="標楷體1" fo:font-size="17pt" style:text-underline-style="solid" style:text-underline-width="auto" style:text-underline-color="font-color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7" style:family="text">
      <style:text-properties style:font-name="標楷體1" fo:font-size="17pt" style:text-underline-style="solid" style:text-underline-width="auto" style:text-underline-color="font-color" fo:font-weight="bold" officeooo:rsid="20589ed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8" style:family="text">
      <style:text-properties style:font-name="標楷體1" fo:font-size="17pt" style:text-underline-style="solid" style:text-underline-width="auto" style:text-underline-color="font-color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9" style:family="text">
      <style:text-properties style:font-name="標楷體1" fo:font-size="17pt" style:text-underline-style="solid" style:text-underline-width="auto" style:text-underline-color="font-color" fo:font-weight="bold" officeooo:rsid="07ca52e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0" style:family="text">
      <style:text-properties style:font-name="標楷體1" fo:font-size="17pt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1" style:family="text">
      <style:text-properties style:font-name="標楷體1" fo:font-size="17pt" style:text-underline-style="solid" style:text-underline-width="auto" style:text-underline-color="font-color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2" style:family="text">
      <style:text-properties style:font-name="標楷體1" fo:font-size="17pt" style:text-underline-style="solid" style:text-underline-width="auto" style:text-underline-color="font-color" fo:font-weight="bold" officeooo:rsid="249fbd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3" style:family="text">
      <style:text-properties style:font-name="標楷體1" fo:font-size="17pt" style:text-underline-style="solid" style:text-underline-width="auto" style:text-underline-color="font-color" fo:font-weight="bold" officeooo:rsid="25b49b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4" style:family="text">
      <style:text-properties style:font-name="標楷體1" fo:font-size="17pt" style:text-underline-style="solid" style:text-underline-width="auto" style:text-underline-color="font-color" fo:font-weight="bold" officeooo:rsid="1ec017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5" style:family="text">
      <style:text-properties style:font-name="標楷體1" fo:font-size="17pt" style:text-underline-style="solid" style:text-underline-width="auto" style:text-underline-color="font-color" fo:font-weight="bold" officeooo:rsid="25f431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6" style:family="text">
      <style:text-properties style:font-name="標楷體1" fo:font-size="17pt" style:text-underline-style="solid" style:text-underline-width="auto" style:text-underline-color="font-color" fo:font-weight="bold" officeooo:rsid="07ecdc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7" style:family="text">
      <style:text-properties style:font-name="標楷體1" fo:font-size="17pt" style:text-underline-style="solid" style:text-underline-width="auto" style:text-underline-color="font-color" fo:font-weight="bold" officeooo:rsid="112c2b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8" style:family="text">
      <style:text-properties style:font-name="標楷體1" fo:font-size="17pt" style:text-underline-style="solid" style:text-underline-width="auto" style:text-underline-color="font-color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9" style:family="text">
      <style:text-properties style:font-name="標楷體1" fo:font-size="17pt" style:text-underline-style="solid" style:text-underline-width="auto" style:text-underline-color="font-color" fo:font-weight="bold" officeooo:rsid="123cee5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0" style:family="text">
      <style:text-properties style:font-name="標楷體1" fo:font-size="17pt" style:text-underline-style="solid" style:text-underline-width="auto" style:text-underline-color="font-color" fo:font-weight="bold" officeooo:rsid="1f9386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1" style:family="text">
      <style:text-properties style:font-name="標楷體1" fo:font-size="17pt" style:text-underline-style="solid" style:text-underline-width="auto" style:text-underline-color="font-color" fo:font-weight="bold" officeooo:rsid="274cae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2" style:family="text">
      <style:text-properties style:font-name="標楷體1" fo:font-size="17pt" style:text-underline-style="solid" style:text-underline-width="auto" style:text-underline-color="font-color" fo:font-weight="bold" officeooo:rsid="249989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3" style:family="text">
      <style:text-properties style:font-name="標楷體1" fo:font-size="17pt" style:text-underline-style="solid" style:text-underline-width="auto" style:text-underline-color="font-color" fo:font-weight="bold" officeooo:rsid="0a5718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4" style:family="text">
      <style:text-properties style:font-name="標楷體1"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215" style:family="text">
      <style:text-properties style:font-name="標楷體1" fo:font-size="17pt" style:text-underline-style="solid" style:text-underline-width="auto" style:text-underline-color="font-color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216" style:family="text">
      <style:text-properties style:font-name="標楷體1" fo:font-size="17pt" style:text-underline-style="solid" style:text-underline-width="auto" style:text-underline-color="font-color" fo:font-weight="bold" officeooo:rsid="0a5718ff" style:font-name-asian="標楷體1" style:font-size-asian="17pt" style:language-asian="zh" style:country-asian="TW" style:font-weight-asian="bold" style:font-size-complex="17pt" style:font-weight-complex="bold"/>
    </style:style>
    <style:style style:name="T217" style:family="text">
      <style:text-properties style:font-name="標楷體1" fo:font-size="17pt" style:text-underline-style="solid" style:text-underline-width="auto" style:text-underline-color="font-color" fo:font-weight="bold" officeooo:rsid="07ca52e4" style:font-name-asian="標楷體1" style:font-size-asian="17pt" style:language-asian="zh" style:country-asian="TW" style:font-weight-asian="bold" style:font-size-complex="17pt" style:font-weight-complex="bold"/>
    </style:style>
    <style:style style:name="T218" style:family="text">
      <style:text-properties style:font-name="標楷體1" fo:font-size="17pt" style:text-underline-style="solid" style:text-underline-width="auto" style:text-underline-color="font-color" fo:font-weight="bold" officeooo:rsid="146a7620" style:font-name-asian="標楷體1" style:font-size-asian="17pt" style:language-asian="zh" style:country-asian="TW" style:font-weight-asian="bold" style:font-size-complex="17pt" style:font-weight-complex="bold"/>
    </style:style>
    <style:style style:name="T219" style:family="text">
      <style:text-properties style:font-name="標楷體1" fo:font-size="17pt" style:text-underline-style="solid" style:text-underline-width="auto" style:text-underline-color="font-color" fo:font-weight="bold" officeooo:rsid="0a7edee9" style:font-size-asian="17pt" style:language-asian="zh" style:country-asian="TW" style:font-weight-asian="bold" style:font-name-complex="標楷體" style:font-size-complex="17pt" style:font-weight-complex="bold"/>
    </style:style>
    <style:style style:name="T220" style:family="text">
      <style:text-properties style:font-name="標楷體1" fo:font-size="17pt" style:text-underline-style="solid" style:text-underline-width="auto" style:text-underline-color="font-color" officeooo:rsid="0a7edee9" style:font-name-asian="標楷體1" style:font-size-asian="17pt" style:language-asian="zh" style:country-asian="TW" style:font-name-complex="標楷體" style:font-size-complex="17pt"/>
    </style:style>
    <style:style style:name="T221" style:family="text">
      <style:text-properties style:font-name="標楷體1" fo:font-size="17pt" style:text-underline-style="solid" style:text-underline-width="auto" style:text-underline-color="font-color" officeooo:rsid="114556d7" style:font-name-asian="標楷體1" style:font-size-asian="17pt" style:language-asian="zh" style:country-asian="TW" style:font-name-complex="標楷體" style:font-size-complex="17pt"/>
    </style:style>
    <style:style style:name="T222" style:family="text">
      <style:text-properties style:font-name="標楷體1" fo:font-size="17pt" style:text-underline-style="none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223" style:family="text">
      <style:text-properties style:font-name="標楷體1" fo:font-size="17pt" style:text-underline-style="none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224" style:family="text">
      <style:text-properties style:font-name="標楷體1" fo:font-size="17pt" style:text-underline-style="none" fo:font-weight="bold" officeooo:rsid="1f6e1a72" style:font-name-asian="標楷體1" style:font-size-asian="17pt" style:language-asian="zh" style:country-asian="TW" style:font-weight-asian="bold" style:font-size-complex="17pt" style:font-weight-complex="bold"/>
    </style:style>
    <style:style style:name="T225" style:family="text">
      <style:text-properties style:font-name="標楷體1" fo:font-size="17pt" style:text-underline-style="none" fo:font-weight="bold" officeooo:rsid="1fd7736a" style:font-name-asian="標楷體1" style:font-size-asian="17pt" style:language-asian="zh" style:country-asian="TW" style:font-weight-asian="bold" style:font-size-complex="17pt" style:font-weight-complex="bold"/>
    </style:style>
    <style:style style:name="T226" style:family="text">
      <style:text-properties style:font-name="標楷體1" fo:font-size="17pt" style:text-underline-style="none" fo:font-weight="bold" officeooo:rsid="201e0114" style:font-name-asian="標楷體1" style:font-size-asian="17pt" style:language-asian="zh" style:country-asian="TW" style:font-weight-asian="bold" style:font-size-complex="17pt" style:font-weight-complex="bold"/>
    </style:style>
    <style:style style:name="T227" style:family="text">
      <style:text-properties style:font-name="標楷體1" fo:font-size="17pt" style:text-underline-style="none" fo:font-weight="bold" officeooo:rsid="0a5718ff" style:font-name-asian="標楷體1" style:font-size-asian="17pt" style:language-asian="zh" style:country-asian="TW" style:font-weight-asian="bold" style:font-size-complex="17pt" style:font-weight-complex="bold"/>
    </style:style>
    <style:style style:name="T228" style:family="text">
      <style:text-properties style:font-name="標楷體1" fo:font-size="17pt" style:text-underline-style="none" fo:font-weight="bold" officeooo:rsid="21e45484" style:font-name-asian="標楷體1" style:font-size-asian="17pt" style:language-asian="zh" style:country-asian="TW" style:font-weight-asian="bold" style:font-size-complex="17pt" style:font-weight-complex="bold"/>
    </style:style>
    <style:style style:name="T229" style:family="text">
      <style:text-properties style:font-name="標楷體1" fo:font-size="17pt" style:text-underline-style="none" fo:font-weight="bold" officeooo:rsid="1b0b1f3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0" style:family="text">
      <style:text-properties style:font-name="標楷體1" fo:font-size="17pt" style:text-underline-style="none" fo:font-weight="bold" officeooo:rsid="16cf43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1" style:family="text">
      <style:text-properties style:font-name="標楷體1" fo:font-size="17pt" style:text-underline-style="none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2" style:family="text">
      <style:text-properties style:font-name="標楷體1" fo:font-size="17pt" style:text-underline-style="none" fo:font-weight="bold" officeooo:rsid="25f431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3" style:family="text">
      <style:text-properties style:font-name="標楷體1" fo:font-size="17pt" style:text-underline-style="none" fo:font-weight="bold" officeooo:rsid="247439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4" style:family="text">
      <style:text-properties style:font-name="標楷體1" fo:font-size="17pt" style:text-underline-style="none" fo:font-weight="bold" officeooo:rsid="1e1a5716" style:font-name-asian="標楷體1" style:font-size-asian="17pt" style:language-asian="zh" style:country-asian="TW" style:font-weight-asian="bold" style:font-name-complex="Mangal1" style:font-size-complex="17pt" style:font-weight-complex="bold"/>
    </style:style>
    <style:style style:name="T235" style:family="text">
      <style:text-properties style:font-name="標楷體1" fo:font-size="17pt" style:text-underline-style="none" fo:font-weight="bold" officeooo:rsid="0a5718ff" style:font-name-asian="標楷體1" style:font-size-asian="17pt" style:language-asian="zh" style:country-asian="TW" style:font-weight-asian="bold" style:font-name-complex="Mangal1" style:font-size-complex="17pt" style:font-weight-complex="bold"/>
    </style:style>
    <style:style style:name="T236" style:family="text">
      <style:text-properties style:font-name="標楷體1" fo:font-size="17pt" style:text-underline-style="none" fo:font-weight="bold" officeooo:rsid="1af91374" style:font-name-asian="標楷體1" style:font-size-asian="17pt" style:language-asian="zh" style:country-asian="TW" style:font-weight-asian="bold" style:font-name-complex="Mangal1" style:font-size-complex="17pt" style:font-weight-complex="bold"/>
    </style:style>
    <style:style style:name="T237" style:family="text">
      <style:text-properties style:font-name="標楷體1" fo:font-size="17pt" style:text-underline-style="none" fo:font-weight="bold" officeooo:rsid="1afa3e23" style:font-name-asian="標楷體1" style:font-size-asian="17pt" style:language-asian="zh" style:country-asian="TW" style:font-weight-asian="bold" style:font-name-complex="Mangal1" style:font-size-complex="17pt" style:font-weight-complex="bold"/>
    </style:style>
    <style:style style:name="T238" style:family="text">
      <style:text-properties style:font-name="標楷體1" fo:font-size="17pt" style:text-underline-style="none" fo:font-weight="bold" officeooo:rsid="190ace04" style:font-name-asian="標楷體1" style:font-size-asian="17pt" style:language-asian="zh" style:country-asian="TW" style:font-weight-asian="bold" style:font-name-complex="Mangal1" style:font-size-complex="17pt" style:font-weight-complex="bold"/>
    </style:style>
    <style:style style:name="T239" style:family="text">
      <style:text-properties style:font-name="標楷體1" fo:font-size="17pt" style:text-underline-style="none" fo:font-weight="bold" officeooo:rsid="0a7edee9" style:font-name-asian="標楷體1" style:font-size-asian="17pt" style:language-asian="zh" style:country-asian="TW" style:font-weight-asian="bold" style:font-name-complex="Mangal1" style:font-size-complex="17pt" style:font-weight-complex="bold"/>
    </style:style>
    <style:style style:name="T240" style:family="text">
      <style:text-properties style:font-name="標楷體1"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1" style:family="text">
      <style:text-properties style:font-name="標楷體1"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2" style:family="text">
      <style:text-properties style:font-name="標楷體1" fo:font-size="17pt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3" style:family="text">
      <style:text-properties style:font-name="標楷體1" fo:font-size="17pt" fo:font-weight="bold" officeooo:rsid="07e27b9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4" style:family="text">
      <style:text-properties style:font-name="標楷體1" fo:font-size="17pt" fo:font-weight="bold" officeooo:rsid="265953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5" style:family="text">
      <style:text-properties style:font-name="標楷體1" fo:font-size="17pt" fo:font-weight="bold" officeooo:rsid="230528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6" style:family="text">
      <style:text-properties style:font-name="標楷體1" fo:font-size="17pt" fo:font-weight="bold" officeooo:rsid="25b856a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7" style:family="text">
      <style:text-properties style:font-name="標楷體1"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8" style:family="text">
      <style:text-properties style:font-name="標楷體1" fo:font-size="17pt" fo:font-weight="bold" officeooo:rsid="07ecdc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9" style:family="text">
      <style:text-properties style:font-name="標楷體1" fo:font-size="17pt" fo:font-weight="bold" officeooo:rsid="112c2b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0" style:family="text">
      <style:text-properties style:font-name="標楷體1" fo:font-size="17pt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1" style:family="text">
      <style:text-properties style:font-name="標楷體1" fo:font-size="17pt" fo:font-weight="bold" officeooo:rsid="1f9386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2" style:family="text">
      <style:text-properties style:font-name="標楷體1" fo:font-size="17pt" fo:font-weight="bold" officeooo:rsid="249989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3" style:family="text">
      <style:text-properties style:font-name="標楷體1" fo:font-size="17pt" fo:font-weight="bold" officeooo:rsid="13669725" style:font-name-asian="標楷體1" style:font-size-asian="17pt" style:language-asian="zh" style:country-asian="TW" style:font-weight-asian="bold" style:font-name-complex="Mangal1" style:font-size-complex="17pt" style:font-weight-complex="bold"/>
    </style:style>
    <style:style style:name="T254" style:family="text">
      <style:text-properties style:font-name="標楷體1" fo:font-size="17pt" fo:font-weight="bold" officeooo:rsid="19087919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255" style:family="text">
      <style:text-properties style:font-name="標楷體1" fo:font-size="17pt" fo:font-weight="bold" officeooo:rsid="1a26c607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256" style:family="text">
      <style:text-properties style:font-name="標楷體1" fo:font-size="17pt" fo:font-weight="bold" officeooo:rsid="0a7edee9" style:font-size-asian="17pt" style:language-asian="zh" style:country-asian="TW" style:font-weight-asian="bold" style:font-name-complex="標楷體" style:font-size-complex="17pt" style:font-weight-complex="bold"/>
    </style:style>
    <style:style style:name="T257" style:family="text">
      <style:text-properties style:font-name="標楷體1" fo:font-size="17pt" officeooo:rsid="0a7edee9" style:font-name-asian="標楷體1" style:font-size-asian="17pt" style:language-asian="zh" style:country-asian="TW" style:font-name-complex="標楷體" style:font-size-complex="17pt"/>
    </style:style>
    <style:style style:name="T258" style:family="text">
      <style:text-properties style:font-name="標楷體1" fo:font-size="17pt" officeooo:rsid="114556d7" style:font-name-asian="標楷體1" style:font-size-asian="17pt" style:language-asian="zh" style:country-asian="TW" style:font-name-complex="標楷體" style:font-size-complex="17pt"/>
    </style:style>
    <style:style style:name="T259" style:family="text">
      <style:text-properties style:font-name="標楷體1" style:text-underline-style="none" style:font-name-asian="標楷體1"/>
    </style:style>
    <style:style style:name="T260" style:family="text">
      <style:text-properties style:font-name="標楷體1" style:text-underline-style="none" officeooo:rsid="1c9fb9ca" style:font-name-asian="標楷體1"/>
    </style:style>
    <style:style style:name="T261" style:family="text">
      <style:text-properties style:font-name="標楷體1" style:text-underline-style="none" officeooo:rsid="08476271" style:font-name-asian="標楷體1"/>
    </style:style>
    <style:style style:name="T262" style:family="text">
      <style:text-properties style:font-name="標楷體1" style:text-underline-style="none" officeooo:rsid="1f6c9a7b" style:font-name-asian="標楷體1"/>
    </style:style>
    <style:style style:name="T263" style:family="text">
      <style:text-properties style:font-name="標楷體1" style:text-underline-style="none" officeooo:rsid="10333e1b" style:font-name-asian="標楷體1"/>
    </style:style>
    <style:style style:name="T264" style:family="text">
      <style:text-properties style:font-name="標楷體1" style:text-underline-style="none" officeooo:rsid="20b0c621" style:font-name-asian="標楷體1"/>
    </style:style>
    <style:style style:name="T265" style:family="text">
      <style:text-properties style:font-name="標楷體1" style:text-underline-style="none" officeooo:rsid="1f9386ea" style:font-name-asian="標楷體1"/>
    </style:style>
    <style:style style:name="T266" style:family="text">
      <style:text-properties style:font-name="標楷體1" style:text-underline-style="none" officeooo:rsid="211e438e" style:font-name-asian="標楷體1"/>
    </style:style>
    <style:style style:name="T267" style:family="text">
      <style:text-properties style:font-name="標楷體1" style:text-underline-style="none" officeooo:rsid="211d7689" style:font-name-asian="標楷體1"/>
    </style:style>
    <style:style style:name="T268" style:family="text">
      <style:text-properties style:font-name="標楷體1" style:text-underline-style="none" officeooo:rsid="2659534a" style:font-name-asian="標楷體1"/>
    </style:style>
    <style:style style:name="T269" style:family="text">
      <style:text-properties style:font-name="標楷體1" style:text-underline-style="none" officeooo:rsid="0a7edee9" style:font-name-asian="標楷體1"/>
    </style:style>
    <style:style style:name="T270" style:family="text">
      <style:text-properties style:font-name="標楷體1" style:text-underline-style="none" officeooo:rsid="2da833a7" style:font-name-asian="標楷體1"/>
    </style:style>
    <style:style style:name="T271" style:family="text">
      <style:text-properties style:font-name="標楷體1" style:text-underline-style="none" officeooo:rsid="0679415e" style:font-name-asian="標楷體1"/>
    </style:style>
    <style:style style:name="T272" style:family="text">
      <style:text-properties style:font-name="標楷體1" style:text-underline-style="none" officeooo:rsid="141cb316" style:font-name-asian="標楷體1"/>
    </style:style>
    <style:style style:name="T273" style:family="text">
      <style:text-properties style:font-name="標楷體1" style:text-underline-style="none" officeooo:rsid="2d0cc977" style:font-name-asian="標楷體1"/>
    </style:style>
    <style:style style:name="T274" style:family="text">
      <style:text-properties style:font-name="標楷體1" style:text-underline-style="none" style:font-name-asian="標楷體1" style:font-name-complex="標楷體"/>
    </style:style>
    <style:style style:name="T275" style:family="text">
      <style:text-properties style:font-name="標楷體1" style:text-underline-style="none" officeooo:rsid="24743952" style:font-name-asian="標楷體1" style:font-name-complex="標楷體"/>
    </style:style>
    <style:style style:name="T276" style:family="text">
      <style:text-properties style:font-name="標楷體1" style:text-underline-style="none" officeooo:rsid="2cd378be" style:font-name-asian="標楷體1"/>
    </style:style>
    <style:style style:name="T277" style:family="text">
      <style:text-properties style:font-name="標楷體1" style:text-underline-style="none" officeooo:rsid="225cb814" style:font-name-asian="標楷體1"/>
    </style:style>
    <style:style style:name="T278" style:family="text">
      <style:text-properties style:font-name="標楷體1" style:text-underline-style="none" officeooo:rsid="1231e459" style:font-name-asian="標楷體1"/>
    </style:style>
    <style:style style:name="T279" style:family="text">
      <style:text-properties style:font-name="標楷體1" style:text-underline-style="none" officeooo:rsid="187f8a47" style:font-name-asian="標楷體1"/>
    </style:style>
    <style:style style:name="T280" style:family="text">
      <style:text-properties style:font-name="標楷體1" style:text-underline-style="none" officeooo:rsid="279b624d" style:font-name-asian="標楷體1"/>
    </style:style>
    <style:style style:name="T281" style:family="text">
      <style:text-properties style:font-name="標楷體1" officeooo:rsid="0a7edee9"/>
    </style:style>
    <style:style style:name="T282" style:family="text">
      <style:text-properties style:font-name="標楷體1" officeooo:rsid="1f9386ea"/>
    </style:style>
    <style:style style:name="T283" style:family="text">
      <style:text-properties style:font-name="標楷體1" officeooo:rsid="23689867"/>
    </style:style>
    <style:style style:name="T284" style:family="text">
      <style:text-properties style:font-name="標楷體1" officeooo:rsid="1f6c0774"/>
    </style:style>
    <style:style style:name="T285" style:family="text">
      <style:text-properties style:font-name="標楷體1" officeooo:rsid="1fb038e1"/>
    </style:style>
    <style:style style:name="T286" style:family="text">
      <style:text-properties style:font-name="標楷體1" officeooo:rsid="1c9fb9ca"/>
    </style:style>
    <style:style style:name="T287" style:family="text">
      <style:text-properties style:font-name="標楷體1" officeooo:rsid="20c4ddfb"/>
    </style:style>
    <style:style style:name="T288" style:family="text">
      <style:text-properties style:font-name="標楷體1" officeooo:rsid="2af8317e"/>
    </style:style>
    <style:style style:name="T289" style:family="text">
      <style:text-properties style:font-name="標楷體1" officeooo:rsid="2659534a"/>
    </style:style>
    <style:style style:name="T290" style:family="text">
      <style:text-properties style:font-name="標楷體1" officeooo:rsid="21aaf47d"/>
    </style:style>
    <style:style style:name="T291" style:family="text">
      <style:text-properties style:font-name="標楷體1" officeooo:rsid="221a19f1"/>
    </style:style>
    <style:style style:name="T292" style:family="text">
      <style:text-properties style:font-name="標楷體1" officeooo:rsid="249929dd"/>
    </style:style>
    <style:style style:name="T293" style:family="text">
      <style:text-properties style:font-name="標楷體1" officeooo:rsid="2000a45f"/>
    </style:style>
    <style:style style:name="T294" style:family="text">
      <style:text-properties style:font-name="標楷體1" fo:font-style="normal" style:text-underline-style="solid" style:text-underline-width="auto" style:text-underline-color="font-color" officeooo:rsid="2000a45f" style:font-style-asian="normal" style:font-style-complex="normal"/>
    </style:style>
    <style:style style:name="T295" style:family="text">
      <style:text-properties style:font-name="標楷體1" fo:font-style="normal" style:text-underline-style="solid" style:text-underline-width="auto" style:text-underline-color="font-color" officeooo:rsid="24752448" style:font-style-asian="normal" style:font-style-complex="normal"/>
    </style:style>
    <style:style style:name="T296" style:family="text">
      <style:text-properties style:font-name="標楷體1" fo:font-style="normal" style:text-underline-style="solid" style:text-underline-width="auto" style:text-underline-color="font-color" officeooo:rsid="2e2d83da" style:font-name-asian="標楷體1" style:font-style-asian="normal" style:font-name-complex="標楷體" style:font-style-complex="normal"/>
    </style:style>
    <style:style style:name="T297" style:family="text">
      <style:text-properties style:font-name="標楷體1" officeooo:rsid="2ac78197"/>
    </style:style>
    <style:style style:name="T298" style:family="text">
      <style:text-properties style:font-name="標楷體1" officeooo:rsid="30f52789"/>
    </style:style>
    <style:style style:name="T299" style:family="text">
      <style:text-properties style:font-name="標楷體1" officeooo:rsid="299c8838"/>
    </style:style>
    <style:style style:name="T300" style:family="text">
      <style:text-properties style:font-name="標楷體1" officeooo:rsid="299d33fa"/>
    </style:style>
    <style:style style:name="T301" style:family="text">
      <style:text-properties style:font-name="標楷體1" officeooo:rsid="25d4161e"/>
    </style:style>
    <style:style style:name="T302" style:family="text">
      <style:text-properties style:font-name="標楷體1" officeooo:rsid="3b049f57"/>
    </style:style>
    <style:style style:name="T303" style:family="text">
      <style:text-properties style:font-name="標楷體1" officeooo:rsid="3b283ca3"/>
    </style:style>
    <style:style style:name="T304" style:family="text">
      <style:text-properties style:font-name="標楷體1" officeooo:rsid="133bbf48"/>
    </style:style>
    <style:style style:name="T305" style:family="text">
      <style:text-properties style:font-name="標楷體1" officeooo:rsid="114556d7"/>
    </style:style>
    <style:style style:name="T306" style:family="text">
      <style:text-properties style:font-name="標楷體1" officeooo:rsid="13669725" style:font-name-complex="Mangal1"/>
    </style:style>
    <style:style style:name="T307" style:family="text">
      <style:text-properties style:font-name="標楷體1" style:font-name-complex="標楷體"/>
    </style:style>
    <style:style style:name="T308" style:family="text">
      <style:text-properties style:font-name="標楷體1" officeooo:rsid="0a7edee9" style:font-name-complex="標楷體"/>
    </style:style>
    <style:style style:name="T309" style:family="text">
      <style:text-properties style:font-name="標楷體1" officeooo:rsid="2142cd30" style:font-name-complex="標楷體"/>
    </style:style>
    <style:style style:name="T310" style:family="text">
      <style:text-properties style:font-name="標楷體1" officeooo:rsid="221126fb"/>
    </style:style>
    <style:style style:name="T311" style:family="text">
      <style:text-properties style:font-name-asian="標楷體1"/>
    </style:style>
    <style:style style:name="T312" style:family="text">
      <style:text-properties officeooo:rsid="22455410" style:font-name-asian="標楷體1"/>
    </style:style>
    <style:style style:name="T313" style:family="text">
      <style:text-properties officeooo:rsid="1c9fb9ca" style:font-name-asian="標楷體1"/>
    </style:style>
    <style:style style:name="T314" style:family="text">
      <style:text-properties officeooo:rsid="1c90e499" style:font-name-asian="標楷體1"/>
    </style:style>
    <style:style style:name="T315" style:family="text">
      <style:text-properties style:font-name-asian="標楷體1" style:font-name-complex="標楷體"/>
    </style:style>
    <style:style style:name="T316" style:family="text">
      <style:text-properties officeooo:rsid="12306769" style:font-name-asian="標楷體1" style:font-name-complex="標楷體"/>
    </style:style>
    <style:style style:name="T317" style:family="text">
      <style:text-properties officeooo:rsid="0e9f5f17" style:font-name-asian="標楷體1" style:font-name-complex="標楷體"/>
    </style:style>
    <style:style style:name="T318" style:family="text">
      <style:text-properties officeooo:rsid="17cb7444" style:font-name-asian="標楷體1" style:font-name-complex="標楷體"/>
    </style:style>
    <style:style style:name="T319" style:family="text">
      <style:text-properties officeooo:rsid="13fbfca5" style:font-name-asian="標楷體1" style:font-name-complex="標楷體"/>
    </style:style>
    <style:style style:name="T320" style:family="text">
      <style:text-properties officeooo:rsid="0a7edee9" style:font-name-asian="標楷體1" style:font-name-complex="標楷體"/>
    </style:style>
    <style:style style:name="T321" style:family="text">
      <style:text-properties officeooo:rsid="24ffe503" style:font-name-asian="標楷體1" style:font-name-complex="標楷體"/>
    </style:style>
    <style:style style:name="T322" style:family="text">
      <style:text-properties officeooo:rsid="2da833a7" style:font-name-asian="標楷體1" style:font-name-complex="標楷體"/>
    </style:style>
    <style:style style:name="T323" style:family="text">
      <style:text-properties officeooo:rsid="22961a9d" style:font-name-asian="標楷體1" style:font-name-complex="標楷體"/>
    </style:style>
    <style:style style:name="T324" style:family="text">
      <style:text-properties officeooo:rsid="2b6f314a" style:font-name-asian="標楷體1" style:font-name-complex="標楷體"/>
    </style:style>
    <style:style style:name="T325" style:family="text">
      <style:text-properties officeooo:rsid="24dd36f8" style:font-name-asian="標楷體1" style:font-name-complex="標楷體"/>
    </style:style>
    <style:style style:name="T326" style:family="text">
      <style:text-properties officeooo:rsid="2d160841" style:font-name-asian="標楷體1" style:font-name-complex="標楷體"/>
    </style:style>
    <style:style style:name="T327" style:family="text">
      <style:text-properties officeooo:rsid="232691ac" style:font-name-asian="標楷體1" style:font-name-complex="標楷體"/>
    </style:style>
    <style:style style:name="T328" style:family="text">
      <style:text-properties officeooo:rsid="18b3759d" style:font-name-asian="標楷體1" style:font-name-complex="標楷體"/>
    </style:style>
    <style:style style:name="T329" style:family="text">
      <style:text-properties officeooo:rsid="2d0cc977" style:font-name-asian="標楷體1" style:font-name-complex="標楷體"/>
    </style:style>
    <style:style style:name="T330" style:family="text">
      <style:text-properties officeooo:rsid="2e2d83da" style:font-name-asian="標楷體1" style:font-name-complex="標楷體"/>
    </style:style>
    <style:style style:name="T331" style:family="text">
      <style:text-properties officeooo:rsid="2af8317e" style:font-name-asian="標楷體1" style:font-name-complex="標楷體"/>
    </style:style>
    <style:style style:name="T332" style:family="text">
      <style:text-properties officeooo:rsid="2a7436df" style:font-name-asian="標楷體1" style:font-name-complex="標楷體"/>
    </style:style>
    <style:style style:name="T333" style:family="text">
      <style:text-properties officeooo:rsid="2ba0237c" style:font-name-asian="標楷體1" style:font-name-complex="標楷體"/>
    </style:style>
    <style:style style:name="T334" style:family="text">
      <style:text-properties officeooo:rsid="2edf004c" style:font-name-asian="標楷體1" style:font-name-complex="標楷體"/>
    </style:style>
    <style:style style:name="T335" style:family="text">
      <style:text-properties officeooo:rsid="2f44881c" style:font-name-asian="標楷體1" style:font-name-complex="標楷體"/>
    </style:style>
    <style:style style:name="T336" style:family="text">
      <style:text-properties officeooo:rsid="25db12bd" style:font-name-asian="標楷體1" style:font-name-complex="標楷體"/>
    </style:style>
    <style:style style:name="T337" style:family="text">
      <style:text-properties officeooo:rsid="0d786957" style:font-name-asian="標楷體1" style:font-name-complex="標楷體"/>
    </style:style>
    <style:style style:name="T338" style:family="text">
      <style:text-properties officeooo:rsid="1049d784" style:font-name-asian="標楷體1" style:font-name-complex="標楷體"/>
    </style:style>
    <style:style style:name="T339" style:family="text">
      <style:text-properties officeooo:rsid="2f7a955a" style:font-name-asian="標楷體1" style:font-name-complex="標楷體"/>
    </style:style>
    <style:style style:name="T340" style:family="text">
      <style:text-properties officeooo:rsid="322081d5" style:font-name-asian="標楷體1" style:font-name-complex="標楷體"/>
    </style:style>
    <style:style style:name="T341" style:family="text">
      <style:text-properties officeooo:rsid="18800940" style:font-name-asian="標楷體1" style:font-name-complex="標楷體"/>
    </style:style>
    <style:style style:name="T342" style:family="text">
      <style:text-properties officeooo:rsid="1f6c0774" style:font-name-asian="標楷體1"/>
    </style:style>
    <style:style style:name="T343" style:family="text">
      <style:text-properties officeooo:rsid="18800940" style:font-name-asian="標楷體1"/>
    </style:style>
    <style:style style:name="T344" style:family="text">
      <style:text-properties officeooo:rsid="23613ae9" style:font-name-asian="標楷體1"/>
    </style:style>
    <style:style style:name="T345" style:family="text">
      <style:text-properties officeooo:rsid="0a7edee9" style:font-name-asian="標楷體1"/>
    </style:style>
    <style:style style:name="T346" style:family="text">
      <style:text-properties officeooo:rsid="2da833a7" style:font-name-asian="標楷體1"/>
    </style:style>
    <style:style style:name="T347" style:family="text">
      <style:text-properties officeooo:rsid="17cb7444" style:font-name-asian="標楷體1"/>
    </style:style>
    <style:style style:name="T348" style:family="text">
      <style:text-properties officeooo:rsid="1c752bcf" style:font-name-asian="標楷體1"/>
    </style:style>
    <style:style style:name="T349" style:family="text">
      <style:text-properties officeooo:rsid="24ffe503" style:font-name-asian="標楷體1"/>
    </style:style>
    <style:style style:name="T350" style:family="text">
      <style:text-properties officeooo:rsid="2d0cc977" style:font-name-asian="標楷體1"/>
    </style:style>
    <style:style style:name="T351" style:family="text">
      <style:text-properties officeooo:rsid="254b39c8" style:font-name-asian="標楷體1"/>
    </style:style>
    <style:style style:name="T352" style:family="text">
      <style:text-properties officeooo:rsid="2e6d9e00" style:font-name-asian="標楷體1"/>
    </style:style>
    <style:style style:name="T353" style:family="text">
      <style:text-properties officeooo:rsid="1df7a400" style:font-name-asian="標楷體1"/>
    </style:style>
    <style:style style:name="T354" style:family="text">
      <style:text-properties officeooo:rsid="1c52c4e0" style:font-name-asian="標楷體1"/>
    </style:style>
    <style:style style:name="T355" style:family="text">
      <style:text-properties officeooo:rsid="2f78e5ce" style:font-name-asian="標楷體1"/>
    </style:style>
    <style:style style:name="T356" style:family="text">
      <style:text-properties officeooo:rsid="1e0491ca" style:font-name-asian="標楷體1"/>
    </style:style>
    <style:style style:name="T357" style:family="text">
      <style:text-properties officeooo:rsid="24743952" style:font-name-asian="標楷體1"/>
    </style:style>
    <style:style style:name="T358" style:family="text">
      <style:text-properties fo:font-size="17pt" style:text-underline-style="none" fo:font-weight="bold" officeooo:rsid="1f6e1a72" style:font-name-asian="標楷體1" style:font-size-asian="17pt" style:language-asian="zh" style:country-asian="TW" style:font-weight-asian="bold" style:font-size-complex="17pt" style:font-weight-complex="bold"/>
    </style:style>
    <style:style style:name="T359" style:family="text">
      <style:text-properties fo:font-size="17pt" style:text-underline-style="none" fo:font-weight="bold" officeooo:rsid="30bfac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0" style:family="text">
      <style:text-properties fo:font-size="17pt" style:text-underline-style="none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1" style:family="text">
      <style:text-properties fo:font-size="17pt" style:text-underline-style="none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2" style:family="text">
      <style:text-properties fo:font-size="17pt" style:text-underline-style="none" officeooo:rsid="2abfd6b0" style:font-name-asian="標楷體1" style:font-size-asian="17pt" style:language-asian="zh" style:country-asian="TW" style:font-name-complex="標楷體" style:font-size-complex="17pt"/>
    </style:style>
    <style:style style:name="T363" style:family="text">
      <style:text-properties fo:font-size="17pt" style:text-underline-style="none" officeooo:rsid="17cb7444" style:font-name-asian="標楷體1" style:font-size-asian="17pt" style:language-asian="zh" style:country-asian="TW" style:font-name-complex="標楷體" style:font-size-complex="17pt"/>
    </style:style>
    <style:style style:name="T364" style:family="text">
      <style:text-properties fo:font-size="17pt" style:text-underline-style="none" officeooo:rsid="273177a8" style:font-name-asian="標楷體1" style:font-size-asian="17pt" style:language-asian="zh" style:country-asian="TW" style:font-name-complex="標楷體" style:font-size-complex="17pt"/>
    </style:style>
    <style:style style:name="T365" style:family="text">
      <style:text-properties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6" style:family="text">
      <style:text-properties fo:font-size="17pt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7" style:family="text">
      <style:text-properties fo:font-size="17pt" fo:font-weight="bold" officeooo:rsid="106f552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8" style:family="text">
      <style:text-properties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9" style:family="text">
      <style:text-properties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0" style:family="text">
      <style:text-properties fo:font-size="17pt" fo:font-weight="bold" officeooo:rsid="2d0cc9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1" style:family="text">
      <style:text-properties fo:font-size="17pt" fo:font-weight="bold" officeooo:rsid="15e810e7" style:font-size-asian="17pt" style:language-asian="zh" style:country-asian="TW" style:font-weight-asian="bold" style:font-name-complex="標楷體" style:font-size-complex="17pt" style:font-weight-complex="bold"/>
    </style:style>
    <style:style style:name="T372" style:family="text">
      <style:text-properties fo:font-size="17pt" style:text-underline-style="solid" style:text-underline-width="auto" style:text-underline-color="font-color" fo:font-weight="bold" officeooo:rsid="30bfac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3" style:family="text">
      <style:text-properties fo:font-size="17pt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4" style:family="text">
      <style:text-properties fo:font-size="17pt" style:text-underline-style="solid" style:text-underline-width="auto" style:text-underline-color="font-color" fo:font-weight="bold" officeooo:rsid="1d48433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5" style:family="text">
      <style:text-properties fo:font-size="17pt" style:text-underline-style="solid" style:text-underline-width="auto" style:text-underline-color="font-color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6" style:family="text">
      <style:text-properties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7" style:family="text">
      <style:text-properties fo:font-size="17pt" style:text-underline-style="solid" style:text-underline-width="auto" style:text-underline-color="font-color" fo:font-weight="bold" officeooo:rsid="1b0b1f3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8" style:family="text">
      <style:text-properties officeooo:rsid="23613ae9"/>
    </style:style>
    <style:style style:name="T379" style:family="text">
      <style:text-properties style:use-window-font-color="true"/>
    </style:style>
    <style:style style:name="T380" style:family="text">
      <style:text-properties style:use-window-font-color="true" style:font-name="標楷體1" style:text-underline-style="solid" style:text-underline-width="auto" style:text-underline-color="font-color" officeooo:rsid="201324f8" style:font-name-asian="標楷體1"/>
    </style:style>
    <style:style style:name="T381" style:family="text">
      <style:text-properties style:use-window-font-color="true" style:font-name="標楷體1" officeooo:rsid="1f9386ea" style:font-name-asian="標楷體1"/>
    </style:style>
    <style:style style:name="T382" style:family="text">
      <style:text-properties style:use-window-font-color="true" style:font-name="標楷體1" officeooo:rsid="24743952" style:font-name-asian="標楷體1"/>
    </style:style>
    <style:style style:name="T383" style:family="text">
      <style:text-properties style:use-window-font-color="true" style:font-name="標楷體1" officeooo:rsid="0a7edee9" style:font-name-asian="標楷體1"/>
    </style:style>
    <style:style style:name="T384" style:family="text">
      <style:text-properties style:use-window-font-color="true" style:font-name="標楷體1" officeooo:rsid="2b6f314a" style:font-name-asian="標楷體1" style:font-name-complex="標楷體"/>
    </style:style>
    <style:style style:name="T385" style:family="text">
      <style:text-properties style:use-window-font-color="true" style:font-name="標楷體1" officeooo:rsid="22dc8a2b" style:font-name-asian="標楷體1" style:font-name-complex="標楷體"/>
    </style:style>
    <style:style style:name="T386" style:family="text">
      <style:text-properties style:use-window-font-color="true" style:font-name="標楷體1" officeooo:rsid="2174cae9" style:font-name-asian="標楷體1" style:font-name-complex="標楷體"/>
    </style:style>
    <style:style style:name="T387" style:family="text">
      <style:text-properties style:use-window-font-color="true" style:font-name="標楷體1" officeooo:rsid="1052d88c" style:font-name-asian="標楷體1" style:font-name-complex="標楷體"/>
    </style:style>
    <style:style style:name="T388" style:family="text">
      <style:text-properties style:use-window-font-color="true" style:font-name="標楷體1" officeooo:rsid="1d9bb035" style:font-name-asian="標楷體1"/>
    </style:style>
    <style:style style:name="T389" style:family="text">
      <style:text-properties style:use-window-font-color="true" style:font-name="標楷體1" officeooo:rsid="1ec0176a" style:font-name-asian="標楷體1"/>
    </style:style>
    <style:style style:name="T390" style:family="text">
      <style:text-properties style:use-window-font-color="true" style:font-name="標楷體1" fo:font-size="17pt" fo:font-weight="bold" officeooo:rsid="07ca52e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1" style:family="text">
      <style:text-properties style:use-window-font-color="true" style:font-name="標楷體1" fo:font-size="17pt" fo:font-weight="bold" officeooo:rsid="07e27b9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2" style:family="text">
      <style:text-properties style:use-window-font-color="true" style:font-name="標楷體1" fo:font-size="17pt" fo:font-weight="bold" officeooo:rsid="07cca44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3" style:family="text">
      <style:text-properties style:use-window-font-color="true" style:font-name="標楷體1" fo:font-size="17pt" fo:font-weight="bold" officeooo:rsid="07cff0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4" style:family="text">
      <style:text-properties style:use-window-font-color="true" style:font-name="標楷體1"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5" style:family="text">
      <style:text-properties style:use-window-font-color="true" style:font-name="標楷體1" fo:font-size="17pt" style:text-underline-style="none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396" style:family="text">
      <style:text-properties style:use-window-font-color="true" style:font-name="標楷體1" style:text-underline-style="none" officeooo:rsid="1f9386ea" style:font-name-asian="標楷體1"/>
    </style:style>
    <style:style style:name="T397" style:family="text">
      <style:text-properties style:use-window-font-color="true" style:font-name="標楷體1" officeooo:rsid="3b049f57"/>
    </style:style>
    <style:style style:name="T398" style:family="text">
      <style:text-properties style:use-window-font-color="true" style:text-outline="false" style:text-line-through-style="none" style:text-line-through-type="none" style:font-name="標楷體1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99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style:text-underline-style="none" officeooo:rsid="41bf5115" style:font-style-asian="normal" style:font-style-complex="normal" style:text-emphasize="none"/>
    </style:style>
    <style:style style:name="T400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officeooo:rsid="3635de3b" style:font-style-asian="normal" style:text-emphasize="none"/>
    </style:style>
    <style:style style:name="T401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officeooo:rsid="20c4ddfb" style:font-name-asian="標楷體1" style:font-style-asian="normal" style:font-name-complex="標楷體" style:text-emphasize="none"/>
    </style:style>
    <style:style style:name="T402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6f314a" style:font-name-asian="標楷體1" style:font-style-asian="normal" style:text-emphasize="none"/>
    </style:style>
    <style:style style:name="T403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fo:font-weight="bold" officeooo:rsid="186998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4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style:text-underline-style="none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5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6" style:family="text">
      <style:text-properties style:use-window-font-color="true" style:text-outline="false" style:text-line-through-style="none" style:text-line-through-type="none" style:text-position="0% 100%" fo:font-style="normal" fo:text-shadow="none" style:text-underline-style="none" officeooo:rsid="3f94d117" style:font-style-asian="normal" style:font-style-complex="normal" style:text-emphasize="none"/>
    </style:style>
    <style:style style:name="T407" style:family="text">
      <style:text-properties style:use-window-font-color="true"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6f314a" style:font-name-asian="標楷體1" style:font-style-asian="normal" style:text-emphasize="none"/>
    </style:style>
    <style:style style:name="T408" style:family="text">
      <style:text-properties style:use-window-font-color="true" style:text-outline="false" style:text-line-through-style="none" style:text-line-through-type="none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9" style:family="text">
      <style:text-properties style:use-window-font-color="true" officeooo:rsid="24ffe503" style:font-name-asian="標楷體1" style:font-name-complex="標楷體"/>
    </style:style>
    <style:style style:name="T410" style:family="text">
      <style:text-properties style:use-window-font-color="true" officeooo:rsid="22961a9d" style:font-name-asian="標楷體1" style:font-name-complex="標楷體"/>
    </style:style>
    <style:style style:name="T411" style:family="text">
      <style:text-properties style:use-window-font-color="true" officeooo:rsid="2b6f314a" style:font-name-asian="標楷體1" style:font-name-complex="標楷體"/>
    </style:style>
    <style:style style:name="T412" style:family="text">
      <style:text-properties style:use-window-font-color="true" officeooo:rsid="2e2d83da" style:font-name-asian="標楷體1" style:font-name-complex="標楷體"/>
    </style:style>
    <style:style style:name="T413" style:family="text">
      <style:text-properties style:use-window-font-color="true" officeooo:rsid="0d786957" style:font-name-asian="標楷體1" style:font-name-complex="標楷體"/>
    </style:style>
    <style:style style:name="T414" style:family="text">
      <style:text-properties style:use-window-font-color="true" officeooo:rsid="1ec0176a" style:font-name-asian="標楷體1"/>
    </style:style>
    <style:style style:name="T415" style:family="text">
      <style:text-properties style:use-window-font-color="true" style:text-underline-style="solid" style:text-underline-width="auto" style:text-underline-color="font-color" officeooo:rsid="2b6f314a" style:font-name-asian="標楷體1" style:font-name-complex="標楷體"/>
    </style:style>
    <style:style style:name="T416" style:family="text">
      <style:text-properties style:use-window-font-color="true" fo:font-style="normal" officeooo:rsid="24ffe503" style:font-name-asian="標楷體1" style:font-style-asian="normal" style:font-name-complex="標楷體" style:font-style-complex="normal"/>
    </style:style>
    <style:style style:name="T417" style:family="text">
      <style:text-properties style:use-window-font-color="true" style:font-name="標楷體" officeooo:rsid="3024cad5"/>
    </style:style>
    <style:style style:name="T418" style:family="text">
      <style:text-properties style:use-window-font-color="true" style:font-name="標楷體" officeooo:rsid="3b2e013a" style:font-name-asian="標楷體" style:font-name-complex="標楷體"/>
    </style:style>
    <style:style style:name="T419" style:family="text">
      <style:text-properties style:use-window-font-color="true"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0" style:family="text">
      <style:text-properties style:use-window-font-color="true" fo:font-size="17pt" fo:font-weight="bold" officeooo:rsid="1e258a9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1" style:family="text">
      <style:text-properties style:use-window-font-color="true" fo:font-size="17pt" fo:font-weight="bold" officeooo:rsid="2d0cc9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2" style:family="text">
      <style:text-properties style:use-window-font-color="true" fo:font-size="17pt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3" style:family="text">
      <style:text-properties style:use-window-font-color="true" fo:font-size="17pt" style:text-underline-style="none" officeooo:rsid="17cb7444" style:font-name-asian="標楷體1" style:font-size-asian="17pt" style:language-asian="zh" style:country-asian="TW" style:font-size-complex="17pt"/>
    </style:style>
    <style:style style:name="T424" style:family="text">
      <style:text-properties style:use-window-font-color="true" style:text-position="sub 58%" style:font-name="標楷體" officeooo:rsid="3b2e013a" style:font-name-asian="標楷體" style:font-name-complex="標楷體"/>
    </style:style>
    <style:style style:name="T425" style:family="text">
      <style:text-properties style:use-window-font-color="true" style:font-name="Arial" fo:font-size="17pt" fo:font-weight="bold" officeooo:rsid="07e27b95" style:font-name-asian="Arial" style:font-size-asian="17pt" style:language-asian="zh" style:country-asian="TW" style:font-weight-asian="bold" style:font-name-complex="標楷體" style:font-size-complex="17pt" style:font-weight-complex="bold"/>
    </style:style>
    <style:style style:name="T426" style:family="text">
      <style:text-properties style:font-name="Liberation Serif" style:text-underline-style="solid" style:text-underline-width="auto" style:text-underline-color="font-color" officeooo:rsid="1687b0d4"/>
    </style:style>
    <style:style style:name="T427" style:family="text">
      <style:text-properties style:font-name="Liberation Serif" style:text-underline-style="solid" style:text-underline-width="auto" style:text-underline-color="font-color" officeooo:rsid="126a5feb" style:font-name-asian="標楷體1" style:font-name-complex="標楷體"/>
    </style:style>
    <style:style style:name="T428" style:family="text">
      <style:text-properties style:font-name="Liberation Serif" style:text-underline-style="solid" style:text-underline-width="auto" style:text-underline-color="font-color" officeooo:rsid="2e2d83da" style:font-name-asian="標楷體1" style:font-name-complex="標楷體"/>
    </style:style>
    <style:style style:name="T429" style:family="text">
      <style:text-properties style:font-name="Liberation Serif" style:text-underline-style="solid" style:text-underline-width="auto" style:text-underline-color="font-color" officeooo:rsid="1231e459" style:font-name-asian="標楷體1"/>
    </style:style>
    <style:style style:name="T430" style:family="text">
      <style:text-properties style:font-name="Liberation Serif" style:text-underline-style="solid" style:text-underline-width="auto" style:text-underline-color="font-color" officeooo:rsid="3b283ca3" style:font-name-asian="標楷體1" style:font-style-complex="normal"/>
    </style:style>
    <style:style style:name="T431" style:family="text">
      <style:text-properties style:font-name="Liberation Serif" style:text-underline-style="solid" style:text-underline-width="auto" style:text-underline-color="font-color" officeooo:rsid="41308181" style:font-name-asian="標楷體1"/>
    </style:style>
    <style:style style:name="T432" style:family="text">
      <style:text-properties style:font-name="Liberation Serif" style:text-underline-style="none" officeooo:rsid="1687b0d4"/>
    </style:style>
    <style:style style:name="T433" style:family="text">
      <style:text-properties style:font-name="Liberation Serif" style:text-underline-style="none" officeooo:rsid="20d79c6e"/>
    </style:style>
    <style:style style:name="T434" style:family="text">
      <style:text-properties style:font-name="Liberation Serif" style:text-underline-style="none" style:font-name-asian="標楷體1"/>
    </style:style>
    <style:style style:name="T435" style:family="text">
      <style:text-properties style:font-name="Liberation Serif" style:text-underline-style="none" officeooo:rsid="1231e459" style:font-name-asian="標楷體1"/>
    </style:style>
    <style:style style:name="T436" style:family="text">
      <style:text-properties style:font-name="Liberation Serif" style:text-underline-style="none" officeooo:rsid="09d95731" style:font-name-asian="標楷體1"/>
    </style:style>
    <style:style style:name="T437" style:family="text">
      <style:text-properties style:font-name="Liberation Serif" style:text-underline-style="none" officeooo:rsid="0d6637af" style:font-name-asian="標楷體1"/>
    </style:style>
    <style:style style:name="T438" style:family="text">
      <style:text-properties style:font-name="Liberation Serif" officeooo:rsid="126a5feb" style:font-name-asian="標楷體1" style:font-name-complex="標楷體"/>
    </style:style>
    <style:style style:name="T439" style:family="text">
      <style:text-properties style:font-name="Liberation Serif" officeooo:rsid="2e2d83da" style:font-name-asian="標楷體1" style:font-name-complex="標楷體"/>
    </style:style>
    <style:style style:name="T440" style:family="text">
      <style:text-properties style:font-name="Liberation Serif" officeooo:rsid="25b36d8c" style:font-name-asian="標楷體1"/>
    </style:style>
    <style:style style:name="T441" style:family="text">
      <style:text-properties style:font-name="Liberation Serif" fo:font-size="17pt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42" style:family="text">
      <style:text-properties style:font-name="Liberation Serif" fo:font-size="17pt" style:text-underline-style="solid" style:text-underline-width="auto" style:text-underline-color="font-color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43" style:family="text">
      <style:text-properties style:font-name="標楷體" officeooo:rsid="2c3d3bd6" style:font-name-asian="標楷體1"/>
    </style:style>
    <style:style style:name="T444" style:family="text">
      <style:text-properties style:font-name="標楷體" officeooo:rsid="1c149dca" style:font-name-asian="標楷體1" style:font-name-complex="標楷體"/>
    </style:style>
    <style:style style:name="T445" style:family="text">
      <style:text-properties style:font-name="標楷體" officeooo:rsid="3024cad5" style:font-name-asian="標楷體1" style:font-name-complex="標楷體"/>
    </style:style>
    <style:style style:name="T446" style:family="text">
      <style:text-properties style:font-name="標楷體" officeooo:rsid="1f6c0774" style:font-name-asian="標楷體1"/>
    </style:style>
    <style:style style:name="T447" style:family="text">
      <style:text-properties style:font-name="標楷體" officeooo:rsid="3024cad5"/>
    </style:style>
    <style:style style:name="T448" style:family="text">
      <style:text-properties fo:color="#1c1c1c" style:font-name="標楷體1" officeooo:rsid="24743952" style:font-name-asian="標楷體1"/>
    </style:style>
    <style:style style:name="T449" style:family="text">
      <style:text-properties fo:color="#1c1c1c" style:font-name="標楷體1" officeooo:rsid="2659534a" style:font-name-asian="標楷體1"/>
    </style:style>
    <style:style style:name="T450" style:family="text">
      <style:text-properties fo:color="#1c1c1c" style:font-name="標楷體1" officeooo:rsid="21803323" style:font-name-asian="標楷體1"/>
    </style:style>
    <style:style style:name="T451" style:family="text">
      <style:text-properties fo:color="#1c1c1c" style:font-name="標楷體1" officeooo:rsid="0a7edee9" style:font-name-asian="標楷體1"/>
    </style:style>
    <style:style style:name="T452" style:family="text">
      <style:text-properties fo:color="#1c1c1c" style:font-name="標楷體1" style:text-underline-style="none" officeooo:rsid="0a7edee9" style:font-name-asian="標楷體1" style:font-name-complex="標楷體"/>
    </style:style>
    <style:style style:name="T453" style:family="text">
      <style:text-properties style:text-outline="false" style:text-line-through-style="none" style:text-line-through-type="none" style:font-name="標楷體1" fo:font-style="normal" fo:text-shadow="none" style:text-underline-style="none" officeooo:rsid="1db67b66" style:font-name-asian="標楷體1" style:font-style-asian="normal" style:font-name-complex="標楷體" style:text-emphasize="none"/>
    </style:style>
    <style:style style:name="T454" style:family="text">
      <style:text-properties style:text-outline="false" style:text-line-through-style="none" style:text-line-through-type="none" style:font-name="標楷體1" fo:font-style="normal" fo:text-shadow="none" style:text-underline-style="none" officeooo:rsid="1ab45a8b" style:font-name-asian="標楷體1" style:font-style-asian="normal" style:font-name-complex="標楷體" style:text-emphasize="none"/>
    </style:style>
    <style:style style:name="T455" style:family="text">
      <style:text-properties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1db67b66" style:font-name-asian="標楷體1" style:font-style-asian="normal" style:font-name-complex="標楷體" style:text-emphasize="none"/>
    </style:style>
    <style:style style:name="T456" style:family="text">
      <style:text-properties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1e00a113" style:font-name-asian="標楷體1" style:font-style-asian="normal" style:text-emphasize="none"/>
    </style:style>
    <style:style style:name="T457" style:family="text">
      <style:text-properties style:text-outline="false" style:text-line-through-style="none" style:text-line-through-type="none" style:font-name="標楷體1" fo:font-style="normal" fo:text-shadow="none" officeooo:rsid="1e3c446c" style:font-name-asian="標楷體1" style:font-style-asian="normal" style:text-emphasize="none"/>
    </style:style>
    <style:style style:name="T458" style:family="text">
      <style:text-properties style:text-outline="false" style:text-line-through-style="none" style:text-line-through-type="none" style:font-name="標楷體1" fo:font-style="normal" fo:text-shadow="none" officeooo:rsid="25f43136" style:font-name-asian="標楷體1" style:font-style-asian="normal" style:text-emphasize="none"/>
    </style:style>
    <style:style style:name="T459" style:family="text">
      <style:text-properties style:text-outline="false" style:text-line-through-style="none" style:text-line-through-type="none" style:font-name="標楷體1" fo:font-style="normal" fo:text-shadow="none" officeooo:rsid="2ae9e95b" style:font-name-asian="標楷體1" style:font-style-asian="normal" style:font-name-complex="標楷體" style:font-style-complex="normal" style:text-emphasize="none"/>
    </style:style>
    <style:style style:name="T460" style:family="text">
      <style:text-properties style:text-outline="false" style:text-line-through-style="none" style:text-line-through-type="none" style:font-name="標楷體1" fo:font-style="normal" fo:text-shadow="none" officeooo:rsid="303545f4" style:font-name-asian="標楷體1" style:font-style-asian="normal" style:font-name-complex="標楷體" style:font-style-complex="normal" style:text-emphasize="none"/>
    </style:style>
    <style:style style:name="T461" style:family="text">
      <style:text-properties style:text-outline="false" style:text-line-through-style="none" style:text-line-through-type="none" style:font-name="標楷體1" fo:font-style="normal" fo:text-shadow="none" officeooo:rsid="302f5f43" style:font-name-asian="標楷體1" style:font-style-asian="normal" style:font-name-complex="標楷體" style:font-style-complex="normal" style:text-emphasize="none"/>
    </style:style>
    <style:style style:name="T462" style:family="text">
      <style:text-properties style:text-outline="false" style:text-line-through-style="none" style:text-line-through-type="none" style:font-name="標楷體1" fo:font-style="normal" fo:text-shadow="none" officeooo:rsid="2648ec1c" style:font-name-asian="標楷體1" style:font-style-asian="normal" style:font-name-complex="標楷體" style:text-emphasize="none"/>
    </style:style>
    <style:style style:name="T463" style:family="text">
      <style:text-properties style:text-outline="false" style:text-line-through-style="none" style:text-line-through-type="none" style:font-name="標楷體1" fo:font-style="normal" fo:text-shadow="none" officeooo:rsid="0ea089f0" style:font-name-asian="標楷體1" style:font-style-asian="normal" style:font-name-complex="Liberation Serif1" style:text-emphasize="none"/>
    </style:style>
    <style:style style:name="T464" style:family="text">
      <style:text-properties style:text-outline="false" style:text-line-through-style="none" style:text-line-through-type="none" style:font-name="標楷體1" fo:font-style="normal" fo:text-shadow="none" officeooo:rsid="0ef09233" style:font-name-asian="標楷體1" style:font-style-asian="normal" style:font-name-complex="Liberation Serif1" style:text-emphasize="none"/>
    </style:style>
    <style:style style:name="T465" style:family="text">
      <style:text-properties style:text-outline="false" style:text-line-through-style="none" style:text-line-through-type="none" style:font-name="標楷體1" fo:font-style="normal" fo:text-shadow="none" officeooo:rsid="0c2a20a1" style:font-name-asian="標楷體1" style:font-style-asian="normal" style:font-name-complex="Liberation Serif1" style:text-emphasize="none"/>
    </style:style>
    <style:style style:name="T466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7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1e3c44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8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9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192dc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0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1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2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3" style:family="text">
      <style:text-properties style:text-outline="false" style:text-line-through-style="none" style:text-line-through-type="none" style:font-name="標楷體1" fo:font-size="17pt" fo:font-style="normal" fo:text-shadow="none" fo:font-weight="bold" officeooo:rsid="3192dc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4" style:family="text">
      <style:text-properties style:text-outline="false" style:text-line-through-style="none" style:text-line-through-type="none" style:font-name="標楷體1" fo:font-size="17pt" fo:font-style="normal" fo:text-shadow="none" fo:font-weight="bold" officeooo:rsid="1df594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5" style:family="text">
      <style:text-properties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6" style:family="text">
      <style:text-properties style:text-outline="false" style:text-line-through-style="none" style:text-line-through-type="none" style:font-name="Liberation Serif" fo:font-size="17pt" fo:font-style="normal" fo:text-shadow="none" style:text-underline-style="solid" style:text-underline-width="auto" style:text-underline-color="font-color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7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8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3804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9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bbb0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0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1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2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7ef7c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3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4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4ffe5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5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6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f7a95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7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8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3804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9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bbb0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0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1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2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3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4" style:family="text">
      <style:text-properties style:text-outline="false" style:text-line-through-style="none" style:text-line-through-type="none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35de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2b561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1248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26f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ca2ed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5c2f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c470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90a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f43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160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befa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c0df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f4488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6c9a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0c4dd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e2d83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2f29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fcb0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9ae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1e454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fbc18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1aaf4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06f3b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e2d83da" style:font-name-asian="標楷體1" style:font-size-asian="17pt" style:language-asian="zh" style:country-asian="TW" style:font-style-asian="normal" style:font-weight-asian="bold" style:font-name-complex="標楷體" style:font-size-complex="17pt" style:font-style-complex="normal" style:font-weight-complex="bold" style:text-emphasize="none"/>
    </style:style>
    <style:style style:name="T52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128ae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T52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c2a20a1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T52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a1f437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635de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2c4d5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375af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5c652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ec017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5f43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65a9d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67468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b160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90c27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90d18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5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e6e43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6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7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f597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8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9977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9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265953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0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f2b52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1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2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0a5718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3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c7622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4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9160f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5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4ffe503" style:font-name-asian="標楷體1" style:font-style-asian="normal" style:text-emphasize="none"/>
    </style:style>
    <style:style style:name="T55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9be6fe" style:font-name-asian="標楷體1" style:font-style-asian="normal" style:text-emphasize="none"/>
    </style:style>
    <style:style style:name="T55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76c64b1" style:font-name-asian="標楷體1" style:font-style-asian="normal" style:text-emphasize="none"/>
    </style:style>
    <style:style style:name="T55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edbe9c7" style:font-name-asian="標楷體1" style:font-style-asian="normal" style:text-emphasize="none"/>
    </style:style>
    <style:style style:name="T56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8417361" style:font-name-asian="標楷體1" style:font-style-asian="normal" style:text-emphasize="none"/>
    </style:style>
    <style:style style:name="T56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833479e" style:font-name-asian="標楷體1" style:font-style-asian="normal" style:font-name-complex="Arial1" style:text-emphasize="none"/>
    </style:style>
    <style:style style:name="T56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style:font-name-asian="標楷體1" style:font-style-asian="normal" style:font-name-complex="標楷體" style:text-emphasize="none"/>
    </style:style>
    <style:style style:name="T56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2a5ae5" style:font-name-asian="標楷體1" style:font-style-asian="normal" style:font-name-complex="標楷體" style:text-emphasize="none"/>
    </style:style>
    <style:style style:name="T56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659534a" style:font-style-asian="normal" style:text-emphasize="none"/>
    </style:style>
    <style:style style:name="T56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1bf5115" style:font-style-asian="normal" style:font-style-complex="normal" style:text-emphasize="none"/>
    </style:style>
    <style:style style:name="T56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231e459" style:font-style-asian="normal" style:font-style-complex="normal" style:text-emphasize="none"/>
    </style:style>
    <style:style style:name="T56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0a7edee9" style:font-style-asian="normal" style:font-style-complex="normal" style:text-emphasize="none"/>
    </style:style>
    <style:style style:name="T56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e2d83da" style:font-style-asian="normal" style:font-style-complex="normal" style:text-emphasize="none"/>
    </style:style>
    <style:style style:name="T56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f94d117" style:font-style-asian="normal" style:font-style-complex="normal" style:text-emphasize="none"/>
    </style:style>
    <style:style style:name="T57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44881c" style:font-style-asian="normal" style:font-style-complex="normal" style:text-emphasize="none"/>
    </style:style>
    <style:style style:name="T571" style:family="text">
      <style:text-properties style:text-outline="false" style:text-line-through-style="none" style:text-line-through-type="none" style:text-position="0% 100%" style:font-name="標楷體1" fo:font-style="normal" fo:text-shadow="none" style:font-name-asian="標楷體1" style:font-style-asian="normal" style:text-emphasize="none"/>
    </style:style>
    <style:style style:name="T572" style:family="text">
      <style:text-properties style:text-outline="false" style:text-line-through-style="none" style:text-line-through-type="none" style:text-position="0% 100%" style:font-name="標楷體1" fo:font-style="normal" fo:text-shadow="none" officeooo:rsid="0a6d63ec" style:font-name-asian="標楷體1" style:font-style-asian="normal" style:text-emphasize="none"/>
    </style:style>
    <style:style style:name="T573" style:family="text">
      <style:text-properties style:text-outline="false" style:text-line-through-style="none" style:text-line-through-type="none" style:text-position="0% 100%" style:font-name="標楷體1" fo:font-style="normal" fo:text-shadow="none" officeooo:rsid="1c9fb9ca" style:font-name-asian="標楷體1" style:font-style-asian="normal" style:text-emphasize="none"/>
    </style:style>
    <style:style style:name="T574" style:family="text">
      <style:text-properties style:text-outline="false" style:text-line-through-style="none" style:text-line-through-type="none" style:text-position="0% 100%" style:font-name="標楷體1" fo:font-style="normal" fo:text-shadow="none" officeooo:rsid="29490711" style:font-name-asian="標楷體1" style:font-style-asian="normal" style:text-emphasize="none"/>
    </style:style>
    <style:style style:name="T575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name-asian="標楷體1" style:font-style-asian="normal" style:text-emphasize="none"/>
    </style:style>
    <style:style style:name="T576" style:family="text">
      <style:text-properties style:text-outline="false" style:text-line-through-style="none" style:text-line-through-type="none" style:text-position="0% 100%" style:font-name="標楷體1" fo:font-style="normal" fo:text-shadow="none" officeooo:rsid="0f91f4c5" style:font-name-asian="標楷體1" style:font-style-asian="normal" style:text-emphasize="none"/>
    </style:style>
    <style:style style:name="T577" style:family="text">
      <style:text-properties style:text-outline="false" style:text-line-through-style="none" style:text-line-through-type="none" style:text-position="0% 100%" style:font-name="標楷體1" fo:font-style="normal" fo:text-shadow="none" officeooo:rsid="2d0cc977" style:font-name-asian="標楷體1" style:font-style-asian="normal" style:text-emphasize="none"/>
    </style:style>
    <style:style style:name="T578" style:family="text">
      <style:text-properties style:text-outline="false" style:text-line-through-style="none" style:text-line-through-type="none" style:text-position="0% 100%" style:font-name="標楷體1" fo:font-style="normal" fo:text-shadow="none" officeooo:rsid="0880e60f" style:font-name-asian="標楷體1" style:font-style-asian="normal" style:text-emphasize="none"/>
    </style:style>
    <style:style style:name="T579" style:family="text">
      <style:text-properties style:text-outline="false" style:text-line-through-style="none" style:text-line-through-type="none" style:text-position="0% 100%" style:font-name="標楷體1" fo:font-style="normal" fo:text-shadow="none" officeooo:rsid="402f6edb" style:font-name-asian="標楷體1" style:font-style-asian="normal" style:text-emphasize="none"/>
    </style:style>
    <style:style style:name="T580" style:family="text">
      <style:text-properties style:text-outline="false" style:text-line-through-style="none" style:text-line-through-type="none" style:text-position="0% 100%" style:font-name="標楷體1" fo:font-style="normal" fo:text-shadow="none" officeooo:rsid="187f8a47" style:font-name-asian="標楷體1" style:font-style-asian="normal" style:text-emphasize="none"/>
    </style:style>
    <style:style style:name="T581" style:family="text">
      <style:text-properties style:text-outline="false" style:text-line-through-style="none" style:text-line-through-type="none" style:text-position="0% 100%" style:font-name="標楷體1" fo:font-style="normal" fo:text-shadow="none" officeooo:rsid="2fbc1835" style:font-name-asian="標楷體1" style:font-style-asian="normal" style:text-emphasize="none"/>
    </style:style>
    <style:style style:name="T582" style:family="text">
      <style:text-properties style:text-outline="false" style:text-line-through-style="none" style:text-line-through-type="none" style:text-position="0% 100%" style:font-name="標楷體1" fo:font-style="normal" fo:text-shadow="none" officeooo:rsid="30570682" style:font-name-asian="標楷體1" style:font-style-asian="normal" style:text-emphasize="none"/>
    </style:style>
    <style:style style:name="T583" style:family="text">
      <style:text-properties style:text-outline="false" style:text-line-through-style="none" style:text-line-through-type="none" style:text-position="0% 100%" style:font-name="標楷體1" fo:font-style="normal" fo:text-shadow="none" officeooo:rsid="2e670abe" style:font-name-asian="標楷體1" style:font-style-asian="normal" style:text-emphasize="none"/>
    </style:style>
    <style:style style:name="T584" style:family="text">
      <style:text-properties style:text-outline="false" style:text-line-through-style="none" style:text-line-through-type="none" style:text-position="0% 100%" style:font-name="標楷體1" fo:font-style="normal" fo:text-shadow="none" officeooo:rsid="0a5718ff" style:font-name-asian="標楷體1" style:font-style-asian="normal" style:text-emphasize="none"/>
    </style:style>
    <style:style style:name="T585" style:family="text">
      <style:text-properties style:text-outline="false" style:text-line-through-style="none" style:text-line-through-type="none" style:text-position="0% 100%" style:font-name="標楷體1" fo:font-style="normal" fo:text-shadow="none" officeooo:rsid="2b6f314a" style:font-name-asian="標楷體1" style:font-style-asian="normal" style:text-emphasize="none"/>
    </style:style>
    <style:style style:name="T586" style:family="text">
      <style:text-properties style:text-outline="false" style:text-line-through-style="none" style:text-line-through-type="none" style:text-position="0% 100%" style:font-name="標楷體1" fo:font-style="normal" fo:text-shadow="none" officeooo:rsid="31395daa" style:font-name-asian="標楷體1" style:font-style-asian="normal" style:text-emphasize="none"/>
    </style:style>
    <style:style style:name="T587" style:family="text">
      <style:text-properties style:text-outline="false" style:text-line-through-style="none" style:text-line-through-type="none" style:text-position="0% 100%" style:font-name="標楷體1" fo:font-style="normal" fo:text-shadow="none" officeooo:rsid="24743952" style:font-name-asian="標楷體1" style:font-style-asian="normal" style:text-emphasize="none"/>
    </style:style>
    <style:style style:name="T588" style:family="text">
      <style:text-properties style:text-outline="false" style:text-line-through-style="none" style:text-line-through-type="none" style:text-position="0% 100%" style:font-name="標楷體1" fo:font-style="normal" fo:text-shadow="none" officeooo:rsid="26e02cc3" style:font-name-asian="標楷體1" style:font-style-asian="normal" style:text-emphasize="none"/>
    </style:style>
    <style:style style:name="T589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name-asian="標楷體1" style:font-style-asian="normal" style:text-emphasize="none"/>
    </style:style>
    <style:style style:name="T590" style:family="text">
      <style:text-properties style:text-outline="false" style:text-line-through-style="none" style:text-line-through-type="none" style:text-position="0% 100%" style:font-name="標楷體1" fo:font-style="normal" fo:text-shadow="none" officeooo:rsid="2659534a" style:font-name-asian="標楷體1" style:font-style-asian="normal" style:text-emphasize="none"/>
    </style:style>
    <style:style style:name="T591" style:family="text">
      <style:text-properties style:text-outline="false" style:text-line-through-style="none" style:text-line-through-type="none" style:text-position="0% 100%" style:font-name="標楷體1" fo:font-style="normal" fo:text-shadow="none" officeooo:rsid="3716564f" style:font-name-asian="標楷體1" style:font-style-asian="normal" style:text-emphasize="none"/>
    </style:style>
    <style:style style:name="T592" style:family="text">
      <style:text-properties style:text-outline="false" style:text-line-through-style="none" style:text-line-through-type="none" style:text-position="0% 100%" style:font-name="標楷體1" fo:font-style="normal" fo:text-shadow="none" officeooo:rsid="3a10e27a" style:font-name-asian="標楷體1" style:font-style-asian="normal" style:text-emphasize="none"/>
    </style:style>
    <style:style style:name="T593" style:family="text">
      <style:text-properties style:text-outline="false" style:text-line-through-style="none" style:text-line-through-type="none" style:text-position="0% 100%" style:font-name="標楷體1" fo:font-style="normal" fo:text-shadow="none" officeooo:rsid="2cd378be" style:font-name-asian="標楷體1" style:font-style-asian="normal" style:text-emphasize="none"/>
    </style:style>
    <style:style style:name="T594" style:family="text">
      <style:text-properties style:text-outline="false" style:text-line-through-style="none" style:text-line-through-type="none" style:text-position="0% 100%" style:font-name="標楷體1" fo:font-style="normal" fo:text-shadow="none" officeooo:rsid="352e8af6" style:font-name-asian="標楷體1" style:font-style-asian="normal" style:text-emphasize="none"/>
    </style:style>
    <style:style style:name="T595" style:family="text">
      <style:text-properties style:text-outline="false" style:text-line-through-style="none" style:text-line-through-type="none" style:text-position="0% 100%" style:font-name="標楷體1" fo:font-style="normal" fo:text-shadow="none" officeooo:rsid="3561f133" style:font-name-asian="標楷體1" style:font-style-asian="normal" style:text-emphasize="none"/>
    </style:style>
    <style:style style:name="T596" style:family="text">
      <style:text-properties style:text-outline="false" style:text-line-through-style="none" style:text-line-through-type="none" style:text-position="0% 100%" style:font-name="標楷體1" fo:font-style="normal" fo:text-shadow="none" officeooo:rsid="3562f46a" style:font-name-asian="標楷體1" style:font-style-asian="normal" style:text-emphasize="none"/>
    </style:style>
    <style:style style:name="T597" style:family="text">
      <style:text-properties style:text-outline="false" style:text-line-through-style="none" style:text-line-through-type="none" style:text-position="0% 100%" style:font-name="標楷體1" fo:font-style="normal" fo:text-shadow="none" officeooo:rsid="3564b534" style:font-name-asian="標楷體1" style:font-style-asian="normal" style:text-emphasize="none"/>
    </style:style>
    <style:style style:name="T598" style:family="text">
      <style:text-properties style:text-outline="false" style:text-line-through-style="none" style:text-line-through-type="none" style:text-position="0% 100%" style:font-name="標楷體1" fo:font-style="normal" fo:text-shadow="none" officeooo:rsid="34e5c8df" style:font-name-asian="標楷體1" style:font-style-asian="normal" style:text-emphasize="none"/>
    </style:style>
    <style:style style:name="T599" style:family="text">
      <style:text-properties style:text-outline="false" style:text-line-through-style="none" style:text-line-through-type="none" style:text-position="0% 100%" style:font-name="標楷體1" fo:font-style="normal" fo:text-shadow="none" officeooo:rsid="352a0ba8" style:font-name-asian="標楷體1" style:font-style-asian="normal" style:text-emphasize="none"/>
    </style:style>
    <style:style style:name="T600" style:family="text">
      <style:text-properties style:text-outline="false" style:text-line-through-style="none" style:text-line-through-type="none" style:text-position="0% 100%" style:font-name="標楷體1" fo:font-style="normal" fo:text-shadow="none" officeooo:rsid="36f0a7c4" style:font-name-asian="標楷體1" style:font-style-asian="normal" style:text-emphasize="none"/>
    </style:style>
    <style:style style:name="T601" style:family="text">
      <style:text-properties style:text-outline="false" style:text-line-through-style="none" style:text-line-through-type="none" style:text-position="0% 100%" style:font-name="標楷體1" fo:font-style="normal" fo:text-shadow="none" officeooo:rsid="3681289a" style:font-name-asian="標楷體1" style:font-style-asian="normal" style:text-emphasize="none"/>
    </style:style>
    <style:style style:name="T602" style:family="text">
      <style:text-properties style:text-outline="false" style:text-line-through-style="none" style:text-line-through-type="none" style:text-position="0% 100%" style:font-name="標楷體1" fo:font-style="normal" fo:text-shadow="none" officeooo:rsid="36b82d72" style:font-name-asian="標楷體1" style:font-style-asian="normal" style:text-emphasize="none"/>
    </style:style>
    <style:style style:name="T603" style:family="text">
      <style:text-properties style:text-outline="false" style:text-line-through-style="none" style:text-line-through-type="none" style:text-position="0% 100%" style:font-name="標楷體1" fo:font-style="normal" fo:text-shadow="none" officeooo:rsid="3804a7a2" style:font-name-asian="標楷體1" style:font-style-asian="normal" style:text-emphasize="none"/>
    </style:style>
    <style:style style:name="T604" style:family="text">
      <style:text-properties style:text-outline="false" style:text-line-through-style="none" style:text-line-through-type="none" style:text-position="0% 100%" style:font-name="標楷體1" fo:font-style="normal" fo:text-shadow="none" officeooo:rsid="37e9c0e6" style:font-name-asian="標楷體1" style:font-style-asian="normal" style:text-emphasize="none"/>
    </style:style>
    <style:style style:name="T605" style:family="text">
      <style:text-properties style:text-outline="false" style:text-line-through-style="none" style:text-line-through-type="none" style:text-position="0% 100%" style:font-name="標楷體1" fo:font-style="normal" fo:text-shadow="none" officeooo:rsid="37eb1220" style:font-name-asian="標楷體1" style:font-style-asian="normal" style:text-emphasize="none"/>
    </style:style>
    <style:style style:name="T606" style:family="text">
      <style:text-properties style:text-outline="false" style:text-line-through-style="none" style:text-line-through-type="none" style:text-position="0% 100%" style:font-name="標楷體1" fo:font-style="normal" fo:text-shadow="none" officeooo:rsid="38167623" style:font-name-asian="標楷體1" style:font-style-asian="normal" style:text-emphasize="none"/>
    </style:style>
    <style:style style:name="T607" style:family="text">
      <style:text-properties style:text-outline="false" style:text-line-through-style="none" style:text-line-through-type="none" style:text-position="0% 100%" style:font-name="標楷體1" fo:font-style="normal" fo:text-shadow="none" officeooo:rsid="3fca2835" style:font-name-asian="標楷體1" style:font-style-asian="normal" style:text-emphasize="none"/>
    </style:style>
    <style:style style:name="T608" style:family="text">
      <style:text-properties style:text-outline="false" style:text-line-through-style="none" style:text-line-through-type="none" style:text-position="0% 100%" style:font-name="標楷體1" fo:font-style="normal" fo:text-shadow="none" officeooo:rsid="28c2262d" style:font-name-asian="標楷體1" style:font-style-asian="normal" style:text-emphasize="none"/>
    </style:style>
    <style:style style:name="T609" style:family="text">
      <style:text-properties style:text-outline="false" style:text-line-through-style="none" style:text-line-through-type="none" style:text-position="0% 100%" style:font-name="標楷體1" fo:font-style="normal" fo:text-shadow="none" officeooo:rsid="3aaf327c" style:font-name-asian="標楷體1" style:font-style-asian="normal" style:text-emphasize="none"/>
    </style:style>
    <style:style style:name="T610" style:family="text">
      <style:text-properties style:text-outline="false" style:text-line-through-style="none" style:text-line-through-type="none" style:text-position="0% 100%" style:font-name="標楷體1" fo:font-style="normal" fo:text-shadow="none" officeooo:rsid="36736535" style:font-name-asian="標楷體1" style:font-style-asian="normal" style:text-emphasize="none"/>
    </style:style>
    <style:style style:name="T611" style:family="text">
      <style:text-properties style:text-outline="false" style:text-line-through-style="none" style:text-line-through-type="none" style:text-position="0% 100%" style:font-name="標楷體1" fo:font-style="normal" fo:text-shadow="none" officeooo:rsid="3926b8e5" style:font-name-asian="標楷體1" style:font-style-asian="normal" style:text-emphasize="none"/>
    </style:style>
    <style:style style:name="T612" style:family="text">
      <style:text-properties style:text-outline="false" style:text-line-through-style="none" style:text-line-through-type="none" style:text-position="0% 100%" style:font-name="標楷體1" fo:font-style="normal" fo:text-shadow="none" officeooo:rsid="392667ed" style:font-name-asian="標楷體1" style:font-style-asian="normal" style:text-emphasize="none"/>
    </style:style>
    <style:style style:name="T613" style:family="text">
      <style:text-properties style:text-outline="false" style:text-line-through-style="none" style:text-line-through-type="none" style:text-position="0% 100%" style:font-name="標楷體1" fo:font-style="normal" fo:text-shadow="none" officeooo:rsid="1f9386ea" style:font-name-asian="標楷體1" style:font-style-asian="normal" style:text-emphasize="none"/>
    </style:style>
    <style:style style:name="T614" style:family="text">
      <style:text-properties style:text-outline="false" style:text-line-through-style="none" style:text-line-through-type="none" style:text-position="0% 100%" style:font-name="標楷體1" fo:font-style="normal" fo:text-shadow="none" officeooo:rsid="392f8724" style:font-name-asian="標楷體1" style:font-style-asian="normal" style:text-emphasize="none"/>
    </style:style>
    <style:style style:name="T615" style:family="text">
      <style:text-properties style:text-outline="false" style:text-line-through-style="none" style:text-line-through-type="none" style:text-position="0% 100%" style:font-name="標楷體1" fo:font-style="normal" fo:text-shadow="none" officeooo:rsid="393a0108" style:font-name-asian="標楷體1" style:font-style-asian="normal" style:text-emphasize="none"/>
    </style:style>
    <style:style style:name="T616" style:family="text">
      <style:text-properties style:text-outline="false" style:text-line-through-style="none" style:text-line-through-type="none" style:text-position="0% 100%" style:font-name="標楷體1" fo:font-style="normal" fo:text-shadow="none" officeooo:rsid="37c8a316" style:font-name-asian="標楷體1" style:font-style-asian="normal" style:text-emphasize="none"/>
    </style:style>
    <style:style style:name="T617" style:family="text">
      <style:text-properties style:text-outline="false" style:text-line-through-style="none" style:text-line-through-type="none" style:text-position="0% 100%" style:font-name="標楷體1" fo:font-style="normal" fo:text-shadow="none" officeooo:rsid="1c066305" style:font-name-asian="標楷體1" style:font-style-asian="normal" style:text-emphasize="none"/>
    </style:style>
    <style:style style:name="T618" style:family="text">
      <style:text-properties style:text-outline="false" style:text-line-through-style="none" style:text-line-through-type="none" style:text-position="0% 100%" style:font-name="標楷體1" fo:font-style="normal" fo:text-shadow="none" officeooo:rsid="133bbf48" style:font-name-asian="標楷體1" style:font-style-asian="normal" style:text-emphasize="none"/>
    </style:style>
    <style:style style:name="T619" style:family="text">
      <style:text-properties style:text-outline="false" style:text-line-through-style="none" style:text-line-through-type="none" style:text-position="0% 100%" style:font-name="標楷體1" fo:font-style="normal" fo:text-shadow="none" officeooo:rsid="2a318c1c" style:font-name-asian="標楷體1" style:font-style-asian="normal" style:text-emphasize="none"/>
    </style:style>
    <style:style style:name="T620" style:family="text">
      <style:text-properties style:text-outline="false" style:text-line-through-style="none" style:text-line-through-type="none" style:text-position="0% 100%" style:font-name="標楷體1" fo:font-style="normal" fo:text-shadow="none" officeooo:rsid="39ad554c" style:font-name-asian="標楷體1" style:font-style-asian="normal" style:text-emphasize="none"/>
    </style:style>
    <style:style style:name="T621" style:family="text">
      <style:text-properties style:text-outline="false" style:text-line-through-style="none" style:text-line-through-type="none" style:text-position="0% 100%" style:font-name="標楷體1" fo:font-style="normal" fo:text-shadow="none" officeooo:rsid="1f03dfea" style:font-name-asian="標楷體1" style:font-style-asian="normal" style:text-emphasize="none"/>
    </style:style>
    <style:style style:name="T622" style:family="text">
      <style:text-properties style:text-outline="false" style:text-line-through-style="none" style:text-line-through-type="none" style:text-position="0% 100%" style:font-name="標楷體1" fo:font-style="normal" fo:text-shadow="none" officeooo:rsid="24ffe503" style:font-name-asian="標楷體1" style:font-style-asian="normal" style:text-emphasize="none"/>
    </style:style>
    <style:style style:name="T623" style:family="text">
      <style:text-properties style:text-outline="false" style:text-line-through-style="none" style:text-line-through-type="none" style:text-position="0% 100%" style:font-name="標楷體1" fo:font-style="normal" fo:text-shadow="none" style:font-name-asian="標楷體1" style:font-style-asian="normal" style:font-name-complex="標楷體" style:text-emphasize="none"/>
    </style:style>
    <style:style style:name="T624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name-asian="標楷體1" style:font-style-asian="normal" style:font-name-complex="標楷體" style:text-emphasize="none"/>
    </style:style>
    <style:style style:name="T625" style:family="text">
      <style:text-properties style:text-outline="false" style:text-line-through-style="none" style:text-line-through-type="none" style:text-position="0% 100%" style:font-name="標楷體1" fo:font-style="normal" fo:text-shadow="none" officeooo:rsid="3d897ab2" style:font-name-asian="標楷體1" style:font-style-asian="normal" style:font-name-complex="標楷體" style:text-emphasize="none"/>
    </style:style>
    <style:style style:name="T626" style:family="text">
      <style:text-properties style:text-outline="false" style:text-line-through-style="none" style:text-line-through-type="none" style:text-position="0% 100%" style:font-name="標楷體1" fo:font-style="normal" fo:text-shadow="none" officeooo:rsid="3e63996a" style:font-name-asian="標楷體1" style:font-style-asian="normal" style:font-name-complex="標楷體" style:text-emphasize="none"/>
    </style:style>
    <style:style style:name="T627" style:family="text">
      <style:text-properties style:text-outline="false" style:text-line-through-style="none" style:text-line-through-type="none" style:text-position="0% 100%" style:font-name="標楷體1" fo:font-style="normal" fo:text-shadow="none" officeooo:rsid="257300c4" style:font-name-asian="標楷體1" style:font-style-asian="normal" style:font-name-complex="標楷體" style:text-emphasize="none"/>
    </style:style>
    <style:style style:name="T628" style:family="text">
      <style:text-properties style:text-outline="false" style:text-line-through-style="none" style:text-line-through-type="none" style:text-position="0% 100%" style:font-name="標楷體1" fo:font-style="normal" fo:text-shadow="none" officeooo:rsid="0a5718ff" style:font-name-asian="標楷體1" style:font-style-asian="normal" style:font-name-complex="標楷體" style:text-emphasize="none"/>
    </style:style>
    <style:style style:name="T629" style:family="text">
      <style:text-properties style:text-outline="false" style:text-line-through-style="none" style:text-line-through-type="none" style:text-position="0% 100%" style:font-name="標楷體1" fo:font-style="normal" fo:text-shadow="none" officeooo:rsid="1e3dd636" style:font-name-asian="標楷體1" style:font-style-asian="normal" style:font-name-complex="標楷體" style:text-emphasize="none"/>
    </style:style>
    <style:style style:name="T630" style:family="text">
      <style:text-properties style:text-outline="false" style:text-line-through-style="none" style:text-line-through-type="none" style:text-position="0% 100%" style:font-name="標楷體1" fo:font-style="normal" fo:text-shadow="none" officeooo:rsid="20c4ddfb" style:font-name-asian="標楷體1" style:font-style-asian="normal" style:font-name-complex="標楷體" style:text-emphasize="none"/>
    </style:style>
    <style:style style:name="T631" style:family="text">
      <style:text-properties style:text-outline="false" style:text-line-through-style="none" style:text-line-through-type="none" style:text-position="0% 100%" style:font-name="標楷體1" fo:font-style="normal" fo:text-shadow="none" officeooo:rsid="17cb7444" style:font-name-asian="標楷體1" style:font-style-asian="normal" style:font-name-complex="標楷體" style:text-emphasize="none"/>
    </style:style>
    <style:style style:name="T632" style:family="text">
      <style:text-properties style:text-outline="false" style:text-line-through-style="none" style:text-line-through-type="none" style:text-position="0% 100%" style:font-name="標楷體1" fo:font-style="normal" fo:text-shadow="none" officeooo:rsid="0a6d63ec" style:font-name-asian="標楷體1" style:font-style-asian="normal" style:font-name-complex="標楷體" style:text-emphasize="none"/>
    </style:style>
    <style:style style:name="T633" style:family="text">
      <style:text-properties style:text-outline="false" style:text-line-through-style="none" style:text-line-through-type="none" style:text-position="0% 100%" style:font-name="標楷體1" fo:font-style="normal" fo:text-shadow="none" officeooo:rsid="1f9386ea" style:font-name-asian="標楷體1" style:font-style-asian="normal" style:font-name-complex="標楷體" style:text-emphasize="none"/>
    </style:style>
    <style:style style:name="T634" style:family="text">
      <style:text-properties style:text-outline="false" style:text-line-through-style="none" style:text-line-through-type="none" style:text-position="0% 100%" style:font-name="標楷體1" fo:font-style="normal" fo:text-shadow="none" officeooo:rsid="44943a66" style:font-name-asian="標楷體1" style:font-style-asian="normal" style:font-name-complex="標楷體" style:text-emphasize="none"/>
    </style:style>
    <style:style style:name="T635" style:family="text">
      <style:text-properties style:text-outline="false" style:text-line-through-style="none" style:text-line-through-type="none" style:text-position="0% 100%" style:font-name="標楷體1" fo:font-style="normal" fo:text-shadow="none" officeooo:rsid="42b62e9a" style:font-name-asian="標楷體1" style:font-style-asian="normal" style:font-name-complex="標楷體" style:text-emphasize="none"/>
    </style:style>
    <style:style style:name="T636" style:family="text">
      <style:text-properties style:text-outline="false" style:text-line-through-style="none" style:text-line-through-type="none" style:text-position="0% 100%" style:font-name="標楷體1" fo:font-style="normal" fo:text-shadow="none" officeooo:rsid="456ac779" style:font-name-asian="標楷體1" style:font-style-asian="normal" style:font-name-complex="標楷體" style:text-emphasize="none"/>
    </style:style>
    <style:style style:name="T637" style:family="text">
      <style:text-properties style:text-outline="false" style:text-line-through-style="none" style:text-line-through-type="none" style:text-position="0% 100%" style:font-name="標楷體1" fo:font-style="normal" fo:text-shadow="none" officeooo:rsid="27c0f7f3" style:font-name-asian="標楷體1" style:font-style-asian="normal" style:font-name-complex="標楷體" style:text-emphasize="none"/>
    </style:style>
    <style:style style:name="T638" style:family="text">
      <style:text-properties style:text-outline="false" style:text-line-through-style="none" style:text-line-through-type="none" style:text-position="0% 100%" style:font-name="標楷體1" fo:font-style="normal" fo:text-shadow="none" officeooo:rsid="1fe8726f" style:font-name-asian="標楷體1" style:font-style-asian="normal" style:font-name-complex="標楷體" style:text-emphasize="none"/>
    </style:style>
    <style:style style:name="T639" style:family="text">
      <style:text-properties style:text-outline="false" style:text-line-through-style="none" style:text-line-through-type="none" style:text-position="0% 100%" style:font-name="標楷體1" fo:font-style="normal" fo:text-shadow="none" officeooo:rsid="2848f26f" style:font-name-asian="標楷體1" style:font-style-asian="normal" style:font-name-complex="標楷體" style:text-emphasize="none"/>
    </style:style>
    <style:style style:name="T640" style:family="text">
      <style:text-properties style:text-outline="false" style:text-line-through-style="none" style:text-line-through-type="none" style:text-position="0% 100%" style:font-name="標楷體1" fo:font-style="normal" fo:text-shadow="none" officeooo:rsid="2da833a7" style:font-name-asian="標楷體1" style:font-style-asian="normal" style:font-name-complex="標楷體" style:text-emphasize="none"/>
    </style:style>
    <style:style style:name="T641" style:family="text">
      <style:text-properties style:text-outline="false" style:text-line-through-style="none" style:text-line-through-type="none" style:text-position="0% 100%" style:font-name="標楷體1" fo:font-style="normal" fo:text-shadow="none" officeooo:rsid="4c432f7f" style:font-name-asian="標楷體1" style:font-style-asian="normal" style:font-name-complex="標楷體" style:text-emphasize="none"/>
    </style:style>
    <style:style style:name="T642" style:family="text">
      <style:text-properties style:text-outline="false" style:text-line-through-style="none" style:text-line-through-type="none" style:text-position="0% 100%" style:font-name="標楷體1" fo:font-style="normal" fo:text-shadow="none" officeooo:rsid="4efc9b5e" style:font-name-asian="標楷體1" style:font-style-asian="normal" style:font-name-complex="標楷體" style:text-emphasize="none"/>
    </style:style>
    <style:style style:name="T643" style:family="text">
      <style:text-properties style:text-outline="false" style:text-line-through-style="none" style:text-line-through-type="none" style:text-position="0% 100%" style:font-name="標楷體1" fo:font-style="normal" fo:text-shadow="none" officeooo:rsid="2f2a5ae5" style:font-name-asian="標楷體1" style:font-style-asian="normal" style:font-name-complex="標楷體" style:text-emphasize="none"/>
    </style:style>
    <style:style style:name="T644" style:family="text">
      <style:text-properties style:text-outline="false" style:text-line-through-style="none" style:text-line-through-type="none" style:text-position="0% 100%" style:font-name="標楷體1" fo:font-style="normal" fo:text-shadow="none" officeooo:rsid="4fdddefb" style:font-name-asian="標楷體1" style:font-style-asian="normal" style:font-name-complex="標楷體" style:text-emphasize="none"/>
    </style:style>
    <style:style style:name="T645" style:family="text">
      <style:text-properties style:text-outline="false" style:text-line-through-style="none" style:text-line-through-type="none" style:text-position="0% 100%" style:font-name="標楷體1" fo:font-style="normal" fo:text-shadow="none" officeooo:rsid="29982074" style:font-name-asian="標楷體1" style:font-style-asian="normal" style:font-name-complex="標楷體" style:text-emphasize="none"/>
    </style:style>
    <style:style style:name="T64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a6d63ec" style:font-name-asian="標楷體1" style:font-style-asian="normal" style:font-style-complex="normal" style:text-emphasize="none"/>
    </style:style>
    <style:style style:name="T64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style:font-name-asian="標楷體1" style:font-style-asian="normal" style:font-name-complex="標楷體" style:text-emphasize="none"/>
    </style:style>
    <style:style style:name="T64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e63996a" style:font-name-asian="標楷體1" style:font-style-asian="normal" style:font-name-complex="標楷體" style:text-emphasize="none"/>
    </style:style>
    <style:style style:name="T64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66275a" style:font-name-asian="標楷體1" style:font-style-asian="normal" style:font-name-complex="標楷體" style:text-emphasize="none"/>
    </style:style>
    <style:style style:name="T65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e28fd16" style:font-name-asian="標楷體1" style:font-style-asian="normal" style:font-name-complex="標楷體" style:text-emphasize="none"/>
    </style:style>
    <style:style style:name="T65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7cb7444" style:font-name-asian="標楷體1" style:font-style-asian="normal" style:font-name-complex="標楷體" style:text-emphasize="none"/>
    </style:style>
    <style:style style:name="T65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2b62e9a" style:font-name-asian="標楷體1" style:font-style-asian="normal" style:font-name-complex="標楷體" style:text-emphasize="none"/>
    </style:style>
    <style:style style:name="T65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2c34556" style:font-name-asian="標楷體1" style:font-style-asian="normal" style:font-name-complex="標楷體" style:text-emphasize="none"/>
    </style:style>
    <style:style style:name="T65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9386ea" style:font-name-asian="標楷體1" style:font-style-asian="normal" style:font-name-complex="標楷體" style:text-emphasize="none"/>
    </style:style>
    <style:style style:name="T65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bb2fbb" style:font-name-asian="標楷體1" style:font-style-asian="normal" style:font-name-complex="標楷體" style:text-emphasize="none"/>
    </style:style>
    <style:style style:name="T65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e8726f" style:font-name-asian="標楷體1" style:font-style-asian="normal" style:font-name-complex="標楷體" style:text-emphasize="none"/>
    </style:style>
    <style:style style:name="T65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c270a" style:font-name-asian="標楷體1" style:font-style-asian="normal" style:font-name-complex="標楷體" style:text-emphasize="none"/>
    </style:style>
    <style:style style:name="T65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2f7f" style:font-name-asian="標楷體1" style:font-style-asian="normal" style:font-name-complex="標楷體" style:text-emphasize="none"/>
    </style:style>
    <style:style style:name="T65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58ca87" style:font-name-asian="標楷體1" style:font-style-asian="normal" style:font-name-complex="標楷體" style:text-emphasize="none"/>
    </style:style>
    <style:style style:name="T66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2a5ae5" style:font-name-asian="標楷體1" style:font-style-asian="normal" style:font-name-complex="標楷體" style:text-emphasize="none"/>
    </style:style>
    <style:style style:name="T66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287f90" style:font-name-asian="標楷體1" style:font-style-asian="normal" style:font-name-complex="標楷體" style:text-emphasize="none"/>
    </style:style>
    <style:style style:name="T66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3c5f17" style:font-name-asian="標楷體1" style:font-style-asian="normal" style:font-name-complex="標楷體" style:text-emphasize="none"/>
    </style:style>
    <style:style style:name="T66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style:font-name-asian="標楷體1" style:font-style-asian="normal" style:text-emphasize="none"/>
    </style:style>
    <style:style style:name="T66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880e60f" style:font-name-asian="標楷體1" style:font-style-asian="normal" style:text-emphasize="none"/>
    </style:style>
    <style:style style:name="T66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45747f2" style:font-name-asian="標楷體1" style:font-style-asian="normal" style:text-emphasize="none"/>
    </style:style>
    <style:style style:name="T66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a7edee9" style:font-name-asian="標楷體1" style:font-style-asian="normal" style:text-emphasize="none"/>
    </style:style>
    <style:style style:name="T66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36afe9" style:font-name-asian="標楷體1" style:font-style-asian="normal" style:text-emphasize="none"/>
    </style:style>
    <style:style style:name="T66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d9bb035" style:font-name-asian="標楷體1" style:font-style-asian="normal" style:text-emphasize="none"/>
    </style:style>
    <style:style style:name="T66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9386ea" style:font-name-asian="標楷體1" style:font-style-asian="normal" style:text-emphasize="none"/>
    </style:style>
    <style:style style:name="T67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0905997" style:font-name-asian="標楷體1" style:font-style-asian="normal" style:text-emphasize="none"/>
    </style:style>
    <style:style style:name="T67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225ddbd" style:font-name-asian="標楷體1" style:font-style-asian="normal" style:text-emphasize="none"/>
    </style:style>
    <style:style style:name="T67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b26ba3" style:font-name-asian="標楷體1" style:font-style-asian="normal" style:text-emphasize="none"/>
    </style:style>
    <style:style style:name="T67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01302" style:font-name-asian="標楷體1" style:font-style-asian="normal" style:text-emphasize="none"/>
    </style:style>
    <style:style style:name="T67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1a612" style:font-name-asian="標楷體1" style:font-style-asian="normal" style:text-emphasize="none"/>
    </style:style>
    <style:style style:name="T67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2f023" style:font-name-asian="標楷體1" style:font-style-asian="normal" style:text-emphasize="none"/>
    </style:style>
    <style:style style:name="T67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4d2af" style:font-name-asian="標楷體1" style:font-style-asian="normal" style:text-emphasize="none"/>
    </style:style>
    <style:style style:name="T67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6ea30" style:font-name-asian="標楷體1" style:font-style-asian="normal" style:text-emphasize="none"/>
    </style:style>
    <style:style style:name="T67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0bfac1e" style:font-name-asian="標楷體1" style:font-style-asian="normal" style:text-emphasize="none"/>
    </style:style>
    <style:style style:name="T67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d587db" style:font-name-asian="標楷體1" style:font-style-asian="normal" style:text-emphasize="none"/>
    </style:style>
    <style:style style:name="T68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7cb7444" style:font-name-asian="標楷體1" style:font-style-asian="normal" style:text-emphasize="none"/>
    </style:style>
    <style:style style:name="T68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e04c0" style:font-name-asian="標楷體1" style:font-style-asian="normal" style:text-emphasize="none"/>
    </style:style>
    <style:style style:name="T68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3c5f17" style:font-name-asian="標楷體1" style:font-style-asian="normal" style:text-emphasize="none"/>
    </style:style>
    <style:style style:name="T68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21126fb" style:font-name-asian="標楷體1" style:font-style-asian="normal" style:text-emphasize="none"/>
    </style:style>
    <style:style style:name="T68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33479e" style:font-name-asian="標楷體1" style:font-style-asian="normal" style:font-name-complex="Arial1" style:text-emphasize="none"/>
    </style:style>
    <style:style style:name="T685" style:family="text">
      <style:text-properties style:text-outline="false" style:text-line-through-style="none" style:text-line-through-type="none" style:text-position="0% 100%" style:font-name="標楷體1" fo:font-style="normal" fo:text-shadow="none" officeooo:rsid="3635de3b" style:font-style-asian="normal" style:text-emphasize="none"/>
    </style:style>
    <style:style style:name="T686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style-asian="normal" style:text-emphasize="none"/>
    </style:style>
    <style:style style:name="T687" style:family="text">
      <style:text-properties style:text-outline="false" style:text-line-through-style="none" style:text-line-through-type="none" style:text-position="0% 100%" style:font-name="標楷體1" fo:font-style="normal" fo:text-shadow="none" officeooo:rsid="221126fb" style:font-style-asian="normal" style:text-emphasize="none"/>
    </style:style>
    <style:style style:name="T68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5ab6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5392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dc35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344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ada7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26f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57a8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c470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90a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4d046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6399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f43c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e0491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94d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95f5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4ffe5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27d3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0d786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f3e8a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62d5b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409c6d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c2f29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fbc18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ad38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401671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c6d00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2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3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95ab6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4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5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9dc35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6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344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7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ada7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8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9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0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1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f94d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2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27d3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3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4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d4843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5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6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f2b52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7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8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e0491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9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86998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0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1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e6cb1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2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0ab74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3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10cdd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4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182c7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5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6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0d5e4d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7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0d786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8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9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50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51" style:family="text">
      <style:text-properties style:text-outline="false" style:text-line-through-style="none" style:text-line-through-type="none" style:text-position="0% 100%" fo:font-style="normal" fo:text-shadow="none" style:font-name-asian="標楷體1" style:font-style-asian="normal" style:text-emphasize="none"/>
    </style:style>
    <style:style style:name="T752" style:family="text">
      <style:text-properties style:text-outline="false" style:text-line-through-style="none" style:text-line-through-type="none" style:text-position="0% 100%" fo:font-style="normal" fo:text-shadow="none" officeooo:rsid="395ab652" style:font-name-asian="標楷體1" style:font-style-asian="normal" style:text-emphasize="none"/>
    </style:style>
    <style:style style:name="T753" style:family="text">
      <style:text-properties style:text-outline="false" style:text-line-through-style="none" style:text-line-through-type="none" style:text-position="0% 100%" fo:font-style="normal" fo:text-shadow="none" officeooo:rsid="2d0cc977" style:font-name-asian="標楷體1" style:font-style-asian="normal" style:text-emphasize="none"/>
    </style:style>
    <style:style style:name="T754" style:family="text">
      <style:text-properties style:text-outline="false" style:text-line-through-style="none" style:text-line-through-type="none" style:text-position="0% 100%" fo:font-style="normal" fo:text-shadow="none" officeooo:rsid="0a7edee9" style:font-name-asian="標楷體1" style:font-style-asian="normal" style:text-emphasize="none"/>
    </style:style>
    <style:style style:name="T755" style:family="text">
      <style:text-properties style:text-outline="false" style:text-line-through-style="none" style:text-line-through-type="none" style:text-position="0% 100%" fo:font-style="normal" fo:text-shadow="none" officeooo:rsid="1afaba50" style:font-name-asian="標楷體1" style:font-style-asian="normal" style:text-emphasize="none"/>
    </style:style>
    <style:style style:name="T756" style:family="text">
      <style:text-properties style:text-outline="false" style:text-line-through-style="none" style:text-line-through-type="none" style:text-position="0% 100%" fo:font-style="normal" fo:text-shadow="none" officeooo:rsid="3bada7ff" style:font-name-asian="標楷體1" style:font-style-asian="normal" style:text-emphasize="none"/>
    </style:style>
    <style:style style:name="T757" style:family="text">
      <style:text-properties style:text-outline="false" style:text-line-through-style="none" style:text-line-through-type="none" style:text-position="0% 100%" fo:font-style="normal" fo:text-shadow="none" officeooo:rsid="3fca2835" style:font-name-asian="標楷體1" style:font-style-asian="normal" style:text-emphasize="none"/>
    </style:style>
    <style:style style:name="T758" style:family="text">
      <style:text-properties style:text-outline="false" style:text-line-through-style="none" style:text-line-through-type="none" style:text-position="0% 100%" fo:font-style="normal" fo:text-shadow="none" officeooo:rsid="2f3e8a30" style:font-name-asian="標楷體1" style:font-style-asian="normal" style:text-emphasize="none"/>
    </style:style>
    <style:style style:name="T759" style:family="text">
      <style:text-properties style:text-outline="false" style:text-line-through-style="none" style:text-line-through-type="none" style:text-position="0% 100%" fo:font-style="normal" fo:text-shadow="none" officeooo:rsid="18699807" style:font-name-asian="標楷體1" style:font-style-asian="normal" style:text-emphasize="none"/>
    </style:style>
    <style:style style:name="T760" style:family="text">
      <style:text-properties style:text-outline="false" style:text-line-through-style="none" style:text-line-through-type="none" style:text-position="0% 100%" fo:font-style="normal" fo:text-shadow="none" officeooo:rsid="2f507eeb" style:font-name-asian="標楷體1" style:font-style-asian="normal" style:text-emphasize="none"/>
    </style:style>
    <style:style style:name="T761" style:family="text">
      <style:text-properties style:text-outline="false" style:text-line-through-style="none" style:text-line-through-type="none" style:text-position="0% 100%" fo:font-style="normal" fo:text-shadow="none" officeooo:rsid="1e0491ca" style:font-name-asian="標楷體1" style:font-style-asian="normal" style:text-emphasize="none"/>
    </style:style>
    <style:style style:name="T762" style:family="text">
      <style:text-properties style:text-outline="false" style:text-line-through-style="none" style:text-line-through-type="none" style:text-position="0% 100%" fo:font-style="normal" fo:text-shadow="none" officeooo:rsid="2fbc1835" style:font-name-asian="標楷體1" style:font-style-asian="normal" style:text-emphasize="none"/>
    </style:style>
    <style:style style:name="T763" style:family="text">
      <style:text-properties style:text-outline="false" style:text-line-through-style="none" style:text-line-through-type="none" style:text-position="0% 100%" fo:font-style="normal" fo:text-shadow="none" officeooo:rsid="2e6d485a" style:font-name-asian="標楷體1" style:font-style-asian="normal" style:text-emphasize="none"/>
    </style:style>
    <style:style style:name="T764" style:family="text">
      <style:text-properties style:text-outline="false" style:text-line-through-style="none" style:text-line-through-type="none" style:text-position="0% 100%" fo:font-style="normal" fo:text-shadow="none" officeooo:rsid="1d9bb035" style:font-name-asian="標楷體1" style:font-style-asian="normal" style:text-emphasize="none"/>
    </style:style>
    <style:style style:name="T765" style:family="text">
      <style:text-properties style:text-outline="false" style:text-line-through-style="none" style:text-line-through-type="none" style:text-position="0% 100%" fo:font-style="normal" fo:text-shadow="none" officeooo:rsid="30570682" style:font-name-asian="標楷體1" style:font-style-asian="normal" style:text-emphasize="none"/>
    </style:style>
    <style:style style:name="T766" style:family="text">
      <style:text-properties style:text-outline="false" style:text-line-through-style="none" style:text-line-through-type="none" style:text-position="0% 100%" fo:font-style="normal" fo:text-shadow="none" officeooo:rsid="2d4d7fda" style:font-name-asian="標楷體1" style:font-style-asian="normal" style:text-emphasize="none"/>
    </style:style>
    <style:style style:name="T767" style:family="text">
      <style:text-properties style:text-outline="false" style:text-line-through-style="none" style:text-line-through-type="none" style:text-position="0% 100%" fo:font-style="normal" fo:text-shadow="none" officeooo:rsid="394198f2" style:font-name-asian="標楷體1" style:font-style-asian="normal" style:text-emphasize="none"/>
    </style:style>
    <style:style style:name="T768" style:family="text">
      <style:text-properties style:text-outline="false" style:text-line-through-style="none" style:text-line-through-type="none" style:text-position="0% 100%" fo:font-style="normal" fo:text-shadow="none" officeooo:rsid="30bfac1e" style:font-name-asian="標楷體1" style:font-style-asian="normal" style:text-emphasize="none"/>
    </style:style>
    <style:style style:name="T769" style:family="text">
      <style:text-properties style:text-outline="false" style:text-line-through-style="none" style:text-line-through-type="none" style:text-position="0% 100%" fo:font-style="normal" fo:text-shadow="none" officeooo:rsid="2b6f314a" style:font-name-asian="標楷體1" style:font-style-asian="normal" style:text-emphasize="none"/>
    </style:style>
    <style:style style:name="T770" style:family="text">
      <style:text-properties style:text-outline="false" style:text-line-through-style="none" style:text-line-through-type="none" style:text-position="0% 100%" fo:font-style="normal" fo:text-shadow="none" officeooo:rsid="48782837" style:font-name-asian="標楷體1" style:font-style-asian="normal" style:text-emphasize="none"/>
    </style:style>
    <style:style style:name="T771" style:family="text">
      <style:text-properties style:text-outline="false" style:text-line-through-style="none" style:text-line-through-type="none" style:text-position="0% 100%" fo:font-style="normal" fo:text-shadow="none" officeooo:rsid="30c8ba67" style:font-name-asian="標楷體1" style:font-style-asian="normal" style:text-emphasize="none"/>
    </style:style>
    <style:style style:name="T772" style:family="text">
      <style:text-properties style:text-outline="false" style:text-line-through-style="none" style:text-line-through-type="none" style:text-position="0% 100%" fo:font-style="normal" fo:text-shadow="none" officeooo:rsid="29490711" style:font-name-asian="標楷體1" style:font-style-asian="normal" style:text-emphasize="none"/>
    </style:style>
    <style:style style:name="T773" style:family="text">
      <style:text-properties style:text-outline="false" style:text-line-through-style="none" style:text-line-through-type="none" style:text-position="0% 100%" fo:font-style="normal" fo:text-shadow="none" officeooo:rsid="30eb5e4b" style:font-name-asian="標楷體1" style:font-style-asian="normal" style:text-emphasize="none"/>
    </style:style>
    <style:style style:name="T774" style:family="text">
      <style:text-properties style:text-outline="false" style:text-line-through-style="none" style:text-line-through-type="none" style:text-position="0% 100%" fo:font-style="normal" fo:text-shadow="none" officeooo:rsid="3e925e6d" style:font-name-asian="標楷體1" style:font-style-asian="normal" style:text-emphasize="none"/>
    </style:style>
    <style:style style:name="T775" style:family="text">
      <style:text-properties style:text-outline="false" style:text-line-through-style="none" style:text-line-through-type="none" style:text-position="0% 100%" fo:font-style="normal" fo:text-shadow="none" officeooo:rsid="42b62e9a" style:font-name-asian="標楷體1" style:font-style-asian="normal" style:text-emphasize="none"/>
    </style:style>
    <style:style style:name="T776" style:family="text">
      <style:text-properties style:text-outline="false" style:text-line-through-style="none" style:text-line-through-type="none" style:text-position="0% 100%" fo:font-style="normal" fo:text-shadow="none" officeooo:rsid="24ffe503" style:font-name-asian="標楷體1" style:font-style-asian="normal" style:text-emphasize="none"/>
    </style:style>
    <style:style style:name="T777" style:family="text">
      <style:text-properties style:text-outline="false" style:text-line-through-style="none" style:text-line-through-type="none" style:text-position="0% 100%" fo:font-style="normal" fo:text-shadow="none" officeooo:rsid="126cb6c5" style:font-name-asian="標楷體1" style:font-style-asian="normal" style:text-emphasize="none"/>
    </style:style>
    <style:style style:name="T778" style:family="text">
      <style:text-properties style:text-outline="false" style:text-line-through-style="none" style:text-line-through-type="none" style:text-position="0% 100%" fo:font-style="normal" fo:text-shadow="none" officeooo:rsid="34e5c8df" style:font-name-asian="標楷體1" style:font-style-asian="normal" style:text-emphasize="none"/>
    </style:style>
    <style:style style:name="T779" style:family="text">
      <style:text-properties style:text-outline="false" style:text-line-through-style="none" style:text-line-through-type="none" style:text-position="0% 100%" fo:font-style="normal" fo:text-shadow="none" officeooo:rsid="3561f133" style:font-name-asian="標楷體1" style:font-style-asian="normal" style:text-emphasize="none"/>
    </style:style>
    <style:style style:name="T780" style:family="text">
      <style:text-properties style:text-outline="false" style:text-line-through-style="none" style:text-line-through-type="none" style:text-position="0% 100%" fo:font-style="normal" fo:text-shadow="none" officeooo:rsid="352e8af6" style:font-name-asian="標楷體1" style:font-style-asian="normal" style:text-emphasize="none"/>
    </style:style>
    <style:style style:name="T781" style:family="text">
      <style:text-properties style:text-outline="false" style:text-line-through-style="none" style:text-line-through-type="none" style:text-position="0% 100%" fo:font-style="normal" fo:text-shadow="none" officeooo:rsid="32b12a0c" style:font-name-asian="標楷體1" style:font-style-asian="normal" style:text-emphasize="none"/>
    </style:style>
    <style:style style:name="T782" style:family="text">
      <style:text-properties style:text-outline="false" style:text-line-through-style="none" style:text-line-through-type="none" style:text-position="0% 100%" fo:font-style="normal" fo:text-shadow="none" officeooo:rsid="33387243" style:font-name-asian="標楷體1" style:font-style-asian="normal" style:text-emphasize="none"/>
    </style:style>
    <style:style style:name="T783" style:family="text">
      <style:text-properties style:text-outline="false" style:text-line-through-style="none" style:text-line-through-type="none" style:text-position="0% 100%" fo:font-style="normal" fo:text-shadow="none" officeooo:rsid="31258c18" style:font-name-asian="標楷體1" style:font-style-asian="normal" style:text-emphasize="none"/>
    </style:style>
    <style:style style:name="T784" style:family="text">
      <style:text-properties style:text-outline="false" style:text-line-through-style="none" style:text-line-through-type="none" style:text-position="0% 100%" fo:font-style="normal" fo:text-shadow="none" officeooo:rsid="36e751b0" style:font-name-asian="標楷體1" style:font-style-asian="normal" style:text-emphasize="none"/>
    </style:style>
    <style:style style:name="T785" style:family="text">
      <style:text-properties style:text-outline="false" style:text-line-through-style="none" style:text-line-through-type="none" style:text-position="0% 100%" fo:font-style="normal" fo:text-shadow="none" officeooo:rsid="3fa4dedd" style:font-name-asian="標楷體1" style:font-style-asian="normal" style:text-emphasize="none"/>
    </style:style>
    <style:style style:name="T786" style:family="text">
      <style:text-properties style:text-outline="false" style:text-line-through-style="none" style:text-line-through-type="none" style:text-position="0% 100%" fo:font-style="normal" fo:text-shadow="none" officeooo:rsid="36f0a7c4" style:font-name-asian="標楷體1" style:font-style-asian="normal" style:text-emphasize="none"/>
    </style:style>
    <style:style style:name="T787" style:family="text">
      <style:text-properties style:text-outline="false" style:text-line-through-style="none" style:text-line-through-type="none" style:text-position="0% 100%" fo:font-style="normal" fo:text-shadow="none" officeooo:rsid="3781495a" style:font-name-asian="標楷體1" style:font-style-asian="normal" style:text-emphasize="none"/>
    </style:style>
    <style:style style:name="T788" style:family="text">
      <style:text-properties style:text-outline="false" style:text-line-through-style="none" style:text-line-through-type="none" style:text-position="0% 100%" fo:font-style="normal" fo:text-shadow="none" officeooo:rsid="3a10e27a" style:font-name-asian="標楷體1" style:font-style-asian="normal" style:text-emphasize="none"/>
    </style:style>
    <style:style style:name="T789" style:family="text">
      <style:text-properties style:text-outline="false" style:text-line-through-style="none" style:text-line-through-type="none" style:text-position="0% 100%" fo:font-style="normal" fo:text-shadow="none" officeooo:rsid="28d587db" style:font-name-asian="標楷體1" style:font-style-asian="normal" style:text-emphasize="none"/>
    </style:style>
    <style:style style:name="T790" style:family="text">
      <style:text-properties style:text-outline="false" style:text-line-through-style="none" style:text-line-through-type="none" style:text-position="0% 100%" fo:font-style="normal" fo:text-shadow="none" officeooo:rsid="314e70f2" style:font-name-asian="標楷體1" style:font-style-asian="normal" style:text-emphasize="none"/>
    </style:style>
    <style:style style:name="T791" style:family="text">
      <style:text-properties style:text-outline="false" style:text-line-through-style="none" style:text-line-through-type="none" style:text-position="0% 100%" fo:font-style="normal" fo:text-shadow="none" officeooo:rsid="36bb77f0" style:font-name-asian="標楷體1" style:font-style-asian="normal" style:text-emphasize="none"/>
    </style:style>
    <style:style style:name="T792" style:family="text">
      <style:text-properties style:text-outline="false" style:text-line-through-style="none" style:text-line-through-type="none" style:text-position="0% 100%" fo:font-style="normal" fo:text-shadow="none" officeooo:rsid="2cd378be" style:font-name-asian="標楷體1" style:font-style-asian="normal" style:text-emphasize="none"/>
    </style:style>
    <style:style style:name="T793" style:family="text">
      <style:text-properties style:text-outline="false" style:text-line-through-style="none" style:text-line-through-type="none" style:text-position="0% 100%" fo:font-style="normal" fo:text-shadow="none" officeooo:rsid="388e6ff4" style:font-name-asian="標楷體1" style:font-style-asian="normal" style:text-emphasize="none"/>
    </style:style>
    <style:style style:name="T794" style:family="text">
      <style:text-properties style:text-outline="false" style:text-line-through-style="none" style:text-line-through-type="none" style:text-position="0% 100%" fo:font-style="normal" fo:text-shadow="none" officeooo:rsid="1f03dfea" style:font-name-asian="標楷體1" style:font-style-asian="normal" style:text-emphasize="none"/>
    </style:style>
    <style:style style:name="T795" style:family="text">
      <style:text-properties style:text-outline="false" style:text-line-through-style="none" style:text-line-through-type="none" style:text-position="0% 100%" fo:font-style="normal" fo:text-shadow="none" officeooo:rsid="133bbf48" style:font-name-asian="標楷體1" style:font-style-asian="normal" style:text-emphasize="none"/>
    </style:style>
    <style:style style:name="T796" style:family="text">
      <style:text-properties style:text-outline="false" style:text-line-through-style="none" style:text-line-through-type="none" style:text-position="0% 100%" fo:font-style="normal" fo:text-shadow="none" officeooo:rsid="0880e60f" style:font-name-asian="標楷體1" style:font-style-asian="normal" style:text-emphasize="none"/>
    </style:style>
    <style:style style:name="T797" style:family="text">
      <style:text-properties style:text-outline="false" style:text-line-through-style="none" style:text-line-through-type="none" style:text-position="0% 100%" fo:font-style="normal" fo:text-shadow="none" style:font-name-asian="標楷體1" style:font-style-asian="normal" style:font-name-complex="標楷體" style:text-emphasize="none"/>
    </style:style>
    <style:style style:name="T798" style:family="text">
      <style:text-properties style:text-outline="false" style:text-line-through-style="none" style:text-line-through-type="none" style:text-position="0% 100%" fo:font-style="normal" fo:text-shadow="none" officeooo:rsid="376c64b1" style:font-name-asian="標楷體1" style:font-style-asian="normal" style:font-name-complex="標楷體" style:text-emphasize="none"/>
    </style:style>
    <style:style style:name="T799" style:family="text">
      <style:text-properties style:text-outline="false" style:text-line-through-style="none" style:text-line-through-type="none" style:text-position="0% 100%" fo:font-style="normal" fo:text-shadow="none" officeooo:rsid="19022954" style:font-name-asian="標楷體1" style:font-style-asian="normal" style:font-name-complex="標楷體" style:text-emphasize="none"/>
    </style:style>
    <style:style style:name="T800" style:family="text">
      <style:text-properties style:text-outline="false" style:text-line-through-style="none" style:text-line-through-type="none" style:text-position="0% 100%" fo:font-style="normal" fo:text-shadow="none" officeooo:rsid="3d897ab2" style:font-name-asian="標楷體1" style:font-style-asian="normal" style:font-name-complex="標楷體" style:text-emphasize="none"/>
    </style:style>
    <style:style style:name="T801" style:family="text">
      <style:text-properties style:text-outline="false" style:text-line-through-style="none" style:text-line-through-type="none" style:text-position="0% 100%" fo:font-style="normal" fo:text-shadow="none" officeooo:rsid="3ff43c8f" style:font-name-asian="標楷體1" style:font-style-asian="normal" style:font-name-complex="標楷體" style:text-emphasize="none"/>
    </style:style>
    <style:style style:name="T802" style:family="text">
      <style:text-properties style:text-outline="false" style:text-line-through-style="none" style:text-line-through-type="none" style:text-position="0% 100%" fo:font-style="normal" fo:text-shadow="none" officeooo:rsid="25e6e77a" style:font-name-asian="標楷體1" style:font-style-asian="normal" style:font-name-complex="標楷體" style:text-emphasize="none"/>
    </style:style>
    <style:style style:name="T803" style:family="text">
      <style:text-properties style:text-outline="false" style:text-line-through-style="none" style:text-line-through-type="none" style:text-position="0% 100%" fo:font-style="normal" fo:text-shadow="none" officeooo:rsid="3b344815" style:font-name-asian="標楷體1" style:font-style-asian="normal" style:font-name-complex="標楷體" style:text-emphasize="none"/>
    </style:style>
    <style:style style:name="T804" style:family="text">
      <style:text-properties style:text-outline="false" style:text-line-through-style="none" style:text-line-through-type="none" style:text-position="0% 100%" fo:font-style="normal" fo:text-shadow="none" officeooo:rsid="2e4b37d7" style:font-name-asian="標楷體1" style:font-style-asian="normal" style:font-name-complex="標楷體" style:text-emphasize="none"/>
    </style:style>
    <style:style style:name="T805" style:family="text">
      <style:text-properties style:text-outline="false" style:text-line-through-style="none" style:text-line-through-type="none" style:text-position="0% 100%" fo:font-style="normal" fo:text-shadow="none" officeooo:rsid="17cb7444" style:font-name-asian="標楷體1" style:font-style-asian="normal" style:font-name-complex="標楷體" style:text-emphasize="none"/>
    </style:style>
    <style:style style:name="T806" style:family="text">
      <style:text-properties style:text-outline="false" style:text-line-through-style="none" style:text-line-through-type="none" style:text-position="0% 100%" fo:font-style="normal" fo:text-shadow="none" officeooo:rsid="1e4355e2" style:font-name-asian="標楷體1" style:font-style-asian="normal" style:font-name-complex="標楷體" style:text-emphasize="none"/>
    </style:style>
    <style:style style:name="T807" style:family="text">
      <style:text-properties style:text-outline="false" style:text-line-through-style="none" style:text-line-through-type="none" style:text-position="0% 100%" fo:font-style="normal" fo:text-shadow="none" officeooo:rsid="42c34556" style:font-name-asian="標楷體1" style:font-style-asian="normal" style:font-name-complex="標楷體" style:text-emphasize="none"/>
    </style:style>
    <style:style style:name="T808" style:family="text">
      <style:text-properties style:text-outline="false" style:text-line-through-style="none" style:text-line-through-type="none" style:text-position="0% 100%" fo:font-style="normal" fo:text-shadow="none" officeooo:rsid="42b62e9a" style:font-name-asian="標楷體1" style:font-style-asian="normal" style:font-name-complex="標楷體" style:text-emphasize="none"/>
    </style:style>
    <style:style style:name="T809" style:family="text">
      <style:text-properties style:text-outline="false" style:text-line-through-style="none" style:text-line-through-type="none" style:text-position="0% 100%" fo:font-style="normal" fo:text-shadow="none" officeooo:rsid="1afaba50" style:font-name-asian="標楷體1" style:font-style-asian="normal" style:font-name-complex="標楷體" style:text-emphasize="none"/>
    </style:style>
    <style:style style:name="T810" style:family="text">
      <style:text-properties style:text-outline="false" style:text-line-through-style="none" style:text-line-through-type="none" style:text-position="0% 100%" fo:font-style="normal" fo:text-shadow="none" officeooo:rsid="4372f851" style:font-name-asian="標楷體1" style:font-style-asian="normal" style:font-name-complex="標楷體" style:text-emphasize="none"/>
    </style:style>
    <style:style style:name="T811" style:family="text">
      <style:text-properties style:text-outline="false" style:text-line-through-style="none" style:text-line-through-type="none" style:text-position="0% 100%" fo:font-style="normal" fo:text-shadow="none" officeooo:rsid="4c432f7f" style:font-name-asian="標楷體1" style:font-style-asian="normal" style:font-name-complex="標楷體" style:text-emphasize="none"/>
    </style:style>
    <style:style style:name="T812" style:family="text">
      <style:text-properties style:text-outline="false" style:text-line-through-style="none" style:text-line-through-type="none" style:text-position="0% 100%" fo:font-style="normal" fo:text-shadow="none" officeooo:rsid="4db5ad5d" style:font-name-asian="標楷體1" style:font-style-asian="normal" style:font-name-complex="標楷體" style:text-emphasize="none"/>
    </style:style>
    <style:style style:name="T813" style:family="text">
      <style:text-properties style:text-outline="false" style:text-line-through-style="none" style:text-line-through-type="none" style:text-position="0% 100%" fo:font-style="normal" fo:text-shadow="none" officeooo:rsid="4b070f5e" style:font-name-asian="標楷體1" style:font-style-asian="normal" style:font-name-complex="標楷體" style:text-emphasize="none"/>
    </style:style>
    <style:style style:name="T814" style:family="text">
      <style:text-properties style:text-outline="false" style:text-line-through-style="none" style:text-line-through-type="none" style:text-position="0% 100%" fo:font-style="normal" fo:text-shadow="none" officeooo:rsid="1e28fd16" style:font-name-asian="標楷體1" style:font-style-asian="normal" style:font-name-complex="標楷體" style:text-emphasize="none"/>
    </style:style>
    <style:style style:name="T81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d0cc977" style:font-name-asian="標楷體1" style:font-style-asian="normal" style:text-emphasize="none"/>
    </style:style>
    <style:style style:name="T81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0a7edee9" style:font-name-asian="標楷體1" style:font-style-asian="normal" style:text-emphasize="none"/>
    </style:style>
    <style:style style:name="T81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95ab652" style:font-name-asian="標楷體1" style:font-style-asian="normal" style:text-emphasize="none"/>
    </style:style>
    <style:style style:name="T81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bada7ff" style:font-name-asian="標楷體1" style:font-style-asian="normal" style:text-emphasize="none"/>
    </style:style>
    <style:style style:name="T81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fca2835" style:font-name-asian="標楷體1" style:font-style-asian="normal" style:text-emphasize="none"/>
    </style:style>
    <style:style style:name="T82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e6d485a" style:font-name-asian="標楷體1" style:font-style-asian="normal" style:text-emphasize="none"/>
    </style:style>
    <style:style style:name="T82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8699807" style:font-name-asian="標楷體1" style:font-style-asian="normal" style:text-emphasize="none"/>
    </style:style>
    <style:style style:name="T82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f507eeb" style:font-name-asian="標楷體1" style:font-style-asian="normal" style:text-emphasize="none"/>
    </style:style>
    <style:style style:name="T82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4a3830c" style:font-name-asian="標楷體1" style:font-style-asian="normal" style:text-emphasize="none"/>
    </style:style>
    <style:style style:name="T82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fbc1835" style:font-name-asian="標楷體1" style:font-style-asian="normal" style:text-emphasize="none"/>
    </style:style>
    <style:style style:name="T82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0bfac1e" style:font-name-asian="標楷體1" style:font-style-asian="normal" style:text-emphasize="none"/>
    </style:style>
    <style:style style:name="T82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f9386ea" style:font-name-asian="標楷體1" style:font-style-asian="normal" style:text-emphasize="none"/>
    </style:style>
    <style:style style:name="T82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52e8af6" style:font-name-asian="標楷體1" style:font-style-asian="normal" style:text-emphasize="none"/>
    </style:style>
    <style:style style:name="T82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d897ab2" style:font-name-asian="標楷體1" style:font-style-asian="normal" style:font-name-complex="標楷體" style:text-emphasize="none"/>
    </style:style>
    <style:style style:name="T82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e4355e2" style:font-name-asian="標楷體1" style:font-style-asian="normal" style:font-name-complex="標楷體" style:text-emphasize="none"/>
    </style:style>
    <style:style style:name="T83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c34556" style:font-name-asian="標楷體1" style:font-style-asian="normal" style:font-name-complex="標楷體" style:text-emphasize="none"/>
    </style:style>
    <style:style style:name="T83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8782837" style:font-name-asian="標楷體1" style:font-style-asian="normal" style:font-name-complex="標楷體" style:text-emphasize="none"/>
    </style:style>
    <style:style style:name="T83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b62e9a" style:font-name-asian="標楷體1" style:font-style-asian="normal" style:font-name-complex="標楷體" style:text-emphasize="none"/>
    </style:style>
    <style:style style:name="T83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name-asian="標楷體1" style:font-style-asian="normal" style:font-name-complex="標楷體" style:text-emphasize="none"/>
    </style:style>
    <style:style style:name="T83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2f7f" style:font-name-asian="標楷體1" style:font-style-asian="normal" style:font-name-complex="標楷體" style:text-emphasize="none"/>
    </style:style>
    <style:style style:name="T83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7cb7444" style:font-name-asian="標楷體1" style:font-style-asian="normal" style:font-name-complex="標楷體" style:text-emphasize="none"/>
    </style:style>
    <style:style style:name="T83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fe8e6be" style:font-name-asian="標楷體1" style:font-style-asian="normal" style:font-name-complex="標楷體" style:text-emphasize="none"/>
    </style:style>
    <style:style style:name="T837" style:family="text">
      <style:text-properties style:text-outline="false" style:text-line-through-style="none" style:text-line-through-type="none" style:text-position="0% 100%" fo:font-style="normal" fo:text-shadow="none" style:text-underline-style="none" officeooo:rsid="2d4d7fda" style:font-style-asian="normal" style:text-emphasize="none"/>
    </style:style>
    <style:style style:name="T838" style:family="text">
      <style:text-properties style:text-outline="false" style:text-line-through-style="none" style:text-line-through-type="none" style:text-position="0% 100%" fo:font-style="normal" fo:text-shadow="none" style:text-underline-style="none" officeooo:rsid="3f94d117" style:font-style-asian="normal" style:text-emphasize="none"/>
    </style:style>
    <style:style style:name="T839" style:family="text">
      <style:text-properties style:text-outline="false" style:text-line-through-style="none" style:text-line-through-type="none" style:text-position="0% 100%" fo:font-style="normal" fo:text-shadow="none" style:text-underline-style="none" officeooo:rsid="400b1adf" style:font-style-asian="normal" style:text-emphasize="none"/>
    </style:style>
    <style:style style:name="T840" style:family="text">
      <style:text-properties style:text-outline="false" style:text-line-through-style="none" style:text-line-through-type="none" style:text-position="0% 100%" fo:font-style="normal" fo:text-shadow="none" style:text-underline-style="none" officeooo:rsid="43f535cd" style:font-style-asian="normal" style:text-emphasize="none"/>
    </style:style>
    <style:style style:name="T841" style:family="text">
      <style:text-properties style:text-outline="false" style:text-line-through-style="none" style:text-line-through-type="none" style:text-position="0% 100%" fo:font-style="normal" fo:text-shadow="none" style:text-underline-style="none" officeooo:rsid="27d23760" style:font-style-asian="normal" style:text-emphasize="none"/>
    </style:style>
    <style:style style:name="T842" style:family="text">
      <style:text-properties style:text-outline="false" style:text-line-through-style="none" style:text-line-through-type="none" style:text-position="0% 100%" fo:font-style="normal" fo:text-shadow="none" style:text-underline-style="none" officeooo:rsid="328c31ca" style:font-style-asian="normal" style:text-emphasize="none"/>
    </style:style>
    <style:style style:name="T843" style:family="text">
      <style:text-properties style:text-outline="false" style:text-line-through-style="none" style:text-line-through-type="none" style:text-position="0% 100%" fo:font-style="normal" fo:text-shadow="none" style:text-underline-style="none" officeooo:rsid="31395daa" style:font-style-asian="normal" style:text-emphasize="none"/>
    </style:style>
    <style:style style:name="T844" style:family="text">
      <style:text-properties style:text-outline="false" style:text-line-through-style="none" style:text-line-through-type="none" style:text-position="0% 100%" fo:font-style="normal" fo:text-shadow="none" style:text-underline-style="none" officeooo:rsid="34fa22b9" style:font-style-asian="normal" style:text-emphasize="none"/>
    </style:style>
    <style:style style:name="T845" style:family="text">
      <style:text-properties style:text-outline="false" style:text-line-through-style="none" style:text-line-through-type="none" style:text-position="0% 100%" fo:font-style="normal" fo:text-shadow="none" style:text-underline-style="none" officeooo:rsid="3f94d117" style:font-style-asian="normal" style:font-style-complex="normal" style:text-emphasize="none"/>
    </style:style>
    <style:style style:name="T846" style:family="text">
      <style:text-properties style:text-outline="false" style:text-line-through-style="none" style:text-line-through-type="none" style:text-position="0% 100%" fo:font-style="normal" fo:text-shadow="none" style:text-underline-style="none" officeooo:rsid="400b1adf" style:font-style-asian="normal" style:font-style-complex="normal" style:text-emphasize="none"/>
    </style:style>
    <style:style style:name="T847" style:family="text">
      <style:text-properties style:text-outline="false" style:text-line-through-style="none" style:text-line-through-type="none" style:text-position="0% 100%" fo:font-style="normal" fo:text-shadow="none" style:text-underline-style="none" officeooo:rsid="2f44881c" style:font-style-asian="normal" style:font-style-complex="normal" style:text-emphasize="none"/>
    </style:style>
    <style:style style:name="T848" style:family="text">
      <style:text-properties style:text-outline="false" style:text-line-through-style="none" style:text-line-through-type="none" style:text-position="0% 100%" fo:font-style="normal" fo:text-shadow="none" style:text-underline-style="none" officeooo:rsid="24ffe503" style:font-style-asian="normal" style:font-style-complex="normal" style:text-emphasize="none"/>
    </style:style>
    <style:style style:name="T849" style:family="text">
      <style:text-properties style:text-outline="false" style:text-line-through-style="none" style:text-line-through-type="none" style:text-position="0% 100%" fo:font-style="normal" fo:text-shadow="none" style:text-underline-style="none" officeooo:rsid="13fbfca5" style:font-style-asian="normal" style:font-style-complex="normal" style:text-emphasize="none"/>
    </style:style>
    <style:style style:name="T850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name-asian="標楷體1" style:font-style-asian="normal" style:text-emphasize="none"/>
    </style:style>
    <style:style style:name="T851" style:family="text">
      <style:text-properties style:text-outline="false" style:text-line-through-style="none" style:text-line-through-type="none" style:text-position="0% 100%" fo:font-style="normal" fo:text-shadow="none" style:text-underline-style="none" officeooo:rsid="3edbe9c7" style:font-name-asian="標楷體1" style:font-style-asian="normal" style:text-emphasize="none"/>
    </style:style>
    <style:style style:name="T852" style:family="text">
      <style:text-properties style:text-outline="false" style:text-line-through-style="none" style:text-line-through-type="none" style:text-position="0% 100%" fo:font-style="normal" fo:text-shadow="none" style:text-underline-style="none" officeooo:rsid="28417361" style:font-name-asian="標楷體1" style:font-style-asian="normal" style:text-emphasize="none"/>
    </style:style>
    <style:style style:name="T853" style:family="text">
      <style:text-properties style:text-outline="false" style:text-line-through-style="none" style:text-line-through-type="none" style:text-position="0% 100%" fo:font-style="normal" fo:text-shadow="none" style:font-style-asian="normal" style:text-emphasize="none"/>
    </style:style>
    <style:style style:name="T854" style:family="text">
      <style:text-properties style:text-outline="false" style:text-line-through-style="none" style:text-line-through-type="none" style:text-position="0% 100%" fo:font-style="normal" fo:text-shadow="none" officeooo:rsid="2d4d7fda" style:font-style-asian="normal" style:text-emphasize="none"/>
    </style:style>
    <style:style style:name="T855" style:family="text">
      <style:text-properties style:text-outline="false" style:text-line-through-style="none" style:text-line-through-type="none" style:text-position="0% 100%" fo:font-style="normal" fo:text-shadow="none" officeooo:rsid="2fbc1835" style:font-style-asian="normal" style:text-emphasize="none"/>
    </style:style>
    <style:style style:name="T856" style:family="text">
      <style:text-properties style:text-outline="false" style:text-line-through-style="none" style:text-line-through-type="none" style:text-position="0% 100%" fo:font-style="normal" fo:text-shadow="none" officeooo:rsid="400b1adf" style:font-style-asian="normal" style:text-emphasize="none"/>
    </style:style>
    <style:style style:name="T857" style:family="text">
      <style:text-properties style:text-outline="false" style:text-line-through-style="none" style:text-line-through-type="none" style:text-position="0% 100%" fo:font-style="normal" fo:text-shadow="none" officeooo:rsid="2af8317e" style:font-style-asian="normal" style:text-emphasize="none"/>
    </style:style>
    <style:style style:name="T858" style:family="text">
      <style:text-properties style:text-outline="false" style:text-line-through-style="none" style:text-line-through-type="none" style:text-position="0% 100%" fo:font-style="normal" fo:text-shadow="none" officeooo:rsid="3f94d117" style:font-style-asian="normal" style:font-style-complex="normal" style:text-emphasize="none"/>
    </style:style>
    <style:style style:name="T859" style:family="text">
      <style:text-properties style:text-outline="false" style:text-line-through-style="none" style:text-line-through-type="none" style:text-position="0% 100%" fo:font-style="normal" fo:text-shadow="none" style:font-name-asian="標楷體1" style:font-style-asian="normal" style:text-emphasize="none"/>
    </style:style>
    <style:style style:name="T860" style:family="text">
      <style:text-properties style:text-outline="false" style:text-line-through-style="none" style:text-line-through-type="none" style:text-position="0% 100%" fo:font-style="normal" fo:text-shadow="none" officeooo:rsid="1f03dfea" style:font-name-asian="標楷體1" style:font-style-asian="normal" style:text-emphasize="none"/>
    </style:style>
    <style:style style:name="T861" style:family="text">
      <style:text-properties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7885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62" style:family="text">
      <style:text-properties style:text-outline="false" style:text-line-through-style="none" style:text-line-through-type="none" style:text-position="0% 100%" style:font-name="Liberation Serif" fo:font-size="17pt" fo:font-style="normal" fo:text-shadow="none" style:text-underline-style="solid" style:text-underline-width="auto" style:text-underline-color="font-color" fo:font-weight="bold" officeooo:rsid="3d7885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63" style:family="text">
      <style:text-properties style:text-outline="false" style:text-line-through-style="none" style:text-line-through-type="none" style:text-position="0% 100%" style:font-name="Liberation Serif" fo:font-style="normal" fo:text-shadow="none" officeooo:rsid="1d96dfbc" style:font-name-asian="標楷體1" style:font-style-asian="normal" style:font-name-complex="標楷體" style:text-emphasize="none"/>
    </style:style>
    <style:style style:name="T864" style:family="text">
      <style:text-properties style:text-outline="false" style:text-line-through-style="none" style:text-line-through-type="none" style:text-position="0% 100%" style:font-name="Liberation Serif" fo:font-style="normal" fo:text-shadow="none" officeooo:rsid="1e38f341" style:font-name-asian="標楷體1" style:font-style-asian="normal" style:font-name-complex="標楷體" style:text-emphasize="none"/>
    </style:style>
    <style:style style:name="T865" style:family="text">
      <style:text-properties style:text-outline="false" style:text-line-through-style="none" style:text-line-through-type="none" style:text-position="0% 100%" style:font-name="Liberation Serif" fo:font-style="normal" fo:text-shadow="none" officeooo:rsid="4c432f7f" style:font-name-asian="標楷體1" style:font-style-asian="normal" style:font-name-complex="標楷體" style:text-emphasize="none"/>
    </style:style>
    <style:style style:name="T866" style:family="text">
      <style:text-properties style:text-outline="false" style:text-line-through-style="none" style:text-line-through-type="none" style:text-position="0% 100%" style:font-name="Liberation Serif" fo:font-style="normal" fo:text-shadow="none" officeooo:rsid="4efc9b5e" style:font-name-asian="標楷體1" style:font-style-asian="normal" style:font-name-complex="標楷體" style:text-emphasize="none"/>
    </style:style>
    <style:style style:name="T867" style:family="text">
      <style:text-properties style:text-outline="false" style:text-line-through-style="none" style:text-line-through-type="none" style:text-position="0% 100%" style:font-name="Liberation Serif" fo:font-style="normal" fo:text-shadow="none" officeooo:rsid="2f2a5ae5" style:font-name-asian="標楷體1" style:font-style-asian="normal" style:font-name-complex="標楷體" style:text-emphasize="none"/>
    </style:style>
    <style:style style:name="T868" style:family="text">
      <style:text-properties style:text-outline="false" style:text-line-through-style="none" style:text-line-through-type="none" style:text-position="0% 100%" style:font-name="Liberation Serif" fo:font-style="normal" fo:text-shadow="none" officeooo:rsid="3a1d8525" style:font-name-asian="標楷體1" style:font-style-asian="normal" style:text-emphasize="none"/>
    </style:style>
    <style:style style:name="T869" style:family="text">
      <style:text-properties style:text-outline="false" style:text-line-through-style="none" style:text-line-through-type="none" style:text-position="0% 100%" style:font-name="Liberation Serif" fo:font-style="normal" fo:text-shadow="none" officeooo:rsid="3926b8e5" style:font-name-asian="標楷體1" style:font-style-asian="normal" style:text-emphasize="none"/>
    </style:style>
    <style:style style:name="T870" style:family="text">
      <style:text-properties style:text-outline="false" style:text-line-through-style="none" style:text-line-through-type="none" style:text-position="0% 100%" style:font-name="Liberation Serif" fo:font-style="normal" fo:text-shadow="none" officeooo:rsid="39ad554c" style:font-name-asian="標楷體1" style:font-style-asian="normal" style:text-emphasize="none"/>
    </style:style>
    <style:style style:name="T871" style:family="text">
      <style:text-properties style:text-outline="false" style:text-line-through-style="none" style:text-line-through-type="none" style:text-position="0% 100%" style:font-name="Liberation Serif" fo:font-style="normal" fo:text-shadow="none" officeooo:rsid="1f03dfea" style:font-name-asian="標楷體1" style:font-style-asian="normal" style:text-emphasize="none"/>
    </style:style>
    <style:style style:name="T872" style:family="text">
      <style:text-properties style:text-outline="false" style:text-line-through-style="none" style:text-line-through-type="none" style:text-position="0% 100%" style:font-name="Liberation Serif" fo:font-style="normal" fo:text-shadow="none" officeooo:rsid="388e6ff4" style:font-name-asian="標楷體1" style:font-style-asian="normal" style:text-emphasize="none"/>
    </style:style>
    <style:style style:name="T873" style:family="text">
      <style:text-properties style:text-outline="false" style:text-line-through-style="none" style:text-line-through-type="none" style:text-position="0% 100%" style:font-name="Liberation Serif" fo:font-style="normal" fo:text-shadow="none" officeooo:rsid="37c8a316" style:font-name-asian="標楷體1" style:font-style-asian="normal" style:text-emphasize="none"/>
    </style:style>
    <style:style style:name="T874" style:family="text">
      <style:text-properties style:text-outline="false" style:text-line-through-style="none" style:text-line-through-type="none" style:text-position="0% 100%" style:font-name="Liberation Serif" fo:font-style="normal" fo:text-shadow="none" style:text-underline-style="solid" style:text-underline-width="auto" style:text-underline-color="font-color" officeooo:rsid="1d96dfbc" style:font-name-asian="標楷體1" style:font-style-asian="normal" style:font-name-complex="標楷體" style:text-emphasize="none"/>
    </style:style>
    <style:style style:name="T875" style:family="text">
      <style:text-properties style:text-outline="false" style:text-line-through-style="none" style:text-line-through-type="none" style:text-position="0% 100%" style:font-name="Liberation Serif" fo:font-style="normal" fo:text-shadow="none" style:text-underline-style="solid" style:text-underline-width="auto" style:text-underline-color="font-color" officeooo:rsid="37c8a316" style:font-name-asian="標楷體1" style:font-style-asian="normal" style:text-emphasize="none"/>
    </style:style>
    <style:style style:name="T876" style:family="text">
      <style:text-properties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d9ffef4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T877" style:family="text">
      <style:text-properties style:text-outline="false" style:text-line-through-style="none" style:text-line-through-type="none" style:text-position="0% 100%" style:font-name="Arial" fo:font-style="normal" fo:text-shadow="none" style:text-underline-style="solid" style:text-underline-width="auto" style:text-underline-color="font-color" officeooo:rsid="18699807" style:font-name-asian="Arial" style:font-style-asian="normal" style:text-emphasize="none"/>
    </style:style>
    <style:style style:name="T878" style:family="text">
      <style:text-properties style:text-outline="false" style:text-line-through-style="none" style:text-line-through-type="none" fo:font-style="normal" fo:text-shadow="none" officeooo:rsid="2ae9e95b" style:font-name-asian="標楷體1" style:font-style-asian="normal" style:font-name-complex="標楷體" style:font-style-complex="normal" style:text-emphasize="none"/>
    </style:style>
    <style:style style:name="T879" style:family="text">
      <style:text-properties style:text-outline="false" style:text-line-through-style="none" style:text-line-through-type="none" fo:font-style="normal" fo:text-shadow="none" officeooo:rsid="24ffe503" style:font-name-asian="標楷體1" style:font-style-asian="normal" style:font-name-complex="標楷體" style:font-style-complex="normal" style:text-emphasize="none"/>
    </style:style>
    <style:style style:name="T880" style:family="text">
      <style:text-properties style:text-outline="false" style:text-line-through-style="none" style:text-line-through-type="none" fo:font-style="normal" fo:text-shadow="none" officeooo:rsid="0d786957" style:font-name-asian="標楷體1" style:font-style-asian="normal" style:font-name-complex="標楷體" style:text-emphasize="none"/>
    </style:style>
    <style:style style:name="T881" style:family="text">
      <style:text-properties style:text-outline="false" style:text-line-through-style="none" style:text-line-through-type="none" fo:font-style="normal" fo:text-shadow="none" officeooo:rsid="35380416" style:font-name-asian="標楷體1" style:font-style-asian="normal" style:text-emphasize="none"/>
    </style:style>
    <style:style style:name="T882" style:family="text">
      <style:text-properties style:text-outline="false" style:text-line-through-style="none" style:text-line-through-type="none" fo:font-style="normal" fo:text-shadow="none" officeooo:rsid="1e00a113" style:font-name-asian="標楷體1" style:font-style-asian="normal" style:text-emphasize="none"/>
    </style:style>
    <style:style style:name="T883" style:family="text">
      <style:text-properties style:text-outline="false" style:text-line-through-style="none" style:text-line-through-type="none" fo:font-style="normal" fo:text-shadow="none" officeooo:rsid="1f2b5203" style:font-name-asian="標楷體1" style:font-style-asian="normal" style:text-emphasize="none"/>
    </style:style>
    <style:style style:name="T884" style:family="text">
      <style:text-properties style:text-outline="false" style:text-line-through-style="none" style:text-line-through-type="none" fo:font-style="normal" fo:text-shadow="none" officeooo:rsid="20a23d47" style:font-name-asian="標楷體1" style:font-style-asian="normal" style:text-emphasize="none"/>
    </style:style>
    <style:style style:name="T885" style:family="text">
      <style:text-properties style:text-outline="false" style:text-line-through-style="none" style:text-line-through-type="none" fo:font-style="normal" fo:text-shadow="none" officeooo:rsid="17d821a5" style:font-name-asian="標楷體1" style:font-style-asian="normal" style:text-emphasize="none"/>
    </style:style>
    <style:style style:name="T886" style:family="text">
      <style:text-properties style:text-outline="false" style:text-line-through-style="none" style:text-line-through-type="none" fo:font-style="normal" fo:text-shadow="none" officeooo:rsid="1f5968ea" style:font-name-asian="標楷體1" style:font-style-asian="normal" style:text-emphasize="none"/>
    </style:style>
    <style:style style:name="T887" style:family="text">
      <style:text-properties style:text-outline="false" style:text-line-through-style="none" style:text-line-through-type="none" fo:font-style="normal" fo:text-shadow="none" officeooo:rsid="1f75ef7f" style:font-name-asian="標楷體1" style:font-style-asian="normal" style:text-emphasize="none"/>
    </style:style>
    <style:style style:name="T888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1e00a113" style:font-name-asian="標楷體1" style:font-style-asian="normal" style:text-emphasize="none"/>
    </style:style>
    <style:style style:name="T889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24ffe503" style:font-name-asian="標楷體1" style:font-style-asian="normal" style:font-name-complex="標楷體" style:font-style-complex="normal" style:text-emphasize="none"/>
    </style:style>
    <style:style style:name="T890" style:family="text">
      <style:text-properties style:text-outline="false" style:text-line-through-style="none" style:text-line-through-type="none" style:text-position="sub 58%" style:font-name="標楷體1" fo:font-style="normal" fo:text-shadow="none" officeooo:rsid="4036370d" style:font-name-asian="標楷體1" style:font-style-asian="normal" style:text-emphasize="none"/>
    </style:style>
    <style:style style:name="T891" style:family="text">
      <style:text-properties style:text-outline="false" style:text-line-through-style="none" style:text-line-through-type="none" style:text-position="sub 58%" style:font-name="標楷體1" fo:font-style="normal" fo:text-shadow="none" officeooo:rsid="4036370d" style:font-name-asian="標楷體1" style:font-style-asian="normal" style:font-name-complex="Liberation Serif1" style:text-emphasize="none"/>
    </style:style>
    <style:style style:name="T892" style:family="text">
      <style:text-properties style:text-outline="false" style:text-line-through-style="none" style:text-line-through-type="none" style:text-position="sub 58%" style:font-name="Liberation Serif1" fo:font-style="normal" fo:text-shadow="none" officeooo:rsid="402dae9a" style:font-name-asian="Liberation Serif1" style:font-style-asian="normal" style:font-name-complex="Liberation Serif1" style:text-emphasize="none"/>
    </style:style>
    <style:style style:name="T893" style:family="text">
      <style:text-properties style:text-outline="false" style:text-line-through-style="none" style:text-line-through-type="none" style:text-position="super 58%" style:font-name="標楷體1" fo:font-style="normal" fo:text-shadow="none" officeooo:rsid="37eb1220" style:font-name-asian="標楷體1" style:font-style-asian="normal" style:text-emphasize="none"/>
    </style:style>
    <style:style style:name="T894" style:family="text">
      <style:text-properties fo:font-style="normal" officeooo:rsid="24ffe503" style:font-name-asian="標楷體1" style:font-style-asian="normal" style:font-name-complex="標楷體" style:font-style-complex="normal"/>
    </style:style>
    <style:style style:name="T895" style:family="text">
      <style:text-properties fo:font-style="normal" style:text-underline-style="solid" style:text-underline-width="auto" style:text-underline-color="font-color" officeooo:rsid="24ffe503" style:font-name-asian="標楷體1" style:font-style-asian="normal" style:font-name-complex="標楷體" style:font-style-complex="normal"/>
    </style:style>
    <style:style style:name="T896" style:family="text">
      <style:text-properties style:font-name-complex="標楷體"/>
    </style:style>
    <style:style style:name="T897" style:family="text">
      <style:text-properties fo:color="#050505" style:font-name="標楷體1" officeooo:rsid="0a7edee9" style:font-name-complex="標楷體"/>
    </style:style>
    <style:style style:name="T898" style:family="text">
      <style:text-properties fo:color="#050505" style:font-name="標楷體1" officeooo:rsid="243d0543" style:font-name-complex="標楷體"/>
    </style:style>
    <style:style style:name="T899" style:family="text">
      <style:text-properties fo:color="#050505" officeooo:rsid="0a7edee9" style:font-name-complex="標楷體"/>
    </style:style>
    <style:style style:name="T900" style:family="text">
      <style:text-properties officeooo:rsid="2f9be6fe"/>
    </style:style>
    <style:style style:name="T901" style:family="text">
      <style:text-properties officeooo:rsid="2af8317e"/>
    </style:style>
    <style:style style:name="T902" style:family="text">
      <style:text-properties fo:color="#808080" style:font-name="標楷體1"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903" style:family="text">
      <style:text-properties fo:color="#808080" style:font-name="標楷體1" fo:font-size="17pt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904" style:family="text">
      <style:text-properties fo:color="#808080" style:font-name="標楷體1" fo:font-size="17pt" style:text-underline-style="solid" style:text-underline-width="auto" style:text-underline-color="font-color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905" style:family="text">
      <style:text-properties style:text-position="sub 58%" style:font-name="標楷體1" officeooo:rsid="25521bf4" style:font-name-asian="標楷體1" style:font-name-complex="Mangal1"/>
    </style:style>
    <style:style style:name="T906" style:family="text">
      <style:text-properties style:text-position="sub 58%" style:font-name="標楷體1" officeooo:rsid="2556dec7" style:font-name-asian="標楷體1" style:font-name-complex="Mangal1"/>
    </style:style>
    <style:style style:name="T907" style:family="text">
      <style:text-properties style:text-position="sub 58%" style:font-name="標楷體1" officeooo:rsid="313d3bb1"/>
    </style:style>
    <style:style style:name="T908" style:family="text">
      <style:text-properties style:text-position="sub 58%" style:font-name="標楷體1" officeooo:rsid="0a7edee9"/>
    </style:style>
    <style:style style:name="T909" style:family="text">
      <style:text-properties style:text-position="sub 58%" style:font-name="Liberation Serif1" officeooo:rsid="24e24f15" style:font-name-asian="Liberation Serif1" style:font-name-complex="Liberation Serif1"/>
    </style:style>
    <style:style style:name="T910" style:family="text">
      <style:text-properties officeooo:rsid="30bfac1e"/>
    </style:style>
    <style:style style:name="T911" style:family="text">
      <style:text-properties officeooo:rsid="25ec4233"/>
    </style:style>
    <style:style style:name="T912" style:family="text">
      <style:text-properties fo:color="#ffbf00" officeooo:rsid="1d9bb035" style:font-name-asian="標楷體1"/>
    </style:style>
    <style:style style:name="T913" style:family="text">
      <style:text-properties officeooo:rsid="3b2f5919"/>
    </style:style>
    <style:style style:name="T914" style:family="text">
      <style:text-properties officeooo:rsid="3cb6cc3e"/>
    </style:style>
    <style:style style:name="T915" style:family="text">
      <style:text-properties style:font-name="Liberation Serif1" officeooo:rsid="0d9ffef4" style:font-name-asian="標楷體1" style:font-name-complex="Liberation Serif1"/>
    </style:style>
    <style:style style:name="T916" style:family="text">
      <style:text-properties style:font-name="Liberation Serif1" style:text-underline-style="solid" style:text-underline-width="auto" style:text-underline-color="font-color" officeooo:rsid="0d9ffef4" style:font-name-asian="標楷體1" style:font-name-complex="Liberation Serif1"/>
    </style:style>
    <style:style style:name="T917" style:family="text">
      <style:text-properties style:font-name="Liberation Serif1" fo:font-size="17pt" fo:font-weight="bold" officeooo:rsid="25fdc6ed" style:font-name-asian="標楷體1" style:font-size-asian="17pt" style:language-asian="zh" style:country-asian="TW" style:font-weight-asian="bold" style:font-name-complex="Liberation Serif1" style:font-size-complex="17pt" style:font-weight-complex="bold"/>
    </style:style>
    <style:style style:name="T918" style:family="text">
      <style:text-properties officeooo:rsid="3b2e013a"/>
    </style:style>
    <style:style style:name="T919" style:family="text">
      <style:text-properties style:font-name="Arial" officeooo:rsid="23613ae9" style:font-name-asian="Arial"/>
    </style:style>
    <style:style style:name="T920" style:family="text">
      <style:text-properties style:font-name="Arial" officeooo:rsid="20270b52" style:font-name-asian="Arial"/>
    </style:style>
    <style:style style:name="T921" style:family="text">
      <style:text-properties officeooo:rsid="3c10c02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3525734712" text:style-name="L1">
        <text:list-item>
          <text:p text:style-name="P3"><text:bookmark-start text:name="_ (第1本)"/><text:span text:style-name="T64">_ (第</text:span><text:span text:style-name="T85">1</text:span><text:span text:style-name="T64">本)</text:span><text:bookmark-end text:name="_ (第1本)"/></text:p>
          <text:list>
            <text:list-item>
              <text:p text:style-name="P4"><text:span text:style-name="T64">為了 讓 讀者 輕鬆 閱讀</text:span><text:span text:style-name="T259">，初階讀者、一般讀者、第零層級讀者、進階讀者、專家讀者、第一層級讀者、</text:span><text:span text:style-name="T434">跨領域移植、</text:span><text:span text:style-name="T259">工具、新知生活化</text:span><text:span text:style-name="T437">、日常生活、修煉生活</text:span><text:span text:style-name="T259">、拓展、遞迴。</text:span></text:p>
            </text:list-item>
            <text:list-item>
              <text:p text:style-name="P5"><text:span text:style-name="T28">世界線</text:span><text:span text:style-name="T54">，。</text:span></text:p>
            </text:list-item>
            <text:list-item>
              <text:p text:style-name="P18"><text:span text:style-name="T28">無為，而無不為</text:span><text:span text:style-name="T54">，。</text:span></text:p>
            </text:list-item>
            <text:list-item>
              <text:p text:style-name="P18"><text:span text:style-name="T28">魔法</text:span><text:span text:style-name="T54">，。</text:span></text:p>
            </text:list-item>
            <text:list-item>
              <text:p text:style-name="P3"><text:span text:style-name="T86">虛無文明</text:span><text:span text:style-name="T259">，</text:span><text:span text:style-name="T263">稻米飲食文化、小麥、</text:span><text:span text:style-name="T259">料理、</text:span><text:span text:style-name="T263">麻婆豆腐</text:span><text:span text:style-name="T259">。</text:span></text:p>
            </text:list-item>
            <text:list-item>
              <text:p text:style-name="P6"><text:span text:style-name="T86">數學</text:span><text:span text:style-name="T263">，</text:span><text:span text:style-name="T436">數學公理、發現數學、創造數學、汽車、齒輪比、差動轉向機構、拉馬努金、</text:span><text:span text:style-name="T434">程式語言、機械語言、投影世界觀、概念、莊子、大道、象形文字、概念型文字、數學型文字、數學工具、</text:span><text:span text:style-name="T259">作業系統</text:span><text:span text:style-name="T434">。</text:span></text:p>
            </text:list-item>
            <text:list-item>
              <text:p text:style-name="P7"><text:span text:style-name="T95">道 與 三進制</text:span><text:span text:style-name="T271">，。</text:span></text:p>
            </text:list-item>
            <text:list-item>
              <text:p text:style-name="P8"><text:span text:style-name="T90">生命</text:span><text:span text:style-name="T259">，</text:span><text:span text:style-name="T49">生命、文明、萬物法則、道、</text:span><text:span text:style-name="T264">物聯網、智慧型家電、智慧型家庭、分形</text:span><text:span text:style-name="T259">。</text:span></text:p>
            </text:list-item>
            <text:list-item>
              <text:p text:style-name="P9"><text:span text:style-name="T84">&lt;_?</text:span><text:span text:style-name="T96">3_&gt;</text:span><text:span text:style-name="T84">個體 與 &lt;?</text:span><text:span text:style-name="T97">2&gt;</text:span><text:span text:style-name="T84">個體 與 感受</text:span><text:span text:style-name="T272">，。</text:span></text:p>
            </text:list-item>
            <text:list-item>
              <text:p text:style-name="P19"><text:span text:style-name="T2">宇宙 的 起源</text:span><text:span text:style-name="T47">，宇宙邊界、宇宙胞、</text:span><text:span text:style-name="T278">連續</text:span><text:span text:style-name="T47">。</text:span></text:p>
            </text:list-item>
            <text:list-item>
              <text:p text:style-name="P20"><text:span text:style-name="T429">存在</text:span><text:span text:style-name="T435">，。</text:span></text:p>
            </text:list-item>
          </text:list>
        </text:list-item>
        <text:list-item>
          <text:p text:style-name="P352"><text:bookmark-start text:name="_ (第2本)"/>_ (第2本)<text:bookmark-end text:name="_ (第2本)"/></text:p>
          <text:list>
            <text:list-item>
              <text:p text:style-name="P353"><text:span text:style-name="T35">太空船</text:span><text:span text:style-name="T60">，行星型太空船、船內文明、船外文明。</text:span></text:p>
            </text:list-item>
            <text:list-item>
              <text:p text:style-name="P353"><text:span text:style-name="T35">&lt;_?</text:span><text:span text:style-name="T36">3_&gt;個</text:span><text:span text:style-name="T426">體 的 構成</text:span><text:span text:style-name="T432">，程式語言</text:span><text:span text:style-name="T433">、</text:span><text:span text:style-name="T432">機械語言、機械碼、</text:span><text:span text:style-name="T57">python</text:span><text:span text:style-name="T432">。</text:span></text:p>
            </text:list-item>
            <text:list-item>
              <text:p text:style-name="P354"><text:span text:style-name="T93">&lt;_?</text:span><text:span text:style-name="T94">3_&gt;個</text:span><text:span text:style-name="T426">體 的 構成</text:span><text:span text:style-name="T432">，</text:span><text:span text:style-name="T58">走路→開</text:span><text:span text:style-name="T59">汽車</text:span><text:span text:style-name="T58">→開</text:span><text:span text:style-name="T59">火車</text:span><text:span text:style-name="T58">→開飛機</text:span><text:span text:style-name="T432">。</text:span></text:p>
            </text:list-item>
            <text:list-item>
              <text:p text:style-name="P10"><text:span text:style-name="T80">定命、命運</text:span><text:span text:style-name="T260">，橫向生長、</text:span><text:span text:style-name="T121">縱向生長、樹木、</text:span><text:span text:style-name="T52">全知全能、</text:span><text:span text:style-name="T268">拉普拉斯的惡魔、自由意識、輪盤遊戲、控制轉速、摩擦力、守護神、破壞神</text:span><text:span text:style-name="T52">、分形、順命、逆命、模糊性知命、階段性知命、完整性知命、本能型天命、傳承型天命、橫向傳承行天命、縱向傳承型天命、</text:span><text:span text:style-name="T55">上帝不擲骰子、</text:span><text:span text:style-name="T274">常態分佈、大數法則、布朗運動、光痕、蝴蝶效應、鋼琴、馬拉松</text:span><text:span text:style-name="T275">、</text:span><text:span text:style-name="T454">選擇劇本路線</text:span><text:span text:style-name="T274">、</text:span><text:span text:style-name="T275">CLANNAD、選擇支</text:span><text:span text:style-name="T47">、超級瑪利歐、水管、俄羅斯方塊、主線任務、支線任務、主支線任務、無相關任務、泰迪熊、帶核的紅血球、養分、氧氣。</text:span></text:p>
            </text:list-item>
            <text:list-item>
              <text:p text:style-name="P11"><text:span text:style-name="T80">語言</text:span><text:span text:style-name="T260">，考古學、工具、跨領域移植</text:span><text:span text:style-name="T47">。</text:span></text:p>
            </text:list-item>
            <text:list-item>
              <text:p text:style-name="P12"><text:span text:style-name="T455">遙視、穿越 與 微分</text:span><text:span text:style-name="T453">，曲線引擎。</text:span></text:p>
            </text:list-item>
            <text:list-item>
              <text:p text:style-name="P24"><text:span text:style-name="T82">&lt;_?</text:span><text:span text:style-name="T83">3_&gt;個體 是 數位型個體，不是 類比型個體</text:span><text:span text:style-name="T121">，終極本質、</text:span><text:span text:style-name="T150">終極現象、結構</text:span><text:span text:style-name="T343">。</text:span></text:p>
            </text:list-item>
            <text:list-item>
              <text:p text:style-name="P25"><text:span text:style-name="T64">肉質層、意識層 與 力、光</text:span><text:span text:style-name="T121">，</text:span><text:span text:style-name="T151">肉質層 </text:span><text:span text:style-name="T919">↔</text:span><text:span text:style-name="T151"> 力，意識層 </text:span><text:span text:style-name="T919">↔</text:span><text:span text:style-name="T151"> 光</text:span><text:span text:style-name="T344">。</text:span></text:p>
            </text:list-item>
          </text:list>
        </text:list-item>
        <text:list-item>
          <text:p text:style-name="P352"><text:bookmark-start text:name="_ (第3本)"/>_ (第3本)<text:bookmark-end text:name="_ (第3本)"/></text:p>
          <text:list>
            <text:list-item>
              <text:p text:style-name="P13"><text:span text:style-name="T80">自然現象</text:span><text:span text:style-name="T260">，自然現象</text:span><text:span text:style-name="T47">。</text:span></text:p>
            </text:list-item>
            <text:list-item>
              <text:p text:style-name="P13"><text:span text:style-name="T81">虛無個體 與 起源</text:span><text:span text:style-name="T261">，道生一，一生二，二生三，三生萬物，雞生蛋，蛋生雞</text:span><text:span text:style-name="T48">。</text:span></text:p>
              <text:list>
                <text:list-item>
                  <text:p text:style-name="P201">紀載、紀錄 到一半。</text:p>
                </text:list-item>
              </text:list>
            </text:list-item>
            <text:list-item>
              <text:p text:style-name="P58"><text:span text:style-name="T80">脈動 與 覺醒</text:span><text:span text:style-name="T152">，振動、自然頻率、θ波、心臟個體、B細胞、</text:span><text:span text:style-name="T156">嗜酸性球、</text:span><text:span text:style-name="T152">寄生蟲、救護車、紅血球</text:span><text:span text:style-name="T311">。</text:span></text:p>
            </text:list-item>
            <text:list-item>
              <text:p text:style-name="P202"><text:span text:style-name="T1">（人類認定的）超自然現象</text:span>，椅子、靈魂、通靈者。</text:p>
            </text:list-item>
            <text:list-item>
              <text:p text:style-name="P268"><text:span text:style-name="T214">變換式</text:span><text:span text:style-name="T222">，</text:span><text:span text:style-name="T225">伽利略</text:span><text:span text:style-name="T222">變換式、羅倫茲變換式、畢氏定理、一維、電磁波、麥克斯維方程組、</text:span><text:span text:style-name="T226">n維三角形、放射線、虎克定律、</text:span><text:span text:style-name="T222">（人類還沒有認知到該存在的）</text:span><text:span text:style-name="T226">。</text:span></text:p>
            </text:list-item>
            <text:list-item>
              <text:p text:style-name="P112"><text:span text:style-name="T67">循環歷</text:span><text:span text:style-name="T152">，</text:span><text:span text:style-name="T121">。</text:span></text:p>
            </text:list-item>
            <text:list-item>
              <text:p text:style-name="P113"><text:span text:style-name="T29">鏡像神經元</text:span><text:span text:style-name="T351">，。</text:span></text:p>
            </text:list-item>
            <text:list-item>
              <text:p text:style-name="P114"><text:span text:style-name="T67">天眼</text:span><text:span text:style-name="T152">，法拉第籠</text:span><text:span text:style-name="T121">。</text:span></text:p>
            </text:list-item>
            <text:list-item>
              <text:p text:style-name="P114"><text:span text:style-name="T67">孝</text:span><text:span text:style-name="T152">，愚孝、認罪、悔改、基督教、明王</text:span><text:span text:style-name="T121">。</text:span></text:p>
            </text:list-item>
            <text:list-item>
              <text:p text:style-name="P114"><text:span text:style-name="T67">迷信的 本質</text:span><text:span text:style-name="T152">，學門、化粧品、史金納箱、隨機性強化</text:span><text:span text:style-name="T121">。</text:span></text:p>
            </text:list-item>
            <text:list-item>
              <text:p text:style-name="P115"><text:span text:style-name="T67">量子電腦</text:span><text:span text:style-name="T152">，</text:span><text:span text:style-name="T121">。</text:span></text:p>
            </text:list-item>
            <text:list-item>
              <text:p text:style-name="P203"><text:span text:style-name="T63">斷鏈</text:span><text:span text:style-name="T286">，</text:span><text:span text:style-name="T62">。</text:span></text:p>
            </text:list-item>
            <text:list-item>
              <text:p text:style-name="P204"><text:span text:style-name="T1">輸入、處理、輸出</text:span>，。</text:p>
            </text:list-item>
            <text:list-item>
              <text:p text:style-name="P205"><text:span text:style-name="T112">n維</text:span>，放射狀型座標系、法線、垂直。</text:p>
            </text:list-item>
            <text:list-item>
              <text:p text:style-name="P206"><text:span text:style-name="T112">輝光</text:span>，水晶球、本能、工具、摸骨、掌紋、面相、算命、視覺系統、遙視系統、松果體、切換、開關、內觀、念寫、保護殼<text:span text:style-name="T281">、法線、</text:span><text:span text:style-name="T297">二維坐標系、第一象限</text:span><text:span text:style-name="T281">、</text:span><text:span text:style-name="T297">法線</text:span><text:span text:style-name="T907">正</text:span><text:span text:style-name="T281">折射、</text:span><text:span text:style-name="T297">法線</text:span><text:span text:style-name="T908">零</text:span><text:span text:style-name="T281">折射、</text:span><text:span text:style-name="T297">法線</text:span><text:span text:style-name="T908">負</text:span><text:span text:style-name="T281">折射、</text:span><text:span text:style-name="T297">法線</text:span><text:span text:style-name="T907">零點</text:span><text:span text:style-name="T297">反射、法線</text:span><text:span text:style-name="T907">高維度</text:span><text:span text:style-name="T297">反射、法線</text:span><text:span text:style-name="T907">超平面</text:span><text:span text:style-name="T297">反射</text:span><text:span text:style-name="T301">、晶體</text:span>。</text:p>
            </text:list-item>
            <text:list-item>
              <text:p text:style-name="P207"><text:span text:style-name="T112">細胞論</text:span><text:span text:style-name="T287">，進化論、物種起源、突變論、共生、共存、穩態食物鏈、批量突變、飛機設計師、無人機、水族箱、</text:span><text:span text:style-name="T286">史金納箱、恆河猴、分棲現象、大腸桿菌、輻射、病毒、&lt;?</text:span><text:span text:style-name="T291">2&gt;神、&lt;_?3_&gt;個體、突變論、細胞論、</text:span><text:span text:style-name="T901">脫核、紅血球、激活論、信念生物學、分形、</text:span><text:span text:style-name="T447">θ波、反覆練習、</text:span><text:span text:style-name="T417">帶核紅血球</text:span><text:span text:style-name="T447">、</text:span><text:span text:style-name="T417">脫核紅血球</text:span><text:span text:style-name="T286">、流程圖</text:span><text:span text:style-name="T685">、宗量層級、能量層級、儲量層級、有機體奇點、聲流學、材料學、基因工程、</text:span><text:span text:style-name="T400">幹細胞</text:span><text:span text:style-name="T685">、本能型、傳承型繁殖、傳承型演化、</text:span><text:span text:style-name="T857">自然觸發、條件觸發、突變觸發、有機體奇點觸發、</text:span><text:span text:style-name="T685">生物機器人、桃莉羊</text:span><text:span text:style-name="T286">。</text:span></text:p>
            </text:list-item>
            <text:list-item>
              <text:p text:style-name="P208"><text:span text:style-name="T113">遙視</text:span><text:span text:style-name="T288">，。</text:span></text:p>
            </text:list-item>
          </text:list>
        </text:list-item>
        <text:list-item>
          <text:p text:style-name="P209"><text:bookmark-start text:name="_ (第4本)"/><text:span text:style-name="T108">_ (第</text:span><text:span text:style-name="T114">4</text:span><text:span text:style-name="T108">本)</text:span><text:bookmark-end text:name="_ (第4本)"/></text:p>
          <text:list>
            <text:list-item>
              <text:p text:style-name="P210"><text:span text:style-name="T113">麥田圈</text:span><text:span text:style-name="T288">，渦流。</text:span></text:p>
            </text:list-item>
            <text:list-item>
              <text:p text:style-name="P226"><text:span text:style-name="T121">石英</text:span><text:span text:style-name="T259">，巨石陣、輝光、翼尖效應</text:span><text:span text:style-name="T47">。</text:span></text:p>
            </text:list-item>
            <text:list-item>
              <text:p text:style-name="P227"><text:span text:style-name="T346">認知發展</text:span><text:span text:style-name="T51">，皮亞杰、</text:span><text:span text:style-name="T266">class、</text:span><text:span text:style-name="T267">architecture</text:span><text:span text:style-name="T51">、平衡。</text:span></text:p>
            </text:list-item>
            <text:list-item>
              <text:p text:style-name="P228"><text:span text:style-name="T346">星船</text:span><text:span text:style-name="T260">，</text:span><text:span text:style-name="T51">星系型星船、黑洞型星船、恆星型星船、行星型星船、衛星型星船、彗星型星船</text:span><text:span text:style-name="T260">。</text:span></text:p>
            </text:list-item>
            <text:list-item>
              <text:p text:style-name="P229"><text:span text:style-name="T152">拜火教</text:span><text:span text:style-name="T260">，當代型意識層個體、祖代型意識層個體。</text:span></text:p>
            </text:list-item>
            <text:list-item>
              <text:p text:style-name="P230"><text:span text:style-name="T346">溫度</text:span><text:span text:style-name="T51">，</text:span><text:span text:style-name="T268">空氣流動、溫度、頻率變低、波長變長</text:span><text:span text:style-name="T51">。</text:span></text:p>
            </text:list-item>
            <text:list-item>
              <text:p text:style-name="P231"><text:span text:style-name="T346">心靈感應</text:span><text:span text:style-name="T51">，心電</text:span><text:span text:style-name="T269">感應、讀心、眼睛、松果體、第二層級（以上）意識體個體、鏡子。</text:span></text:p>
            </text:list-item>
            <text:list-item>
              <text:p text:style-name="P211"><text:span text:style-name="T115">塔羅牌</text:span><text:span text:style-name="T289">，。</text:span></text:p>
            </text:list-item>
            <text:list-item>
              <text:p text:style-name="P212"><text:span text:style-name="T115">蟲洞</text:span><text:span text:style-name="T289">，電磁波、球體、法拉第籠、表面、時間旅行、空間旅行、時空旅行、帶電粒子、</text:span><text:span text:style-name="T290">電子、肉質層、本代型意識層個體、祖代型意識層個體</text:span><text:span text:style-name="T289">。</text:span></text:p>
            </text:list-item>
            <text:list-item>
              <text:p text:style-name="P213"><text:span text:style-name="T115">超光速</text:span><text:span text:style-name="T289">，空間節點密度、都普勒效應、小繩子、繩速、普朗克長度、球、黑洞、</text:span><text:span text:style-name="T921">視界、萬有引力、質量</text:span><text:span text:style-name="T289">。</text:span></text:p>
            </text:list-item>
            <text:list-item>
              <text:p text:style-name="P156"><text:span text:style-name="T67">性本論</text:span><text:span text:style-name="T123">，孟子、性善論、荀子、性惡論、</text:span><text:span text:style-name="T349">行善</text:span><text:span text:style-name="T123">。</text:span></text:p>
            </text:list-item>
            <text:list-item>
              <text:p text:style-name="P157"><text:span text:style-name="T67">長老制</text:span><text:span text:style-name="T123">，</text:span><text:span text:style-name="T167">羊、綿羊、山羊、羚羊、羔羊、羊駝、帶角的羊、沒帶角的羊、通用型羊、特化型羊、牧羊人、牧羊犬、狼、先進科技、特化長角、生長出角、領頭羊</text:span><text:span text:style-name="T123">。</text:span></text:p>
            </text:list-item>
            <text:list-item>
              <text:p text:style-name="P158"><text:span text:style-name="T92">三相態</text:span><text:span text:style-name="T168">，</text:span><text:span text:style-name="T167">氣態、液態、固態、</text:span><text:span text:style-name="T169">1</text:span><text:span text:style-name="T167">、</text:span><text:span text:style-name="T169">0、非牛頓流體、電漿、球形閃電、</text:span><text:span text:style-name="T354">費米子</text:span><text:span text:style-name="T168">。</text:span></text:p>
            </text:list-item>
            <text:list-item>
              <text:p text:style-name="P159"><text:span text:style-name="T92">分形</text:span><text:span text:style-name="T168">，。</text:span></text:p>
            </text:list-item>
            <text:list-item>
              <text:p text:style-name="P159"><text:span text:style-name="T92">金字塔</text:span><text:span text:style-name="T168">，光速、光、電磁波、共振。</text:span></text:p>
            </text:list-item>
            <text:list-item>
              <text:p text:style-name="P269"><text:span text:style-name="T372">黃金比例</text:span><text:span text:style-name="T359">，。</text:span></text:p>
            </text:list-item>
            <text:list-item>
              <text:p text:style-name="P278"><text:span text:style-name="T372">愛</text:span><text:span text:style-name="T359">，第一層級法則、能量、姿勢、意識層、頻率、力、溫度、氛圍、自然頻率、狀態轉移、</text:span><text:span text:style-name="T482">肉質層型能量、意識層型能量、</text:span><text:span text:style-name="T359">本能型能源、傳承型能源、孔子、電子能階。</text:span></text:p>
            </text:list-item>
            <text:list-item>
              <text:p text:style-name="P279"><text:span text:style-name="T493">主意識層級</text:span><text:span text:style-name="T485">，第零層級意識、</text:span><text:span text:style-name="T484">第零層級主意識、智慧果實、絕緣體、超導體、現實沉浸感</text:span><text:span text:style-name="T485">。</text:span></text:p>
            </text:list-item>
            <text:list-item>
              <text:p text:style-name="P280"><text:span text:style-name="T476">湧現</text:span><text:span text:style-name="T475">，水豚、共生、蜜蜂、群體層級、第二層級群體、湧現層級、第二層級湧現、生命、個體群、文明、自由意識、德、無己、愛、守護、導師制、天使、莊子、聖治、德人、神人、</text:span><text:span text:style-name="T484">秉性、德、無己、愛、智慧樹、智慧果實、亞當、夏娃、我們、自我意識、自然意識、本能型主意識、傳承型主意識、第二層級主意識、亞歷山大圖書館、</text:span><text:span text:style-name="T485">分棲現象、大腸桿菌實驗</text:span><text:span text:style-name="T475">。</text:span></text:p>
            </text:list-item>
            <text:list-item>
              <text:p text:style-name="P281"><text:span text:style-name="T470">敵文明</text:span><text:span text:style-name="T466">，輪船、</text:span><text:span text:style-name="T398">微生物</text:span><text:span text:style-name="T466">、手槍、小孩、大人、火藥技術、太空技術、互滅平衡、囚徒困境。</text:span></text:p>
            </text:list-item>
            <text:list-item>
              <text:p text:style-name="P282"><text:span text:style-name="T487">全知全能</text:span><text:span text:style-name="T477">，雙曲幾何、</text:span><text:span text:style-name="T467">龐加萊圓盤模型</text:span><text:span text:style-name="T477">。</text:span></text:p>
            </text:list-item>
            <text:list-item>
              <text:p text:style-name="P282"><text:span text:style-name="T487">職業生活</text:span><text:span text:style-name="T477">，志業生活、德、無己、愛、虛無體制、虛無主義。</text:span></text:p>
            </text:list-item>
            <text:list-item>
              <text:p text:style-name="P289"><text:span text:style-name="T730">月經</text:span><text:span text:style-name="T700">，。</text:span></text:p>
            </text:list-item>
          </text:list>
        </text:list-item>
        <text:list-item>
          <text:p text:style-name="P290"><text:bookmark-start text:name="_ (第5本)"/><text:span text:style-name="T530">_ (第</text:span><text:span text:style-name="T531">5</text:span><text:span text:style-name="T530">本)</text:span><text:bookmark-end text:name="_ (第5本)"/></text:p>
          <text:list>
            <text:list-item>
              <text:p text:style-name="P283"><text:span text:style-name="T488">情緒</text:span><text:span text:style-name="T478">，波濤洶湧、入戲太深、心靈平靜、心境層級、第一層級心境、</text:span><text:span text:style-name="T468">（存在 + 變化）、七宗罪。</text:span></text:p>
            </text:list-item>
            <text:list-item>
              <text:p text:style-name="P284"><text:span text:style-name="T487">飲食</text:span><text:span text:style-name="T477">，素食、水果、蜜蜂、猴子、蝗蟲、無機體個體、牛奶、羊奶、光、力、順應自然、自然無為、無為而治、紅血球、生育率、出生率、痛風、禿頭、花粉症、免疫系統風暴、</text:span><text:span text:style-name="T408">聖母情結</text:span><text:span text:style-name="T477">、</text:span><text:span text:style-name="T408">人質症候群</text:span><text:span text:style-name="T477">、維生素</text:span><text:span text:style-name="T466">D</text:span><text:span text:style-name="T477">、細菌</text:span><text:span text:style-name="T495">、本能型繁殖、泥板、石板、金屬板、硬碟、記憶卡、晶體、</text:span><text:span text:style-name="T528">飲食相態、</text:span><text:span text:style-name="T523">氣態、液態、固態、海底火山口、大腦、皮膚、氧氣</text:span><text:span text:style-name="T477">。</text:span></text:p>
            </text:list-item>
            <text:list-item>
              <text:p text:style-name="P285"><text:span text:style-name="T492">多重人格</text:span><text:span text:style-name="T483">，肉質層型多重人格、意識層型多重人格、人格、神靈、邪靈、汽車、自動駕駛。</text:span></text:p>
            </text:list-item>
            <text:list-item>
              <text:p text:style-name="P286"><text:span text:style-name="T489">思想、決策、行動</text:span><text:span text:style-name="T479">，種子、樹木、向光生長、縱向生長、橫向生長、長鞭效應、</text:span><text:span text:style-name="T486">子彈、彈道、彈痕</text:span><text:span text:style-name="T479">。</text:span></text:p>
            </text:list-item>
            <text:list-item>
              <text:p text:style-name="P287"><text:span text:style-name="T471">432（Hz</text:span><text:span text:style-name="T490">）</text:span><text:span text:style-name="T480">，。</text:span></text:p>
            </text:list-item>
            <text:list-item>
              <text:p text:style-name="P288"><text:span text:style-name="T491">一元</text:span><text:span text:style-name="T472">一</text:span><text:span text:style-name="T491">次方程式的乘積</text:span><text:span text:style-name="T481">，。</text:span></text:p>
            </text:list-item>
            <text:list-item>
              <text:p text:style-name="P288"><text:span text:style-name="T491">維度</text:span><text:span text:style-name="T481">，。</text:span></text:p>
            </text:list-item>
            <text:list-item>
              <text:p text:style-name="P288"><text:span text:style-name="T491">微塑膠</text:span><text:span text:style-name="T481">，塑膠。</text:span></text:p>
            </text:list-item>
            <text:list-item>
              <text:p text:style-name="P288"><text:span text:style-name="T529">意義</text:span><text:span text:style-name="T495">，本質、現象、意義、行動、第一層級法則、概念、數學、客觀賦予、</text:span><text:span text:style-name="T496">存在、變化、本身、</text:span><text:span text:style-name="T495">主觀賦予、描述、日食、球形閃電、假想量、假想體、三角形。</text:span></text:p>
            </text:list-item>
            <text:list-item>
              <text:p text:style-name="P290"><text:span text:style-name="T532">催眠</text:span><text:span text:style-name="T497">，高我。</text:span></text:p>
            </text:list-item>
            <text:list-item>
              <text:p text:style-name="P291"><text:span text:style-name="T723">（基督教 認定的）充滿聖靈</text:span><text:span text:style-name="T689">，超導體、電感、靈魂導師、電阻、絕緣體。</text:span></text:p>
            </text:list-item>
            <text:list-item>
              <text:p text:style-name="P292"><text:span text:style-name="T723">巧合</text:span><text:span text:style-name="T689">，必然型巧合、</text:span><text:span text:style-name="T498">（人類 認定的）神啟、金色甲蟲、榮格、石頭、碰撞、被濺起、感應、標準差、碰巧型巧合、遙視、預言、推背圖、馬前課、啟示錄、末日審判</text:span><text:span text:style-name="T689">。</text:span></text:p>
            </text:list-item>
            <text:list-item>
              <text:p text:style-name="P293"><text:span text:style-name="T724">味精</text:span><text:span text:style-name="T691">，調味料、照相、靈魂。</text:span></text:p>
            </text:list-item>
            <text:list-item>
              <text:p text:style-name="P294"><text:span text:style-name="T725">信念</text:span><text:span text:style-name="T692">，。</text:span></text:p>
            </text:list-item>
            <text:list-item>
              <text:p text:style-name="P295"><text:span text:style-name="T725">上癮</text:span><text:span text:style-name="T692">，奶嘴樂、</text:span><text:span text:style-name="T703">知道、思考、想像</text:span><text:span text:style-name="T692">。</text:span></text:p>
            </text:list-item>
            <text:list-item>
              <text:p text:style-name="P296"><text:span text:style-name="T725">太陽</text:span><text:span text:style-name="T692">，。</text:span></text:p>
            </text:list-item>
            <text:list-item>
              <text:p text:style-name="P296"><text:span text:style-name="T725">氣功</text:span><text:span text:style-name="T692">，。</text:span></text:p>
            </text:list-item>
            <text:list-item>
              <text:p text:style-name="P297"><text:span text:style-name="T726">腸腦</text:span><text:span text:style-name="T693">，</text:span><text:span text:style-name="T698">腸胃蠕動、脊隨、大腦</text:span><text:span text:style-name="T693">。</text:span></text:p>
            </text:list-item>
            <text:list-item>
              <text:p text:style-name="P298"><text:span text:style-name="T726">非監督式學習</text:span><text:span text:style-name="T693">，。</text:span></text:p>
            </text:list-item>
            <text:list-item>
              <text:p text:style-name="P298"><text:span text:style-name="T726">共存</text:span><text:span text:style-name="T693">，星星的孩子、阿米、愛心、導師制型共存、共生。</text:span></text:p>
            </text:list-item>
            <text:list-item>
              <text:p text:style-name="P299"><text:span text:style-name="T726">飛行</text:span><text:span text:style-name="T693">，靜電、蘊含型變化、微中子、渦輪引擎、</text:span><text:span text:style-name="T498">磁流推進器、</text:span><text:span text:style-name="T717">力譜、不可</text:span><text:span text:style-name="T520">&lt;?</text:span><text:span text:style-name="T521">a</text:span><text:span text:style-name="T718">&gt;</text:span><text:span text:style-name="T717">譜</text:span><text:span text:style-name="T693">。</text:span></text:p>
            </text:list-item>
            <text:list-item>
              <text:p text:style-name="P298"><text:span text:style-name="T726">亞特蘭提斯</text:span><text:span text:style-name="T693">，亞特蘭提斯文明、蘇美爾文明、西方文明。</text:span></text:p>
            </text:list-item>
            <text:list-item>
              <text:p text:style-name="P298"><text:span text:style-name="T726">姆大陸</text:span><text:span text:style-name="T693">，姆大陸文明、東方文明、冥想、道家、道德經、神話時代。</text:span></text:p>
            </text:list-item>
            <text:list-item>
              <text:p text:style-name="P300"><text:span text:style-name="T727">黑洞</text:span><text:span text:style-name="T694">，。</text:span></text:p>
            </text:list-item>
            <text:list-item>
              <text:p text:style-name="P301"><text:span text:style-name="T727">夢</text:span><text:span text:style-name="T694">，作夢、腸腦、大腦、夢境、主視角。</text:span></text:p>
            </text:list-item>
            <text:list-item>
              <text:p text:style-name="P301"><text:span text:style-name="T534">AI</text:span><text:span text:style-name="T695">，未來人</text:span><text:span text:style-name="T499">2062</text:span><text:span text:style-name="T695">。</text:span></text:p>
            </text:list-item>
            <text:list-item>
              <text:p text:style-name="P301"><text:span text:style-name="T728">文明</text:span><text:span text:style-name="T695">，本能文明、傳承文明、信念文明、物質文明、精神文明、新生文明、遙視、數學模型、法則層級。</text:span></text:p>
            </text:list-item>
            <text:list-item>
              <text:p text:style-name="P301"><text:span text:style-name="T728">宇宙觀</text:span><text:span text:style-name="T695">，牛頓、萊布尼茲、本書、個體宇宙觀、宇宙胞、</text:span><text:span text:style-name="T500">&lt;_?</text:span><text:span text:style-name="T501">3_&gt;</text:span><text:span text:style-name="T696">個體</text:span><text:span text:style-name="T695">。</text:span></text:p>
            </text:list-item>
            <text:list-item>
              <text:p text:style-name="P302"><text:span text:style-name="T862">宇宙起源</text:span><text:span text:style-name="T861">，宇宙大爆炸理論、宇宙暴漲理論、</text:span><text:span text:style-name="T695">個體宇宙觀</text:span><text:span text:style-name="T861">。</text:span></text:p>
            </text:list-item>
            <text:list-item>
              <text:p text:style-name="P303"><text:span text:style-name="T729">工具</text:span><text:span text:style-name="T697">，通用型工具、特化型工具</text:span><text:span text:style-name="T688">、</text:span><text:span text:style-name="T697">單工、半雙工、雙工、認知、蜜蜂、共生。</text:span></text:p>
            </text:list-item>
            <text:list-item>
              <text:p text:style-name="P303"><text:span text:style-name="T729">血液</text:span><text:span text:style-name="T697">，肺泡。</text:span></text:p>
            </text:list-item>
            <text:list-item>
              <text:p text:style-name="P303"><text:span text:style-name="T729">鑽石</text:span><text:span text:style-name="T697">，碳。</text:span></text:p>
            </text:list-item>
            <text:list-item>
              <text:p text:style-name="P304"><text:span text:style-name="T729">免費能源</text:span><text:span text:style-name="T697">，月光、太陽風、宇宙射線、微波、舒曼波</text:span><text:span text:style-name="T503">、</text:span><text:span text:style-name="T504">8</text:span><text:span text:style-name="T502">（Hz）電磁波、特斯拉</text:span><text:span text:style-name="T697">。</text:span></text:p>
            </text:list-item>
            <text:list-item>
              <text:p text:style-name="P305"><text:span text:style-name="T729">平行宇宙</text:span><text:span text:style-name="T697">，（人類 認定的）平行宇宙、</text:span><text:span text:style-name="T498">布朗運動</text:span><text:span text:style-name="T697">。</text:span></text:p>
            </text:list-item>
            <text:list-item>
              <text:p text:style-name="P306"><text:span text:style-name="T729">宇宙常數</text:span><text:span text:style-name="T697">，</text:span><text:span text:style-name="T503">&lt;_?</text:span><text:span text:style-name="T505">3_&gt;個</text:span><text:span text:style-name="T699">體、幾何形狀、材料特性、內在物質、內部機制、本身、一切</text:span><text:span text:style-name="T697">。</text:span></text:p>
            </text:list-item>
            <text:list-item>
              <text:p text:style-name="P307"><text:span text:style-name="T730">維度棋</text:span><text:span text:style-name="T506">，</text:span><text:span text:style-name="T507">n</text:span><text:span text:style-name="T701">維棋、</text:span><text:span text:style-name="T700">黑白棋、象棋。</text:span></text:p>
            </text:list-item>
            <text:list-item>
              <text:p text:style-name="P307"><text:span text:style-name="T730">卍</text:span><text:span text:style-name="T700">，佛家、道家、太極、順時鐘、北半球。</text:span></text:p>
            </text:list-item>
            <text:list-item>
              <text:p text:style-name="P308"><text:span text:style-name="T731">衰老</text:span><text:span text:style-name="T707">，</text:span><text:span text:style-name="T715">人類、鯨魚</text:span><text:span text:style-name="T707">、</text:span><text:span text:style-name="T518">&lt;?</text:span><text:span text:style-name="T519">a&gt;流學</text:span><text:span text:style-name="T707">。</text:span></text:p>
            </text:list-item>
            <text:list-item>
              <text:p text:style-name="P309"><text:span text:style-name="T731">月球</text:span><text:span text:style-name="T707">，。</text:span></text:p>
            </text:list-item>
            <text:list-item>
              <text:p text:style-name="P310"><text:span text:style-name="T731">黏菌</text:span><text:span text:style-name="T707">，。</text:span></text:p>
            </text:list-item>
          </text:list>
        </text:list-item>
        <text:list-item>
          <text:p text:style-name="P311"><text:bookmark-start text:name="_ (第6本)"/><text:span text:style-name="T530">_ (第</text:span><text:span text:style-name="T533">6</text:span><text:span text:style-name="T530">本)</text:span><text:bookmark-end text:name="_ (第6本)"/></text:p>
          <text:list>
            <text:list-item>
              <text:p text:style-name="P312"><text:span text:style-name="T530">錢</text:span><text:span text:style-name="T498">，信念法則、</text:span><text:span text:style-name="T690">自然產物、自然現象、私人財產、私人資產、私人用品、個人用品、</text:span><text:span text:style-name="T498">身體、自己、愛、母愛、父愛、群體愛、子代、尊敬、仰慕、報答、愛己</text:span><text:span text:style-name="T688">、</text:span><text:span text:style-name="T498">愛人、被愛、走路、資本主義、共產主義、虛無主義</text:span><text:span text:style-name="T702">、虛無體制</text:span><text:span text:style-name="T498">。</text:span></text:p>
            </text:list-item>
            <text:list-item>
              <text:p text:style-name="P313"><text:span text:style-name="T722">凌辱型監控</text:span><text:span text:style-name="T688">，稜鏡計畫。</text:span></text:p>
            </text:list-item>
            <text:list-item>
              <text:p text:style-name="P314"><text:span text:style-name="T722">藝術品</text:span><text:span text:style-name="T688">，。</text:span></text:p>
            </text:list-item>
            <text:list-item>
              <text:p text:style-name="P315"><text:span text:style-name="T722">核汙染危機</text:span><text:span text:style-name="T688">，。</text:span></text:p>
            </text:list-item>
            <text:list-item>
              <text:p text:style-name="P316"><text:span text:style-name="T541">權力</text:span><text:span text:style-name="T509">，</text:span><text:span text:style-name="T512">一九八四</text:span><text:span text:style-name="T510">、權限、</text:span><text:span text:style-name="T511">Permission、Power limit、權力上限、權力域、權力下限、</text:span><text:span text:style-name="T510">自由、數學、有理數域、無理數域、虛數域、微積分、線性代數、加減乘除</text:span><text:span text:style-name="T688">、</text:span><text:span text:style-name="T404">俾斯</text:span><text:span text:style-name="T405">麥</text:span><text:span text:style-name="T708">、胡克、畫像、牛頓、恐怖攻擊、</text:span><text:span text:style-name="T710">泰德卡辛斯基、</text:span><text:span text:style-name="T709">濫權、濫用工具、耗能、適當的使用權限</text:span><text:span text:style-name="T708">、善用</text:span><text:span text:style-name="T709">工具、省能、</text:span><text:span text:style-name="T708">解散軍隊、退休隱居、喬治</text:span><text:span text:style-name="T525">·</text:span><text:span text:style-name="T708">華盛頓</text:span><text:span text:style-name="T709">、缺能、無能、反能</text:span><text:span text:style-name="T522">、</text:span><text:span text:style-name="T498">彈手指、</text:span><text:span text:style-name="T711">扁鵲醫術</text:span><text:span text:style-name="T709">、</text:span><text:span text:style-name="T522">維持、提升、昇華、傳承、新生</text:span><text:span text:style-name="T509">。</text:span></text:p>
            </text:list-item>
            <text:list-item>
              <text:p text:style-name="P317"><text:span text:style-name="T732">公平</text:span><text:span text:style-name="T711">，公共平等型公平、</text:span><text:span text:style-name="T876">資本</text:span><text:span text:style-name="T526">體制、</text:span><text:span text:style-name="T876">共產</text:span><text:span text:style-name="T526">體制、義務教育</text:span><text:span text:style-name="T711">、公正平等型公平、聯通管原理、</text:span><text:span text:style-name="T527">虛無</text:span><text:span text:style-name="T526">體制、</text:span><text:span text:style-name="T712">導師制</text:span><text:span text:style-name="T711">。</text:span></text:p>
            </text:list-item>
            <text:list-item>
              <text:p text:style-name="P318"><text:span text:style-name="T724">心理學</text:span><text:span text:style-name="T691">，</text:span><text:span text:style-name="T513">信念法則、</text:span><text:span text:style-name="T721">投影世界觀、錯誤嘗試法、類神經網路、（試圖）邏輯自洽、暴力破解、盲人潛水</text:span><text:span text:style-name="T513">、</text:span><text:span text:style-name="T691">性、佛洛伊德、黑盒子、灰盒子、白盒子、人造閃電、尼古拉</text:span><text:span text:style-name="T515">·</text:span><text:span text:style-name="T691">特斯拉</text:span><text:span text:style-name="T688">、</text:span><text:span text:style-name="T691">洞</text:span><text:span text:style-name="T713">穴理論</text:span><text:span text:style-name="T691">、</text:span><text:span text:style-name="T713">柏拉圖、</text:span><text:span text:style-name="T716">黑白畫像、強迫症、潔癖、自閉症、</text:span><text:span text:style-name="T516">PUA、</text:span><text:span text:style-name="T716">反社會人格、</text:span><text:span text:style-name="T691">精神病院、</text:span><text:span text:style-name="T514">思覺謬誤</text:span><text:span text:style-name="T691">、</text:span><text:span text:style-name="T716">意識層、第一層級意識（以上）、第一層級法則（以上）</text:span><text:span text:style-name="T713">、</text:span><text:span text:style-name="T691">鴿子跳舞、史金納箱、藍色窗簾、黑白圖案、</text:span><text:span text:style-name="T714">主觀賦予、</text:span><text:span text:style-name="T516">過度</text:span><text:span text:style-name="T517">擬合、</text:span><text:span text:style-name="T691">心理</text:span><text:span text:style-name="T716">醫生、心理疾病</text:span><text:span text:style-name="T691">。</text:span></text:p>
            </text:list-item>
            <text:list-item>
              <text:p text:style-name="P319"><text:span text:style-name="T724">喝酒</text:span><text:span text:style-name="T691">，船上、暈船。</text:span></text:p>
            </text:list-item>
            <text:list-item>
              <text:p text:style-name="P320"><text:span text:style-name="T724">吸菸</text:span><text:span text:style-name="T691">，。</text:span></text:p>
            </text:list-item>
          </text:list>
        </text:list-item>
        <text:list-item>
          <text:p text:style-name="P321"><text:bookmark-start text:name="_ (第7本)"/><text:span text:style-name="T530">_ (第</text:span><text:span text:style-name="T535">7</text:span><text:span text:style-name="T530">本)</text:span><text:bookmark-end text:name="_ (第7本)"/></text:p>
          <text:list>
            <text:list-item>
              <text:p text:style-name="P322"><text:span text:style-name="T530">思覺</text:span><text:span text:style-name="T498">，思覺層級、第a層級思覺、</text:span><text:span text:style-name="T704">認知、思考、想法、</text:span><text:span text:style-name="T719">皮膚、肌肉、</text:span><text:span text:style-name="T707">意識層</text:span><text:span text:style-name="T720">法則、肉質</text:span><text:span text:style-name="T707">層</text:span><text:span text:style-name="T720">法則、物理定律、化學反應、第零層級法則</text:span><text:span text:style-name="T498">。</text:span></text:p>
            </text:list-item>
            <text:list-item>
              <text:p text:style-name="P322"><text:span text:style-name="T529">有機體奇點</text:span><text:span text:style-name="T495">，噬菌體、本能型繁殖、本能型演化、傳承型繁殖、傳承型演化、網路、病毒、社交工程、HTTPS、PUA、自適應系統、監督式學習、非監督式學習、嚴謹查驗、數學工具、濫用、歧視。</text:span></text:p>
            </text:list-item>
            <text:list-item>
              <text:p text:style-name="P14"><text:span text:style-name="T2">夢</text:span><text:span text:style-name="T47">，。</text:span></text:p>
            </text:list-item>
            <text:list-item>
              <text:p text:style-name="P14"><text:span text:style-name="T2">溫室效應</text:span><text:span text:style-name="T47">，。</text:span></text:p>
            </text:list-item>
            <text:list-item>
              <text:p text:style-name="P14"><text:span text:style-name="T103">回憶</text:span><text:span text:style-name="T280">，視覺、聽覺、觸覺、嗅覺、味覺、思覺</text:span><text:span text:style-name="T47">。</text:span></text:p>
            </text:list-item>
            <text:list-item>
              <text:p text:style-name="P14"><text:span text:style-name="T2">盲點</text:span><text:span text:style-name="T47">，。</text:span></text:p>
            </text:list-item>
            <text:list-item>
              <text:p text:style-name="P14"><text:span text:style-name="T33">摩擦力</text:span><text:span text:style-name="T56">，。</text:span></text:p>
            </text:list-item>
            <text:list-item>
              <text:p text:style-name="P14"><text:span text:style-name="T684">愛</text:span><text:span text:style-name="T561">，。</text:span></text:p>
            </text:list-item>
          </text:list>
        </text:list-item>
        <text:list-item>
          <text:p text:style-name="P15"><text:bookmark-start text:name="_ (第8本)"/><text:span text:style-name="T647">_ (第</text:span><text:span text:style-name="T649">8</text:span><text:span text:style-name="T647">本)</text:span><text:bookmark-end text:name="_ (第8本)"/></text:p>
          <text:list>
            <text:list-item>
              <text:p text:style-name="P15"><text:span text:style-name="T647">腦中聲音</text:span><text:span text:style-name="T562">，。</text:span></text:p>
            </text:list-item>
            <text:list-item>
              <text:p text:style-name="P15"><text:span text:style-name="T647">畢氏定理</text:span><text:span text:style-name="T562">，。</text:span></text:p>
            </text:list-item>
            <text:list-item>
              <text:p text:style-name="P15"><text:span text:style-name="T647">根號內的負平方</text:span><text:span text:style-name="T562">，。</text:span></text:p>
            </text:list-item>
            <text:list-item>
              <text:p text:style-name="P16"><text:span text:style-name="T647">預知能力</text:span><text:span text:style-name="T562">，。</text:span></text:p>
            </text:list-item>
            <text:list-item>
              <text:p text:style-name="P83"><text:span text:style-name="T650">超能力</text:span><text:span text:style-name="T631">，</text:span><text:span text:style-name="T645">CIA、</text:span><text:span text:style-name="T814">星門計畫</text:span><text:span text:style-name="T631">。</text:span></text:p>
            </text:list-item>
          </text:list>
        </text:list-item>
        <text:list-item>
          <text:p text:style-name="P59"><text:bookmark-start text:name="_ (第9本)"/><text:span text:style-name="T651">_ (第</text:span><text:span text:style-name="T655">9</text:span><text:span text:style-name="T651">本)</text:span><text:bookmark-end text:name="_ (第9本)"/></text:p>
          <text:list>
            <text:list-item>
              <text:p text:style-name="P60"><text:span text:style-name="T651">外星、內星</text:span><text:span text:style-name="T631">，。</text:span></text:p>
            </text:list-item>
            <text:list-item>
              <text:p text:style-name="P61"><text:span text:style-name="T829">遺跡</text:span><text:span text:style-name="T631">，</text:span><text:span text:style-name="T805">埃及、金字塔、獅身人面像、</text:span><text:span text:style-name="T806">蘇美爾王表、蘇美爾神話、吉爾伽美什史詩</text:span><text:span text:style-name="T631">。</text:span></text:p>
            </text:list-item>
          </text:list>
        </text:list-item>
        <text:list-item>
          <text:p text:style-name="P245"><text:span text:style-name="T631">_ (第</text:span><text:span text:style-name="T638">1</text:span><text:span text:style-name="T639">0</text:span><text:span text:style-name="T631">本)</text:span></text:p>
          <text:list>
            <text:list-item>
              <text:p text:style-name="P62"><text:span text:style-name="T829">太陽</text:span><text:span text:style-name="T631">，</text:span><text:span text:style-name="T806">太陽風暴、太陽黑子、等離子</text:span><text:span text:style-name="T631">。</text:span></text:p>
            </text:list-item>
            <text:list-item>
              <text:p text:style-name="P63"><text:span text:style-name="T654">反重力</text:span><text:span text:style-name="T631">，</text:span><text:span text:style-name="T633">保</text:span><text:span text:style-name="T806">溫</text:span><text:span text:style-name="T633">瓶、電能型運動</text:span><text:span text:style-name="T623">、</text:span><text:span text:style-name="T809">量子隧穿效應</text:span><text:span text:style-name="T633">、潛水艇、空洞現象、</text:span><text:span text:style-name="T810">空間節點密度</text:span><text:span text:style-name="T631">。</text:span></text:p>
            </text:list-item>
            <text:list-item>
              <text:p text:style-name="P64"><text:span text:style-name="T652">&lt;?</text:span><text:span text:style-name="T653">a&gt;</text:span><text:span text:style-name="T830">文明</text:span><text:span text:style-name="T807">，生命、電子文明、人類文明、星系文明、都普勒效應、紅移、光文明、力文明、</text:span><text:span text:style-name="T808">從眾效應、百猴效應、</text:span><text:span text:style-name="T632">史金納</text:span><text:span text:style-name="T808">箱、習得性無助</text:span><text:span text:style-name="T631">。</text:span></text:p>
            </text:list-item>
            <text:list-item>
              <text:p text:style-name="P65"><text:span text:style-name="T832">前世記憶</text:span><text:span text:style-name="T808">，樹狀圖、投影型蘊含</text:span><text:span text:style-name="T631">。</text:span></text:p>
            </text:list-item>
            <text:list-item>
              <text:p text:style-name="P66"><text:span text:style-name="T651">造物主</text:span><text:span text:style-name="T631">，</text:span><text:span text:style-name="T634">包覆、蘊含、孕育、肉質層、意識層、肉質層和意識層複合型</text:span><text:span text:style-name="T631">。</text:span></text:p>
            </text:list-item>
          </text:list>
        </text:list-item>
        <text:list-item>
          <text:p text:style-name="P67"><text:bookmark-start text:name="_ (第11本)"/><text:span text:style-name="T651">_ (第</text:span><text:span text:style-name="T656">11</text:span><text:span text:style-name="T651">本)</text:span><text:bookmark-end text:name="_ (第11本)"/></text:p>
          <text:list>
            <text:list-item>
              <text:p text:style-name="P68"><text:span text:style-name="T651">感知</text:span><text:span text:style-name="T631">，</text:span><text:span text:style-name="T640">皮亞杰、圖式、同化、順應、平衡、不平衡、單一</text:span><text:span text:style-name="T635">型</text:span><text:span text:style-name="T640">感知、</text:span><text:span text:style-name="T635">複合型感知、</text:span><text:span text:style-name="T631">融合</text:span><text:span text:style-name="T635">型</text:span><text:span text:style-name="T631">感知、融合</text:span><text:span text:style-name="T635">型</text:span><text:span text:style-name="T631">感測、</text:span><text:span text:style-name="T635">同質型融合感知、異質型融合感知</text:span><text:span text:style-name="T631">。</text:span></text:p>
            </text:list-item>
            <text:list-item>
              <text:p text:style-name="P69"><text:span text:style-name="T651">空間</text:span><text:span text:style-name="T631">，動能型運動、電能型運動、</text:span><text:span text:style-name="T635">&lt;?</text:span><text:span text:style-name="T636">2&gt;</text:span><text:span text:style-name="T808">彈性係數、</text:span><text:span text:style-name="T635">&lt;?</text:span><text:span text:style-name="T636">1&gt;</text:span><text:span text:style-name="T808">彈性係數</text:span><text:span text:style-name="T631">。</text:span></text:p>
            </text:list-item>
            <text:list-item>
              <text:p text:style-name="P84"><text:span text:style-name="T651">n維空間</text:span><text:span text:style-name="T631">，。</text:span></text:p>
            </text:list-item>
            <text:list-item>
              <text:p text:style-name="P85"><text:span text:style-name="T831">擁有、包覆、蘊含、宗疊</text:span><text:span text:style-name="T631">，錯位、濃度值、改變、XY坐標系、極坐標系、</text:span><text:span text:style-name="T813">命名方式、命名規則、命名規律</text:span><text:span text:style-name="T631">。</text:span></text:p>
            </text:list-item>
            <text:list-item>
              <text:p text:style-name="P86"><text:span text:style-name="T831">投影世界觀</text:span><text:span text:style-name="T631">，圖案、</text:span><text:span text:style-name="T637">RGB、紅色值、綠色值、像素、</text:span><text:span text:style-name="T631">量子糾纏、柏拉圖、洞穴理論、</text:span><text:span text:style-name="T808">真實世界</text:span><text:span text:style-name="T631">。</text:span></text:p>
            </text:list-item>
          </text:list>
        </text:list-item>
        <text:list-item>
          <text:p text:style-name="P87"><text:bookmark-start text:name="_ (第12本)"/><text:span text:style-name="T651">_ (第</text:span><text:span text:style-name="T656">1</text:span><text:span text:style-name="T657">2</text:span><text:span text:style-name="T651">本)</text:span><text:bookmark-end text:name="_ (第12本)"/></text:p>
          <text:list>
            <text:list-item>
              <text:p text:style-name="P88"><text:span text:style-name="T833">有機率（正在、試圖）監視、控制 的 勢力、存在、個體</text:span><text:span text:style-name="T631">，</text:span><text:span text:style-name="T808">真實世界</text:span><text:span text:style-name="T631">。</text:span></text:p>
            </text:list-item>
            <text:list-item>
              <text:p text:style-name="P89"><text:span text:style-name="T834">晶體</text:span><text:span text:style-name="T631">，</text:span><text:span text:style-name="T811">分光、折射、漫射、散射、集射、散光、凸透鏡、對焦、凹透鏡、</text:span><text:span text:style-name="T812">破壞型共振</text:span><text:span text:style-name="T811">、建設型共振、頻率、紅移、紫移、紅光、綠光、紫光、空間節點密度、鳥類個體、拍翅膀、主動式降噪耳機、雷射、零摩擦力、無摩擦力、沒有摩擦力、載具、飛行器</text:span><text:span text:style-name="T631">。</text:span></text:p>
            </text:list-item>
            <text:list-item>
              <text:p text:style-name="P90"><text:span text:style-name="T834">內觀</text:span><text:span text:style-name="T811">，意識層法則。</text:span></text:p>
            </text:list-item>
            <text:list-item>
              <text:p text:style-name="P91"><text:span text:style-name="T834">傳承</text:span><text:span text:style-name="T805">，。</text:span></text:p>
            </text:list-item>
            <text:list-item>
              <text:p text:style-name="P91"><text:span text:style-name="T835">學門</text:span><text:span text:style-name="T805">，資產、常識、人脈、</text:span><text:span text:style-name="T641">第</text:span><text:span text:style-name="T642">a層級意</text:span><text:span text:style-name="T866">識、假想世界</text:span><text:span text:style-name="T805">。</text:span></text:p>
            </text:list-item>
            <text:list-item>
              <text:p text:style-name="P92"><text:span text:style-name="T658">第</text:span><text:span text:style-name="T659">a層級</text:span><text:span text:style-name="T865">，</text:span><text:span text:style-name="T641">第0層</text:span><text:span text:style-name="T865">級相態</text:span><text:span text:style-name="T805">。</text:span></text:p>
            </text:list-item>
            <text:list-item>
              <text:p text:style-name="P93"><text:span text:style-name="T835">超自然現象</text:span><text:span text:style-name="T805">，日蝕、神化、神話化、信念化、</text:span><text:span text:style-name="T811">史金納箱的 鴿子、好奇、亞里斯多德、特斯拉、點亮 螢光燈管</text:span><text:span text:style-name="T805">。</text:span></text:p>
            </text:list-item>
          </text:list>
        </text:list-item>
        <text:list-item>
          <text:p text:style-name="P94"><text:span text:style-name="T651">_</text:span><text:bookmark-start text:name="_ (第13本)"/><text:span text:style-name="T651"> (第</text:span><text:span text:style-name="T656">1</text:span><text:span text:style-name="T662">3</text:span><text:span text:style-name="T651">本)</text:span><text:bookmark-end text:name="_ (第13本)"/></text:p>
          <text:list>
            <text:list-item>
              <text:p text:style-name="P246"><text:span text:style-name="T867">宗量層級</text:span><text:span text:style-name="T563">，。</text:span></text:p>
            </text:list-item>
            <text:list-item>
              <text:p text:style-name="P94"><text:span text:style-name="T660">&lt;?</text:span><text:span text:style-name="T661">a</text:span><text:span text:style-name="T660">&gt;個體</text:span><text:span text:style-name="T643">，第</text:span><text:span text:style-name="T644">a層級宗量個體</text:span><text:span text:style-name="T805">。</text:span></text:p>
            </text:list-item>
            <text:list-item>
              <text:p text:style-name="P95"><text:span text:style-name="T836">意識層個體</text:span><text:span text:style-name="T805">，第一層級法則、第二層級法則、第三層級意識。</text:span></text:p>
            </text:list-item>
          </text:list>
        </text:list-item>
        <text:list-item>
          <text:p text:style-name="P232"><text:bookmark-start text:name="_宗量層級 (第1本)"/><text:span text:style-name="T121">宗量層</text:span><text:span text:style-name="T311">級</text:span><text:span text:style-name="T123"> (第1本)</text:span><text:bookmark-end text:name="_宗量層級 (第1本)"/></text:p>
          <text:list>
            <text:list-item>
              <text:p text:style-name="P233"><text:span text:style-name="T177">宗量層級 與 尺度</text:span><text:span text:style-name="T277">，。</text:span></text:p>
            </text:list-item>
            <text:list-item>
              <text:p text:style-name="P233"><text:span text:style-name="T177">宗</text:span><text:span text:style-name="T178">量層級 與 </text:span><text:span text:style-name="T177">蘊含</text:span><text:span text:style-name="T178">飽和現象</text:span><text:span text:style-name="T277">，。</text:span></text:p>
            </text:list-item>
          </text:list>
        </text:list-item>
        <text:list-item>
          <text:p text:style-name="P232"><text:bookmark-start text:name="_時空旅行 (第1本)"/><text:span text:style-name="T121">時空旅</text:span><text:span text:style-name="T311">行</text:span><text:span text:style-name="T123"> (第1本)</text:span><text:bookmark-end text:name="_時空旅行 (第1本)"/></text:p>
          <text:list>
            <text:list-item>
              <text:p text:style-name="P116"><text:span text:style-name="T64">時空旅行 有兩種</text:span><text:span text:style-name="T152">，</text:span><text:span text:style-name="T121">音樂盒、交響樂盒、白血球、遊走、血管壁、遙視、空間旅行</text:span><text:span text:style-name="T192">、超前的其他宗疊個體、延遲的其他宗疊個體</text:span><text:span text:style-name="T311">。</text:span></text:p>
              <text:list>
                <text:list-item>
                  <text:p text:style-name="P173"><text:span text:style-name="T67">能量、儲量 (第2本)</text:span><text:span text:style-name="T123"> 的 </text:span><text:span text:style-name="T65">空間維度</text:span><text:span text:style-name="T312">。</text:span></text:p>
                </text:list-item>
              </text:list>
            </text:list-item>
            <text:list-item>
              <text:p text:style-name="P174"><text:span text:style-name="T99">時空旅行層級</text:span><text:span text:style-name="T179">，第一層級時空旅行。</text:span></text:p>
            </text:list-item>
          </text:list>
        </text:list-item>
        <text:list-item>
          <text:p text:style-name="P247"><text:bookmark-start text:name="_傳承 (第1本)"/><text:span text:style-name="T121">傳</text:span><text:span text:style-name="T311">承</text:span><text:span text:style-name="T121"> (第1本)</text:span><text:bookmark-end text:name="_傳承 (第1本)"/></text:p>
          <text:list>
            <text:list-item>
              <text:p text:style-name="P17"><text:span text:style-name="T84">傳承 的 發展層級</text:span><text:span text:style-name="T259">，</text:span><text:span text:style-name="T262">本能法則 → 信念法則 → 肉質層法則 → 意識層法則，盲人摸象、日食。</text:span></text:p>
            </text:list-item>
            <text:list-item>
              <text:p text:style-name="P270"><text:span text:style-name="T215">法則 與 層級</text:span><text:span text:style-name="T223">，</text:span><text:span text:style-name="T224">法則層級、第零層級法則、振動、</text:span><text:span text:style-name="T223">震動、頻率、震幅、聲音、溫度、</text:span><text:span text:style-name="T395">跳躍型旅行</text:span><text:span text:style-name="T223">、調頻、調變、頻率、星船、魔法、神祕學、超能力、聲流學、音樂、醫學、西醫</text:span><text:span text:style-name="T228">、病灶</text:span><text:span text:style-name="T223">、中醫、第二層級法則、意識層法則、精神層法則、精神世界、物質世界</text:span><text:span text:style-name="T358">。</text:span></text:p>
            </text:list-item>
          </text:list>
        </text:list-item>
        <text:list-item>
          <text:p text:style-name="P249"><text:bookmark-start text:name="世界 (第1本)"/>世界<text:span text:style-name="T123"> (第1本)</text:span><text:bookmark-end text:name="世界 (第1本)"/></text:p>
          <text:list>
            <text:list-item>
              <text:p text:style-name="P271"><text:span text:style-name="T377">世界</text:span><text:span text:style-name="T230">，</text:span><text:span text:style-name="T229">。</text:span></text:p>
            </text:list-item>
          </text:list>
        </text:list-item>
        <text:list-item>
          <text:p text:style-name="P250"><text:bookmark-start text:name="宇宙胞 (第1本)"/>宇宙胞<text:span text:style-name="T121"> (第1本)</text:span><text:bookmark-end text:name="宇宙胞 (第1本)"/></text:p>
          <text:list>
            <text:list-item>
              <text:p text:style-name="P216"><text:span text:style-name="T111">宇宙胞</text:span><text:span text:style-name="T284">，</text:span><text:span text:style-name="T285">中二台詞，雖然是遊戲，但（對 玩家個體 來說）可不是鬧著玩的</text:span><text:span text:style-name="T284">。</text:span></text:p>
            </text:list-item>
            <text:list-item>
              <text:p text:style-name="P217"><text:span text:style-name="T294">&lt;_?</text:span><text:span text:style-name="T295">3_&gt;個體的 </text:span><text:span text:style-name="T294">癌化現象</text:span><text:span text:style-name="T293">，。</text:span></text:p>
            </text:list-item>
            <text:list-item>
              <text:p text:style-name="P218"><text:span text:style-name="T116">三角形</text:span><text:span text:style-name="T292">，。</text:span></text:p>
            </text:list-item>
            <text:list-item>
              <text:p text:style-name="P179"><text:span text:style-name="T380">3</text:span><text:span text:style-name="T149">，3+3、3*3，3//3</text:span><text:span text:style-name="T342">。</text:span></text:p>
            </text:list-item>
            <text:list-item>
              <text:p text:style-name="P180"><text:span text:style-name="T25">阿卡西紀錄</text:span><text:span text:style-name="T345">，離線式、連線式、覺醒、融為一體、非道揚鑣。</text:span></text:p>
            </text:list-item>
            <text:list-item>
              <text:p text:style-name="P181"><text:span text:style-name="T25">紫徽星</text:span><text:span text:style-name="T345">，。</text:span></text:p>
            </text:list-item>
            <text:list-item>
              <text:p text:style-name="P182"><text:span text:style-name="T25">佛渡有緣人</text:span><text:span text:style-name="T345">，導師制、蘋果、</text:span><text:span text:style-name="T349">泰德卡辛斯基</text:span><text:span text:style-name="T345">。</text:span></text:p>
            </text:list-item>
          </text:list>
        </text:list-item>
        <text:list-item>
          <text:p text:style-name="P266"><text:bookmark-start text:name="肉質層、意識層 (第1本)"/>肉質層、意識層<text:span text:style-name="T121"> (第1本)</text:span><text:bookmark-end text:name="肉質層、意識層 (第1本)"/></text:p>
          <text:list>
            <text:list-item>
              <text:p text:style-name="P272"><text:span text:style-name="T216">既視感</text:span><text:span text:style-name="T227">，。</text:span></text:p>
            </text:list-item>
            <text:list-item>
              <text:p text:style-name="P273"><text:span text:style-name="T216">肉質層、意識層</text:span><text:span text:style-name="T227">，型態層級、第零層級型態、法則層級、</text:span><text:span text:style-name="T224">第零層級法則、宗量層級、</text:span><text:span text:style-name="T234">肉質層通訊、</text:span><text:span text:style-name="T235">意識</text:span><text:span text:style-name="T234">層通訊、</text:span><text:span text:style-name="T235">電腦、</text:span><text:span text:style-name="T233">榮格、集體潛意識</text:span><text:span text:style-name="T235">、思覺、通訊協定層級、第一層級通訊協定、聲音語言、汽車、</text:span><text:span text:style-name="T236">松果體、</text:span><text:span text:style-name="T234">飛機、</text:span><text:span text:style-name="T237">控制系統、</text:span><text:span text:style-name="T238">自動駕駛系統、</text:span><text:span text:style-name="T239">皮托管、桌布、重力波</text:span><text:span text:style-name="T227">。</text:span></text:p>
            </text:list-item>
          </text:list>
        </text:list-item>
        <text:list-item>
          <text:p text:style-name="P274"><text:bookmark-start text:name="肉質層、意識層(第2本)"/><text:span text:style-name="T216">肉質層、意識層</text:span><text:span text:style-name="T542">(第</text:span><text:span text:style-name="T543">2</text:span><text:span text:style-name="T542">本)</text:span><text:bookmark-end text:name="肉質層、意識層(第2本)"/></text:p>
          <text:list>
            <text:list-item>
              <text:p text:style-name="P272"><text:span text:style-name="T217">&lt;?3&gt;個體 與 </text:span><text:span text:style-name="T216">&lt;?</text:span><text:span text:style-name="T218">2&gt;個體 與 </text:span><text:span text:style-name="T216">萬物法則</text:span><text:span text:style-name="T227">，。</text:span></text:p>
            </text:list-item>
            <text:list-item>
              <text:p text:style-name="P272"><text:span text:style-name="T216">物質文明、精神文明 與 成長期、成熟期、衰亡期</text:span><text:span text:style-name="T227">，。</text:span></text:p>
            </text:list-item>
            <text:list-item>
              <text:p text:style-name="P323"><text:span text:style-name="T195">自由意識</text:span><text:span text:style-name="T240">，意識權、減速條、汽車、自動駕駛系統、被動意識、主意識的本質、潛意識。</text:span></text:p>
            </text:list-item>
          </text:list>
        </text:list-item>
        <text:list-item>
          <text:p text:style-name="P324"><text:bookmark-start text:name="肉質層、意識層(第3本)"/><text:span text:style-name="T213">肉質層、意識層</text:span><text:span text:style-name="T542">(第</text:span><text:span text:style-name="T544">3</text:span><text:span text:style-name="T542">本)</text:span><text:bookmark-end text:name="肉質層、意識層(第3本)"/></text:p>
          <text:list>
            <text:list-item>
              <text:p text:style-name="P117"><text:span text:style-name="T88">光、力</text:span><text:span text:style-name="T158">，傳遞、蘊含、反蘊含、折射</text:span><text:span text:style-name="T448">、</text:span><text:span text:style-name="T449">有機率是&lt;?2&gt;個體，物體有機率是&lt;?</text:span><text:span text:style-name="T450">1&gt;個體</text:span><text:span text:style-name="T158">、弦、姿勢、彈簧、震動學、阻尼球、金字塔、冥想、聲流學、輝光、</text:span><text:span text:style-name="T170">相撞、粒子、突波、衰變、半衰期、偏振光、偏振力、偏振宗量、視覺、聽覺、觸覺、嗅覺、味覺、視覺和觸覺的複合型覺</text:span><text:span text:style-name="T123">、微波爐、雞蛋、水</text:span><text:span text:style-name="T170">、馬達、</text:span><text:span text:style-name="T123">神經元、</text:span><text:span text:style-name="T160">（存在 /（存在 + 變化））、</text:span><text:span text:style-name="T123">手指識字、腋下識字、耳朵識字、末梢血管、大動脈、耳膜血管、化學物質、神經元、萬有引力、重力波、存在、變化、以太、音速光</text:span><text:span text:style-name="T158">。</text:span></text:p>
            </text:list-item>
            <text:list-item>
              <text:p text:style-name="P118"><text:span text:style-name="T88">第三層級意識</text:span><text:span text:style-name="T158">，榮格、集體潛意識、前世、記憶。</text:span></text:p>
            </text:list-item>
            <text:list-item>
              <text:p text:style-name="P119"><text:span text:style-name="T88">神交</text:span><text:span text:style-name="T158">，</text:span><text:span text:style-name="T382">移枝</text:span><text:span text:style-name="T158">、麥田圈、祖靈石、祖代型前世記憶、當代型前世記憶、他代型前世記憶、靈媒、榮格、集體潛意識、肉質層型神交、意識層型神交、祖代型</text:span><text:span text:style-name="T347">意識層個體</text:span><text:span text:style-name="T158">、當代型</text:span><text:span text:style-name="T347">意識層個體</text:span><text:span text:style-name="T158">、</text:span><text:span text:style-name="T165">複合</text:span><text:span text:style-name="T158">型</text:span><text:span text:style-name="T347">意識層個體</text:span><text:span text:style-name="T158">。</text:span></text:p>
            </text:list-item>
            <text:list-item>
              <text:p text:style-name="P120"><text:span text:style-name="T88">型態層級</text:span><text:span text:style-name="T158">，肉質層、意識層、第1層級型態、</text:span><text:span text:style-name="T166">汽車、自動駕駛系統、手機遊戲、莊子、魍魎問影、影子、實體、航海員、精神導師、地圖、羅盤、修煉、被上提、意識層級、</text:span><text:span text:style-name="T175">宗體層層級、第</text:span><text:span text:style-name="T176">1</text:span><text:span text:style-name="T175">層級宗體層</text:span><text:span text:style-name="T158">。</text:span></text:p>
            </text:list-item>
          </text:list>
        </text:list-item>
        <text:list-item>
          <text:p text:style-name="P121"><text:bookmark-start text:name="肉質層、意識層(第4本)"/><text:span text:style-name="T107">肉質層、意識層</text:span><text:span text:style-name="T680">(第</text:span><text:span text:style-name="T681">4</text:span><text:span text:style-name="T680">本)</text:span><text:bookmark-end text:name="肉質層、意識層(第4本)"/></text:p>
          <text:list>
            <text:list-item>
              <text:p text:style-name="P122"><text:span text:style-name="T88">意識層個體</text:span><text:span text:style-name="T158">，舞台劇、NPC、桌遊型玩家、CLANNAD、王莽、</text:span><text:span text:style-name="T311">劇本、演</text:span><text:span text:style-name="T158">員、魔戒、</text:span><text:span text:style-name="T382">小丑</text:span><text:span text:style-name="T158">、力型個體、萬有引力、重力波、</text:span><text:span text:style-name="T382">稀疏</text:span><text:span text:style-name="T158">、力漿型態、</text:span><text:span text:style-name="T382">電漿</text:span><text:span text:style-name="T158">型態、</text:span><text:span text:style-name="T382">光</text:span><text:span text:style-name="T158">、電磁波、牛頓擺、小球、行星、恆星、暗能量、暗物質、祖代型意識層個體、本代型意識層個體、低我、</text:span><text:span text:style-name="T171">高我</text:span><text:span text:style-name="T575">、冥想</text:span><text:span text:style-name="T752">、</text:span><text:span text:style-name="T574">（存在 + 變化）</text:span><text:span text:style-name="T575">、心靈平靜、相溶、變化、雜念、雜質、波濤洶湧、</text:span><text:span text:style-name="T755">量子隧穿效應</text:span><text:span text:style-name="T158">。</text:span></text:p>
            </text:list-item>
            <text:list-item>
              <text:p text:style-name="P123"><text:span text:style-name="T817">肉質層個體、意識層個體 感測、交互作用</text:span><text:span text:style-name="T752">，。</text:span></text:p>
            </text:list-item>
          </text:list>
        </text:list-item>
        <text:list-item>
          <text:p text:style-name="P253"><text:bookmark-start text:name="宗教 (第1本)"/>宗教<text:span text:style-name="T686"> (第1本</text:span><text:span text:style-name="T687">)</text:span><text:bookmark-end text:name="宗教 (第1本)"/></text:p>
          <text:list>
            <text:list-item>
              <text:p text:style-name="P234"><text:span text:style-name="T121">宗教</text:span><text:span text:style-name="T259">，未知、隨機性強化、已知的敬畏、克蘇魯、無法描述、不可描述、阿努納奇、世界的敬畏、</text:span><text:span text:style-name="T850">遊戲開發個體</text:span><text:span text:style-name="T259">、</text:span><text:span text:style-name="T270">皮亞杰、</text:span><text:span text:style-name="T259">平衡、史金納箱、隨機性強化、條件制約、軍火女王、</text:span><text:span text:style-name="T556">泰德卡辛斯基、</text:span><text:span text:style-name="T270">皮亞杰、平衡、</text:span><text:span text:style-name="T557">影片、YouTube、天動說、地動說、伽利略、</text:span><text:span text:style-name="T558">&lt;?</text:span><text:span text:style-name="T559">[]&gt;個體、</text:span><text:span text:style-name="T851">真實世界、</text:span><text:span text:style-name="T559">第</text:span><text:span text:style-name="T560">a層</text:span><text:span text:style-name="T852">級敬畏</text:span><text:span text:style-name="T270">。</text:span></text:p>
            </text:list-item>
            <text:list-item>
              <text:p text:style-name="P183"><text:span text:style-name="T2">舍利子</text:span><text:span text:style-name="T311">，</text:span><text:span text:style-name="T161">蛋白質、精巢</text:span><text:span text:style-name="T311">。</text:span></text:p>
            </text:list-item>
            <text:list-item>
              <text:p text:style-name="P184"><text:span text:style-name="T646">宗教行為</text:span><text:span text:style-name="T572">，拜拜、禱告、燒香、鞭炮、繞境、陣頭</text:span><text:span text:style-name="T573">、</text:span><text:span text:style-name="T572">上帝、撒旦、</text:span><text:span text:style-name="T573">史金納箱、趨光性、昆蟲、電燈、蠟燭</text:span><text:span text:style-name="T572">、慶典、張國松、死靈之書、</text:span><text:span text:style-name="T575">祭祖、</text:span><text:span text:style-name="T576">達克效應</text:span><text:span text:style-name="T572">。</text:span></text:p>
            </text:list-item>
            <text:list-item>
              <text:p text:style-name="P185"><text:span text:style-name="T815">訊息</text:span><text:span text:style-name="T753">，不要、教會、教徒、強迫、跪拜、拜偶像、</text:span><text:span text:style-name="T777">迷信、盲信</text:span><text:span text:style-name="T753">。</text:span></text:p>
            </text:list-item>
            <text:list-item>
              <text:p text:style-name="P186"><text:span text:style-name="T815">邪惡宗教</text:span><text:span text:style-name="T753">，隨印現象</text:span><text:span text:style-name="T577">、DDOS、房角石</text:span><text:span text:style-name="T753">。</text:span></text:p>
            </text:list-item>
            <text:list-item>
              <text:p text:style-name="P191"><text:span text:style-name="T664">信仰、信念、中心思想、世界觀、價值觀</text:span><text:span text:style-name="T578">，單一、一小群、一大群、</text:span><text:span text:style-name="T796">數量型</text:span><text:span text:style-name="T578">正常個體、</text:span><text:span text:style-name="T796">群體型</text:span><text:span text:style-name="T578">正常個體。</text:span></text:p>
            </text:list-item>
            <text:list-item>
              <text:p text:style-name="P187"><text:span text:style-name="T664">異端</text:span><text:span text:style-name="T578">，天動說、地動說、進化論。</text:span></text:p>
            </text:list-item>
          </text:list>
        </text:list-item>
        <text:list-item>
          <text:p text:style-name="P188"><text:bookmark-start text:name="社會 (第1本)"/><text:span text:style-name="T664">社會</text:span><text:span text:style-name="T666"> (第1本</text:span><text:span text:style-name="T683">)</text:span><text:bookmark-end text:name="社會 (第1本)"/></text:p>
          <text:list>
            <text:list-item>
              <text:p text:style-name="P189"><text:span text:style-name="T664">階級複製</text:span><text:span text:style-name="T578">，資產、常識、人脈、</text:span><text:span text:style-name="T775">肉質層型傳承、被賦予型傳承、意識層型傳承、關係型傳承、</text:span><text:span text:style-name="T774">布朗芬布倫納、</text:span><text:span text:style-name="T776">生態系統理論</text:span><text:span text:style-name="T578">。</text:span></text:p>
            </text:list-item>
            <text:list-item>
              <text:p text:style-name="P190"><text:span text:style-name="T664">習俗</text:span><text:span text:style-name="T578">，火雞、農曆年、放煙火、</text:span><text:span text:style-name="T785">正常個體、只吃熟食、加熱食物、煮熟食物、檢查食物有沒有熟</text:span><text:span text:style-name="T578">。</text:span></text:p>
            </text:list-item>
          </text:list>
        </text:list-item>
        <text:list-item>
          <text:p text:style-name="P251"><text:bookmark-start text:name="軍事、反軍事 (第1本)"/>軍事、反軍事<text:span text:style-name="T62"> (第1本</text:span><text:span text:style-name="T310">)</text:span><text:bookmark-end text:name="軍事、反軍事 (第1本)"/></text:p>
          <text:list>
            <text:list-item>
              <text:p text:style-name="P26"><text:span text:style-name="T70">軍事、反軍事 的 必要性</text:span><text:span text:style-name="T127">，船外敵文明、船外友文明、阿米、星星的孩子</text:span><text:span text:style-name="T128">。</text:span></text:p>
            </text:list-item>
            <text:list-item>
              <text:p text:style-name="P27"><text:span text:style-name="T427">從軍 與 性別</text:span><text:span text:style-name="T438">，當兵。</text:span></text:p>
            </text:list-item>
          </text:list>
        </text:list-item>
        <text:list-item>
          <text:p text:style-name="P251"><text:bookmark-start text:name="修煉 (第1本)"/>修煉<text:span text:style-name="T62"> (第1本</text:span><text:span text:style-name="T310">)</text:span><text:bookmark-end text:name="修煉 (第1本)"/></text:p>
          <text:list>
            <text:list-item>
              <text:p text:style-name="P347"><text:span text:style-name="T121">修煉，道家、閉關、苦行非道、慾望、棉花糖實驗、武睡、自然禁慾、魂魄、三魂七魄、胎光、爽靈、幽精、元神、心神、歸隱山林、小隱於林、大隱於市、反孕育、環境影響、激化、固化、溶化、&lt;?a+1&gt;化、虛無化、（存在 + 變化）、海洋、船、潛水艇、釣魚、日常生活、修煉生活、球、U型結構、∩型結構、一型結構、不當哥哥了、料理、導師制、玻璃（製品）師傅、喝水、溫度、氣溫、公開分享、</text:span><text:span text:style-name="T423">裝備潛水</text:span><text:span text:style-name="T341">、</text:span><text:span text:style-name="T363">合理環境、舒適環境、難適環境</text:span><text:span text:style-name="T364">、</text:span><text:span text:style-name="T362">苦行環境、痛苦環境、安樂環境、安逸環境</text:span><text:span text:style-name="T363">。</text:span></text:p>
            </text:list-item>
            <text:list-item>
              <text:p text:style-name="P28"><text:span text:style-name="T69">修煉個體</text:span><text:span text:style-name="T127">，</text:span><text:span text:style-name="T130">圖書館、建築師、建造者、</text:span><text:span text:style-name="T328">小書痴的下克上</text:span><text:span text:style-name="T128">。</text:span></text:p>
            </text:list-item>
            <text:list-item>
              <text:p text:style-name="P29"><text:span text:style-name="T69">冥想</text:span><text:span text:style-name="T128">，。</text:span></text:p>
            </text:list-item>
          </text:list>
        </text:list-item>
        <text:list-item>
          <text:p text:style-name="P248"><text:bookmark-start text:name="哲學 (第1本)"/><text:span text:style-name="T320">哲學</text:span><text:span text:style-name="T127"> (第1本</text:span><text:span text:style-name="T133">)</text:span><text:bookmark-end text:name="哲學 (第1本)"/></text:p>
          <text:list>
            <text:list-item>
              <text:p text:style-name="P214"><text:span text:style-name="T37">老子</text:span><text:span text:style-name="T900">，第二層級湧現。</text:span></text:p>
            </text:list-item>
            <text:list-item>
              <text:p text:style-name="P215"><text:span text:style-name="T115">莊子</text:span><text:span text:style-name="T289">，。</text:span></text:p>
            </text:list-item>
            <text:list-item>
              <text:p text:style-name="P215"><text:span text:style-name="T115">尼采</text:span><text:span text:style-name="T289">，。</text:span></text:p>
            </text:list-item>
            <text:list-item>
              <text:p text:style-name="P30"><text:span text:style-name="T73">孔子</text:span><text:span text:style-name="T127">，仁。</text:span></text:p>
            </text:list-item>
            <text:list-item>
              <text:p text:style-name="P30"><text:span text:style-name="T73">釋迦牟尼</text:span><text:span text:style-name="T127">，佛家。</text:span></text:p>
            </text:list-item>
          </text:list>
        </text:list-item>
        <text:list-item>
          <text:p text:style-name="P31"><text:bookmark-start text:name="哲學 (第2本)"/><text:span text:style-name="T8">哲學</text:span><text:span text:style-name="T73"> (第2本</text:span><text:span text:style-name="T74">)</text:span><text:bookmark-end text:name="哲學 (第2本)"/></text:p>
          <text:list>
            <text:list-item>
              <text:p text:style-name="P32"><text:span text:style-name="T9">七個習慣</text:span><text:span text:style-name="T321">，。</text:span></text:p>
            </text:list-item>
            <text:list-item>
              <text:p text:style-name="P32"><text:span text:style-name="T9">卡爾威曼</text:span><text:span text:style-name="T321">，主動學習、自省、自我內省、柏拉圖、蘇格拉底、瞭解自己。</text:span></text:p>
            </text:list-item>
            <text:list-item>
              <text:p text:style-name="P33"><text:span text:style-name="T9">曾仕強</text:span><text:span text:style-name="T321">，神、意識層個體、職業、階層、職位、國小學生。</text:span></text:p>
            </text:list-item>
            <text:list-item>
              <text:p text:style-name="P34"><text:span text:style-name="T9">布朗芬布倫納</text:span><text:span text:style-name="T321">，生態系統理論、微觀系統、中層系統、外層系統、宏觀系統、時間系統。</text:span></text:p>
            </text:list-item>
            <text:list-item>
              <text:p text:style-name="P35"><text:span text:style-name="T9">克拉克三定律</text:span><text:span text:style-name="T321">，。</text:span></text:p>
            </text:list-item>
            <text:list-item>
              <text:p text:style-name="P36"><text:span text:style-name="T9">泰德卡辛斯基</text:span><text:span text:style-name="T321">，工業社會及其未來。</text:span></text:p>
            </text:list-item>
            <text:list-item>
              <text:p text:style-name="P37"><text:span text:style-name="T9">米哈里</text:span><text:span text:style-name="T321">，心流、自動駕駛、</text:span><text:span text:style-name="T322">皮亞杰、</text:span><text:span text:style-name="T321">平衡、</text:span><text:span text:style-name="T409">冥想</text:span><text:span text:style-name="T321">、心靈平靜。</text:span></text:p>
            </text:list-item>
            <text:list-item>
              <text:p text:style-name="P38"><text:span text:style-name="T71">N</text:span><text:span text:style-name="T72">ew Age</text:span><text:span text:style-name="T323">，</text:span><text:span text:style-name="T410">普烏</text:span><text:span text:style-name="T323">。</text:span></text:p>
            </text:list-item>
            <text:list-item>
              <text:p text:style-name="P38"><text:span text:style-name="T9">海奧華預言</text:span><text:span text:style-name="T321">，。</text:span></text:p>
            </text:list-item>
            <text:list-item>
              <text:p text:style-name="P39"><text:span text:style-name="T10">吸引力法則</text:span><text:span text:style-name="T324">，</text:span><text:span text:style-name="T384">阿Q思維</text:span><text:span text:style-name="T324">。</text:span></text:p>
            </text:list-item>
            <text:list-item>
              <text:p text:style-name="P40"><text:span text:style-name="T415">魏徵</text:span><text:span text:style-name="T324">，</text:span><text:span text:style-name="T411">以人為鏡</text:span><text:span text:style-name="T127">、</text:span><text:span text:style-name="T324">上帝不擲骰子、</text:span><text:span text:style-name="T127">常態分佈、大數法則、布朗運動、光痕、蝴蝶效應。</text:span></text:p>
            </text:list-item>
            <text:list-item>
              <text:p text:style-name="P41"><text:span text:style-name="T10">布萊恩魏斯</text:span><text:span text:style-name="T324">，前世今生。</text:span></text:p>
            </text:list-item>
            <text:list-item>
              <text:p text:style-name="P44"><text:span text:style-name="T13">凱莉麥高妮格</text:span><text:span text:style-name="T329">，自我批評。</text:span></text:p>
            </text:list-item>
            <text:list-item>
              <text:p text:style-name="P45"><text:span text:style-name="T428">李嗣涔</text:span><text:span text:style-name="T439">，</text:span><text:span text:style-name="T330">撓</text:span><text:span text:style-name="T140">場、</text:span><text:span text:style-name="T439">手指識字。</text:span></text:p>
            </text:list-item>
            <text:list-item>
              <text:p text:style-name="P46"><text:span text:style-name="T14">保羅</text:span><text:span text:style-name="T296">·</text:span><text:span text:style-name="T14">阿瑪德斯</text:span><text:span text:style-name="T296">·</text:span><text:span text:style-name="T14">迪亞納奇</text:span><text:span text:style-name="T330">，。</text:span></text:p>
            </text:list-item>
            <text:list-item>
              <text:p text:style-name="P47"><text:span text:style-name="T14">黑格爾</text:span><text:span text:style-name="T330">，辯證法、</text:span><text:span text:style-name="T412">類神經網路</text:span><text:span text:style-name="T330">。</text:span></text:p>
            </text:list-item>
            <text:list-item>
              <text:p text:style-name="P48"><text:span text:style-name="T14">稻盛和夫</text:span><text:span text:style-name="T330">，</text:span><text:span text:style-name="T412">幸福</text:span><text:span text:style-name="T330">、道家、外物、煩惱、佛家、貪、憎、癡。</text:span></text:p>
            </text:list-item>
            <text:list-item>
              <text:p text:style-name="P49"><text:span text:style-name="T14">吉爾伽美什</text:span><text:span text:style-name="T330">，。</text:span></text:p>
            </text:list-item>
            <text:list-item>
              <text:p text:style-name="P50"><text:span text:style-name="T14">愛德華</text:span><text:span text:style-name="T78">·</text:span><text:span text:style-name="T16">史諾登</text:span><text:span text:style-name="T334">，稜鏡計畫、天才</text:span><text:span text:style-name="T330">、</text:span><text:span text:style-name="T334">魔鬼、費賽、凝固汽油彈、希特勒、上游計畫。</text:span></text:p>
            </text:list-item>
            <text:list-item>
              <text:p text:style-name="P50"><text:span text:style-name="T16">斯多葛</text:span><text:span text:style-name="T334">，心靈平靜。</text:span></text:p>
            </text:list-item>
            <text:list-item>
              <text:p text:style-name="P51"><text:span text:style-name="T17">喬治</text:span><text:span text:style-name="T78">·</text:span><text:span text:style-name="T17">歐威爾</text:span><text:span text:style-name="T335">，</text:span><text:span text:style-name="T147">一九八四</text:span><text:span text:style-name="T143">、電幕、手機、老大哥、雙重思想、</text:span><text:span text:style-name="T337">遙控者、領導層、國民群、</text:span><text:span text:style-name="T335">劍橋數據、天網、稜鏡計畫</text:span><text:span text:style-name="T337">、</text:span><text:span text:style-name="T321">工業社會及其未來、泰德卡辛斯基、</text:span><text:span text:style-name="T340">共犯結構、</text:span><text:span text:style-name="T321">權力、</text:span><text:span text:style-name="T335">滾雪球、</text:span><text:span text:style-name="T803">溫度、冷漠、活躍、愛、星星的孩子、阿米、雲、層積雲、霧、濕氣</text:span><text:span text:style-name="T336">。</text:span></text:p>
            </text:list-item>
            <text:list-item>
              <text:p text:style-name="P96"><text:span text:style-name="T18">柯文哲</text:span><text:span text:style-name="T336">，。</text:span></text:p>
            </text:list-item>
            <text:list-item>
              <text:p text:style-name="P96"><text:span text:style-name="T18">魯迅</text:span><text:span text:style-name="T336">，儒家。</text:span></text:p>
            </text:list-item>
            <text:list-item>
              <text:p text:style-name="P97"><text:span text:style-name="T19">西賽羅</text:span><text:span text:style-name="T339">，劣根性。</text:span></text:p>
            </text:list-item>
            <text:list-item>
              <text:p text:style-name="P98"><text:span text:style-name="T19">柏拉圖</text:span><text:span text:style-name="T339">，。</text:span></text:p>
            </text:list-item>
            <text:list-item>
              <text:p text:style-name="P99"><text:span text:style-name="T19">榮格</text:span><text:span text:style-name="T339">，。</text:span></text:p>
            </text:list-item>
            <text:list-item>
              <text:p text:style-name="P100"><text:span text:style-name="T19">人類</text:span><text:span text:style-name="T20">文明</text:span><text:span text:style-name="T21">的 </text:span><text:span text:style-name="T22">實驗</text:span><text:span text:style-name="T339">，</text:span><text:span text:style-name="T148">史金納箱</text:span><text:span text:style-name="T339">。</text:span></text:p>
            </text:list-item>
            <text:list-item>
              <text:p text:style-name="P101"><text:span text:style-name="T19">銀河英雄傳說</text:span><text:span text:style-name="T339">，。</text:span></text:p>
            </text:list-item>
            <text:list-item>
              <text:p text:style-name="P102"><text:span text:style-name="T19">亞里斯多德</text:span><text:span text:style-name="T339">，柏拉圖、蘇格拉底、亞歷山大、假想世界觀、投影世界觀、好奇心、養成、溫柔、環境。</text:span></text:p>
            </text:list-item>
            <text:list-item>
              <text:p text:style-name="P103"><text:span text:style-name="T19">柏拉圖</text:span><text:span text:style-name="T339">，。</text:span></text:p>
            </text:list-item>
            <text:list-item>
              <text:p text:style-name="P103"><text:span text:style-name="T23">畢達哥拉斯</text:span><text:span text:style-name="T339">，。</text:span></text:p>
            </text:list-item>
            <text:list-item>
              <text:p text:style-name="P104"><text:span text:style-name="T23">笛卡爾</text:span><text:span text:style-name="T339">，。</text:span></text:p>
            </text:list-item>
          </text:list>
        </text:list-item>
        <text:list-item>
          <text:p text:style-name="P235"><text:bookmark-start text:name="哲學 (第3本)"/><text:span text:style-name="T121">哲學 (第3本</text:span><text:span text:style-name="T62">)</text:span><text:bookmark-end text:name="哲學 (第3本)"/></text:p>
          <text:list>
            <text:list-item>
              <text:p text:style-name="P102"><text:span text:style-name="T19">康德</text:span><text:span text:style-name="T339">，。</text:span></text:p>
            </text:list-item>
            <text:list-item>
              <text:p text:style-name="P105"><text:span text:style-name="T23">馬爾庫塞</text:span><text:span text:style-name="T339">，。</text:span></text:p>
            </text:list-item>
            <text:list-item>
              <text:p text:style-name="P106"><text:span text:style-name="T23">真理</text:span><text:span text:style-name="T339">，。</text:span></text:p>
            </text:list-item>
          </text:list>
        </text:list-item>
        <text:list-item>
          <text:p text:style-name="P267"><text:bookmark-start text:name="哲學 (莊子) (第1本)"/><text:span text:style-name="T896">哲學</text:span><text:span text:style-name="T307"> (莊子)</text:span><text:span text:style-name="T308"> (第</text:span><text:span text:style-name="T309">1</text:span><text:span text:style-name="T308">本)</text:span><text:bookmark-end text:name="哲學 (莊子) (第1本)"/><text:span text:style-name="T897">（</text:span><text:span text:style-name="T898">@user-fl8vc2uv8y（YouTube）</text:span><text:span text:style-name="T899">）</text:span></text:p>
          <text:list>
            <text:list-item>
              <text:p text:style-name="P107"><text:span text:style-name="T75">逍遙</text:span><text:span text:style-name="T132">，。</text:span></text:p>
            </text:list-item>
            <text:list-item>
              <text:p text:style-name="P107"><text:span text:style-name="T76">逍遙遊</text:span><text:span text:style-name="T134">，。</text:span></text:p>
            </text:list-item>
            <text:list-item>
              <text:p text:style-name="P107"><text:span text:style-name="T73">萬物皆無用，萬物皆有用</text:span><text:span text:style-name="T127">，。</text:span></text:p>
            </text:list-item>
            <text:list-item>
              <text:p text:style-name="P107"><text:span text:style-name="T73">無己</text:span><text:span text:style-name="T127">，</text:span><text:span text:style-name="T132">本能型鏡像神經元、傳承型鏡像神經元、你、我、感測、感受、</text:span><text:span text:style-name="T328">小書痴的下克上</text:span><text:span text:style-name="T127">。</text:span></text:p>
            </text:list-item>
            <text:list-item>
              <text:p text:style-name="P107"><text:span text:style-name="T73">人籟、地籟、天籟</text:span><text:span text:style-name="T127">，。</text:span></text:p>
            </text:list-item>
            <text:list-item>
              <text:p text:style-name="P107"><text:span text:style-name="T73">天地與我並生，萬物與我為一</text:span><text:span text:style-name="T127">，。</text:span></text:p>
            </text:list-item>
            <text:list-item>
              <text:p text:style-name="P107"><text:span text:style-name="T73">為善不近名，為惡不近刑</text:span><text:span text:style-name="T127">，。</text:span></text:p>
            </text:list-item>
            <text:list-item>
              <text:p text:style-name="P107"><text:span text:style-name="T73">庖丁解牛</text:span><text:span text:style-name="T127">，。</text:span></text:p>
            </text:list-item>
            <text:list-item>
              <text:p text:style-name="P107"><text:span text:style-name="T73">指窮於薪，火傳也，不知其盡也</text:span><text:span text:style-name="T127">，。</text:span></text:p>
            </text:list-item>
            <text:list-item>
              <text:p text:style-name="P107"><text:span text:style-name="T8">順應自然</text:span><text:span text:style-name="T320">，。</text:span></text:p>
            </text:list-item>
            <text:list-item>
              <text:p text:style-name="P107"><text:span text:style-name="T8">至人</text:span><text:span text:style-name="T320">，。</text:span></text:p>
            </text:list-item>
            <text:list-item>
              <text:p text:style-name="P107"><text:span text:style-name="T8">世人皆知有用之用，卻不知無用之用</text:span><text:span text:style-name="T320">，。</text:span></text:p>
            </text:list-item>
            <text:list-item>
              <text:p text:style-name="P107"><text:span text:style-name="T8">身處亂世，順應自然</text:span><text:span text:style-name="T320">，。</text:span></text:p>
            </text:list-item>
            <text:list-item>
              <text:p text:style-name="P107"><text:span text:style-name="T8">才全德不形</text:span><text:span text:style-name="T320">，。</text:span></text:p>
            </text:list-item>
            <text:list-item>
              <text:p text:style-name="P107"><text:span text:style-name="T8">大道</text:span><text:span text:style-name="T320">，。</text:span></text:p>
            </text:list-item>
            <text:list-item>
              <text:p text:style-name="P107"><text:span text:style-name="T11">真知</text:span><text:span text:style-name="T325">，。</text:span></text:p>
            </text:list-item>
            <text:list-item>
              <text:p text:style-name="P107"><text:span text:style-name="T11">真人</text:span><text:span text:style-name="T325">，。</text:span></text:p>
            </text:list-item>
            <text:list-item>
              <text:p text:style-name="P107"><text:span text:style-name="T11">櫻寧</text:span><text:span text:style-name="T325">，。</text:span></text:p>
            </text:list-item>
            <text:list-item>
              <text:p text:style-name="P107"><text:span text:style-name="T11">明王</text:span><text:span text:style-name="T325">，</text:span><text:span text:style-name="T320">尼采</text:span><text:span text:style-name="T325">。</text:span></text:p>
            </text:list-item>
            <text:list-item>
              <text:p text:style-name="P107"><text:span text:style-name="T9">空明</text:span><text:span text:style-name="T321">，。</text:span></text:p>
            </text:list-item>
            <text:list-item>
              <text:p text:style-name="P107"><text:span text:style-name="T9">外物</text:span><text:span text:style-name="T321">，</text:span><text:span text:style-name="T320">尼采、駱駝、孩童、孩童階段不是彼得潘症候群、好奇心、學習、發問、實作、非監督式學習、口渴、喝水、德、害人之心不可有、防人之心不可無</text:span><text:span text:style-name="T321">。</text:span></text:p>
            </text:list-item>
            <text:list-item>
              <text:p text:style-name="P107"><text:span text:style-name="T9">治理天下</text:span><text:span text:style-name="T321">，</text:span><text:span text:style-name="T320">七宗罪、</text:span><text:span text:style-name="T321">驕傲、忌妒、憤怒、懶惰、貪婪、暴食、色慾、行善。</text:span></text:p>
            </text:list-item>
            <text:list-item>
              <text:p text:style-name="P107"><text:span text:style-name="T9">大盜</text:span><text:span text:style-name="T321">，</text:span><text:span text:style-name="T320">樹醫、農夫、校工</text:span><text:span text:style-name="T321">。</text:span></text:p>
            </text:list-item>
            <text:list-item>
              <text:p text:style-name="P107"><text:span text:style-name="T9">在宥</text:span><text:span text:style-name="T321">，</text:span><text:span text:style-name="T320">人體</text:span><text:span text:style-name="T321">。</text:span></text:p>
            </text:list-item>
            <text:list-item>
              <text:p text:style-name="P107"><text:span text:style-name="T9">主心骨</text:span><text:span text:style-name="T135">，輔助T細胞</text:span><text:span text:style-name="T321">、</text:span><text:span text:style-name="T320">羊、</text:span><text:span text:style-name="T321">長老、</text:span><text:span text:style-name="T132">先知、導師、血液循環系統、血管、樹突細胞、國民群、血球細胞</text:span><text:span text:style-name="T321">。</text:span></text:p>
            </text:list-item>
            <text:list-item>
              <text:p text:style-name="P107"><text:span text:style-name="T9">盛德</text:span><text:span text:style-name="T321">，自然無為、自然而為、定命、樹木、光合作用。</text:span></text:p>
            </text:list-item>
            <text:list-item>
              <text:p text:style-name="P107"><text:span text:style-name="T9">秉性</text:span><text:span text:style-name="T321">，。</text:span></text:p>
            </text:list-item>
            <text:list-item>
              <text:p text:style-name="P107"><text:span text:style-name="T9">聖治</text:span><text:span text:style-name="T321">，仁、義、禮、樂、道、德、法、孝。</text:span></text:p>
            </text:list-item>
            <text:list-item>
              <text:p text:style-name="P107"><text:span text:style-name="T9">德人</text:span><text:span text:style-name="T321">，沙堡、城堡、沙子、水、道、德、物質文明、精神文明、二維座標系、舒適發展曲線。</text:span></text:p>
            </text:list-item>
            <text:list-item>
              <text:p text:style-name="P107"><text:span text:style-name="T9">神人</text:span><text:span text:style-name="T321">，走路、四肢、邯鄲學步、錢、權力、權利、思想、決策、行動、德、無己、愛、因信稱義、共生、以錢易物、虛擬貨幣、金融系統、以物易物、行善、智慧樹、智慧果實、自由意識、第一層級湧現、鏟花技術、意義、主觀賦予、史金納箱、莫非定律、</text:span><text:span text:style-name="T127">孝</text:span><text:span text:style-name="T321">。</text:span></text:p>
            </text:list-item>
            <text:list-item>
              <text:p text:style-name="P107"><text:span text:style-name="T9">全德</text:span><text:span text:style-name="T321">，。</text:span></text:p>
            </text:list-item>
            <text:list-item>
              <text:p text:style-name="P107"><text:span text:style-name="T9">自得</text:span><text:span text:style-name="T321">，。</text:span></text:p>
            </text:list-item>
            <text:list-item>
              <text:p text:style-name="P107"><text:span text:style-name="T9">渾沌</text:span><text:span text:style-name="T321">，。</text:span></text:p>
            </text:list-item>
            <text:list-item>
              <text:p text:style-name="P107"><text:span text:style-name="T9">上皇</text:span><text:span text:style-name="T321">，大道、大海、風、船、動能個體。</text:span></text:p>
            </text:list-item>
            <text:list-item>
              <text:p text:style-name="P108"><text:span text:style-name="T9">至仁</text:span><text:span text:style-name="T321">，明王、神人、</text:span><text:span text:style-name="T333">德人、聖治</text:span><text:span text:style-name="T321">、</text:span><text:span text:style-name="T127">馬丁路德金、林肯、電影</text:span><text:span text:style-name="T321">。</text:span></text:p>
            </text:list-item>
          </text:list>
        </text:list-item>
        <text:list-item>
          <text:p text:style-name="P236"><text:bookmark-start text:name="書籍 (阿米)"/><text:span text:style-name="T121">書籍 (阿米</text:span><text:span text:style-name="T62">)</text:span><text:bookmark-end text:name="書籍 (阿米)"/></text:p>
          <text:list>
            <text:list-item>
              <text:p text:style-name="P237"><text:span text:style-name="T188">阿米</text:span><text:span text:style-name="T279">，。</text:span></text:p>
            </text:list-item>
            <text:list-item>
              <text:p text:style-name="P237"><text:span text:style-name="T121">星星的孩子</text:span><text:span text:style-name="T259">，宇宙基本法則。</text:span></text:p>
            </text:list-item>
            <text:list-item>
              <text:p text:style-name="P238"><text:span text:style-name="T121">宇宙之心</text:span><text:span text:style-name="T259">，</text:span><text:span text:style-name="T273">。</text:span></text:p>
              <text:list>
                <text:list-item>
                  <text:p text:style-name="P238"><text:span text:style-name="T121">第8章</text:span><text:span text:style-name="T259">，尼采、孩童階段。</text:span></text:p>
                </text:list-item>
              </text:list>
            </text:list-item>
          </text:list>
        </text:list-item>
        <text:list-item>
          <text:p text:style-name="P239"><text:bookmark-start text:name="書籍 (基督教) (第1本)"/><text:span text:style-name="T121">書籍 (基督教</text:span><text:span text:style-name="T62">)</text:span><text:span text:style-name="T121"> (第</text:span><text:span text:style-name="T164">1</text:span><text:span text:style-name="T121">本)</text:span><text:bookmark-end text:name="書籍 (基督教) (第1本)"/></text:p>
          <text:list>
            <text:list-item>
              <text:p text:style-name="P52"><text:span text:style-name="T895">基督教</text:span><text:span text:style-name="T894">，因信稱義、悔改、愛、末日審判、星星、</text:span><text:span text:style-name="T416">定航</text:span><text:span text:style-name="T894">、房角石、順性的罪、逆性的罪。</text:span></text:p>
              <text:list>
                <text:list-item>
                  <text:p text:style-name="P53"><text:span text:style-name="T889">聖經</text:span><text:span text:style-name="T879">，</text:span><text:span text:style-name="T461">瀏覽器、</text:span><text:span text:style-name="T460">Chromium、Edge</text:span><text:span text:style-name="T879">。</text:span></text:p>
                </text:list-item>
              </text:list>
            </text:list-item>
            <text:list-item>
              <text:p text:style-name="P52"><text:span text:style-name="T895">傳道書</text:span><text:span text:style-name="T894">，</text:span><text:span text:style-name="T459">Log檔、Log系</text:span><text:span text:style-name="T878">統、審判系統</text:span><text:span text:style-name="T894">。</text:span></text:p>
            </text:list-item>
            <text:list-item>
              <text:p text:style-name="P54"><text:span text:style-name="T895">箴言</text:span><text:span text:style-name="T321">，生命的泉源、尼采、查驗、喝酒、損傷。</text:span></text:p>
            </text:list-item>
            <text:list-item>
              <text:p text:style-name="P55"><text:span text:style-name="T10">十誡</text:span><text:span text:style-name="T324">，。</text:span></text:p>
            </text:list-item>
            <text:list-item>
              <text:p text:style-name="P56"><text:span text:style-name="T9">歌林多前書</text:span><text:span text:style-name="T321">，屬靈、說話、口語、言傳、意會、聖靈、心靈導師。</text:span></text:p>
            </text:list-item>
            <text:list-item>
              <text:p text:style-name="P57"><text:span text:style-name="T10">以西結書</text:span><text:span text:style-name="T324">，</text:span><text:span text:style-name="T411">第</text:span><text:span text:style-name="T385">2</text:span><text:span text:style-name="T411">章</text:span><text:span text:style-name="T324">、</text:span><text:span text:style-name="T411">第</text:span><text:span text:style-name="T384">29</text:span><text:span text:style-name="T411">節</text:span><text:span text:style-name="T324">。</text:span></text:p>
            </text:list-item>
            <text:list-item>
              <text:p text:style-name="P57"><text:span text:style-name="T9">詩篇</text:span><text:span text:style-name="T321">，。</text:span></text:p>
            </text:list-item>
            <text:list-item>
              <text:p text:style-name="P160"><text:span text:style-name="T26">以諾書</text:span><text:span text:style-name="T349">，。</text:span></text:p>
            </text:list-item>
            <text:list-item>
              <text:p text:style-name="P161"><text:span text:style-name="T30">約伯記</text:span><text:span text:style-name="T352">，祝福、試煉、查驗、義人、正常細胞、優良細胞。</text:span></text:p>
              <text:list>
                <text:list-item>
                  <text:p text:style-name="P162"><text:span text:style-name="T356">第</text:span><text:span text:style-name="T184">2</text:span><text:span text:style-name="T185">8</text:span><text:span text:style-name="T356">章，</text:span><text:span text:style-name="T355">智慧、聰明。</text:span></text:p>
                </text:list-item>
              </text:list>
            </text:list-item>
            <text:list-item>
              <text:p text:style-name="P163"><text:span text:style-name="T31">以弗所書</text:span><text:span text:style-name="T353">，舊約聖經、舊約時代、耶穌死前、割禮、新約聖經、新約時代、耶穌死後、因信稱義、肉質層、意識層、</text:span><text:span text:style-name="T158">第1層級型態、</text:span><text:span text:style-name="T175">第</text:span><text:span text:style-name="T176">1</text:span><text:span text:style-name="T175">層級宗體層</text:span><text:span text:style-name="T353">。</text:span></text:p>
            </text:list-item>
            <text:list-item>
              <text:p text:style-name="P163"><text:span text:style-name="T31">出埃及記</text:span><text:span text:style-name="T353">，以命還命、以眼還眼。</text:span></text:p>
            </text:list-item>
            <text:list-item>
              <text:p text:style-name="P164"><text:span text:style-name="T32">假定，</text:span><text:span text:style-name="T820">（基督教 認定的）</text:span><text:span text:style-name="T821">彌賽亞 </text:span><text:span text:style-name="T877">↔</text:span><text:span text:style-name="T821"> 本書</text:span><text:span text:style-name="T759">，</text:span><text:span text:style-name="T761">啟示錄第十二章的婦</text:span><text:span text:style-name="T759">人、</text:span><text:span text:style-name="T763">羅德、</text:span><text:span text:style-name="T764">霍皮族、</text:span><text:span text:style-name="T580">阿米、星星的孩子</text:span><text:span text:style-name="T759">。</text:span></text:p>
            </text:list-item>
            <text:list-item>
              <text:p text:style-name="P165"><text:span text:style-name="T822">映射</text:span><text:span text:style-name="T760">，。</text:span></text:p>
            </text:list-item>
          </text:list>
        </text:list-item>
        <text:list-item>
          <text:p text:style-name="P240"><text:bookmark-start text:name="神、預言 (第1本)"/><text:span text:style-name="T311">神、預言</text:span><text:span text:style-name="T121"> (第</text:span><text:span text:style-name="T164">1</text:span><text:span text:style-name="T121">本)</text:span><text:bookmark-end text:name="神、預言 (第1本)"/></text:p>
          <text:list>
            <text:list-item>
              <text:p text:style-name="P325"><text:span text:style-name="T196">預言</text:span><text:span text:style-name="T241">，</text:span><text:span text:style-name="T902">本書的 存在</text:span><text:span text:style-name="T241">。</text:span></text:p>
            </text:list-item>
            <text:list-item>
              <text:p text:style-name="P325"><text:span text:style-name="T196">絕對零度</text:span><text:span text:style-name="T241">，。</text:span></text:p>
            </text:list-item>
            <text:list-item>
              <text:p text:style-name="P325"><text:span text:style-name="T196">過去、預言、遙視 與 未來、反預言、反遙視</text:span><text:span text:style-name="T241">，流水線。</text:span></text:p>
            </text:list-item>
            <text:list-item>
              <text:p text:style-name="P326"><text:span text:style-name="T195">占星術</text:span><text:span text:style-name="T240">，</text:span><text:span text:style-name="T241">日食</text:span><text:span text:style-name="T240">。</text:span></text:p>
            </text:list-item>
            <text:list-item>
              <text:p text:style-name="P327"><text:span text:style-name="T195">易經 預言</text:span><text:span text:style-name="T240">，八卦、真值表、布林圖、</text:span><text:span text:style-name="T365">皇極經世、元會運世、磁鐵、橋梁、磁場渦流、</text:span><text:span text:style-name="T240">聲流學、磁流學、固態、液態、氣態、布朗運動、查表法。</text:span></text:p>
            </text:list-item>
          </text:list>
        </text:list-item>
        <text:list-item>
          <text:p text:style-name="P328"><text:bookmark-start text:name="神、預言 (第2本)"/><text:span text:style-name="T195">神、預言 (第</text:span><text:span text:style-name="T197">2</text:span><text:span text:style-name="T195">本)</text:span><text:bookmark-end text:name="神、預言 (第2本)"/></text:p>
          <text:list>
            <text:list-item>
              <text:p text:style-name="P329"><text:span text:style-name="T195">啟示錄</text:span><text:span text:style-name="T240">，</text:span><text:span text:style-name="T241">寄生樹</text:span><text:span text:style-name="T365">、</text:span><text:span text:style-name="T241">獸、金錢、貸款、</text:span><text:span text:style-name="T365">貨幣、符</text:span><text:span text:style-name="T241">號、金融體系、金融制度、金融體制、</text:span><text:span text:style-name="T240">缺德、無德、反德、醫院、核磁共振、星星的孩子、虛無體制、資本主義、共產主義、虛無主義、基督教、新教、天主教、東正教。</text:span></text:p>
            </text:list-item>
            <text:list-item>
              <text:p text:style-name="P328"><text:span text:style-name="T904">本書 與 該時刻</text:span><text:span text:style-name="T240">，天命、鋪路、敲門磚、碎片、投影、組合、融合、偉大的存在、CLANNAD。</text:span></text:p>
            </text:list-item>
            <text:list-item>
              <text:p text:style-name="P330"><text:span text:style-name="T196">預知夢</text:span><text:span text:style-name="T240">，既視感、輸出、德、有益於、深遠、結算、機會次數、</text:span><text:span text:style-name="T394">重大時刻</text:span><text:span text:style-name="T240">。</text:span></text:p>
            </text:list-item>
            <text:list-item>
              <text:p text:style-name="P344"><text:span text:style-name="T469">信使（畫）</text:span><text:span text:style-name="T473">，雪鴞、貓頭鷹、媽祖、玉皇大帝、耶穌、瑪麗亞、耶和華、智慧樹、果實、蛇。</text:span></text:p>
            </text:list-item>
            <text:list-item>
              <text:p text:style-name="P331"><text:span text:style-name="T196">末日審判</text:span><text:span text:style-name="T240">，阿米、宇宙之心、感冒藥、抗生素、化療、</text:span><text:span text:style-name="T244">同步、參考座標系、工作細胞Black</text:span><text:span text:style-name="T240">。</text:span></text:p>
            </text:list-item>
            <text:list-item>
              <text:p text:style-name="P332"><text:span text:style-name="T373">法蒂瑪的三個預言</text:span><text:span text:style-name="T366">，。</text:span></text:p>
            </text:list-item>
          </text:list>
        </text:list-item>
        <text:list-item>
          <text:p text:style-name="P333"><text:bookmark-start text:name="神、預言 (第3本）"/><text:span text:style-name="T195">神、預言 (第</text:span><text:span text:style-name="T211">3</text:span><text:span text:style-name="T195">本</text:span><text:span text:style-name="T373">）</text:span><text:bookmark-end text:name="神、預言 (第3本）"/></text:p>
          <text:list>
            <text:list-item>
              <text:p text:style-name="P333"><text:span text:style-name="T212">人類</text:span><text:span text:style-name="T252">，</text:span><text:span text:style-name="T366">。</text:span></text:p>
            </text:list-item>
            <text:list-item>
              <text:p text:style-name="P349"><text:span text:style-name="T749">神</text:span><text:span text:style-name="T361">，道、德、神類文明、神級文明、客觀、主觀、</text:span><text:span text:style-name="T524">手機</text:span><text:span text:style-name="T361">。</text:span></text:p>
            </text:list-item>
            <text:list-item>
              <text:p text:style-name="P333"><text:span text:style-name="T373">預言</text:span><text:span text:style-name="T366">，。</text:span></text:p>
            </text:list-item>
          </text:list>
        </text:list-item>
        <text:list-item>
          <text:p text:style-name="P275"><text:bookmark-start text:name="能量、儲量 (第1本)"/><text:span text:style-name="T195">能量、儲量 (第1本</text:span><text:span text:style-name="T219">)</text:span><text:bookmark-end text:name="能量、儲量 (第1本)"/></text:p>
          <text:list>
            <text:list-item>
              <text:p text:style-name="P334"><text:span text:style-name="T199">能量、儲量、假想量</text:span><text:span text:style-name="T240">，</text:span><text:span text:style-name="T748">宗量、</text:span><text:span text:style-name="T390">空間 </text:span><text:span text:style-name="T425">↔</text:span><text:span text:style-name="T391"> 時間</text:span><text:span text:style-name="T243">、</text:span><text:span text:style-name="T390">&lt;?</text:span><text:span text:style-name="T393">3</text:span><text:span text:style-name="T392">&gt;</text:span><text:span text:style-name="T390">儲量</text:span><text:span text:style-name="T243">。</text:span></text:p>
            </text:list-item>
            <text:list-item>
              <text:p text:style-name="P335"><text:span text:style-name="T206">轉換</text:span><text:span text:style-name="T248">，。</text:span></text:p>
            </text:list-item>
            <text:list-item>
              <text:p text:style-name="P336"><text:span text:style-name="T195">光</text:span><text:span text:style-name="T240">，雙狹縫實驗、光痕、半透鏡、石頭、水波、光速、水桶實驗、以太風、量子糾纏、</text:span><text:span text:style-name="T367">量子隧穿效應、</text:span><text:span text:style-name="T240">哈雷彗星、重力波、動能型運動、電能型運動、粒子移、波移、紫移、紅移、</text:span><text:span text:style-name="T917">道路型光痕、擾動型光痕、聲音</text:span><text:span text:style-name="T240">。</text:span></text:p>
            </text:list-item>
          </text:list>
        </text:list-item>
        <text:list-item>
          <text:p text:style-name="P241"><text:bookmark-start text:name="能量、儲量 (第2本)"/><text:span text:style-name="T121">能量、儲量 (第2本</text:span><text:span text:style-name="T62">)</text:span><text:bookmark-end text:name="能量、儲量 (第2本)"/></text:p>
          <text:list>
            <text:list-item>
              <text:p text:style-name="P335"><text:span text:style-name="T207">剛體</text:span><text:span text:style-name="T249">，。</text:span></text:p>
            </text:list-item>
            <text:list-item>
              <text:p text:style-name="P337"><text:span text:style-name="T208">&lt;?</text:span><text:span text:style-name="T209">2&gt;個體 的 </text:span><text:span text:style-name="T208">移動、傳遞</text:span><text:span text:style-name="T250">，。</text:span></text:p>
            </text:list-item>
            <text:list-item>
              <text:p text:style-name="P338"><text:span text:style-name="T210">量子</text:span><text:span text:style-name="T208">糾纏</text:span><text:span text:style-name="T251">，</text:span><text:span text:style-name="T250">飛輪。</text:span></text:p>
            </text:list-item>
            <text:list-item>
              <text:p text:style-name="P219"><text:span text:style-name="T109">量子退相干</text:span><text:span text:style-name="T282">，量子退相干、</text:span><text:span text:style-name="T305">飛輪、</text:span><text:span text:style-name="T855">銀原子束、不均勻磁場</text:span><text:span text:style-name="T282">。</text:span></text:p>
            </text:list-item>
            <text:list-item>
              <text:p text:style-name="P220"><text:span text:style-name="T119">光電效應</text:span><text:span text:style-name="T304">，。</text:span></text:p>
            </text:list-item>
            <text:list-item>
              <text:p text:style-name="P221"><text:span text:style-name="T108">電磁波</text:span><text:span text:style-name="T281">，機器、震出、震動、動能型運動、電能型運動、自然頻率、煉金術。</text:span></text:p>
            </text:list-item>
            <text:list-item>
              <text:p text:style-name="P339"><text:span text:style-name="T195">布朗運動</text:span><text:span text:style-name="T240">，布朗運動、</text:span><text:span text:style-name="T253">畢氏定理</text:span><text:span text:style-name="T240">、日食。</text:span></text:p>
            </text:list-item>
          </text:list>
        </text:list-item>
        <text:list-item>
          <text:p text:style-name="P124"><text:bookmark-start text:name="能量、儲量 (第3本)"/><text:span text:style-name="T67">能量、儲量 (第</text:span><text:span text:style-name="T89">3</text:span><text:span text:style-name="T67">本)</text:span><text:bookmark-end text:name="能量、儲量 (第3本)"/></text:p>
          <text:list>
            <text:list-item>
              <text:p text:style-name="P340"><text:span text:style-name="T442">能量層級 與 外在環境 與 內在物質</text:span><text:span text:style-name="T441">，化學反應型、顏色型、溫度型。</text:span></text:p>
            </text:list-item>
            <text:list-item>
              <text:p text:style-name="P345"><text:span text:style-name="T219">暗物質、暗能量</text:span><text:span text:style-name="T256">，不知名的光、</text:span><text:span text:style-name="T371">不明光點、突然出現的光、恆星突然消失、星系、溜冰</text:span><text:span text:style-name="T256">。</text:span></text:p>
            </text:list-item>
          </text:list>
        </text:list-item>
        <text:list-item>
          <text:p text:style-name="P125"><text:bookmark-start text:name="能量、儲量 (第4本)"/><text:span text:style-name="T67">能量、儲量 (第</text:span><text:span text:style-name="T98">4</text:span><text:span text:style-name="T67">本)</text:span><text:bookmark-end text:name="能量、儲量 (第4本)"/></text:p>
          <text:list>
            <text:list-item>
              <text:p text:style-name="P346"><text:span text:style-name="T220">反物質</text:span><text:span text:style-name="T257">，。</text:span></text:p>
            </text:list-item>
            <text:list-item>
              <text:p text:style-name="P346"><text:span text:style-name="T221">粒子海起落</text:span><text:span text:style-name="T257">，</text:span><text:span text:style-name="T258">真空零點能、無中生有</text:span><text:span text:style-name="T257">。</text:span></text:p>
            </text:list-item>
            <text:list-item>
              <text:p text:style-name="P346"><text:span text:style-name="T220">萬有引力</text:span><text:span text:style-name="T257">，長尾夾。</text:span></text:p>
            </text:list-item>
            <text:list-item>
              <text:p text:style-name="P346"><text:span text:style-name="T220">宇宙背景輻射</text:span><text:span text:style-name="T257">，。</text:span></text:p>
            </text:list-item>
            <text:list-item>
              <text:p text:style-name="P242"><text:span text:style-name="T121">電子能階</text:span><text:span text:style-name="T259">，電子軌域、</text:span><text:span text:style-name="T53">量子躍遷</text:span><text:span text:style-name="T259">、氣球、含氣量。</text:span></text:p>
            </text:list-item>
            <text:list-item>
              <text:p text:style-name="P243"><text:span text:style-name="T311">熱力學第二定律</text:span><text:span text:style-name="T47">，。</text:span></text:p>
            </text:list-item>
            <text:list-item>
              <text:p text:style-name="P175"><text:span text:style-name="T65">空間維度</text:span><text:span text:style-name="T124">，空間維度、彈簧、自然頻率、</text:span><text:span text:style-name="T153">&lt;?</text:span><text:span text:style-name="T154">3&gt;個體 </text:span><text:span text:style-name="T153">壓縮、伸長 是 電能型運動</text:span><text:span text:style-name="T124">、</text:span><text:span text:style-name="T121">當下</text:span><text:span text:style-name="T155">宗量 = </text:span><text:span text:style-name="T121">自然</text:span><text:span text:style-name="T155">宗量 + 額外宗量、</text:span><text:span text:style-name="T123">耦合振盪、</text:span><text:span text:style-name="T180">&lt;?</text:span><text:span text:style-name="T181">a</text:span><text:span text:style-name="T905">n</text:span><text:span text:style-name="T909">≥</text:span><text:span text:style-name="T906">2</text:span><text:span text:style-name="T181">&gt;個體、</text:span><text:span text:style-name="T123">斷路狀態、斷路型相依性</text:span><text:span text:style-name="T311">。</text:span></text:p>
            </text:list-item>
            <text:list-item>
              <text:p text:style-name="P176"><text:span text:style-name="T65">能量、儲量 與 直接觀測</text:span><text:span text:style-name="T191">，。</text:span></text:p>
            </text:list-item>
          </text:list>
        </text:list-item>
        <text:list-item>
          <text:p text:style-name="P125"><text:bookmark-start text:name="能量、儲量 (第5本)"/><text:span text:style-name="T666">能量、儲量 (第</text:span><text:span text:style-name="T667">5</text:span><text:span text:style-name="T666">本)</text:span><text:bookmark-end text:name="能量、儲量 (第5本)"/></text:p>
          <text:list>
            <text:list-item>
              <text:p text:style-name="P177"><text:span text:style-name="T65">光痕</text:span><text:span text:style-name="T124">，光痕、宗痕、飛機、渦輪、引擎、渦流、奇點區、</text:span><text:span text:style-name="T123">&lt;?</text:span><text:span text:style-name="T174">a&gt;渦流、&lt;?3&gt;渦流、公轉、自轉、水星、太陽、空間型渦流、離子體型渦流、</text:span><text:span text:style-name="T440">電磁波型渦流</text:span><text:span text:style-name="T174">、太陽系、擾動型光痕、道路型光痕、水痕、</text:span><text:span text:style-name="T345">獸路、車窗的水痕、螞蟻演算法、光譜線、</text:span><text:span text:style-name="T174">電子能階軌道、</text:span><text:span text:style-name="T345">渦流、尾流、電子在亂序的運動</text:span><text:span text:style-name="T174">、</text:span><text:span text:style-name="T193">第</text:span><text:span text:style-name="T194">a層級相態、賽車、拉力賽、汽車、下雨天</text:span><text:span text:style-name="T314">。</text:span></text:p>
            </text:list-item>
            <text:list-item>
              <text:p text:style-name="P178"><text:span text:style-name="T65">迪拉克之海</text:span><text:span text:style-name="T191">，。</text:span></text:p>
            </text:list-item>
            <text:list-item>
              <text:p text:style-name="P178"><text:span text:style-name="T65">真空能量</text:span><text:span text:style-name="T191">，。</text:span></text:p>
            </text:list-item>
            <text:list-item>
              <text:p text:style-name="P178"><text:span text:style-name="T65">裸宗量</text:span><text:span text:style-name="T124">，直接蘊含、間接蘊含、不蘊含、</text:span><text:span text:style-name="T122">磁場、特斯拉</text:span><text:span text:style-name="T314">。</text:span></text:p>
            </text:list-item>
            <text:list-item>
              <text:p text:style-name="P192"><text:span text:style-name="T66">波粒二象性</text:span><text:span text:style-name="T122">，力存在、力變化、光存在、光變化。</text:span></text:p>
            </text:list-item>
            <text:list-item>
              <text:p text:style-name="P192"><text:span text:style-name="T66">波粒二象性</text:span><text:span text:style-name="T122">，單光、均勻光、不均勻光、摩擦光、壓光、拉光。</text:span></text:p>
            </text:list-item>
            <text:list-item>
              <text:p text:style-name="P348"><text:span text:style-name="T64">電子</text:span><text:span text:style-name="T121">，電子</text:span><text:span text:style-name="T311">。</text:span></text:p>
            </text:list-item>
            <text:list-item>
              <text:p text:style-name="P195"><text:span text:style-name="T2">費米子 與 玻色子</text:span><text:span text:style-name="T311">，夸克、費米子、玻色子、引力子、電磁力、強力、弱力、引力、</text:span><text:span text:style-name="T348">四大基本力、</text:span><text:span text:style-name="T311">大統一理論、萬有理論。</text:span></text:p>
              <text:list>
                <text:list-item>
                  <text:p text:style-name="P196"><text:span text:style-name="T123">希格斯場</text:span><text:span text:style-name="T125">、</text:span><text:span text:style-name="T123">希格斯</text:span><text:span text:style-name="T121">玻色子、玻色子</text:span><text:span text:style-name="T126">、弱交互作用</text:span></text:p>
                </text:list-item>
              </text:list>
            </text:list-item>
            <text:list-item>
              <text:p text:style-name="P223"><text:span text:style-name="T109">肉質層、意識層 與 力、光</text:span><text:span text:style-name="T282">，</text:span><text:span text:style-name="T378">力存在、力變化、光存在、光變化。</text:span></text:p>
            </text:list-item>
          </text:list>
        </text:list-item>
        <text:list-item>
          <text:p text:style-name="P125"><text:bookmark-start text:name="能量、儲量 (第6本)"/><text:span text:style-name="T666">能量、儲量 (第</text:span><text:span text:style-name="T672">6</text:span><text:span text:style-name="T666">本)</text:span><text:bookmark-end text:name="能量、儲量 (第6本)"/></text:p>
          <text:list>
            <text:list-item>
              <text:p text:style-name="P197"><text:span text:style-name="T104">&lt;?</text:span><text:span text:style-name="T105">0</text:span><text:span text:style-name="T104">&gt;個體 </text:span><text:span text:style-name="T105">~ &lt;?u&gt;</text:span><text:span text:style-name="T104">個體</text:span><text:span text:style-name="T121">，。</text:span></text:p>
            </text:list-item>
            <text:list-item>
              <text:p text:style-name="P197"><text:span text:style-name="T104">&lt;?</text:span><text:span text:style-name="T106">1&gt;</text:span><text:span text:style-name="T34">個體</text:span><text:span text:style-name="T121">，。</text:span></text:p>
            </text:list-item>
            <text:list-item>
              <text:p text:style-name="P198"><text:span text:style-name="T64">&lt;?</text:span><text:span text:style-name="T79">a</text:span><text:span text:style-name="T64">&gt;個體</text:span><text:span text:style-name="T126">，雙曲幾何、</text:span><text:span text:style-name="T457">龐加萊圓盤模型</text:span><text:span text:style-name="T126">、玄、系統分析、黑盒子、灰盒子、白盒子。</text:span></text:p>
            </text:list-item>
            <text:list-item>
              <text:p text:style-name="P222"><text:span text:style-name="T109">&lt;?</text:span><text:span text:style-name="T110">a</text:span><text:span text:style-name="T109">&gt;複合體</text:span><text:span text:style-name="T282">，&lt;?</text:span><text:span text:style-name="T283">a</text:span><text:span text:style-name="T282">&gt;複合型個體。</text:span></text:p>
            </text:list-item>
            <text:list-item>
              <text:p text:style-name="P222"><text:span text:style-name="T109">宇宙膨脹</text:span><text:span text:style-name="T282">，宇宙膨脹。</text:span></text:p>
            </text:list-item>
            <text:list-item>
              <text:p text:style-name="P126"><text:span text:style-name="T24">相對論</text:span><text:span text:style-name="T342">，</text:span><text:span text:style-name="T604">E = </text:span><text:span text:style-name="T605">mc</text:span><text:span text:style-name="T893">2</text:span><text:span text:style-name="T605">、</text:span><text:span text:style-name="T604">波態、粒子態、</text:span><text:span text:style-name="T596">第</text:span><text:span text:style-name="T606">1</text:span><text:span text:style-name="T602">層級宗態個體</text:span><text:span text:style-name="T605">、</text:span><text:span text:style-name="T342">狹義相對論</text:span><text:span text:style-name="T126">、</text:span><text:span text:style-name="T149">力、光 不會 直接相互作用。</text:span><text:span text:style-name="T342">力、光 會 間接相互作用</text:span><text:span text:style-name="T126">、</text:span><text:span text:style-name="T443">空間節點密度的本質、</text:span><text:span text:style-name="T446">廣義相對論</text:span><text:span text:style-name="T126">。</text:span></text:p>
            </text:list-item>
            <text:list-item>
              <text:p text:style-name="P127"><text:span text:style-name="T87">空間</text:span><text:span text:style-name="T126">，。</text:span></text:p>
            </text:list-item>
          </text:list>
        </text:list-item>
        <text:list-item>
          <text:p text:style-name="P128"><text:bookmark-start text:name="能量、儲量 (第7本)"/><text:span text:style-name="T666">能量、儲量 (第</text:span><text:span text:style-name="T673">7</text:span><text:span text:style-name="T666">本)</text:span><text:bookmark-end text:name="能量、儲量 (第7本)"/></text:p>
          <text:list>
            <text:list-item>
              <text:p text:style-name="P129"><text:span text:style-name="T87">時間</text:span><text:span text:style-name="T126">，變速齒輪組、虎克定律、空間節點、空間密度、考古學的碳14測年法、空間節點密度、水的密度、活動空間、</text:span><text:span text:style-name="T381">動能傳遞</text:span><text:span text:style-name="T126">、熱傳導、節拍器、極座標系、角度、圓弧長、</text:span><text:span text:style-name="T157">過去、當下、未來、四連桿機構、彈簧、水龍頭、宿命、定命</text:span><text:span text:style-name="T126">、</text:span><text:span text:style-name="T158">水、杯子、桌子、地球 </text:span><text:span text:style-name="T920">↔</text:span><text:span text:style-name="T159"> </text:span><text:span text:style-name="T158">道、文明、德、個體、</text:span><text:span text:style-name="T126">不是 </text:span><text:span text:style-name="T158">左臉被打，伸出右臉 等著被打、</text:span><text:span text:style-name="T126">是 </text:span><text:span text:style-name="T158">以德報德，以直報怨、容器</text:span><text:span text:style-name="T311">、</text:span><text:span text:style-name="T158">n連桿機構、混沌理論、分形、電鍍實驗、</text:span><text:span text:style-name="T357">改變過去、改變當下、改變未來、連桿</text:span><text:span text:style-name="T161">、彈性變形、塑性變形、斷裂變形、施力、影響力</text:span><text:span text:style-name="T158">。</text:span></text:p>
            </text:list-item>
          </text:list>
        </text:list-item>
        <text:list-item>
          <text:p text:style-name="P129"><text:bookmark-start text:name="能量、儲量 (第7本)1"/><text:bookmark-start text:name="能量、儲量 (第8本)"/><text:span text:style-name="T666">能量、儲量 (第</text:span><text:span text:style-name="T674">8</text:span><text:span text:style-name="T666">本)</text:span><text:bookmark-end text:name="能量、儲量 (第7本)1"/><text:bookmark-end text:name="能量、儲量 (第8本)"/></text:p>
          <text:list>
            <text:list-item>
              <text:p text:style-name="P130"><text:span text:style-name="T87">粒子、波</text:span><text:span text:style-name="T126">，</text:span><text:span text:style-name="T161">內聚性、排他性、相溶性、干涉性、共振、共鳴、共識、</text:span><text:span text:style-name="T162">x%</text:span><text:span text:style-name="T158">。</text:span></text:p>
            </text:list-item>
            <text:list-item>
              <text:p text:style-name="P131"><text:span text:style-name="T87">振盪</text:span><text:span text:style-name="T126">，密度、水球</text:span><text:span text:style-name="T158">。</text:span></text:p>
            </text:list-item>
            <text:list-item>
              <text:p text:style-name="P22"><text:span text:style-name="T87">質量</text:span><text:span text:style-name="T265">，散度、旋度、壓電材料、光、力、電磁波、粒子、普朗克空間、打槌球、光電效應、消除質量、曲線引擎、反重力、消除慣性、包覆、蘊含、銀河系、太陽系、海洋、漩渦、</text:span><text:span text:style-name="T396">低水壓區</text:span><text:span text:style-name="T265">、</text:span><text:span text:style-name="T276">傅立葉轉換、水桶實驗、普朗克常數</text:span><text:span text:style-name="T50">。</text:span></text:p>
            </text:list-item>
          </text:list>
        </text:list-item>
        <text:list-item>
          <text:p text:style-name="P23"><text:bookmark-start text:name="能量、儲量 (第9本)"/><text:span text:style-name="T666">能量、儲量 (第</text:span><text:span text:style-name="T675">9</text:span><text:span text:style-name="T666">本)</text:span><text:bookmark-end text:name="能量、儲量 (第9本)"/></text:p>
          <text:list>
            <text:list-item>
              <text:p text:style-name="P132"><text:span text:style-name="T87">量子力學</text:span><text:span text:style-name="T126">，</text:span><text:span text:style-name="T158">量子物理</text:span><text:span text:style-name="T382">、</text:span><text:span text:style-name="T158">經</text:span><text:span text:style-name="T186">典物理、</text:span><text:span text:style-name="T160">（存在 /（存在 + 變化））</text:span><text:span text:style-name="T126">、莫非定律、</text:span><text:span text:style-name="T381">撞球</text:span><text:span text:style-name="T158">、地心說、</text:span><text:span text:style-name="T382">輪</text:span><text:span text:style-name="T158">、</text:span><text:span text:style-name="T186">相對論、</text:span><text:span text:style-name="T123">光譜、光學、心理學</text:span><text:span text:style-name="T160">、天文學</text:span><text:span text:style-name="T123">、</text:span><text:span text:style-name="T160">布朗運動、</text:span><text:span text:style-name="T756">黑洞、</text:span><text:span text:style-name="T187">天象學</text:span><text:span text:style-name="T123">。</text:span></text:p>
            </text:list-item>
            <text:list-item>
              <text:p text:style-name="P133"><text:span text:style-name="T67">磁鐵</text:span><text:span text:style-name="T123">，磁力線、時間旅行、複製個體、鏡像個體、奇美拉個體。</text:span></text:p>
            </text:list-item>
            <text:list-item>
              <text:p text:style-name="P134"><text:span text:style-name="T67">空間節點密度</text:span><text:span text:style-name="T123">，電視</text:span><text:span text:style-name="T770">、</text:span><text:span text:style-name="T123">RGB型灰階影像、</text:span><text:span text:style-name="T770">宗疊、遙視、預知未來、意識層型時空旅行、肉質層型時空旅行、錯位、互換、</text:span><text:span text:style-name="T771">互換型</text:span><text:span text:style-name="T772">肉質層型時空旅行、</text:span><text:span text:style-name="T771">複製型</text:span><text:span text:style-name="T772">肉質層型時空旅行、</text:span><text:span text:style-name="T773">移動型肉質層型空間旅行、複製型肉質層型空間旅行</text:span><text:span text:style-name="T123">。</text:span></text:p>
            </text:list-item>
            <text:list-item>
              <text:p text:style-name="P135"><text:span text:style-name="T818">黑洞</text:span><text:span text:style-name="T756">，吸光型黑洞、吸電磁波型黑洞、</text:span><text:span text:style-name="T579">&lt;?a</text:span><text:span text:style-name="T890">x</text:span><text:span text:style-name="T892">≥</text:span><text:span text:style-name="T891">u</text:span><text:span text:style-name="T579">&gt;、橫波、重力波、波態光、粒子態光、</text:span><text:span text:style-name="T607">第</text:span><text:span text:style-name="T608">4</text:span><text:span text:style-name="T607">層</text:span><text:span text:style-name="T757">級（以上）宗態譜個體、</text:span><text:span text:style-name="T790">被黑洞 加壓、</text:span><text:span text:style-name="T757">沒有 失效</text:span><text:span text:style-name="T756">。</text:span></text:p>
            </text:list-item>
          </text:list>
        </text:list-item>
        <text:list-item>
          <text:p text:style-name="P136"><text:bookmark-start text:name="能量、儲量 (第10本)"/><text:span text:style-name="T666">能量、儲量 (第</text:span><text:span text:style-name="T676">10</text:span><text:span text:style-name="T666">本)</text:span><text:bookmark-end text:name="能量、儲量 (第10本)"/></text:p>
          <text:list>
            <text:list-item>
              <text:p text:style-name="P137"><text:span text:style-name="T819">類星體</text:span><text:span text:style-name="T757">，紅移、亮度、超光速噴流、</text:span><text:span text:style-name="T758">柏拉圖、洞穴理論、活動星系核</text:span><text:span text:style-name="T757">。</text:span></text:p>
            </text:list-item>
            <text:list-item>
              <text:p text:style-name="P138"><text:span text:style-name="T823">麥</text:span><text:span text:style-name="T665">斯威爾</text:span><text:span text:style-name="T819">妖</text:span><text:span text:style-name="T757">，第二型永動機、三稜鏡、光、紫光、紅光、</text:span><text:span text:style-name="T762">雙狹縫實驗、洞、隔板、</text:span><text:span text:style-name="T757">高通濾波器</text:span><text:span text:style-name="T762">、低通濾波器、帶通濾波器</text:span><text:span text:style-name="T757">。</text:span></text:p>
            </text:list-item>
            <text:list-item>
              <text:p text:style-name="P139"><text:span text:style-name="T824">力譜</text:span><text:span text:style-name="T762">，</text:span><text:span text:style-name="T751">可觸</text:span><text:span text:style-name="T762">力譜、不可觸力譜、光譜、可見光譜、不可見光譜、</text:span><text:span text:style-name="T765">宗量、</text:span><text:span text:style-name="T762">可</text:span><text:span text:style-name="T581">&lt;?</text:span><text:span text:style-name="T582">a</text:span><text:span text:style-name="T765">&gt;</text:span><text:span text:style-name="T762">譜、不可</text:span><text:span text:style-name="T581">&lt;?</text:span><text:span text:style-name="T582">a</text:span><text:span text:style-name="T765">&gt;</text:span><text:span text:style-name="T762">譜、</text:span><text:span text:style-name="T581">X光</text:span><text:span text:style-name="T762">線。</text:span></text:p>
            </text:list-item>
            <text:list-item>
              <text:p text:style-name="P140"><text:span text:style-name="T825">相態</text:span><text:span text:style-name="T768">，</text:span><text:span text:style-name="T762">相同層級</text:span><text:span text:style-name="T768">相態、三相態、水、空間、相態</text:span><text:span text:style-name="T762">層級、</text:span><text:span text:style-name="T596">第</text:span><text:span text:style-name="T597">0層級相態</text:span><text:span text:style-name="T768">。</text:span></text:p>
            </text:list-item>
            <text:list-item>
              <text:p text:style-name="P141"><text:span text:style-name="T670">重力波</text:span><text:span text:style-name="T768">，泡泡、凹陷、層級型態。</text:span></text:p>
            </text:list-item>
          </text:list>
        </text:list-item>
        <text:list-item>
          <text:p text:style-name="P142"><text:bookmark-start text:name="能量、儲量 (第11本)"/><text:span text:style-name="T666">能量、儲量 (第</text:span><text:span text:style-name="T676">11</text:span><text:span text:style-name="T666">本)</text:span><text:bookmark-end text:name="能量、儲量 (第11本)"/></text:p>
          <text:list>
            <text:list-item>
              <text:p text:style-name="P143"><text:span text:style-name="T671">量子</text:span><text:span text:style-name="T768">，固態型行星、液態型行星、氣態型行星、電漿型行星、地表</text:span><text:span text:style-name="T781">、地殼、地幔、普朗克、</text:span><text:span text:style-name="T782">銀原子束、愛因斯坦、光電效應、量子穿隧現象、超導體、</text:span><text:span text:style-name="T778">庫博對、粒子、波、冰塊、霧、小碎冰、固態水、液態水、氣態水、電漿態水、</text:span><text:span text:style-name="T598">（</text:span><text:span text:style-name="T599">a</text:span><text:span text:style-name="T598">%固態水 + </text:span><text:span text:style-name="T599">b%</text:span><text:span text:style-name="T598">液態水 + </text:span><text:span text:style-name="T599">c%</text:span><text:span text:style-name="T598">氣態水）、</text:span><text:span text:style-name="T588">（x%）</text:span><text:span text:style-name="T587">粒子 </text:span><text:span text:style-name="T588">+（100%-x%）</text:span><text:span text:style-name="T587">波、三態變化</text:span><text:span text:style-name="T597">、</text:span><text:span text:style-name="T594">第</text:span><text:span text:style-name="T595">a</text:span><text:span text:style-name="T779">層級相態的水</text:span><text:span text:style-name="T587">、</text:span><text:span text:style-name="T596">第</text:span><text:span text:style-name="T597">0層級相態</text:span><text:span text:style-name="T779">的水、</text:span><text:span text:style-name="T589">波粒二象性、</text:span><text:span text:style-name="T780">體積、形狀、顏色、自旋頻率、自旋震幅、自旋相位差、電子、夸克、波爾、量子疊加態、</text:span><text:span text:style-name="T783">薛丁格的貓</text:span><text:span text:style-name="T768">、</text:span><text:span text:style-name="T780">測不準原理、海森堡、力場、磁場、反推出、扭力、扭轉角度、自轉、</text:span><text:span text:style-name="T784">關鍵字 精簡版列表</text:span><text:span text:style-name="T768">。</text:span></text:p>
            </text:list-item>
          </text:list>
        </text:list-item>
        <text:list-item>
          <text:p text:style-name="P144"><text:bookmark-start text:name="能量、儲量 (第12本)"/><text:span text:style-name="T666">能量、儲量 (第</text:span><text:span text:style-name="T676">1</text:span><text:span text:style-name="T677">2</text:span><text:span text:style-name="T666">本)</text:span><text:bookmark-end text:name="能量、儲量 (第12本)"/></text:p>
          <text:list>
            <text:list-item>
              <text:p text:style-name="P145"><text:span text:style-name="T827">宗態</text:span><text:span text:style-name="T768">，命名方式、命名規則、命名規律、</text:span><text:span text:style-name="T780">宗態層級、第</text:span><text:span text:style-name="T610">零</text:span><text:span text:style-name="T780">層級宗態、第二層級宗態的 第零層級相態的 水 是 固態水、液態水、宗態譜、波態譜、粒子態譜、固態譜、液態譜、氣態譜、電漿態譜、可見光譜、（低頻 的）不可見光譜、（高頻 的）不可見光譜、</text:span><text:span text:style-name="T600">無限分割、無限細分、上帝不擲骰子、</text:span><text:span text:style-name="T594">第</text:span><text:span text:style-name="T601">a層級宗量、空氣、水、土壤、絕對零度、自轉速度、</text:span><text:span text:style-name="T870">宗速運動</text:span><text:span text:style-name="T593">頻率</text:span><text:span text:style-name="T791">、靜者恆靜、動者恆動、都普勒效應</text:span><text:span text:style-name="T788">、拋物</text:span><text:span text:style-name="T592">線運動</text:span><text:span text:style-name="T788">、垂直加速度</text:span><text:span text:style-name="T791">、</text:span><text:span text:style-name="T590">小繩子、繩速、減速度運動、</text:span><text:span text:style-name="T591">&lt;?</text:span><text:span text:style-name="T592">a&gt;個</text:span><text:span text:style-name="T788">體型態譜、</text:span><text:span text:style-name="T592">第a層</text:span><text:span text:style-name="T788">級個體型態譜、波長</text:span><text:span text:style-name="T768">。</text:span></text:p>
            </text:list-item>
          </text:list>
        </text:list-item>
        <text:list-item>
          <text:p text:style-name="P144"><text:bookmark-start text:name="能量、儲量 (第13本)"/><text:span text:style-name="T666">能量、儲量 (第</text:span><text:span text:style-name="T676">1</text:span><text:span text:style-name="T677">3</text:span><text:span text:style-name="T666">本)</text:span><text:bookmark-end text:name="能量、儲量 (第13本)"/></text:p>
          <text:list>
            <text:list-item>
              <text:p text:style-name="P146"><text:span text:style-name="T827">宗態譜</text:span><text:span text:style-name="T780">，速度、</text:span><text:span text:style-name="T603">速率 小於 零、絕對零度</text:span><text:span text:style-name="T571">、</text:span><text:span text:style-name="T603">第</text:span><text:span text:style-name="T604">a層級宗</text:span><text:span text:style-name="T605">態個體</text:span><text:span text:style-name="T603">、傅立葉轉換、</text:span><text:span text:style-name="T786">淺</text:span><text:span text:style-name="T787">橙</text:span><text:span text:style-name="T786">光型態譜水、減速度運</text:span><text:span text:style-name="T600">動、RGB、ESL、</text:span><text:span text:style-name="T786">色調值、濃度值、亮度值、</text:span><text:span text:style-name="T868">紅移、紫移、宗量層級、乙太、</text:span><text:span text:style-name="T589">第</text:span><text:span text:style-name="T609">a層級相態個體、</text:span><text:span text:style-name="T870">宗速運動</text:span><text:span text:style-name="T868">頻率、</text:span><text:span text:style-name="T794">光、電磁波 是 一群粒子</text:span><text:span text:style-name="T768">。</text:span></text:p>
            </text:list-item>
            <text:list-item>
              <text:p text:style-name="P355"><text:span text:style-name="T1">三稜鏡</text:span>，。</text:p>
            </text:list-item>
            <text:list-item>
              <text:p text:style-name="P356"><text:span text:style-name="T1">位力場</text:span>，力極、電磁場、磁極。</text:p>
            </text:list-item>
            <text:list-item>
              <text:p text:style-name="P145"><text:span text:style-name="T678">F=</text:span><text:span text:style-name="T679">ma</text:span><text:span text:style-name="T789">，</text:span><text:span text:style-name="T611">既視感、超直覺、預知未來、時間速度、時間位移量、時間變化量、</text:span><text:span text:style-name="T612">能量時間、</text:span><text:span text:style-name="T589">質量</text:span><text:span text:style-name="T615">位移</text:span><text:span text:style-name="T611">、</text:span><text:span text:style-name="T612">空間域、空間場、</text:span><text:span text:style-name="T614">3</text:span><text:span text:style-name="T612">維時間、</text:span><text:span text:style-name="T614">3</text:span><text:span text:style-name="T612">維同心圓、</text:span><text:span text:style-name="T611">普朗克常數、</text:span><text:span text:style-name="T869">光速</text:span><text:span text:style-name="T611"> = 頻率 * 波長、</text:span><text:span text:style-name="T871">公轉頻率、</text:span><text:span text:style-name="T620">振幅 越大，(</text:span><text:span text:style-name="T611">波長 * </text:span><text:span text:style-name="T870">宗速運動</text:span><text:span text:style-name="T611">頻率) 越小</text:span><text:span text:style-name="T768">。</text:span></text:p>
            </text:list-item>
          </text:list>
        </text:list-item>
        <text:list-item>
          <text:p text:style-name="P147"><text:bookmark-start text:name="能量、儲量 (第14本)"/><text:span text:style-name="T666">能量、儲量 (第</text:span><text:span text:style-name="T676">1</text:span><text:span text:style-name="T682">4</text:span><text:span text:style-name="T666">本)</text:span><text:bookmark-end text:name="能量、儲量 (第14本)"/></text:p>
          <text:list>
            <text:list-item>
              <text:p text:style-name="P155"><text:span text:style-name="T875">宗速</text:span><text:span text:style-name="T616">，宗速運動頻率、</text:span><text:span text:style-name="T873">宗速運動</text:span><text:span text:style-name="T872">路徑長</text:span><text:span text:style-name="T871">、宗態譜、</text:span><text:span text:style-name="T618">螺旋線運動、</text:span><text:span text:style-name="T795">電磁核群</text:span><text:span text:style-name="T618">、太陽系、</text:span><text:span text:style-name="T871">公轉頻率、光、電磁波 是 一群粒子、光、電磁波 不是 波、粒子、飛行</text:span><text:span text:style-name="T621">舞動、</text:span><text:span text:style-name="T871">候鳥</text:span><text:span text:style-name="T621">、V字形</text:span><text:span text:style-name="T871">、鳥群 聚在一起、魚群、腳踏車競賽、破風者、追風者、</text:span><text:span text:style-name="T754">道路型光痕、擾動型光痕、</text:span><text:span text:style-name="T617">星系</text:span><text:span text:style-name="T754">型光痕</text:span><text:span text:style-name="T593">、</text:span><text:span text:style-name="T870">宗速運動</text:span><text:span text:style-name="T618">頻率</text:span><text:span text:style-name="T788">、拋物</text:span><text:span text:style-name="T592">線運動</text:span><text:span text:style-name="T788">、垂直加速度、</text:span><text:span text:style-name="T619">吸引力 越高</text:span><text:span text:style-name="T792">、橢圓運動、螺旋線運動、太陽、</text:span><text:span text:style-name="T613">電磁</text:span><text:span text:style-name="T574">域、石頭、文明、生命、</text:span><text:span text:style-name="T794">星系</text:span><text:span text:style-name="T617">公轉</text:span><text:span text:style-name="T793">週期、電中性、中子、電子、分形、</text:span><text:span text:style-name="T794">聲音 向外 擴散 是 一群粒子 向外擴散、蠟燭、磁鐵、磁力、閉環迴路、飛機起降、候鳥遷移、無線電路、音叉、地球、重力波、繩子安全網</text:span><text:span text:style-name="T751">、向</text:span><text:span text:style-name="T794">外擴散</text:span><text:span text:style-name="T794">、一群（函數）粒子</text:span><text:span text:style-name="T768">。</text:span></text:p>
            </text:list-item>
          </text:list>
        </text:list-item>
        <text:list-item>
          <text:p text:style-name="P254">符<text:span text:style-name="T121">號層級 (第1本)</text:span></text:p>
          <text:list>
            <text:list-item>
              <text:p text:style-name="P224"><text:span text:style-name="T64">符號層級</text:span><text:span text:style-name="T121">，</text:span>。</text:p>
            </text:list-item>
            <text:list-item>
              <text:p text:style-name="P224"><text:span text:style-name="T120">符號層級 之間的 關聯性</text:span>，。</text:p>
            </text:list-item>
          </text:list>
        </text:list-item>
        <text:list-item>
          <text:p text:style-name="P255">無機體、有機體、游<text:span text:style-name="T121">離體 (第1本)</text:span></text:p>
          <text:list>
            <text:list-item>
              <text:p text:style-name="P255">無機體、有機體、游<text:span text:style-name="T121">離體</text:span><text:span text:style-name="T46">，。</text:span></text:p>
            </text:list-item>
          </text:list>
        </text:list-item>
        <text:list-item>
          <text:p text:style-name="P255"><text:bookmark-start text:name="意識"/>意識<text:bookmark-end text:name="意識"/><text:span text:style-name="T622"> (第1本)</text:span></text:p>
          <text:list>
            <text:list-item>
              <text:p text:style-name="P70"><text:span text:style-name="T77">意識 對 群體 的 影響</text:span><text:span text:style-name="T139">，群體無意識</text:span><text:span text:style-name="T144">、</text:span><text:span text:style-name="T139">群體潛意識</text:span><text:span text:style-name="T144">、</text:span><text:span text:style-name="T139">群體主意識</text:span><text:span text:style-name="T144">、</text:span><text:span text:style-name="T139">個體無意識</text:span><text:span text:style-name="T144">、</text:span><text:span text:style-name="T139">個體潛意識</text:span><text:span text:style-name="T144">、</text:span><text:span text:style-name="T139">個體主意識。</text:span></text:p>
            </text:list-item>
            <text:list-item>
              <text:p text:style-name="P71"><text:span text:style-name="T5">冥想、心靈平靜、心流、無我、虛無</text:span><text:span text:style-name="T316">，催化、黏著、內觀、內化、跨領域移植、木匠、木屋、</text:span><text:span text:style-name="T317">現實沉浸感、</text:span><text:span text:style-name="T315">極端深層睡眠、</text:span><text:span text:style-name="T444">θ波、</text:span><text:span text:style-name="T137">放空、磁棒、磁力線、絕緣體</text:span><text:span text:style-name="T315">。</text:span></text:p>
            </text:list-item>
            <text:list-item>
              <text:p text:style-name="P193"><text:span text:style-name="T3">意識 與 意識層</text:span><text:span text:style-name="T313">，意識層級、第零層級意識。</text:span></text:p>
            </text:list-item>
            <text:list-item>
              <text:p text:style-name="P72"><text:span text:style-name="T4">意識層級</text:span><text:span text:style-name="T315">，</text:span><text:span text:style-name="T138">魍魎問影、影子、實體、權重、</text:span><text:span text:style-name="T386">尼祿</text:span><text:span text:style-name="T315">、肉質層記憶、肌肉記憶、意識層記憶、主意識記憶、潛意識記憶、無意識記憶、機構、硬體、韌體、軟體</text:span><text:span text:style-name="T331">、</text:span><text:span text:style-name="T445">θ波、反覆練習、機械語言、機械碼、組合語言</text:span><text:span text:style-name="T315">。</text:span></text:p>
            </text:list-item>
            <text:list-item>
              <text:p text:style-name="P109"><text:span text:style-name="T828">意識</text:span><text:span text:style-name="T800">，肉質層型意識、意識層型意識、音樂盒、發條、意識源層級、</text:span><text:span text:style-name="T625">AI、</text:span><text:span text:style-name="T800">程式、遙視、第</text:span><text:span text:style-name="T627">0</text:span><text:span text:style-name="T626">層級意識、意識層級、俄羅斯娃娃、衣服、海水、深度、高度、思覺、</text:span><text:span text:style-name="T797">冥想、心靈平靜</text:span><text:span text:style-name="T801">、心流、無我、虛無、認知、思考、想法、</text:span><text:span text:style-name="T630">輝光、青蛙實驗、火車、思覺謬誤、帕金森氏症、聽覺、</text:span><text:span text:style-name="T401">自回饋系統</text:span><text:span text:style-name="T800">、</text:span><text:span text:style-name="T802">意識存在、意識變化。</text:span></text:p>
            </text:list-item>
            <text:list-item>
              <text:p text:style-name="P110"><text:span text:style-name="T648">意識感測</text:span><text:span text:style-name="T626">，皮膚、觸覺、聯覺。</text:span></text:p>
            </text:list-item>
            <text:list-item>
              <text:p text:style-name="P111"><text:span text:style-name="T874">意識 與 肉質層、意識層</text:span><text:span text:style-name="T863">，思想、周遭環境、第</text:span><text:span text:style-name="T629">x</text:span><text:span text:style-name="T864">層級</text:span><text:span text:style-name="T628">型態</text:span><text:span text:style-name="T863">。</text:span></text:p>
            </text:list-item>
          </text:list>
        </text:list-item>
        <text:list-item>
          <text:p text:style-name="P252"><text:bookmark-start text:name="感受"/>感受<text:bookmark-end text:name="感受"/><text:span text:style-name="T622"> (第1本)</text:span></text:p>
          <text:list>
            <text:list-item>
              <text:p text:style-name="P148"><text:span text:style-name="T67">優越感</text:span><text:span text:style-name="T123">，</text:span><text:span text:style-name="T383">阿茲特克</text:span><text:span text:style-name="T123">、</text:span><text:span text:style-name="T383">畢卡索</text:span><text:span text:style-name="T123">、智慧樹、智慧果實、蛇、</text:span><text:span text:style-name="T349">行善。</text:span></text:p>
            </text:list-item>
            <text:list-item>
              <text:p text:style-name="P149"><text:span text:style-name="T816">冷漠</text:span><text:span text:style-name="T754">，。</text:span></text:p>
            </text:list-item>
            <text:list-item>
              <text:p text:style-name="P149"><text:span text:style-name="T816">感受</text:span><text:span text:style-name="T754">，心流。</text:span></text:p>
            </text:list-item>
            <text:list-item>
              <text:p text:style-name="P150"><text:span text:style-name="T816">偽善</text:span><text:span text:style-name="T754">，</text:span><text:span text:style-name="T767">直接、親自、和尚、直接、間接、系統、</text:span><text:span text:style-name="T754">大家長、</text:span><text:span text:style-name="T767">防止跌倒的衣服</text:span><text:span text:style-name="T754">。</text:span></text:p>
            </text:list-item>
            <text:list-item>
              <text:p text:style-name="P199"><text:span text:style-name="T666">P</text:span><text:span text:style-name="T663">UA</text:span><text:span text:style-name="T751">，煤氣燈效應。</text:span></text:p>
            </text:list-item>
          </text:list>
        </text:list-item>
        <text:list-item>
          <text:p text:style-name="P252"><text:bookmark-start text:name="煉金術"/>煉金術<text:bookmark-end text:name="煉金術"/><text:span text:style-name="T622"> (第1本)</text:span></text:p>
          <text:list>
            <text:list-item>
              <text:p text:style-name="P151"><text:span text:style-name="T67">地水風火</text:span><text:span text:style-name="T123">，。</text:span></text:p>
            </text:list-item>
            <text:list-item>
              <text:p text:style-name="P151"><text:span text:style-name="T67">翠玉錄石板</text:span><text:span text:style-name="T152">，</text:span><text:span text:style-name="T121">。</text:span></text:p>
            </text:list-item>
            <text:list-item>
              <text:p text:style-name="P152"><text:span text:style-name="T67">煉金術</text:span><text:span text:style-name="T152">，水銀、汞</text:span><text:span text:style-name="T121">。</text:span></text:p>
            </text:list-item>
            <text:list-item>
              <text:p text:style-name="P153"><text:span text:style-name="T91">賢者之石</text:span><text:span text:style-name="T163">，金屬銅。</text:span></text:p>
            </text:list-item>
            <text:list-item>
              <text:p text:style-name="P154"><text:span text:style-name="T91">煉金術的本質</text:span><text:span text:style-name="T163">，</text:span><text:span text:style-name="T172">化學、生物學、遺傳學、玄學、神祕學</text:span><text:span text:style-name="T163">。</text:span></text:p>
            </text:list-item>
          </text:list>
        </text:list-item>
        <text:list-item>
          <text:p text:style-name="P255"><text:bookmark-start text:name="德"/>德<text:bookmark-end text:name="德"/><text:span text:style-name="T622"> (第1本)</text:span></text:p>
          <text:list>
            <text:list-item>
              <text:p text:style-name="P73"><text:span text:style-name="T6">德 不是 單純、無知、易騙</text:span><text:span text:style-name="T131">，T細胞、判定正確率、誤殺率、</text:span><text:span text:style-name="T130">6</text:span><text:span text:style-name="T318">的法則、工業革命</text:span><text:span text:style-name="T131">、</text:span><text:span text:style-name="T318">輪迴、</text:span><text:span text:style-name="T131">發酵</text:span><text:span text:style-name="T318">、遞迴、發散、複利效應</text:span><text:span text:style-name="T315">。</text:span></text:p>
            </text:list-item>
            <text:list-item>
              <text:p text:style-name="P74"><text:span text:style-name="T68">評判</text:span><text:span text:style-name="T316">，評判者、</text:span><text:span text:style-name="T129">&lt;?[N]&gt;~&lt;?[]&gt;個體、</text:span><text:span text:style-name="T130">&lt;?</text:span><text:span text:style-name="T129">[+1]&gt;個體、參照點</text:span><text:span text:style-name="T315">。</text:span></text:p>
            </text:list-item>
            <text:list-item>
              <text:p text:style-name="P75"><text:span text:style-name="T7">文明 與 德</text:span><text:span text:style-name="T319">，生命、被上提、</text:span><text:span text:style-name="T132">成神、修仙、</text:span><text:span text:style-name="T319">銀河系、太陽系、地球文明、</text:span><text:span text:style-name="T132">原生家庭、精神家庭、生態圈個體、文明個體、群體個體、生活圈個體</text:span><text:span text:style-name="T319">。</text:span></text:p>
            </text:list-item>
          </text:list>
        </text:list-item>
        <text:list-item>
          <text:p text:style-name="P256"><text:bookmark-start text:name="數學"/>數學<text:bookmark-end text:name="數學"/><text:span text:style-name="T622"> (第1本)</text:span></text:p>
          <text:list>
            <text:list-item>
              <text:p text:style-name="P357"><text:span text:style-name="T38">黃金比例</text:span><text:span text:style-name="T910">，</text:span><text:span text:style-name="T298">Φ、</text:span><text:span text:style-name="T299">F</text:span><text:span text:style-name="T300">(</text:span><text:span text:style-name="T299">n</text:span><text:span text:style-name="T300">)</text:span><text:span text:style-name="T298">、一元二次方程式</text:span><text:span text:style-name="T910">。</text:span></text:p>
            </text:list-item>
            <text:list-item>
              <text:p text:style-name="P358"><text:span text:style-name="T1">三角形</text:span>，。</text:p>
            </text:list-item>
            <text:list-item>
              <text:p text:style-name="P359"><text:span text:style-name="T42">開根號</text:span><text:span text:style-name="T914">，</text:span><text:span text:style-name="T306">畢氏定理</text:span><text:span text:style-name="T914">。</text:span></text:p>
            </text:list-item>
            <text:list-item>
              <text:p text:style-name="P360"><text:span text:style-name="T39">符號</text:span><text:span text:style-name="T40">層級</text:span>，層級符號、//、<text:span text:style-name="T379">？？？</text:span>、<text:span text:style-name="T911">+、*</text:span>。</text:p>
            </text:list-item>
            <text:list-item>
              <text:p text:style-name="P361"><text:span text:style-name="T117">圓形</text:span><text:span text:style-name="T302">，半</text:span><text:span text:style-name="T397">球體</text:span><text:span text:style-name="T302">、</text:span><text:span text:style-name="T397">？？？</text:span><text:span text:style-name="T302">、</text:span><text:span text:style-name="T418">？？？</text:span><text:span text:style-name="T424">正方形</text:span><text:span text:style-name="T302">。</text:span></text:p>
            </text:list-item>
            <text:list-item>
              <text:p text:style-name="P362"><text:span text:style-name="T430">重心</text:span><text:span text:style-name="T118">坐標系</text:span><text:span text:style-name="T303">，。</text:span></text:p>
            </text:list-item>
            <text:list-item>
              <text:p text:style-name="P363"><text:span text:style-name="T41">空白運算子</text:span><text:span text:style-name="T913">，。</text:span></text:p>
            </text:list-item>
            <text:list-item>
              <text:p text:style-name="P364"><text:span text:style-name="T43">微積分</text:span><text:span text:style-name="T918">，。</text:span></text:p>
            </text:list-item>
            <text:list-item>
              <text:p text:style-name="P364"><text:span text:style-name="T1">進制</text:span>，。</text:p>
            </text:list-item>
            <text:list-item>
              <text:p text:style-name="P365"><text:span text:style-name="T431">關係波形</text:span>，。</text:p>
            </text:list-item>
          </text:list>
        </text:list-item>
        <text:list-item>
          <text:p text:style-name="P369">歷史<text:span text:style-name="T121"> (第1本)</text:span></text:p>
          <text:list>
            <text:list-item>
              <text:p text:style-name="P366"><text:span text:style-name="T1">哲學、神學、科學</text:span>，。</text:p>
            </text:list-item>
            <text:list-item>
              <text:p text:style-name="P367"><text:span text:style-name="T44">人類文明</text:span>，。</text:p>
            </text:list-item>
            <text:list-item>
              <text:p text:style-name="P368"><text:span text:style-name="T45">信仰</text:span>，。</text:p>
            </text:list-item>
          </text:list>
        </text:list-item>
        <text:list-item>
          <text:p text:style-name="P256"><text:bookmark-start text:name="體制"/>體制<text:bookmark-end text:name="體制"/><text:span text:style-name="T622"> (第1本)</text:span></text:p>
          <text:list>
            <text:list-item>
              <text:p text:style-name="P75"><text:span text:style-name="T7">虛無體制</text:span><text:span text:style-name="T319">，。</text:span></text:p>
            </text:list-item>
            <text:list-item>
              <text:p text:style-name="P76"><text:span text:style-name="T7">體制</text:span><text:span text:style-name="T319">，導師制、</text:span><text:span text:style-name="T141">資本、滴涓理論、奶嘴樂、</text:span><text:span text:style-name="T142">共產、肉燥理論、虛無、木桶理論、均衡保障、</text:span><text:span text:style-name="T880">綁定權利制、催化劑、馬太效應、熱平衡、長鞭效應、</text:span><text:span text:style-name="T462">m / 0</text:span><text:span text:style-name="T463">、尼采、孩童、駱駝</text:span><text:span text:style-name="T462">、老鼠烏托邦、</text:span><text:span text:style-name="T463">給高司一罐啤酒、賭博末世錄</text:span><text:span text:style-name="T462">、</text:span><text:span text:style-name="T464">雄雄戀、</text:span><text:span text:style-name="T465">數位貨幣</text:span><text:span text:style-name="T319">。</text:span></text:p>
            </text:list-item>
            <text:list-item>
              <text:p text:style-name="P77"><text:span text:style-name="T7">導師制</text:span><text:span text:style-name="T319">，</text:span><text:span text:style-name="T145">ctrl+F、</text:span><text:span text:style-name="T146">yahoo知</text:span><text:span text:style-name="T338">識家、</text:span><text:span text:style-name="T387">StackOverflow</text:span><text:span text:style-name="T319">。</text:span></text:p>
            </text:list-item>
            <text:list-item>
              <text:p text:style-name="P78"><text:span text:style-name="T15">導師制型虛無體制</text:span><text:span text:style-name="T332">，莊子、明王、神人、天籟、主心骨、德人、地籟。</text:span></text:p>
            </text:list-item>
            <text:list-item>
              <text:p text:style-name="P79"><text:span text:style-name="T15">帝制、民主</text:span><text:span text:style-name="T332">，君權神授、君權人授。</text:span></text:p>
            </text:list-item>
            <text:list-item>
              <text:p text:style-name="P80"><text:span text:style-name="T15">帝制、</text:span><text:span text:style-name="T916">資本</text:span><text:span text:style-name="T915">，</text:span><text:span text:style-name="T189">世襲、</text:span><text:span text:style-name="T804">貧窮陷阱</text:span><text:span text:style-name="T915">。</text:span></text:p>
            </text:list-item>
            <text:list-item>
              <text:p text:style-name="P81"><text:span text:style-name="T15">體制、系統</text:span><text:span text:style-name="T332">，剝削、奴隸制、</text:span><text:span text:style-name="T337">美國黑奴、中國農奴、日本礦奴、人類錢奴、共生、遙控者、領導層、國民群、資料庫、物價、價格、價值、一體化</text:span><text:span text:style-name="T332">。</text:span></text:p>
            </text:list-item>
            <text:list-item>
              <text:p text:style-name="P82"><text:span text:style-name="T15">群體</text:span><text:span text:style-name="T332">，</text:span><text:span text:style-name="T413">正八村</text:span><text:span text:style-name="T332">、日本、</text:span><text:span text:style-name="T337">種性制度、印度。</text:span></text:p>
            </text:list-item>
          </text:list>
        </text:list-item>
        <text:list-item>
          <text:p text:style-name="P21"><text:span text:style-name="T73">書籍</text:span><text:span text:style-name="T452">（資料夾）</text:span></text:p>
          <text:list>
            <text:list-item>
              <text:p text:style-name="P225">了凡四訓</text:p>
              <text:list>
                <text:list-item>
                  <text:p text:style-name="P225">了凡四訓，。</text:p>
                </text:list-item>
              </text:list>
            </text:list-item>
            <text:list-item>
              <text:p text:style-name="P225">西藏生死書</text:p>
              <text:list>
                <text:list-item>
                  <text:p text:style-name="P225">西藏生死書，。</text:p>
                  <text:list>
                    <text:list-item>
                      <text:p text:style-name="P257"><text:span text:style-name="T61">第二章，</text:span><text:span text:style-name="T840">假想世界、假想世界觀</text:span><text:span text:style-name="T61">。</text:span></text:p>
                    </text:list-item>
                  </text:list>
                </text:list-item>
              </text:list>
            </text:list-item>
            <text:list-item>
              <text:p text:style-name="P257">佛家</text:p>
              <text:list>
                <text:list-item>
                  <text:p text:style-name="P258"><text:span text:style-name="T858">佛家</text:span><text:span text:style-name="T845">，</text:span><text:span text:style-name="T846">現實沉浸感、</text:span><text:span text:style-name="T399">連莊</text:span><text:span text:style-name="T565">、百家樂、</text:span><text:span text:style-name="T845">業力</text:span><text:span text:style-name="T566">層級、第一層級</text:span><text:span text:style-name="T845">業力、</text:span><text:span text:style-name="T406">大棕熊</text:span><text:span text:style-name="T845">、被害妄想症</text:span><text:span text:style-name="T567">、PUA</text:span><text:span text:style-name="T845">、</text:span><text:span text:style-name="T567">煤氣燈效應、楚門的世界、</text:span><text:span text:style-name="T570">一九八四</text:span><text:span text:style-name="T569">、</text:span><text:span text:style-name="T847">喬治</text:span><text:span text:style-name="T568">·</text:span><text:span text:style-name="T847">歐威爾</text:span><text:span text:style-name="T845">、影片、</text:span><text:span text:style-name="T406">推薦演算法</text:span><text:span text:style-name="T847">、</text:span><text:span text:style-name="T848">菁英人類、泰德卡辛斯基、</text:span><text:span text:style-name="T845">同溫層、劍橋數據、</text:span><text:span text:style-name="T849">四乙基鉛</text:span><text:span text:style-name="T848">、</text:span><text:span text:style-name="T845">駭客任務、黑謊、灰謊、白謊、造業、海的對面是自由、進擊的巨人、慈禧太后、義和團、八國聯軍、信念、投影世界觀。</text:span></text:p>
                </text:list-item>
                <text:list-item>
                  <text:p text:style-name="P259"><text:span text:style-name="T858">般若波羅蜜多心經</text:span><text:span text:style-name="T838">，蟻咬症、無痛症、</text:span><text:span text:style-name="T564">拉普拉斯的惡魔、盲臉症</text:span><text:span text:style-name="T838">。</text:span></text:p>
                </text:list-item>
                <text:list-item>
                  <text:p text:style-name="P260"><text:span text:style-name="T856">華嚴經</text:span><text:span text:style-name="T839">，。</text:span></text:p>
                </text:list-item>
                <text:list-item>
                  <text:p text:style-name="P260"><text:span text:style-name="T856">法華經</text:span><text:span text:style-name="T839">，。</text:span></text:p>
                </text:list-item>
                <text:list-item>
                  <text:p text:style-name="P260"><text:span text:style-name="T856">淨土經</text:span><text:span text:style-name="T839">，。</text:span></text:p>
                </text:list-item>
              </text:list>
            </text:list-item>
            <text:list-item>
              <text:p text:style-name="P261">易經</text:p>
              <text:list>
                <text:list-item>
                  <text:p text:style-name="P262"><text:span text:style-name="T854">卦象</text:span><text:span text:style-name="T837">，。</text:span></text:p>
                </text:list-item>
                <text:list-item>
                  <text:p text:style-name="P261"><text:span text:style-name="T854">納甲占法</text:span><text:span text:style-name="T837">，。</text:span></text:p>
                </text:list-item>
                <text:list-item>
                  <text:p text:style-name="P261"><text:span text:style-name="T854">易經</text:span><text:span text:style-name="T837">，。</text:span></text:p>
                </text:list-item>
                <text:list-item>
                  <text:p text:style-name="P263"><text:span text:style-name="T586">梅花易數</text:span><text:span text:style-name="T841">，真實世界觀、投影世界觀、假想世界觀、假想真實世界觀、假想投影世界觀、前因、後果、時空背景、外在環境、</text:span><text:span text:style-name="T842">假想型歷史軌跡、假想型後續發展、工業革命、蒸汽機、紡織工人、</text:span><text:span text:style-name="T843">轉生之後我想要在田園過慢生活、阿爾、</text:span><text:span text:style-name="T844">紅色月亮</text:span><text:span text:style-name="T841">。</text:span></text:p>
                </text:list-item>
                <text:list-item>
                  <text:p text:style-name="P261"><text:span text:style-name="T854">易經的問題</text:span><text:span text:style-name="T837">，。</text:span></text:p>
                </text:list-item>
              </text:list>
            </text:list-item>
            <text:list-item>
              <text:p text:style-name="P264">張國松</text:p>
              <text:list>
                <text:list-item>
                  <text:p text:style-name="P166"><text:span text:style-name="T27">張國松</text:span><text:span text:style-name="T350">，塞爾維亞的先知。</text:span></text:p>
                </text:list-item>
                <text:list-item>
                  <text:p text:style-name="P167"><text:span text:style-name="T27">乩童與公廟的秘密</text:span><text:span text:style-name="T350">，陰間倒流、磁流、渡畜生者、風雲道者、</text:span><text:span text:style-name="T583">聖獸、</text:span><text:span text:style-name="T584">龍、</text:span><text:span text:style-name="T766">歧視、詞彙、黑色皮膚、黃色皮膚、白色皮膚、其他人類文明</text:span><text:span text:style-name="T350">。</text:span></text:p>
                </text:list-item>
              </text:list>
            </text:list-item>
            <text:list-item>
              <text:p text:style-name="P265">貧窮的本質</text:p>
              <text:list>
                <text:list-item>
                  <text:p text:style-name="P168"><text:span text:style-name="T27">貧窮的本質</text:span><text:span text:style-name="T350">，。</text:span></text:p>
                </text:list-item>
              </text:list>
            </text:list-item>
          </text:list>
        </text:list-item>
        <text:list-item>
          <text:p text:style-name="P169"><text:span text:style-name="T27">神、預言</text:span><text:span text:style-name="T451">（資料夾）</text:span></text:p>
          <text:list>
            <text:list-item>
              <text:p text:style-name="P244"><text:span text:style-name="T121">神、預言 (</text:span><text:span text:style-name="T173">2062</text:span><text:span text:style-name="T62">)</text:span></text:p>
              <text:list>
                <text:list-item>
                  <text:p text:style-name="P200"><text:span text:style-name="T63">2062</text:span><text:span text:style-name="T121">，。</text:span></text:p>
                </text:list-item>
                <text:list-item>
                  <text:p text:style-name="P200"><text:span text:style-name="T456">2062 的預言、</text:span><text:span text:style-name="T888">認定的歷史（一）</text:span><text:span text:style-name="T882">，。</text:span></text:p>
                </text:list-item>
                <text:list-item>
                  <text:p text:style-name="P200"><text:span text:style-name="T456">2062 的預言、</text:span><text:span text:style-name="T888">認定的歷史（二）</text:span><text:span text:style-name="T882">，。</text:span></text:p>
                </text:list-item>
              </text:list>
            </text:list-item>
            <text:list-item>
              <text:p text:style-name="P244"><text:span text:style-name="T121">神、預言 (</text:span><text:span text:style-name="T173">KFK</text:span><text:span text:style-name="T62">)</text:span></text:p>
              <text:list>
                <text:list-item>
                  <text:p text:style-name="P200"><text:span text:style-name="T64">KFK</text:span><text:span text:style-name="T121">，。</text:span></text:p>
                </text:list-item>
                <text:list-item>
                  <text:p text:style-name="P200"><text:span text:style-name="T456">KFK 的預言、</text:span><text:span text:style-name="T888">認定的歷史</text:span><text:span text:style-name="T882">，。</text:span></text:p>
                </text:list-item>
                <text:list-item>
                  <text:p text:style-name="P200"><text:span text:style-name="T888">查驗</text:span><text:span text:style-name="T882">，。</text:span></text:p>
                </text:list-item>
              </text:list>
            </text:list-item>
            <text:list-item>
              <text:p text:style-name="P244"><text:span text:style-name="T121">神、預言 (日月神示</text:span><text:span text:style-name="T62">)</text:span></text:p>
              <text:list>
                <text:list-item>
                  <text:p text:style-name="P341"><text:span text:style-name="T198">日月神示</text:span><text:span text:style-name="T242">，最高層級意識層、相溶、蘊含</text:span><text:span text:style-name="T240">、汽車、自動駕駛系統、駕駛、德、莊子、無己、愛、物質文明、精神文明、虛無體制、長老制、言靈、祝由術、巴納姆效應、假先知、成功福音、假信使、預言、導師制、信使、石墨烯、天賦神權、神格化、警告的預言、美好的預言、事先、事發、事後。</text:span></text:p>
                  <text:list>
                    <text:list-item>
                      <text:p text:style-name="P341"><text:span text:style-name="T198">上之卷</text:span><text:span text:style-name="T242">。</text:span></text:p>
                      <text:list>
                        <text:list-item>
                          <text:p text:style-name="P341"><text:span text:style-name="T254">第</text:span><text:span text:style-name="T255">1帖~第3帖</text:span><text:span text:style-name="T242">，</text:span><text:span text:style-name="T552">肉質層</text:span><text:span text:style-name="T746">世界</text:span><text:span text:style-name="T747">、物</text:span><text:span text:style-name="T746">質世界</text:span><text:span text:style-name="T747">、</text:span><text:span text:style-name="T552">意識層</text:span><text:span text:style-name="T746">世界</text:span><text:span text:style-name="T747">、</text:span><text:span text:style-name="T553">反</text:span><text:span text:style-name="T747">物</text:span><text:span text:style-name="T746">質世界</text:span><text:span text:style-name="T747">、</text:span><text:span text:style-name="T554">神世</text:span><text:span text:style-name="T242">。</text:span></text:p>
                        </text:list-item>
                      </text:list>
                    </text:list-item>
                    <text:list-item>
                      <text:p text:style-name="P341"><text:span text:style-name="T198">下之卷</text:span><text:span text:style-name="T242">。</text:span></text:p>
                      <text:list>
                        <text:list-item>
                          <text:p text:style-name="P341"><text:span text:style-name="T198">第4章</text:span><text:span text:style-name="T242">，</text:span><text:span text:style-name="T903">假定、本書、本書的世界觀</text:span><text:span text:style-name="T242">。</text:span></text:p>
                        </text:list-item>
                        <text:list-item>
                          <text:p text:style-name="P341"><text:span text:style-name="T198">第12帖</text:span><text:span text:style-name="T242">，落葉、河川、莊子、盛德之人。</text:span></text:p>
                        </text:list-item>
                        <text:list-item>
                          <text:p text:style-name="P341"><text:span text:style-name="T198">第13帖</text:span><text:span text:style-name="T242">，物質文明、精神文明、老子、莊子、傳道書。</text:span></text:p>
                        </text:list-item>
                        <text:list-item>
                          <text:p text:style-name="P341"><text:span text:style-name="T198">第17帖</text:span><text:span text:style-name="T242">，新生、第一層級文明、第二層級湧現、</text:span><text:span text:style-name="T903">假定、本書、本書的內容</text:span><text:span text:style-name="T242">。</text:span></text:p>
                        </text:list-item>
                        <text:list-item>
                          <text:p text:style-name="P341"><text:span text:style-name="T198">第21帖</text:span><text:span text:style-name="T242">，超導體、複合型個體、電漿、神經元、馬達、散度、旋度。</text:span></text:p>
                        </text:list-item>
                        <text:list-item>
                          <text:p text:style-name="P341"><text:span text:style-name="T198">第23帖</text:span><text:span text:style-name="T242">，立秋、</text:span><text:span text:style-name="T474">麥子、</text:span><text:span text:style-name="T494">稗子</text:span><text:span text:style-name="T242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41"><text:span text:style-name="T195">神、預言 (以西結書</text:span><text:span text:style-name="T219">)</text:span></text:p>
              <text:list>
                <text:list-item>
                  <text:p text:style-name="P341"><text:span text:style-name="T373">假定，以西結書 是 暗喻、隱喻、提示</text:span><text:span text:style-name="T374">（基督教 認定的）</text:span><text:span text:style-name="T373">末日審判的 預言</text:span><text:span text:style-name="T366">，</text:span><text:span text:style-name="T422">迦南地</text:span><text:span text:style-name="T366">。</text:span></text:p>
                </text:list-item>
                <text:list-item>
                  <text:p text:style-name="P341"><text:span text:style-name="T376">以西結書</text:span><text:span text:style-name="T368">。</text:span></text:p>
                  <text:list>
                    <text:list-item>
                      <text:p text:style-name="P341"><text:span text:style-name="T195">第3章</text:span><text:span text:style-name="T240">，彌賽亞</text:span><text:span text:style-name="T368">。</text:span></text:p>
                    </text:list-item>
                    <text:list-item>
                      <text:p text:style-name="P341"><text:span text:style-name="T195">第4章</text:span><text:span text:style-name="T240">，</text:span><text:span text:style-name="T245">390、40、</text:span><text:span text:style-name="T240">耶路撒冷、巴比侖、</text:span><text:span text:style-name="T244">梵諦岡、宗教、信仰、物質文明、錢、金融系統、教宗預言</text:span><text:span text:style-name="T368">。</text:span></text:p>
                    </text:list-item>
                    <text:list-item>
                      <text:p text:style-name="P341"><text:span text:style-name="T195">第5章</text:span><text:span text:style-name="T240">，以色列、人類文明</text:span><text:span text:style-name="T368">。</text:span></text:p>
                    </text:list-item>
                    <text:list-item>
                      <text:p text:style-name="P341"><text:span text:style-name="T195">第6章</text:span><text:span text:style-name="T240">，</text:span><text:span text:style-name="T369">霍皮族。</text:span></text:p>
                    </text:list-item>
                    <text:list-item>
                      <text:p text:style-name="P341"><text:span text:style-name="T195">第9章</text:span><text:span text:style-name="T240">，尼采</text:span><text:span text:style-name="T368">。</text:span></text:p>
                    </text:list-item>
                    <text:list-item>
                      <text:p text:style-name="P194"><text:span text:style-name="T64">第11章</text:span><text:span text:style-name="T121">，莊子、信念文明</text:span><text:span text:style-name="T311">。</text:span></text:p>
                    </text:list-item>
                    <text:list-item>
                      <text:p text:style-name="P194"><text:span text:style-name="T64">第16章</text:span><text:span text:style-name="T121">，諾亞之約</text:span><text:span text:style-name="T311">。</text:span></text:p>
                    </text:list-item>
                    <text:list-item>
                      <text:p text:style-name="P194"><text:span text:style-name="T64">第</text:span><text:span text:style-name="T100">30</text:span><text:span text:style-name="T64">章</text:span><text:span text:style-name="T121">，</text:span><text:span text:style-name="T388">第</text:span><text:span text:style-name="T389">1節</text:span><text:span text:style-name="T414"> ~ </text:span><text:span text:style-name="T388">第</text:span><text:span text:style-name="T389">1</text:span><text:span text:style-name="T388">9</text:span><text:span text:style-name="T389">節</text:span><text:span text:style-name="T182">。</text:span></text:p>
                    </text:list-item>
                    <text:list-item>
                      <text:p text:style-name="P194"><text:span text:style-name="T101">第</text:span><text:span text:style-name="T102">33章</text:span><text:span text:style-name="T183">，</text:span><text:span text:style-name="T912">替我警戒他們</text:span><text:span text:style-name="T881">、</text:span><text:span text:style-name="T885">稜鏡計畫、竊聽風暴、電影</text:span><text:span text:style-name="T458">、</text:span><text:span text:style-name="T881">監視、監控、偷窺、竊聽、入侵、</text:span><text:span text:style-name="T886">帶血的物、</text:span><text:span text:style-name="T887">葷食、（人類 認定的）素食、賽車跑道、高速公路、交流道、</text:span><text:span text:style-name="T886">不帶血的物、</text:span><text:span text:style-name="T887">素食、無機體個體</text:span><text:span text:style-name="T885">。</text:span></text:p>
                    </text:list-item>
                    <text:list-item>
                      <text:p text:style-name="P194"><text:span text:style-name="T101">第</text:span><text:span text:style-name="T102">3</text:span><text:span text:style-name="T64">4</text:span><text:span text:style-name="T102">章</text:span><text:span text:style-name="T183">，</text:span><text:span text:style-name="T883">錢、金融系統、囤積、交易、壟斷、均衡保障、大卡、德</text:span><text:span text:style-name="T884">、無己、愛</text:span><text:span text:style-name="T883">、成功福音、恩典福音</text:span><text:span text:style-name="T311">。</text:span></text:p>
                    </text:list-item>
                  </text:list>
                </text:list-item>
              </text:list>
            </text:list-item>
            <text:list-item>
              <text:p text:style-name="P341"><text:span text:style-name="T195">神、預言 (</text:span><text:span text:style-name="T200">以諾書</text:span><text:span text:style-name="T195">)</text:span></text:p>
              <text:list>
                <text:list-item>
                  <text:p text:style-name="P341"><text:span text:style-name="T195">第</text:span><text:span text:style-name="T203">1</text:span><text:span text:style-name="T195">章</text:span><text:span text:style-name="T240">，未知的敬畏、聖靈。</text:span></text:p>
                </text:list-item>
                <text:list-item>
                  <text:p text:style-name="P341"><text:span text:style-name="T195">第</text:span><text:span text:style-name="T203">11</text:span><text:span text:style-name="T195">章</text:span><text:span text:style-name="T240">，那些日子、啟示錄、</text:span><text:span text:style-name="T246">新耶路撒冷城</text:span><text:span text:style-name="T240">。</text:span></text:p>
                </text:list-item>
              </text:list>
            </text:list-item>
            <text:list-item>
              <text:p text:style-name="P341"><text:span text:style-name="T195">神、預言 (以賽亞書</text:span><text:span text:style-name="T219">)</text:span></text:p>
              <text:list>
                <text:list-item>
                  <text:p text:style-name="P341"><text:span text:style-name="T373">假定，</text:span><text:span text:style-name="T195">以賽亞書</text:span><text:span text:style-name="T373">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341"><text:span text:style-name="T195">以賽亞書</text:span><text:span text:style-name="T240">。</text:span></text:p>
                  <text:list>
                    <text:list-item>
                      <text:p text:style-name="P341"><text:span text:style-name="T195">第14章</text:span><text:span text:style-name="T240">，</text:span><text:span text:style-name="T247">明亮之星、早晨之子、</text:span><text:span text:style-name="T419">亞哈斯王</text:span><text:span text:style-name="T369">、</text:span><text:span text:style-name="T421">塞爾維亞先知</text:span><text:span text:style-name="T370">、</text:span><text:span text:style-name="T419">挪威</text:span><text:span text:style-name="T420">老太太</text:span><text:span text:style-name="T369">、 </text:span><text:span text:style-name="T240">阿米</text:span><text:span text:style-name="T369">、</text:span><text:span text:style-name="T240">星星的孩子。</text:span></text:p>
                    </text:list-item>
                    <text:list-item>
                      <text:p text:style-name="P341"><text:span text:style-name="T530">第1</text:span><text:span text:style-name="T540">7</text:span><text:span text:style-name="T530">章</text:span><text:span text:style-name="T546">，</text:span><text:span text:style-name="T744">文明聯盟、</text:span><text:span text:style-name="T737">投影世界觀、</text:span><text:span text:style-name="T745">皮亞杰、認知發展</text:span><text:span text:style-name="T744">。</text:span></text:p>
                    </text:list-item>
                    <text:list-item>
                      <text:p text:style-name="P341"><text:span text:style-name="T530">第41章</text:span><text:span text:style-name="T546">，</text:span><text:span text:style-name="T736">以耶和華為喜樂，以</text:span><text:span text:style-name="T545">以色列</text:span><text:span text:style-name="T737">的</text:span><text:span text:style-name="T736">聖者為誇耀、</text:span><text:span text:style-name="T738">啟示錄第十二章的婦</text:span><text:span text:style-name="T739">人、</text:span><text:span text:style-name="T403">錫安</text:span><text:span text:style-name="T736">、</text:span><text:span text:style-name="T740">物質文明、精神文明、新生文明。</text:span></text:p>
                    </text:list-item>
                    <text:list-item>
                      <text:p text:style-name="P341"><text:span text:style-name="T530">第4</text:span><text:span text:style-name="T538">2</text:span><text:span text:style-name="T530">章</text:span><text:span text:style-name="T546">，</text:span><text:span text:style-name="T738">啟示錄第十二章的婦</text:span><text:span text:style-name="T739">人、</text:span><text:span text:style-name="T736">啟示錄、</text:span><text:span text:style-name="T742">紅馬、</text:span><text:span text:style-name="T741">西拉、香格里拉</text:span><text:span text:style-name="T739">。</text:span></text:p>
                    </text:list-item>
                    <text:list-item>
                      <text:p text:style-name="P341"><text:span text:style-name="T530">第4</text:span><text:span text:style-name="T537">3</text:span><text:span text:style-name="T530">章</text:span><text:span text:style-name="T546">，百詩集、閃電、東方、</text:span><text:span text:style-name="T737">雙重應驗</text:span><text:span text:style-name="T546">、三</text:span><text:span text:style-name="T737">重應驗、多重應驗</text:span><text:span text:style-name="T743">、</text:span><text:span text:style-name="T741">罪孽、佛家、業力、</text:span><text:span text:style-name="T548">以諾書、</text:span><text:span text:style-name="T547">Watchers、</text:span><text:span text:style-name="T549">教宗預言</text:span><text:span text:style-name="T546">、</text:span><text:span text:style-name="T743">蜥蜴人、</text:span><text:span text:style-name="T550">UFO</text:span><text:span text:style-name="T741">。</text:span></text:p>
                    </text:list-item>
                  </text:list>
                </text:list-item>
              </text:list>
            </text:list-item>
            <text:list-item>
              <text:p text:style-name="P341"><text:span text:style-name="T195">神、預言 (出埃及記</text:span><text:span text:style-name="T219">)</text:span></text:p>
              <text:list>
                <text:list-item>
                  <text:p text:style-name="P341"><text:span text:style-name="T373">假定，出埃及記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276"><text:span text:style-name="T201">出埃及記</text:span><text:span text:style-name="T231">。</text:span></text:p>
                  <text:list>
                    <text:list-item>
                      <text:p text:style-name="P277"><text:span text:style-name="T204">第</text:span><text:span text:style-name="T205">3</text:span><text:span text:style-name="T195">4</text:span><text:span text:style-name="T205">章</text:span><text:span text:style-name="T232">，</text:span><text:span text:style-name="T706">以西結書、</text:span><text:span text:style-name="T705">被偷窺、被竊聽。</text:span></text:p>
                    </text:list-item>
                  </text:list>
                </text:list-item>
              </text:list>
            </text:list-item>
            <text:list-item>
              <text:p text:style-name="P342"><text:span text:style-name="T195">神、預言 (但以理書</text:span><text:span text:style-name="T219">)</text:span></text:p>
              <text:list>
                <text:list-item>
                  <text:p text:style-name="P277"><text:span text:style-name="T373">第</text:span><text:span text:style-name="T202">7</text:span><text:span text:style-name="T373">章</text:span><text:span text:style-name="T361">，日月神示、臣民</text:span><text:span text:style-name="T360">。</text:span></text:p>
                </text:list-item>
                <text:list-item>
                  <text:p text:style-name="P277"><text:span text:style-name="T375">第</text:span><text:span text:style-name="T201">8</text:span><text:span text:style-name="T375">章</text:span><text:span text:style-name="T360">，宗教文明、信念文明、信念法則、物質文明、精神文明。</text:span></text:p>
                </text:list-item>
                <text:list-item>
                  <text:p text:style-name="P277"><text:span text:style-name="T375">第</text:span><text:span text:style-name="T201">9</text:span><text:span text:style-name="T375">章</text:span><text:span text:style-name="T360">，自省、啟示錄、婦人。</text:span></text:p>
                  <text:list>
                    <text:list-item>
                      <text:p text:style-name="P170"><text:span text:style-name="T407">第</text:span><text:span text:style-name="T402">12</text:span><text:span text:style-name="T407">章</text:span><text:span text:style-name="T769">。</text:span></text:p>
                    </text:list-item>
                  </text:list>
                </text:list-item>
              </text:list>
            </text:list-item>
            <text:list-item>
              <text:p text:style-name="P341"><text:span text:style-name="T195">神、預言 (</text:span><text:span text:style-name="T373">約書亞</text:span><text:span text:style-name="T195">記</text:span><text:span text:style-name="T219">)</text:span></text:p>
              <text:list>
                <text:list-item>
                  <text:p text:style-name="P341"><text:span text:style-name="T373">假定，約書亞記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276"><text:span text:style-name="T373">約書亞</text:span><text:span text:style-name="T201">記</text:span><text:span text:style-name="T231">。</text:span></text:p>
                </text:list-item>
              </text:list>
            </text:list-item>
            <text:list-item>
              <text:p text:style-name="P276"><text:span text:style-name="T195">神、預言 (</text:span><text:span text:style-name="T373">耶利米書</text:span><text:span text:style-name="T219">)</text:span></text:p>
              <text:list>
                <text:list-item>
                  <text:p text:style-name="P341"><text:span text:style-name="T373">假定，耶利米書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276"><text:span text:style-name="T373">耶利米書</text:span><text:span text:style-name="T231">。</text:span></text:p>
                  <text:list>
                    <text:list-item>
                      <text:p text:style-name="P276"><text:span text:style-name="T536">第</text:span><text:span text:style-name="T530">2</text:span><text:span text:style-name="T537">章</text:span><text:span text:style-name="T508">，</text:span><text:span text:style-name="T706">以西結書</text:span><text:span text:style-name="T705">。</text:span></text:p>
                    </text:list-item>
                  </text:list>
                </text:list-item>
              </text:list>
            </text:list-item>
            <text:list-item>
              <text:p text:style-name="P341"><text:span text:style-name="T530">神、預言 (</text:span><text:span text:style-name="T542">路加福音</text:span><text:span text:style-name="T530">)</text:span></text:p>
              <text:list>
                <text:list-item>
                  <text:p text:style-name="P341"><text:span text:style-name="T733">假定，路加福音 是 暗喻、隱喻、提示</text:span><text:span text:style-name="T734">（基督教 認定的）</text:span><text:span text:style-name="T733">末日審判的 預言</text:span><text:span text:style-name="T749">，。</text:span></text:p>
                </text:list-item>
                <text:list-item>
                  <text:p text:style-name="P343"><text:span text:style-name="T530">路加福音</text:span><text:span text:style-name="T546">。</text:span></text:p>
                </text:list-item>
              </text:list>
            </text:list-item>
            <text:list-item>
              <text:p text:style-name="P350"><text:span text:style-name="T737">神、預言</text:span><text:span text:style-name="T551"> (</text:span><text:span text:style-name="T555">摩西升天記</text:span><text:span text:style-name="T551">)</text:span></text:p>
              <text:list>
                <text:list-item>
                  <text:p text:style-name="P343"><text:span text:style-name="T373">假定，</text:span><text:span text:style-name="T735">摩西升天記</text:span><text:span text:style-name="T373">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171"><text:span text:style-name="T669">摩西升天記</text:span><text:span text:style-name="T585">。</text:span></text:p>
                </text:list-item>
              </text:list>
            </text:list-item>
            <text:list-item>
              <text:p text:style-name="P351"><text:span text:style-name="T737">神、預言</text:span><text:span text:style-name="T551"> (撒耳母記</text:span><text:span text:style-name="T750">下</text:span><text:span text:style-name="T551">)</text:span></text:p>
              <text:list>
                <text:list-item>
                  <text:p text:style-name="P341"><text:span text:style-name="T373">假定，</text:span><text:span text:style-name="T539">撒耳母記</text:span><text:span text:style-name="T735">下</text:span><text:span text:style-name="T373">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172"><text:span text:style-name="T668">撒耳母記</text:span><text:span text:style-name="T826">下</text:span><text:span text:style-name="T190">。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" svg:font-family="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9T11:16:18.293000000</dc:date>
    <meta:editing-duration>P206DT1H30M55S</meta:editing-duration>
    <meta:editing-cycles>9829</meta:editing-cycles>
    <meta:document-statistic meta:table-count="0" meta:image-count="0" meta:object-count="0" meta:page-count="1" meta:paragraph-count="544" meta:word-count="14961" meta:character-count="16376" meta:non-whitespace-character-count="16079"/>
  </office:meta>
</office:document-meta>
</file>